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1.11pt"/>
    </style:style>
    <style:style style:name="co2" style:family="table-column">
      <style:table-column-properties fo:break-before="auto" style:column-width="29.99pt"/>
    </style:style>
    <style:style style:name="co3" style:family="table-column">
      <style:table-column-properties fo:break-before="auto" style:column-width="33.05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47.14pt"/>
    </style:style>
    <style:style style:name="co6" style:family="table-column">
      <style:table-column-properties fo:break-before="auto" style:column-width="47.6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2.54pt"/>
    </style:style>
    <style:style style:name="co9" style:family="table-column">
      <style:table-column-properties fo:break-before="auto" style:column-width="55.36pt"/>
    </style:style>
    <style:style style:name="co10" style:family="table-column">
      <style:table-column-properties fo:break-before="auto" style:column-width="86.6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0.84pt"/>
    </style:style>
    <style:style style:name="co14" style:family="table-column">
      <style:table-column-properties fo:break-before="auto" style:column-width="39.09pt"/>
    </style:style>
    <style:style style:name="co15" style:family="table-column">
      <style:table-column-properties fo:break-before="auto" style:column-width="50.6pt"/>
    </style:style>
    <style:style style:name="co16" style:family="table-column">
      <style:table-column-properties fo:break-before="auto" style:column-width="54.51pt"/>
    </style:style>
    <style:style style:name="co17" style:family="table-column">
      <style:table-column-properties fo:break-before="auto" style:column-width="50.26pt"/>
    </style:style>
    <style:style style:name="co18" style:family="table-column">
      <style:table-column-properties fo:break-before="auto" style:column-width="42.8pt"/>
    </style:style>
    <style:style style:name="co19" style:family="table-column">
      <style:table-column-properties fo:break-before="auto" style:column-width="52.3pt"/>
    </style:style>
    <style:style style:name="co20" style:family="table-column">
      <style:table-column-properties fo:break-before="auto" style:column-width="31.69pt"/>
    </style:style>
    <style:style style:name="co21" style:family="table-column">
      <style:table-column-properties fo:break-before="auto" style:column-width="41.64pt"/>
    </style:style>
    <style:style style:name="co22" style:family="table-column">
      <style:table-column-properties fo:break-before="auto" style:column-width="38.21pt"/>
    </style:style>
    <style:style style:name="co23" style:family="table-column">
      <style:table-column-properties fo:break-before="auto" style:column-width="45.95pt"/>
    </style:style>
    <style:style style:name="co24" style:family="table-column">
      <style:table-column-properties fo:break-before="auto" style:column-width="69.45pt"/>
    </style:style>
    <style:style style:name="co25" style:family="table-column">
      <style:table-column-properties fo:break-before="auto" style:column-width="58.31pt"/>
    </style:style>
    <style:style style:name="co26" style:family="table-column">
      <style:table-column-properties fo:break-before="auto" style:column-width="38.55pt"/>
    </style:style>
    <style:style style:name="co27" style:family="table-column">
      <style:table-column-properties fo:break-before="auto" style:column-width="39.46pt"/>
    </style:style>
    <style:style style:name="co28" style:family="table-column">
      <style:table-column-properties fo:break-before="auto" style:column-width="40.31pt"/>
    </style:style>
    <style:style style:name="co29" style:family="table-column">
      <style:table-column-properties fo:break-before="auto" style:column-width="40.79pt"/>
    </style:style>
    <style:style style:name="co30" style:family="table-column">
      <style:table-column-properties fo:break-before="auto" style:column-width="48.5pt"/>
    </style:style>
    <style:style style:name="co31" style:family="table-column">
      <style:table-column-properties fo:break-before="auto" style:column-width="64.8pt"/>
    </style:style>
    <style:style style:name="co32" style:family="table-column">
      <style:table-column-properties fo:break-before="auto" style:column-width="57.94pt"/>
    </style:style>
    <style:style style:name="co33" style:family="table-column">
      <style:table-column-properties fo:break-before="auto" style:column-width="54.85pt"/>
    </style:style>
    <style:style style:name="co34" style:family="table-column">
      <style:table-column-properties fo:break-before="auto" style:column-width="37.36pt"/>
    </style:style>
    <style:style style:name="co35" style:family="table-column">
      <style:table-column-properties fo:break-before="auto" style:column-width="44.19pt"/>
    </style:style>
    <style:style style:name="co36" style:family="table-column">
      <style:table-column-properties fo:break-before="auto" style:column-width="53.66pt"/>
    </style:style>
    <style:style style:name="co37" style:family="table-column">
      <style:table-column-properties fo:break-before="auto" style:column-width="49.69pt"/>
    </style:style>
    <style:style style:name="co38" style:family="table-column">
      <style:table-column-properties fo:break-before="auto" style:column-width="44.59pt"/>
    </style:style>
    <style:style style:name="co39" style:family="table-column">
      <style:table-column-properties fo:break-before="auto" style:column-width="62.25pt"/>
    </style:style>
    <style:style style:name="co40" style:family="table-column">
      <style:table-column-properties fo:break-before="auto" style:column-width="52.81pt"/>
    </style:style>
    <style:style style:name="co41" style:family="table-column">
      <style:table-column-properties fo:break-before="auto" style:column-width="28.29pt"/>
    </style:style>
    <style:style style:name="co42" style:family="table-column">
      <style:table-column-properties fo:break-before="auto" style:column-width="61.4pt"/>
    </style:style>
    <style:style style:name="co43" style:family="table-column">
      <style:table-column-properties fo:break-before="auto" style:column-width="35.66pt"/>
    </style:style>
    <style:style style:name="co44" style:family="table-column">
      <style:table-column-properties fo:break-before="auto" style:column-width="29.14pt"/>
    </style:style>
    <style:style style:name="co45" style:family="table-column">
      <style:table-column-properties fo:break-before="auto" style:column-width="33.45pt"/>
    </style:style>
    <style:style style:name="ro1" style:family="table-row">
      <style:table-row-properties style:row-height="16.6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ro5" style:family="table-row">
      <style:table-row-properties style:row-height="13.29pt" fo:break-before="auto" style:use-optimal-row-height="true"/>
    </style:style>
    <style:style style:name="ro6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ff"/>
    </style:style>
    <style:style style:name="ce9" style:family="table-cell" style:parent-style-name="Default" style:data-style-name="N126">
      <style:table-cell-properties fo:border-bottom="none" fo:border-left="0.06pt solid #0066cc" fo:border-right="0.06pt solid #0066cc" fo:border-top="0.06pt solid #0066cc"/>
      <style:text-properties fo:color="#6666ff"/>
    </style:style>
    <style:style style:name="ce10" style:family="table-cell" style:parent-style-name="Default" style:data-style-name="N126">
      <style:table-cell-properties fo:border-bottom="none" fo:border-left="0.06pt solid #0066cc" fo:border-right="0.06pt solid #0066cc" fo:border-top="none"/>
      <style:text-properties fo:color="#6666ff"/>
    </style:style>
    <style:style style:name="ce11" style:family="table-cell" style:parent-style-name="Default" style:data-style-name="N126">
      <style:table-cell-properties fo:border-bottom="0.06pt solid #0066cc" fo:border-left="0.06pt solid #0066cc" fo:border-right="0.06pt solid #0066cc" fo:border-top="none"/>
      <style:text-properties fo:color="#6666ff"/>
    </style:style>
    <style:style style:name="ce1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3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5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 style:data-style-name="N126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 style:data-style-name="N126">
      <style:table-cell-properties fo:border-bottom="none" fo:border-left="0.06pt solid #000000" fo:border-right="0.06pt solid #000000" fo:border-top="none"/>
    </style:style>
    <style:style style:name="ce19" style:family="table-cell" style:parent-style-name="Default" style:data-style-name="N126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 style:data-style-name="N126">
      <style:table-cell-properties fo:border="non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ext-properties style:font-name="Liberation Sans1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7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8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30" style:family="table-cell" style:parent-style-name="Default" style:data-style-name="N126">
      <style:table-cell-properties fo:border-bottom="none" fo:border-left="0.06pt solid #0066cc" fo:border-right="none" fo:border-top="0.06pt solid #0066cc"/>
      <style:text-properties fo:color="#6666ff"/>
    </style:style>
    <style:style style:name="ce31" style:family="table-cell" style:parent-style-name="Default" style:data-style-name="N126">
      <style:table-cell-properties fo:border-bottom="none" fo:border-left="0.06pt solid #0066cc" fo:border-right="none" fo:border-top="none"/>
      <style:text-properties fo:color="#6666ff"/>
    </style:style>
    <style:style style:name="ce32" style:family="table-cell" style:parent-style-name="Default" style:data-style-name="N126">
      <style:table-cell-properties fo:border-bottom="0.06pt solid #0066cc" fo:border-left="0.06pt solid #0066cc" fo:border-right="none" fo:border-top="none"/>
      <style:text-properties fo:color="#6666ff"/>
    </style:style>
    <style:style style:name="ce33" style:family="table-cell" style:parent-style-name="Default" style:data-style-name="N126">
      <style:text-properties fo:color="#666666"/>
    </style:style>
    <style:style style:name="ce34" style:family="table-cell" style:parent-style-name="Default">
      <style:table-cell-properties fo:border-bottom="none" fo:border-left="0.06pt solid #0066cc" fo:border-right="none" fo:border-top="0.06pt solid #0066cc"/>
      <style:text-properties fo:color="#6666ff"/>
    </style:style>
    <style:style style:name="ce35" style:family="table-cell" style:parent-style-name="Default">
      <style:table-cell-properties fo:border-bottom="none" fo:border-left="0.06pt solid #0066cc" fo:border-right="none" fo:border-top="none"/>
      <style:text-properties fo:color="#6666ff"/>
    </style:style>
    <style:style style:name="ce36" style:family="table-cell" style:parent-style-name="Default">
      <style:table-cell-properties fo:border-bottom="0.06pt solid #0066cc" fo:border-left="0.06pt solid #0066cc" fo:border-right="none" fo:border-top="none"/>
      <style:text-properties fo:color="#6666ff"/>
    </style:style>
    <style:style style:name="ce37" style:family="table-cell" style:parent-style-name="Default">
      <style:table-cell-properties fo:border-bottom="none" fo:border-left="none" fo:border-right="none" fo:border-top="0.06pt solid #000000"/>
    </style:style>
    <style:style style:name="ce38" style:family="table-cell" style:parent-style-name="Default">
      <style:table-cell-properties fo:border-bottom="0.06pt solid #0000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40" style:family="table-cell" style:parent-style-name="Default">
      <style:table-cell-properties fo:border="none"/>
      <style:text-properties style:font-name="Liberation Sans" style:font-name-asian="WenQuanYi Micro Hei" style:font-name-complex="Lohit Devanagari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42" style:family="table-cell" style:parent-style-name="Default" style:data-style-name="N126">
      <style:table-cell-properties fo:border-bottom="none" fo:border-left="none" fo:border-right="none" fo:border-top="0.06pt solid #0066cc"/>
      <style:text-properties fo:color="#6666ff"/>
    </style:style>
    <style:style style:name="ce43" style:family="table-cell" style:parent-style-name="Default" style:data-style-name="N126">
      <style:table-cell-properties fo:border="none"/>
      <style:text-properties fo:color="#6666ff"/>
    </style:style>
    <style:style style:name="ce44" style:family="table-cell" style:parent-style-name="Default" style:data-style-name="N126">
      <style:table-cell-properties fo:border-bottom="0.06pt solid #0066cc" fo:border-left="none" fo:border-right="none" fo:border-top="none"/>
      <style:text-properties fo:color="#6666ff"/>
    </style:style>
    <style:style style:name="ce45" style:family="table-cell" style:parent-style-name="Default">
      <style:table-cell-properties fo:border-bottom="none" fo:border-left="none" fo:border-right="none" fo:border-top="0.06pt solid #0066cc"/>
      <style:text-properties fo:color="#6666ff"/>
    </style:style>
    <style:style style:name="ce46" style:family="table-cell" style:parent-style-name="Default">
      <style:table-cell-properties fo:border="none"/>
      <style:text-properties fo:color="#6666ff"/>
    </style:style>
    <style:style style:name="ce47" style:family="table-cell" style:parent-style-name="Default">
      <style:table-cell-properties fo:border-bottom="0.06pt solid #0066cc" fo:border-left="none" fo:border-right="none" fo:border-top="none"/>
      <style:text-properties fo:color="#6666ff"/>
    </style:style>
    <style:style style:name="ce48" style:family="table-cell" style:parent-style-name="Default">
      <style:table-cell-properties fo:border-bottom="none" fo:border-left="none" fo:border-right="0.06pt solid #000000" fo:border-top="0.06pt solid #000000"/>
    </style:style>
    <style:style style:name="ce49" style:family="table-cell" style:parent-style-name="Default">
      <style:table-cell-properties fo:border-bottom="none" fo:border-left="none" fo:border-right="0.06pt solid #000000" fo:border-top="none"/>
    </style:style>
    <style:style style:name="ce50" style:family="table-cell" style:parent-style-name="Default">
      <style:table-cell-properties fo:border-bottom="0.06pt solid #000000" fo:border-left="none" fo:border-right="0.06pt solid #000000" fo:border-top="none"/>
    </style:style>
    <style:style style:name="ce51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52" style:family="table-cell" style:parent-style-name="Default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53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54" style:family="table-cell" style:parent-style-name="Default" style:data-style-name="N126">
      <style:table-cell-properties fo:border-bottom="none" fo:border-left="none" fo:border-right="0.06pt solid #0066cc" fo:border-top="0.06pt solid #0066cc"/>
      <style:text-properties fo:color="#6666ff"/>
    </style:style>
    <style:style style:name="ce55" style:family="table-cell" style:parent-style-name="Default" style:data-style-name="N126">
      <style:table-cell-properties fo:border-bottom="none" fo:border-left="none" fo:border-right="0.06pt solid #0066cc" fo:border-top="none"/>
      <style:text-properties fo:color="#6666ff"/>
    </style:style>
    <style:style style:name="ce56" style:family="table-cell" style:parent-style-name="Default" style:data-style-name="N126">
      <style:table-cell-properties fo:border-bottom="0.06pt solid #0066cc" fo:border-left="none" fo:border-right="0.06pt solid #0066cc" fo:border-top="none"/>
      <style:text-properties fo:color="#6666ff"/>
    </style:style>
    <style:style style:name="ce57" style:family="table-cell" style:parent-style-name="Default">
      <style:table-cell-properties fo:border-bottom="none" fo:border-left="none" fo:border-right="0.06pt solid #0066cc" fo:border-top="0.06pt solid #0066cc"/>
      <style:text-properties fo:color="#6666ff"/>
    </style:style>
    <style:style style:name="ce58" style:family="table-cell" style:parent-style-name="Default">
      <style:table-cell-properties fo:border-bottom="none" fo:border-left="none" fo:border-right="0.06pt solid #0066cc" fo:border-top="none"/>
      <style:text-properties fo:color="#6666ff"/>
    </style:style>
    <style:style style:name="ce59" style:family="table-cell" style:parent-style-name="Default">
      <style:table-cell-properties fo:border-bottom="0.06pt solid #0066cc" fo:border-left="none" fo:border-right="0.06pt solid #0066cc" fo:border-top="none"/>
      <style:text-properties fo:color="#6666ff"/>
    </style:style>
    <style:style style:name="ce60" style:family="table-cell" style:parent-style-name="Default">
      <style:table-cell-properties fo:background-color="#dddddd" fo:border="none"/>
    </style:style>
    <style:style style:name="ce61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62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63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64" style:family="table-cell" style:parent-style-name="Default" style:data-style-name="N2">
      <style:table-cell-properties style:text-align-source="fix" style:repeat-content="false" fo:border="none"/>
      <style:paragraph-properties fo:text-align="center" fo:margin-left="0pt"/>
      <style:text-properties fo:color="#666666"/>
    </style:style>
    <style:style style:name="ce65" style:family="table-cell" style:parent-style-name="Default" style:data-style-name="N2">
      <style:table-cell-properties fo:border="none"/>
      <style:text-properties fo:color="#666666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67" style:family="table-cell" style:parent-style-name="Default">
      <style:text-properties fo:color="#808080" style:font-name="Liberation Sans" style:font-name-asian="WenQuanYi Micro Hei" style:font-name-complex="Lohit Devanagari"/>
    </style:style>
    <style:style style:name="ce68" style:family="table-cell" style:parent-style-name="Default">
      <style:text-properties fo:color="#808080"/>
    </style:style>
    <style:style style:name="ce69" style:family="table-cell" style:parent-style-name="Default">
      <style:table-cell-properties fo:border="none"/>
      <style:text-properties fo:color="#666666"/>
    </style:style>
    <style:style style:name="ce70" style:family="table-cell" style:parent-style-name="Default">
      <style:text-properties fo:color="#666666"/>
    </style:style>
    <style:style style:name="ce71" style:family="table-cell" style:parent-style-name="Default">
      <style:table-cell-properties fo:border="none"/>
      <style:text-properties fo:color="#666666" style:font-name="Liberation Sans" style:font-name-asian="WenQuanYi Micro Hei" style:font-name-complex="Lohit Devanagari"/>
    </style:style>
    <style:style style:name="ce72" style:family="table-cell" style:parent-style-name="Default" style:data-style-name="N2">
      <style:table-cell-properties fo:border="none"/>
      <style:text-properties fo:color="#666666" style:font-name="Liberation Sans" style:font-name-asian="WenQuanYi Micro Hei" style:font-name-complex="Lohit Devanagari"/>
    </style:style>
    <style:style style:name="ce73" style:family="table-cell" style:parent-style-name="Default" style:data-style-name="N125">
      <style:table-cell-properties fo:border-bottom="none" fo:border-left="0.06pt solid #000000" fo:border-right="0.06pt solid #000000" fo:border-top="0.06pt solid #000000"/>
    </style:style>
    <style:style style:name="ce74" style:family="table-cell" style:parent-style-name="Default" style:data-style-name="N125">
      <style:table-cell-properties fo:border-bottom="none" fo:border-left="0.06pt solid #000000" fo:border-right="0.06pt solid #000000" fo:border-top="none"/>
    </style:style>
    <style:style style:name="ce75" style:family="table-cell" style:parent-style-name="Default" style:data-style-name="N125">
      <style:table-cell-properties fo:border-bottom="0.06pt solid #000000" fo:border-left="0.06pt solid #000000" fo:border-right="0.06pt solid #000000" fo:border-top="none"/>
    </style:style>
    <style:style style:name="ce76" style:family="table-cell" style:parent-style-name="Default" style:data-style-name="N125"/>
    <style:style style:name="ce77" style:family="table-cell" style:parent-style-name="Default" style:data-style-name="N125">
      <style:table-cell-properties fo:background-color="#dddddd" style:text-align-source="fix" style:repeat-content="fals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78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</style:style>
    <style:style style:name="ce79" style:family="table-cell" style:parent-style-name="Default" style:data-style-name="N126"/>
    <style:style style:name="ce80" style:family="table-cell" style:parent-style-name="Default" style:data-style-name="N125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81" style:family="table-cell" style:parent-style-name="Default" style:data-style-name="N125">
      <style:table-cell-properties fo:border-bottom="none" fo:border-left="0.06pt solid #000000" fo:border-right="none" fo:border-top="none"/>
    </style:style>
    <style:style style:name="ce82" style:family="table-cell" style:parent-style-name="Default" style:data-style-name="N125">
      <style:table-cell-properties fo:border-bottom="0.06pt solid #000000" fo:border-left="0.06pt solid #000000" fo:border-right="none" fo:border-top="none"/>
    </style:style>
    <style:style style:name="ce83" style:family="table-cell" style:parent-style-name="Default" style:data-style-name="N125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84" style:family="table-cell" style:parent-style-name="Default" style:data-style-name="N125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85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86" style:family="table-cell" style:parent-style-name="Default" style:data-style-name="N125">
      <style:table-cell-properties fo:border="none"/>
    </style:style>
    <style:style style:name="ce87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88" style:family="table-cell" style:parent-style-name="Default" style:data-style-name="N125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89" style:family="table-cell" style:parent-style-name="Default" style:data-style-name="N125">
      <style:table-cell-properties fo:border="none"/>
      <style:text-properties style:font-name="Liberation Sans" style:font-name-asian="WenQuanYi Micro Hei" style:font-name-complex="Lohit Devanagari"/>
    </style:style>
    <style:style style:name="ce90" style:family="table-cell" style:parent-style-name="Default" style:data-style-name="N125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91" style:family="table-cell" style:parent-style-name="Default" style:data-style-name="N125">
      <style:table-cell-properties fo:border-bottom="none" fo:border-left="none" fo:border-right="0.06pt solid #000000" fo:border-top="0.06pt solid #000000"/>
    </style:style>
    <style:style style:name="ce92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93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94" style:family="table-cell" style:parent-style-name="Default" style:data-style-name="N125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95" style:family="table-cell" style:parent-style-name="Default" style:data-style-name="N125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96" style:family="table-cell" style:parent-style-name="Default" style:data-style-name="N125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97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98" style:family="table-cell" style:parent-style-name="Default" style:data-style-name="N125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99" style:family="table-cell" style:parent-style-name="Default" style:data-style-name="N125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00" style:family="table-cell" style:parent-style-name="Default" style:data-style-name="N2">
      <style:table-cell-properties fo:border="none"/>
    </style:style>
    <style:style style:name="ce101" style:family="table-cell" style:parent-style-name="Default">
      <style:text-properties style:font-name="Liberation Sans" style:font-name-asian="WenQuanYi Micro Hei" style:font-name-complex="Lohit Devanagari"/>
    </style:style>
    <style:style style:name="ce102" style:family="table-cell" style:parent-style-name="Default">
      <style:text-properties fo:color="#6666ff"/>
    </style:style>
    <style:style style:name="ce103" style:family="table-cell" style:parent-style-name="Default" style:data-style-name="N129">
      <style:text-properties style:font-name="Liberation Sans1"/>
    </style:style>
    <style:style style:name="ce104" style:family="table-cell" style:parent-style-name="Default" style:data-style-name="N129"/>
    <style:style style:name="ce105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</style:style>
    <style:style style:name="ce106" style:family="table-cell" style:parent-style-name="Default" style:data-style-name="N129">
      <style:table-cell-properties fo:border-bottom="none" fo:border-left="0.06pt solid #000000" fo:border-right="none" fo:border-top="0.06pt solid #000000"/>
    </style:style>
    <style:style style:name="ce107" style:family="table-cell" style:parent-style-name="Default" style:data-style-name="N129">
      <style:table-cell-properties fo:border-bottom="none" fo:border-left="0.06pt solid #000000" fo:border-right="none" fo:border-top="none"/>
    </style:style>
    <style:style style:name="ce108" style:family="table-cell" style:parent-style-name="Default" style:data-style-name="N129">
      <style:table-cell-properties fo:border-bottom="0.06pt solid #000000" fo:border-left="0.06pt solid #000000" fo:border-right="none" fo:border-top="none"/>
    </style:style>
    <style:style style:name="ce109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110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111" style:family="table-cell" style:parent-style-name="Default" style:data-style-name="N129">
      <style:table-cell-properties fo:border-bottom="none" fo:border-left="none" fo:border-right="none" fo:border-top="0.06pt solid #000000"/>
    </style:style>
    <style:style style:name="ce112" style:family="table-cell" style:parent-style-name="Default" style:data-style-name="N129">
      <style:table-cell-properties fo:border="none"/>
    </style:style>
    <style:style style:name="ce113" style:family="table-cell" style:parent-style-name="Default" style:data-style-name="N129">
      <style:table-cell-properties fo:border-bottom="0.06pt solid #000000" fo:border-left="none" fo:border-right="none" fo:border-top="none"/>
    </style:style>
    <style:style style:name="ce114" style:family="table-cell" style:parent-style-name="Default" style:data-style-name="N129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115" style:family="table-cell" style:parent-style-name="Default" style:data-style-name="N129">
      <style:table-cell-properties style:text-align-source="fix" style:repeat-content="false"/>
      <style:paragraph-properties fo:text-align="center" fo:margin-left="0pt"/>
      <style:text-properties fo:color="#6666ff"/>
    </style:style>
    <style:style style:name="ce116" style:family="table-cell" style:parent-style-name="Default" style:data-style-name="N129">
      <style:table-cell-properties fo:border-bottom="none" fo:border-left="none" fo:border-right="0.06pt solid #000000" fo:border-top="0.06pt solid #000000"/>
    </style:style>
    <style:style style:name="ce117" style:family="table-cell" style:parent-style-name="Default" style:data-style-name="N129">
      <style:table-cell-properties fo:border-bottom="none" fo:border-left="none" fo:border-right="0.06pt solid #000000" fo:border-top="none"/>
    </style:style>
    <style:style style:name="ce118" style:family="table-cell" style:parent-style-name="Default" style:data-style-name="N129">
      <style:table-cell-properties fo:border-bottom="0.06pt solid #000000" fo:border-left="none" fo:border-right="0.06pt solid #000000" fo:border-top="none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20" style:family="table-cell" style:parent-style-name="Default" style:data-style-name="N128">
      <style:text-properties fo:color="#808080"/>
    </style:style>
    <style:style style:name="ce121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fo:color="#666666"/>
    </style:style>
    <style:style style:name="ce122" style:family="table-cell" style:parent-style-name="Default" style:data-style-name="N2">
      <style:text-properties fo:color="#666666"/>
    </style:style>
    <style:style style:name="ce123" style:family="table-cell" style:parent-style-name="Default">
      <style:table-cell-properties style:vertical-align="middle"/>
    </style:style>
    <style:style style:name="ce124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  <style:text-properties fo:color="#808080"/>
    </style:style>
    <style:style style:name="ce125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fo:color="#808080" style:font-name="Liberation Sans" style:font-name-asian="WenQuanYi Micro Hei" style:font-name-complex="Lohit Devanagari"/>
    </style:style>
    <style:style style:name="ce126" style:family="table-cell" style:parent-style-name="Default" style:data-style-name="N126">
      <style:table-cell-properties fo:border-bottom="none" fo:border-left="0.06pt solid #000000" fo:border-right="none" fo:border-top="none"/>
      <style:text-properties fo:color="#808080"/>
    </style:style>
    <style:style style:name="ce127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fo:color="#808080"/>
    </style:style>
    <style:style style:name="ce128" style:family="table-cell" style:parent-style-name="Default" style:data-style-name="N126">
      <style:text-properties fo:color="#808080"/>
    </style:style>
    <style:style style:name="ce129" style:family="table-cell" style:parent-style-name="Default" style:data-style-name="N126">
      <style:table-cell-properties fo:border-bottom="none" fo:border-left="none" fo:border-right="none" fo:border-top="0.06pt solid #000000"/>
      <style:text-properties fo:color="#808080" style:font-name="Liberation Sans" style:font-name-asian="WenQuanYi Micro Hei" style:font-name-complex="Lohit Devanagari"/>
    </style:style>
    <style:style style:name="ce130" style:family="table-cell" style:parent-style-name="Default" style:data-style-name="N126">
      <style:table-cell-properties fo:border="none"/>
      <style:text-properties fo:color="#808080"/>
    </style:style>
    <style:style style:name="ce131" style:family="table-cell" style:parent-style-name="Default" style:data-style-name="N126">
      <style:table-cell-properties fo:border-bottom="0.06pt solid #000000" fo:border-left="none" fo:border-right="none" fo:border-top="none"/>
      <style:text-properties fo:color="#808080"/>
    </style:style>
    <style:style style:name="ce132" style:family="table-cell" style:parent-style-name="Default" style:data-style-name="N125">
      <style:text-properties style:font-name="Liberation Sans" style:font-name-asian="WenQuanYi Micro Hei" style:font-name-complex="Lohit Devanagari"/>
    </style:style>
    <style:style style:name="ce133" style:family="table-cell" style:parent-style-name="Default">
      <style:table-cell-properties fo:border-bottom="none" fo:border-left="0.06pt solid #0066cc" fo:border-right="0.06pt solid #0066cc" fo:border-top="0.06pt solid #0066cc"/>
      <style:text-properties fo:color="#6666ff"/>
    </style:style>
    <style:style style:name="ce134" style:family="table-cell" style:parent-style-name="Default">
      <style:table-cell-properties fo:border-bottom="none" fo:border-left="0.06pt solid #0066cc" fo:border-right="0.06pt solid #0066cc" fo:border-top="none"/>
      <style:text-properties fo:color="#6666ff"/>
    </style:style>
    <style:style style:name="ce135" style:family="table-cell" style:parent-style-name="Default">
      <style:table-cell-properties fo:border-bottom="0.06pt solid #0066cc" fo:border-left="0.06pt solid #0066cc" fo:border-right="0.06pt solid #0066cc" fo:border-top="none"/>
      <style:text-properties fo:color="#6666ff"/>
    </style:style>
    <style:style style:name="ce136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fo:color="#808080" style:font-name="Liberation Sans" style:font-name-asian="WenQuanYi Micro Hei" style:font-name-complex="Lohit Devanagari"/>
    </style:style>
    <style:style style:name="ce137" style:family="table-cell" style:parent-style-name="Default" style:data-style-name="N126">
      <style:table-cell-properties fo:border-bottom="none" fo:border-left="none" fo:border-right="0.06pt solid #000000" fo:border-top="none"/>
      <style:text-properties fo:color="#808080"/>
    </style:style>
    <style:style style:name="ce138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fo:color="#808080"/>
    </style:style>
    <style:style style:name="ce139" style:family="table-cell" style:parent-style-name="Default" style:data-style-name="N126">
      <style:table-cell-properties fo:border-bottom="none" fo:border-left="0.06pt solid #6666ff" fo:border-right="none" fo:border-top="0.06pt solid #6666ff"/>
      <style:text-properties fo:color="#6666ff"/>
    </style:style>
    <style:style style:name="ce140" style:family="table-cell" style:parent-style-name="Default" style:data-style-name="N126">
      <style:table-cell-properties fo:border-bottom="none" fo:border-left="0.06pt solid #6666ff" fo:border-right="none" fo:border-top="none"/>
      <style:text-properties fo:color="#6666ff"/>
    </style:style>
    <style:style style:name="ce141" style:family="table-cell" style:parent-style-name="Default" style:data-style-name="N126">
      <style:table-cell-properties fo:border-bottom="0.06pt solid #6666ff" fo:border-left="0.06pt solid #6666ff" fo:border-right="none" fo:border-top="none"/>
      <style:text-properties fo:color="#6666ff"/>
    </style:style>
    <style:style style:name="ce142" style:family="table-cell" style:parent-style-name="Default" style:data-style-name="N10">
      <style:table-cell-properties fo:border-bottom="none" fo:border-left="0.06pt solid #0066cc" fo:border-right="0.06pt solid #0066cc" fo:border-top="0.06pt solid #0066cc"/>
      <style:text-properties fo:color="#6666ff"/>
    </style:style>
    <style:style style:name="ce143" style:family="table-cell" style:parent-style-name="Default" style:data-style-name="N10">
      <style:table-cell-properties fo:border-bottom="none" fo:border-left="0.06pt solid #0066cc" fo:border-right="0.06pt solid #0066cc" fo:border-top="none"/>
      <style:text-properties fo:color="#6666ff"/>
    </style:style>
    <style:style style:name="ce144" style:family="table-cell" style:parent-style-name="Default" style:data-style-name="N10">
      <style:table-cell-properties fo:border-bottom="0.06pt solid #0066cc" fo:border-left="0.06pt solid #0066cc" fo:border-right="0.06pt solid #0066cc" fo:border-top="none"/>
      <style:text-properties fo:color="#6666ff"/>
    </style:style>
    <style:style style:name="ce145" style:family="table-cell" style:parent-style-name="Default" style:data-style-name="N126">
      <style:table-cell-properties fo:border-bottom="none" fo:border-left="none" fo:border-right="none" fo:border-top="0.06pt solid #6666ff"/>
      <style:text-properties fo:color="#6666ff"/>
    </style:style>
    <style:style style:name="ce146" style:family="table-cell" style:parent-style-name="Default" style:data-style-name="N126">
      <style:table-cell-properties fo:border-bottom="0.06pt solid #6666ff" fo:border-left="none" fo:border-right="none" fo:border-top="none"/>
      <style:text-properties fo:color="#6666ff"/>
    </style:style>
    <style:style style:name="ce147" style:family="table-cell" style:parent-style-name="Default" style:data-style-name="N10">
      <style:table-cell-properties fo:border-bottom="none" fo:border-left="0.06pt solid #0066cc" fo:border-right="0.06pt solid #0066cc" fo:border-top="0.06pt solid #0066cc"/>
      <style:text-properties fo:color="#6666ff" style:font-name="Liberation Sans" style:font-name-asian="WenQuanYi Micro Hei" style:font-name-complex="Lohit Devanagari"/>
    </style:style>
    <style:style style:name="ce148" style:family="table-cell" style:parent-style-name="Default" style:data-style-name="N10">
      <style:table-cell-properties fo:border-bottom="none" fo:border-left="0.06pt solid #0066cc" fo:border-right="0.06pt solid #0066cc" fo:border-top="none"/>
      <style:text-properties fo:color="#6666ff" style:font-name="Liberation Sans" style:font-name-asian="WenQuanYi Micro Hei" style:font-name-complex="Lohit Devanagari"/>
    </style:style>
    <style:style style:name="ce149" style:family="table-cell" style:parent-style-name="Default" style:data-style-name="N126">
      <style:table-cell-properties fo:border-bottom="none" fo:border-left="0.06pt solid #6666ff" fo:border-right="0.06pt solid #6666ff" fo:border-top="0.06pt solid #6666ff"/>
      <style:text-properties fo:color="#6666ff"/>
    </style:style>
    <style:style style:name="ce150" style:family="table-cell" style:parent-style-name="Default" style:data-style-name="N126">
      <style:table-cell-properties fo:border-bottom="none" fo:border-left="0.06pt solid #6666ff" fo:border-right="0.06pt solid #6666ff" fo:border-top="none"/>
      <style:text-properties fo:color="#6666ff"/>
    </style:style>
    <style:style style:name="ce151" style:family="table-cell" style:parent-style-name="Default" style:data-style-name="N126">
      <style:table-cell-properties fo:border-bottom="0.06pt solid #6666ff" fo:border-left="0.06pt solid #6666ff" fo:border-right="0.06pt solid #6666ff" fo:border-top="none"/>
      <style:text-properties fo:color="#6666ff"/>
    </style:style>
    <style:style style:name="ce152" style:family="table-cell" style:parent-style-name="Default" style:data-style-name="N10"/>
    <style:style style:name="ce153" style:family="table-cell" style:parent-style-name="Default" style:data-style-name="N126">
      <style:table-cell-properties fo:border-bottom="none" fo:border-left="none" fo:border-right="0.06pt solid #6666ff" fo:border-top="0.06pt solid #6666ff"/>
      <style:text-properties fo:color="#6666ff" style:font-name="Liberation Sans" style:font-name-asian="WenQuanYi Micro Hei" style:font-name-complex="Lohit Devanagari"/>
    </style:style>
    <style:style style:name="ce154" style:family="table-cell" style:parent-style-name="Default" style:data-style-name="N126">
      <style:table-cell-properties fo:border-bottom="none" fo:border-left="none" fo:border-right="0.06pt solid #6666ff" fo:border-top="none"/>
      <style:text-properties fo:color="#6666ff" style:font-name="Liberation Sans" style:font-name-asian="WenQuanYi Micro Hei" style:font-name-complex="Lohit Devanagari"/>
    </style:style>
    <style:style style:name="ce155" style:family="table-cell" style:parent-style-name="Default" style:data-style-name="N126">
      <style:table-cell-properties fo:border-bottom="0.06pt solid #6666ff" fo:border-left="none" fo:border-right="0.06pt solid #6666ff" fo:border-top="none"/>
      <style:text-properties fo:color="#6666ff" style:font-name="Liberation Sans" style:font-name-asian="WenQuanYi Micro Hei" style:font-name-complex="Lohit Devanagari"/>
    </style:style>
    <style:style style:name="ce156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fo:color="#666666" style:font-name="Liberation Sans" style:font-name-asian="WenQuanYi Micro Hei" style:font-name-complex="Lohit Devanagari"/>
    </style:style>
    <style:style style:name="ce157" style:family="table-cell" style:parent-style-name="Default" style:data-style-name="N126">
      <style:table-cell-properties fo:border-bottom="none" fo:border-left="0.06pt solid #000000" fo:border-right="none" fo:border-top="none"/>
      <style:text-properties fo:color="#666666"/>
    </style:style>
    <style:style style:name="ce158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fo:color="#666666"/>
    </style:style>
    <style:style style:name="ce159" style:family="table-cell" style:parent-style-name="Default" style:data-style-name="N126">
      <style:table-cell-properties fo:border-bottom="none" fo:border-left="none" fo:border-right="none" fo:border-top="0.06pt solid #000000"/>
      <style:text-properties fo:color="#666666" style:font-name="Liberation Sans" style:font-name-asian="WenQuanYi Micro Hei" style:font-name-complex="Lohit Devanagari"/>
    </style:style>
    <style:style style:name="ce160" style:family="table-cell" style:parent-style-name="Default" style:data-style-name="N126">
      <style:table-cell-properties fo:border="none"/>
      <style:text-properties fo:color="#666666"/>
    </style:style>
    <style:style style:name="ce161" style:family="table-cell" style:parent-style-name="Default" style:data-style-name="N126">
      <style:table-cell-properties fo:border-bottom="0.06pt solid #000000" fo:border-left="none" fo:border-right="none" fo:border-top="none"/>
      <style:text-properties fo:color="#666666"/>
    </style:style>
    <style:style style:name="ce162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fo:color="#666666" style:font-name="Liberation Sans" style:font-name-asian="WenQuanYi Micro Hei" style:font-name-complex="Lohit Devanagari"/>
    </style:style>
    <style:style style:name="ce163" style:family="table-cell" style:parent-style-name="Default" style:data-style-name="N126">
      <style:table-cell-properties fo:border-bottom="none" fo:border-left="none" fo:border-right="0.06pt solid #000000" fo:border-top="none"/>
      <style:text-properties fo:color="#666666"/>
    </style:style>
    <style:style style:name="ce164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fo:color="#666666"/>
    </style:style>
    <style:style style:name="ce165" style:family="table-cell" style:parent-style-name="Default" style:data-style-name="N126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66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167" style:family="table-cell" style:parent-style-name="Default" style:data-style-name="N126">
      <style:table-cell-properties fo:border-bottom="none" fo:border-left="0.06pt solid #000000" fo:border-right="none" fo:border-top="none"/>
    </style:style>
    <style:style style:name="ce168" style:family="table-cell" style:parent-style-name="Default" style:data-style-name="N126">
      <style:table-cell-properties fo:border-bottom="0.06pt solid #000000" fo:border-left="0.06pt solid #000000" fo:border-right="none" fo:border-top="none"/>
    </style:style>
    <style:style style:name="ce169" style:family="table-cell" style:parent-style-name="Default" style:data-style-name="N2"/>
    <style:style style:name="ce170" style:family="table-cell" style:parent-style-name="Default" style:data-style-name="N126">
      <style:table-cell-properties fo:border-bottom="none" fo:border-left="none" fo:border-right="none" fo:border-top="0.06pt solid #000000"/>
    </style:style>
    <style:style style:name="ce171" style:family="table-cell" style:parent-style-name="Default" style:data-style-name="N126">
      <style:table-cell-properties fo:border-bottom="0.06pt solid #000000" fo:border-left="none" fo:border-right="none" fo:border-top="none"/>
    </style:style>
    <style:style style:name="ce172" style:family="table-cell" style:parent-style-name="Default" style:data-style-name="N126">
      <style:table-cell-properties fo:border-bottom="none" fo:border-left="none" fo:border-right="0.06pt solid #000000" fo:border-top="0.06pt solid #000000"/>
    </style:style>
    <style:style style:name="ce173" style:family="table-cell" style:parent-style-name="Default" style:data-style-name="N126">
      <style:table-cell-properties fo:border-bottom="none" fo:border-left="none" fo:border-right="0.06pt solid #000000" fo:border-top="none"/>
    </style:style>
    <style:style style:name="ce174" style:family="table-cell" style:parent-style-name="Default" style:data-style-name="N126">
      <style:table-cell-properties fo:border-bottom="0.06pt solid #000000" fo:border-left="none" fo:border-right="0.06pt solid #000000" fo:border-top="none"/>
    </style:style>
    <style:style style:name="ce175" style:family="table-cell" style:parent-style-name="Default" style:data-style-name="N126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76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77" style:family="table-cell" style:parent-style-name="Default" style:data-style-name="N126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178" style:family="table-cell" style:parent-style-name="Default" style:data-style-name="N126">
      <style:table-cell-properties fo:border="none"/>
      <style:text-properties style:font-name="Liberation Sans" style:font-name-asian="WenQuanYi Micro Hei" style:font-name-complex="Lohit Devanagari"/>
    </style:style>
    <style:style style:name="ce179" style:family="table-cell" style:parent-style-name="Default" style:data-style-name="N126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18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181" style:family="table-cell" style:parent-style-name="Default" style:data-style-name="N2">
      <style:table-cell-properties fo:border-bottom="none" fo:border-left="0.06pt solid #666666" fo:border-right="0.06pt solid #666666" fo:border-top="0.06pt solid #666666"/>
      <style:text-properties fo:color="#666666"/>
    </style:style>
    <style:style style:name="ce182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/>
    </style:style>
    <style:style style:name="ce183" style:family="table-cell" style:parent-style-name="Default" style:data-style-name="N2">
      <style:table-cell-properties fo:border-bottom="0.06pt solid #666666" fo:border-left="0.06pt solid #666666" fo:border-right="0.06pt solid #666666" fo:border-top="none"/>
      <style:text-properties fo:color="#666666"/>
    </style:style>
    <style:style style:name="ce184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85" style:family="table-cell" style:parent-style-name="Default" style:data-style-name="N126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186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187" style:family="table-cell" style:parent-style-name="Default" style:data-style-name="N126">
      <style:table-cell-properties fo:border-bottom="none" fo:border-left="0.06pt solid #808080" fo:border-right="0.06pt solid #808080" fo:border-top="0.06pt solid #808080"/>
      <style:text-properties fo:color="#666666" style:font-name="Liberation Sans" style:font-name-asian="WenQuanYi Micro Hei" style:font-name-complex="Lohit Devanagari"/>
    </style:style>
    <style:style style:name="ce188" style:family="table-cell" style:parent-style-name="Default" style:data-style-name="N126">
      <style:table-cell-properties fo:border-bottom="none" fo:border-left="0.06pt solid #808080" fo:border-right="0.06pt solid #808080" fo:border-top="none"/>
      <style:text-properties fo:color="#666666" style:font-name="Liberation Sans" style:font-name-asian="WenQuanYi Micro Hei" style:font-name-complex="Lohit Devanagari"/>
    </style:style>
    <style:style style:name="ce189" style:family="table-cell" style:parent-style-name="Default" style:data-style-name="N126">
      <style:table-cell-properties fo:border-bottom="none" fo:border-left="0.06pt solid #808080" fo:border-right="0.06pt solid #808080" fo:border-top="none"/>
      <style:text-properties fo:color="#666666"/>
    </style:style>
    <style:style style:name="ce190" style:family="table-cell" style:parent-style-name="Default" style:data-style-name="N126">
      <style:table-cell-properties fo:border-bottom="0.06pt solid #808080" fo:border-left="0.06pt solid #808080" fo:border-right="0.06pt solid #808080" fo:border-top="none"/>
      <style:text-properties fo:color="#666666"/>
    </style:style>
    <style:style style:name="ce191" style:family="table-cell" style:parent-style-name="Default" style:data-style-name="N128">
      <style:table-cell-properties fo:border="none"/>
      <style:text-properties fo:color="#666666"/>
    </style:style>
    <style:style style:name="ce192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93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1" style:font-name-asian="WenQuanYi Micro Hei" style:font-name-complex="Lohit Devanagari"/>
    </style:style>
    <style:style style:name="ce195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196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197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198" style:family="table-cell" style:parent-style-name="Default">
      <style:table-cell-properties fo:border-bottom="none" fo:border-left="0.06pt solid #666666" fo:border-right="none" fo:border-top="0.06pt solid #666666"/>
      <style:text-properties fo:color="#666666"/>
    </style:style>
    <style:style style:name="ce199" style:family="table-cell" style:parent-style-name="Default">
      <style:table-cell-properties fo:border-bottom="none" fo:border-left="0.06pt solid #666666" fo:border-right="none" fo:border-top="none"/>
      <style:text-properties fo:color="#666666"/>
    </style:style>
    <style:style style:name="ce200" style:family="table-cell" style:parent-style-name="Default">
      <style:table-cell-properties fo:border-bottom="0.06pt solid #666666" fo:border-left="0.06pt solid #666666" fo:border-right="none" fo:border-top="none"/>
      <style:text-properties fo:color="#666666"/>
    </style:style>
    <style:style style:name="ce201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/>
    </style:style>
    <style:style style:name="ce202" style:family="table-cell" style:parent-style-name="Default">
      <style:table-cell-properties fo:border-bottom="none" fo:border-left="0.06pt solid #666666" fo:border-right="0.06pt solid #666666" fo:border-top="none"/>
      <style:text-properties fo:color="#666666"/>
    </style:style>
    <style:style style:name="ce203" style:family="table-cell" style:parent-style-name="Default">
      <style:table-cell-properties fo:border-bottom="0.06pt solid #666666" fo:border-left="0.06pt solid #666666" fo:border-right="0.06pt solid #666666" fo:border-top="none"/>
      <style:text-properties fo:color="#666666"/>
    </style:style>
    <style:style style:name="ce204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205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06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207" style:family="table-cell" style:parent-style-name="Default">
      <style:table-cell-properties fo:border-bottom="none" fo:border-left="none" fo:border-right="0.06pt solid #666666" fo:border-top="0.06pt solid #666666"/>
      <style:text-properties fo:color="#666666"/>
    </style:style>
    <style:style style:name="ce208" style:family="table-cell" style:parent-style-name="Default">
      <style:table-cell-properties fo:border-bottom="none" fo:border-left="none" fo:border-right="0.06pt solid #666666" fo:border-top="none"/>
      <style:text-properties fo:color="#666666"/>
    </style:style>
    <style:style style:name="ce209" style:family="table-cell" style:parent-style-name="Default">
      <style:table-cell-properties fo:border-bottom="0.06pt solid #666666" fo:border-left="none" fo:border-right="0.06pt solid #666666" fo:border-top="none"/>
      <style:text-properties fo:color="#666666"/>
    </style:style>
    <style:style style:name="ce210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211" style:family="table-cell" style:parent-style-name="Default" style:data-style-name="N2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1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213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214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15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16" style:family="table-cell" style:parent-style-name="Default" style:data-style-name="N2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17" style:family="table-cell" style:parent-style-name="Default" style:data-style-name="N2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18" style:family="table-cell" style:parent-style-name="Default" style:data-style-name="N128">
      <style:table-cell-properties fo:border-bottom="none" fo:border-left="0.06pt solid #666666" fo:border-right="none" fo:border-top="0.06pt solid #666666"/>
      <style:text-properties fo:color="#666666"/>
    </style:style>
    <style:style style:name="ce219" style:family="table-cell" style:parent-style-name="Default" style:data-style-name="N128">
      <style:table-cell-properties fo:border-bottom="none" fo:border-left="0.06pt solid #666666" fo:border-right="none" fo:border-top="none"/>
      <style:text-properties fo:color="#666666"/>
    </style:style>
    <style:style style:name="ce220" style:family="table-cell" style:parent-style-name="Default" style:data-style-name="N128">
      <style:table-cell-properties fo:border-bottom="0.06pt solid #666666" fo:border-left="0.06pt solid #666666" fo:border-right="none" fo:border-top="none"/>
      <style:text-properties fo:color="#666666"/>
    </style:style>
    <style:style style:name="ce221" style:family="table-cell" style:parent-style-name="Default" style:data-style-name="N2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222" style:family="table-cell" style:parent-style-name="Default" style:data-style-name="N2">
      <style:table-cell-properties fo:border="none"/>
      <style:text-properties style:font-name="Liberation Sans" style:font-name-asian="WenQuanYi Micro Hei" style:font-name-complex="Lohit Devanagari"/>
    </style:style>
    <style:style style:name="ce223" style:family="table-cell" style:parent-style-name="Default" style:data-style-name="N2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224" style:family="table-cell" style:parent-style-name="Default" style:data-style-name="N2">
      <style:table-cell-properties fo:border-bottom="none" fo:border-left="0.06pt solid #666666" fo:border-right="none" fo:border-top="0.06pt solid #666666"/>
      <style:text-properties fo:color="#666666"/>
    </style:style>
    <style:style style:name="ce225" style:family="table-cell" style:parent-style-name="Default" style:data-style-name="N2">
      <style:table-cell-properties fo:border-bottom="none" fo:border-left="0.06pt solid #666666" fo:border-right="none" fo:border-top="none"/>
      <style:text-properties fo:color="#666666"/>
    </style:style>
    <style:style style:name="ce226" style:family="table-cell" style:parent-style-name="Default" style:data-style-name="N2">
      <style:table-cell-properties fo:border-bottom="0.06pt solid #666666" fo:border-left="0.06pt solid #666666" fo:border-right="none" fo:border-top="none"/>
      <style:text-properties fo:color="#666666"/>
    </style:style>
    <style:style style:name="ce227" style:family="table-cell" style:parent-style-name="Default" style:data-style-name="N2">
      <style:table-cell-properties fo:border-bottom="none" fo:border-left="none" fo:border-right="0.06pt solid #666666" fo:border-top="0.06pt solid #666666"/>
      <style:text-properties fo:color="#666666"/>
    </style:style>
    <style:style style:name="ce228" style:family="table-cell" style:parent-style-name="Default" style:data-style-name="N2">
      <style:table-cell-properties fo:border-bottom="none" fo:border-left="none" fo:border-right="0.06pt solid #666666" fo:border-top="none"/>
      <style:text-properties fo:color="#666666"/>
    </style:style>
    <style:style style:name="ce229" style:family="table-cell" style:parent-style-name="Default" style:data-style-name="N2">
      <style:table-cell-properties fo:border-bottom="0.06pt solid #666666" fo:border-left="none" fo:border-right="0.06pt solid #666666" fo:border-top="none"/>
      <style:text-properties fo:color="#666666"/>
    </style:style>
    <style:style style:name="ce230" style:family="table-cell" style:parent-style-name="Default" style:data-style-name="N2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31" style:family="table-cell" style:parent-style-name="Default" style:data-style-name="N2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32" style:family="table-cell" style:parent-style-name="Default" style:data-style-name="N2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33" style:family="table-cell" style:parent-style-name="Default" style:data-style-name="N2">
      <style:table-cell-properties fo:border-bottom="none" fo:border-left="0.06pt solid #666666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234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 style:font-name="Liberation Sans" style:font-name-asian="WenQuanYi Micro Hei" style:font-name-complex="Lohit Devanagari"/>
    </style:style>
    <style:style style:name="ce235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236" style:family="table-cell" style:parent-style-name="Default" style:data-style-name="N128">
      <style:table-cell-properties fo:border-bottom="none" fo:border-left="0.06pt solid #000000" fo:border-right="0.06pt solid #000000" fo:border-top="0.06pt solid #000000"/>
    </style:style>
    <style:style style:name="ce237" style:family="table-cell" style:parent-style-name="Default" style:data-style-name="N128">
      <style:table-cell-properties fo:border-bottom="none" fo:border-left="0.06pt solid #000000" fo:border-right="0.06pt solid #000000" fo:border-top="none"/>
    </style:style>
    <style:style style:name="ce238" style:family="table-cell" style:parent-style-name="Default" style:data-style-name="N128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239" style:family="table-cell" style:parent-style-name="Default" style:data-style-name="N128"/>
    <style:style style:name="ce240" style:family="table-cell" style:parent-style-name="Default" style:data-style-name="N128">
      <style:table-cell-properties fo:border="none"/>
    </style:style>
    <style:style style:name="ce241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</style:style>
    <style:style style:name="ce242" style:family="table-cell" style:parent-style-name="Default" style:data-style-name="N128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43" style:family="table-cell" style:parent-style-name="Default" style:data-style-name="N128">
      <style:table-cell-properties fo:border-bottom="none" fo:border-left="0.06pt solid #000000" fo:border-right="none" fo:border-top="none"/>
    </style:style>
    <style:style style:name="ce244" style:family="table-cell" style:parent-style-name="Default" style:data-style-name="N128">
      <style:table-cell-properties fo:border-bottom="0.06pt solid #000000" fo:border-left="0.06pt solid #000000" fo:border-right="none" fo:border-top="none"/>
    </style:style>
    <style:style style:name="ce245" style:family="table-cell" style:parent-style-name="Default" style:data-style-name="N128">
      <style:table-cell-properties fo:border-bottom="none" fo:border-left="0.06pt solid #000000" fo:border-right="none" fo:border-top="0.06pt solid #000000"/>
    </style:style>
    <style:style style:name="ce246" style:family="table-cell" style:parent-style-name="Default" style:data-style-name="N128">
      <style:table-cell-properties fo:border-bottom="none" fo:border-left="none" fo:border-right="none" fo:border-top="0.06pt solid #000000"/>
    </style:style>
    <style:style style:name="ce247" style:family="table-cell" style:parent-style-name="Default" style:data-style-name="N128">
      <style:table-cell-properties fo:border-bottom="0.06pt solid #000000" fo:border-left="none" fo:border-right="none" fo:border-top="none"/>
    </style:style>
    <style:style style:name="ce248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249" style:family="table-cell" style:parent-style-name="Default" style:data-style-name="N128">
      <style:table-cell-properties fo:border-bottom="none" fo:border-left="none" fo:border-right="0.06pt solid #000000" fo:border-top="0.06pt solid #000000"/>
    </style:style>
    <style:style style:name="ce250" style:family="table-cell" style:parent-style-name="Default" style:data-style-name="N128">
      <style:table-cell-properties fo:border-bottom="none" fo:border-left="none" fo:border-right="0.06pt solid #000000" fo:border-top="none"/>
    </style:style>
    <style:style style:name="ce251" style:family="table-cell" style:parent-style-name="Default" style:data-style-name="N128">
      <style:table-cell-properties fo:border-bottom="0.06pt solid #000000" fo:border-left="none" fo:border-right="0.06pt solid #000000" fo:border-top="none"/>
    </style:style>
    <style:style style:name="ce252" style:family="table-cell" style:parent-style-name="Default" style:data-style-name="N128">
      <style:table-cell-properties fo:border-bottom="0.06pt solid #000000" fo:border-left="0.06pt solid #000000" fo:border-right="0.06pt solid #000000" fo:border-top="none"/>
    </style:style>
    <style:style style:name="ce253" style:family="table-cell" style:parent-style-name="Default" style:data-style-name="N128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54" style:family="table-cell" style:parent-style-name="Default" style:data-style-name="N128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55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256" style:family="table-cell" style:parent-style-name="Default" style:data-style-name="N128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257" style:family="table-cell" style:parent-style-name="Default" style:data-style-name="N128">
      <style:table-cell-properties fo:border="none"/>
      <style:text-properties style:font-name="Liberation Sans" style:font-name-asian="WenQuanYi Micro Hei" style:font-name-complex="Lohit Devanagari"/>
    </style:style>
    <style:style style:name="ce258" style:family="table-cell" style:parent-style-name="Default" style:data-style-name="N128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259" style:family="table-cell" style:parent-style-name="Default" style:data-style-name="N128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60" style:family="table-cell" style:parent-style-name="Default" style:data-style-name="N128">
      <style:table-cell-properties fo:border-bottom="none" fo:border-left="none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261" style:family="table-cell" style:parent-style-name="Default" style:data-style-name="N128">
      <style:table-cell-properties fo:border-bottom="none" fo:border-left="none" fo:border-right="0.06pt solid #666666" fo:border-top="none"/>
      <style:text-properties fo:color="#666666"/>
    </style:style>
    <style:style style:name="ce262" style:family="table-cell" style:parent-style-name="Default" style:data-style-name="N128">
      <style:table-cell-properties fo:border-bottom="0.06pt solid #666666" fo:border-left="none" fo:border-right="0.06pt solid #666666" fo:border-top="none"/>
      <style:text-properties fo:color="#666666"/>
    </style:style>
    <style:style style:name="ce263" style:family="table-cell" style:parent-style-name="Default" style:data-style-name="N128">
      <style:table-cell-properties fo:border-bottom="none" fo:border-left="none" fo:border-right="0.06pt solid #666666" fo:border-top="0.06pt solid #666666"/>
      <style:text-properties fo:color="#666666"/>
    </style:style>
    <style:style style:name="ce264" style:family="table-cell" style:parent-style-name="Default" style:data-style-name="N128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65" style:family="table-cell" style:parent-style-name="Default" style:data-style-name="N128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66" style:family="table-cell" style:parent-style-name="Default" style:data-style-name="N128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67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268" style:family="table-cell" style:parent-style-name="Default" style:data-style-name="N128">
      <style:table-cell-properties fo:border-bottom="none" fo:border-left="0.06pt solid #666666" fo:border-right="0.06pt solid #666666" fo:border-top="0.06pt solid #666666"/>
      <style:text-properties fo:color="#666666"/>
    </style:style>
    <style:style style:name="ce269" style:family="table-cell" style:parent-style-name="Default" style:data-style-name="N128">
      <style:table-cell-properties fo:border-bottom="none" fo:border-left="0.06pt solid #666666" fo:border-right="0.06pt solid #666666" fo:border-top="none"/>
      <style:text-properties fo:color="#666666"/>
    </style:style>
    <style:style style:name="ce270" style:family="table-cell" style:parent-style-name="Default" style:data-style-name="N128">
      <style:table-cell-properties fo:border-bottom="0.06pt solid #666666" fo:border-left="0.06pt solid #666666" fo:border-right="0.06pt solid #666666" fo:border-top="none"/>
      <style:text-properties fo:color="#666666"/>
    </style:style>
    <style:style style:name="ce271" style:family="table-cell" style:parent-style-name="Default" style:data-style-name="N126">
      <style:text-properties fo:color="#6666ff"/>
    </style:style>
    <style:style style:name="ce272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fo:color="#6666ff"/>
    </style:style>
    <style:style style:name="ce273" style:family="table-cell" style:parent-style-name="Default" style:data-style-name="N126">
      <style:table-cell-properties fo:border-bottom="none" fo:border-left="0.06pt solid #6666ff" fo:border-right="none" fo:border-top="0.06pt solid #6666ff"/>
      <style:text-properties fo:color="#6666ff" style:font-name="Liberation Sans" style:font-name-asian="WenQuanYi Micro Hei" style:font-name-complex="Lohit Devanagari"/>
    </style:style>
    <style:style style:name="ce274" style:family="table-cell" style:parent-style-name="Default" style:data-style-name="N126">
      <style:table-cell-properties fo:border-bottom="none" fo:border-left="0.06pt solid #6666ff" fo:border-right="none" fo:border-top="none"/>
      <style:text-properties fo:color="#6666ff" style:font-name="Liberation Sans" style:font-name-asian="WenQuanYi Micro Hei" style:font-name-complex="Lohit Devanagari"/>
    </style:style>
    <style:style style:name="ce275" style:family="table-cell" style:parent-style-name="Default" style:data-style-name="N126">
      <style:table-cell-properties fo:border-bottom="0.06pt solid #6666ff" fo:border-left="0.06pt solid #6666ff" fo:border-right="none" fo:border-top="none"/>
      <style:text-properties fo:color="#6666ff" style:font-name="Liberation Sans" style:font-name-asian="WenQuanYi Micro Hei" style:font-name-complex="Lohit Devanagari"/>
    </style:style>
    <style:style style:name="ce276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pt"/>
    </style:style>
    <style:style style:name="ce277" style:family="table-cell" style:parent-style-name="Default" style:data-style-name="N126">
      <style:table-cell-properties fo:border-bottom="none" fo:border-left="0.06pt solid #000000" fo:border-right="none" fo:border-top="0.06pt solid #000000"/>
    </style:style>
    <style:style style:name="ce278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27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280" style:family="table-cell" style:parent-style-name="Default" style:data-style-name="N126">
      <style:table-cell-properties style:text-align-source="fix" style:repeat-content="false"/>
      <style:paragraph-properties fo:text-align="center" fo:margin-left="0pt"/>
    </style:style>
    <style:style style:name="ce281" style:family="table-cell" style:parent-style-name="Default" style:data-style-name="N126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282" style:family="table-cell" style:parent-style-name="Default" style:data-style-name="N126">
      <style:table-cell-properties fo:border-bottom="none" fo:border-left="none" fo:border-right="0.06pt solid #6666ff" fo:border-top="0.06pt solid #6666ff"/>
      <style:text-properties fo:color="#6666ff"/>
    </style:style>
    <style:style style:name="ce283" style:family="table-cell" style:parent-style-name="Default" style:data-style-name="N126">
      <style:table-cell-properties fo:border-bottom="none" fo:border-left="none" fo:border-right="0.06pt solid #6666ff" fo:border-top="none"/>
      <style:text-properties fo:color="#6666ff"/>
    </style:style>
    <style:style style:name="ce284" style:family="table-cell" style:parent-style-name="Default" style:data-style-name="N126">
      <style:table-cell-properties fo:border-bottom="0.06pt solid #6666ff" fo:border-left="none" fo:border-right="0.06pt solid #6666ff" fo:border-top="none"/>
      <style:text-properties fo:color="#6666ff"/>
    </style:style>
    <style:style style:name="ce285" style:family="table-cell" style:parent-style-name="Default" style:data-style-name="N127">
      <style:table-cell-properties fo:border-bottom="none" fo:border-left="0.06pt solid #808080" fo:border-right="none" fo:border-top="0.06pt solid #808080"/>
      <style:text-properties fo:color="#666666" style:font-name="Liberation Sans" style:font-name-asian="WenQuanYi Micro Hei" style:font-name-complex="Lohit Devanagari"/>
    </style:style>
    <style:style style:name="ce286" style:family="table-cell" style:parent-style-name="Default" style:data-style-name="N127">
      <style:table-cell-properties fo:border-bottom="none" fo:border-left="0.06pt solid #808080" fo:border-right="none" fo:border-top="none"/>
      <style:text-properties fo:color="#666666"/>
    </style:style>
    <style:style style:name="ce287" style:family="table-cell" style:parent-style-name="Default" style:data-style-name="N127">
      <style:table-cell-properties fo:border-bottom="0.06pt solid #808080" fo:border-left="0.06pt solid #808080" fo:border-right="none" fo:border-top="none"/>
      <style:text-properties fo:color="#666666"/>
    </style:style>
    <style:style style:name="ce288" style:family="table-cell" style:parent-style-name="Default" style:data-style-name="N127">
      <style:text-properties fo:color="#808080"/>
    </style:style>
    <style:style style:name="ce289" style:family="table-cell" style:parent-style-name="Default" style:data-style-name="N127">
      <style:table-cell-properties fo:border-bottom="none" fo:border-left="none" fo:border-right="none" fo:border-top="0.06pt solid #808080"/>
      <style:text-properties fo:color="#666666" style:font-name="Liberation Sans" style:font-name-asian="WenQuanYi Micro Hei" style:font-name-complex="Lohit Devanagari"/>
    </style:style>
    <style:style style:name="ce290" style:family="table-cell" style:parent-style-name="Default" style:data-style-name="N127">
      <style:table-cell-properties fo:border="none"/>
      <style:text-properties fo:color="#666666"/>
    </style:style>
    <style:style style:name="ce291" style:family="table-cell" style:parent-style-name="Default" style:data-style-name="N127">
      <style:table-cell-properties fo:border-bottom="0.06pt solid #808080" fo:border-left="none" fo:border-right="none" fo:border-top="none"/>
      <style:text-properties fo:color="#666666"/>
    </style:style>
    <style:style style:name="ce292" style:family="table-cell" style:parent-style-name="Default" style:data-style-name="N126">
      <style:table-cell-properties fo:border-bottom="none" style:text-align-source="fix" style:repeat-content="false" fo:border-left="0.06pt solid #6666ff" fo:border-right="0.06pt solid #6666ff" fo:border-top="0.06pt solid #6666ff"/>
      <style:paragraph-properties fo:text-align="end" fo:margin-left="0pt"/>
      <style:text-properties fo:color="#6666ff"/>
    </style:style>
    <style:style style:name="ce293" style:family="table-cell" style:parent-style-name="Default" style:data-style-name="N126">
      <style:table-cell-properties fo:border-bottom="none" style:text-align-source="fix" style:repeat-content="false" fo:border-left="0.06pt solid #6666ff" fo:border-right="0.06pt solid #6666ff" fo:border-top="none"/>
      <style:paragraph-properties fo:text-align="end" fo:margin-left="0pt"/>
      <style:text-properties fo:color="#6666ff"/>
    </style:style>
    <style:style style:name="ce294" style:family="table-cell" style:parent-style-name="Default" style:data-style-name="N126">
      <style:table-cell-properties fo:border-bottom="0.06pt solid #6666ff" style:text-align-source="fix" style:repeat-content="false" fo:border-left="0.06pt solid #6666ff" fo:border-right="0.06pt solid #6666ff" fo:border-top="none" style:vertical-align="middle"/>
      <style:paragraph-properties fo:text-align="end" fo:margin-left="0pt"/>
      <style:text-properties fo:color="#6666ff"/>
    </style:style>
    <style:style style:name="ce2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296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style:use-window-font-color="true"/>
    </style:style>
    <style:style style:name="ce297" style:family="table-cell" style:parent-style-name="Default" style:data-style-name="N126">
      <style:table-cell-properties fo:border-bottom="none" fo:border-left="none" fo:border-right="0.06pt solid #000000" fo:border-top="none"/>
      <style:text-properties style:use-window-font-color="true"/>
    </style:style>
    <style:style style:name="ce298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style:use-window-font-color="true"/>
    </style:style>
    <style:style style:name="ce29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00" style:family="table-cell" style:parent-style-name="Default" style:data-style-name="N127">
      <style:table-cell-properties fo:border-bottom="none" fo:border-left="none" fo:border-right="0.06pt solid #808080" fo:border-top="0.06pt solid #808080"/>
      <style:text-properties fo:color="#666666" style:font-name="Liberation Sans" style:font-name-asian="WenQuanYi Micro Hei" style:font-name-complex="Lohit Devanagari"/>
    </style:style>
    <style:style style:name="ce301" style:family="table-cell" style:parent-style-name="Default" style:data-style-name="N127">
      <style:table-cell-properties fo:border-bottom="none" fo:border-left="none" fo:border-right="0.06pt solid #808080" fo:border-top="none"/>
      <style:text-properties fo:color="#666666"/>
    </style:style>
    <style:style style:name="ce302" style:family="table-cell" style:parent-style-name="Default" style:data-style-name="N127">
      <style:table-cell-properties fo:border-bottom="0.06pt solid #808080" fo:border-left="none" fo:border-right="0.06pt solid #808080" fo:border-top="none"/>
      <style:text-properties fo:color="#666666"/>
    </style:style>
    <style:style style:name="ce303" style:family="table-cell" style:parent-style-name="Default" style:data-style-name="N126">
      <style:table-cell-properties fo:border-bottom="none" fo:border-left="0.06pt solid #000000" fo:border-right="0.06pt solid #000000" fo:border-top="0.06pt solid #000000"/>
      <style:text-properties style:use-window-font-color="true"/>
    </style:style>
    <style:style style:name="ce304" style:family="table-cell" style:parent-style-name="Default" style:data-style-name="N126">
      <style:table-cell-properties fo:border-bottom="none" fo:border-left="0.06pt solid #000000" fo:border-right="0.06pt solid #000000" fo:border-top="none"/>
      <style:text-properties style:use-window-font-color="true"/>
    </style:style>
    <style:style style:name="ce305" style:family="table-cell" style:parent-style-name="Default" style:data-style-name="N126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ce306" style:family="table-cell" style:parent-style-name="Default" style:data-style-name="N126">
      <style:table-cell-properties fo:border="none"/>
      <style:text-properties fo:color="#666666" style:font-name="Liberation Sans" style:font-name-asian="WenQuanYi Micro Hei" style:font-name-complex="Lohit Devanagari"/>
    </style:style>
    <style:style style:name="ce307" style:family="table-cell" style:parent-style-name="Default" style:data-style-name="N126">
      <style:table-cell-properties fo:border-bottom="none" fo:border-left="0.06pt solid #6666ff" fo:border-right="none" fo:border-top="none" style:vertical-align="automatic"/>
      <style:text-properties fo:color="#6666ff" style:font-name="Liberation Sans" style:font-name-asian="WenQuanYi Micro Hei" style:font-name-complex="Lohit Devanagari"/>
    </style:style>
    <style:style style:name="ce308" style:family="table-cell" style:parent-style-name="Default">
      <style:table-cell-properties fo:border-bottom="none" fo:border-left="0.06pt solid #6666ff" fo:border-right="0.06pt solid #6666ff" fo:border-top="0.06pt solid #6666ff"/>
      <style:text-properties fo:color="#6666ff"/>
    </style:style>
    <style:style style:name="ce309" style:family="table-cell" style:parent-style-name="Default">
      <style:table-cell-properties fo:border-bottom="none" fo:border-left="0.06pt solid #6666ff" fo:border-right="0.06pt solid #6666ff" fo:border-top="none"/>
      <style:text-properties fo:color="#6666ff"/>
    </style:style>
    <style:style style:name="ce310" style:family="table-cell" style:parent-style-name="Default">
      <style:table-cell-properties fo:border-bottom="0.06pt solid #6666ff" fo:border-left="0.06pt solid #6666ff" fo:border-right="0.06pt solid #6666ff" fo:border-top="none"/>
      <style:text-properties fo:color="#6666ff"/>
    </style:style>
    <style:style style:name="ce311" style:family="table-cell" style:parent-style-name="Default" style:data-style-name="N126">
      <style:table-cell-properties fo:border-bottom="none" fo:border-left="0.06pt solid #6666ff" fo:border-right="0.06pt solid #6666ff" fo:border-top="0.06pt solid #6666ff"/>
      <style:text-properties fo:color="#6666ff" style:font-name="Liberation Sans" style:font-name-asian="WenQuanYi Micro Hei" style:font-name-complex="Lohit Devanagari"/>
    </style:style>
    <style:style style:name="ce312" style:family="table-cell" style:parent-style-name="Default" style:data-style-name="N126">
      <style:table-cell-properties style:vertical-align="automatic"/>
      <style:text-properties fo:color="#6666ff"/>
    </style:style>
    <style:style style:name="ce313" style:family="table-cell" style:parent-style-name="Default" style:data-style-name="N10">
      <style:table-cell-properties fo:border-bottom="none" fo:border-left="0.06pt solid #6666ff" fo:border-right="0.06pt solid #6666ff" fo:border-top="0.06pt solid #6666ff"/>
      <style:text-properties fo:color="#6666ff"/>
    </style:style>
    <style:style style:name="ce314" style:family="table-cell" style:parent-style-name="Default" style:data-style-name="N10">
      <style:table-cell-properties fo:border-bottom="none" fo:border-left="0.06pt solid #6666ff" fo:border-right="0.06pt solid #6666ff" fo:border-top="none"/>
      <style:text-properties fo:color="#6666ff"/>
    </style:style>
    <style:style style:name="ce315" style:family="table-cell" style:parent-style-name="Default" style:data-style-name="N10">
      <style:table-cell-properties fo:border-bottom="0.06pt solid #6666ff" fo:border-left="0.06pt solid #6666ff" fo:border-right="0.06pt solid #6666ff" fo:border-top="none"/>
      <style:text-properties fo:color="#6666ff"/>
    </style:style>
    <style:style style:name="ce316" style:family="table-cell" style:parent-style-name="Default" style:data-style-name="N10">
      <style:table-cell-properties fo:border="none"/>
      <style:text-properties fo:color="#6666ff"/>
    </style:style>
    <style:style style:name="ce317" style:family="table-cell" style:parent-style-name="Default" style:data-style-name="N126">
      <style:table-cell-properties fo:border-bottom="none" fo:border-left="none" fo:border-right="0.06pt solid #6666ff" fo:border-top="none" style:vertical-align="automatic"/>
      <style:text-properties fo:color="#6666ff"/>
    </style:style>
    <style:style style:name="ce318" style:family="table-cell" style:parent-style-name="Default" style:data-style-name="N126">
      <style:table-cell-properties fo:border-bottom="none" fo:border-left="0.06pt solid #808080" fo:border-right="none" fo:border-top="0.06pt solid #808080"/>
      <style:text-properties fo:color="#808080" style:font-name="Liberation Sans" style:font-name-asian="WenQuanYi Micro Hei" style:font-name-complex="Lohit Devanagari"/>
    </style:style>
    <style:style style:name="ce319" style:family="table-cell" style:parent-style-name="Default" style:data-style-name="N126">
      <style:table-cell-properties fo:border-bottom="none" fo:border-left="0.06pt solid #808080" fo:border-right="none" fo:border-top="none"/>
      <style:text-properties fo:color="#808080"/>
    </style:style>
    <style:style style:name="ce320" style:family="table-cell" style:parent-style-name="Default" style:data-style-name="N126">
      <style:table-cell-properties fo:border-bottom="0.06pt solid #808080" fo:border-left="0.06pt solid #808080" fo:border-right="none" fo:border-top="none"/>
      <style:text-properties fo:color="#808080"/>
    </style:style>
    <style:style style:name="ce321" style:family="table-cell" style:parent-style-name="Default" style:data-style-name="N126">
      <style:text-properties fo:color="#808080" style:font-name="Liberation Sans" style:font-name-asian="WenQuanYi Micro Hei" style:font-name-complex="Lohit Devanagari"/>
    </style:style>
    <style:style style:name="ce322" style:family="table-cell" style:parent-style-name="Default" style:data-style-name="N126">
      <style:table-cell-properties fo:border-bottom="none" fo:border-left="none" fo:border-right="none" fo:border-top="0.06pt solid #808080"/>
      <style:text-properties fo:color="#808080"/>
    </style:style>
    <style:style style:name="ce323" style:family="table-cell" style:parent-style-name="Default" style:data-style-name="N126">
      <style:table-cell-properties fo:border-bottom="0.06pt solid #808080" fo:border-left="none" fo:border-right="none" fo:border-top="none"/>
      <style:text-properties fo:color="#808080"/>
    </style:style>
    <style:style style:name="ce324" style:family="table-cell" style:parent-style-name="Default" style:data-style-name="N126">
      <style:table-cell-properties fo:border-bottom="none" fo:border-left="none" fo:border-right="0.06pt solid #808080" fo:border-top="0.06pt solid #808080"/>
      <style:text-properties fo:color="#808080"/>
    </style:style>
    <style:style style:name="ce325" style:family="table-cell" style:parent-style-name="Default" style:data-style-name="N126">
      <style:table-cell-properties fo:border-bottom="none" fo:border-left="none" fo:border-right="0.06pt solid #808080" fo:border-top="none"/>
      <style:text-properties fo:color="#808080"/>
    </style:style>
    <style:style style:name="ce326" style:family="table-cell" style:parent-style-name="Default" style:data-style-name="N126">
      <style:table-cell-properties fo:border-bottom="0.06pt solid #808080" fo:border-left="none" fo:border-right="0.06pt solid #808080" fo:border-top="none"/>
      <style:text-properties fo:color="#808080"/>
    </style:style>
    <style:style style:name="ce327" style:family="table-cell" style:parent-style-name="Default" style:data-style-name="N126">
      <style:table-cell-properties fo:border-bottom="none" fo:border-left="0.06pt solid #666666" fo:border-right="none" fo:border-top="0.06pt solid #666666"/>
      <style:text-properties fo:color="#666666"/>
    </style:style>
    <style:style style:name="ce328" style:family="table-cell" style:parent-style-name="Default" style:data-style-name="N126">
      <style:table-cell-properties fo:border-bottom="none" fo:border-left="0.06pt solid #666666" fo:border-right="none" fo:border-top="none"/>
      <style:text-properties fo:color="#666666"/>
    </style:style>
    <style:style style:name="ce329" style:family="table-cell" style:parent-style-name="Default" style:data-style-name="N126">
      <style:table-cell-properties fo:border-bottom="0.06pt solid #666666" fo:border-left="0.06pt solid #666666" fo:border-right="none" fo:border-top="none"/>
      <style:text-properties fo:color="#666666"/>
    </style:style>
    <style:style style:name="ce330" style:family="table-cell" style:parent-style-name="Default" style:data-style-name="N126">
      <style:table-cell-properties fo:border-bottom="none" fo:border-left="0.06pt solid #666666" fo:border-right="0.06pt solid #666666" fo:border-top="0.06pt solid #666666"/>
      <style:text-properties fo:color="#666666"/>
    </style:style>
    <style:style style:name="ce331" style:family="table-cell" style:parent-style-name="Default" style:data-style-name="N126">
      <style:table-cell-properties fo:border-bottom="none" fo:border-left="0.06pt solid #666666" fo:border-right="0.06pt solid #666666" fo:border-top="none"/>
      <style:text-properties fo:color="#666666"/>
    </style:style>
    <style:style style:name="ce332" style:family="table-cell" style:parent-style-name="Default" style:data-style-name="N126">
      <style:table-cell-properties fo:border-bottom="0.06pt solid #666666" fo:border-left="0.06pt solid #666666" fo:border-right="0.06pt solid #666666" fo:border-top="none"/>
      <style:text-properties fo:color="#666666"/>
    </style:style>
    <style:style style:name="ce333" style:family="table-cell" style:parent-style-name="Default" style:data-style-name="N126">
      <style:table-cell-properties fo:border-bottom="none" fo:border-left="0.06pt solid #808080" fo:border-right="0.06pt solid #808080" fo:border-top="0.06pt solid #808080"/>
      <style:text-properties fo:color="#666666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/>
    </style:style>
    <style:style style:name="ce335" style:family="table-cell" style:parent-style-name="Default" style:data-style-name="N126">
      <style:table-cell-properties fo:border="none"/>
      <style:text-properties fo:color="#808080" style:font-name="Liberation Sans" style:font-name-asian="WenQuanYi Micro Hei" style:font-name-complex="Lohit Devanagari"/>
    </style:style>
    <style:style style:name="ce336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fo:color="#666666" style:font-name="Liberation Sans" style:font-name-asian="WenQuanYi Micro Hei" style:font-name-complex="Lohit Devanagari"/>
    </style:style>
    <style:style style:name="ce337" style:family="table-cell" style:parent-style-name="Default" style:data-style-name="N128">
      <style:table-cell-properties fo:border-bottom="none" fo:border-left="0.06pt solid #808080" fo:border-right="0.06pt solid #808080" fo:border-top="0.06pt solid #808080"/>
      <style:text-properties fo:color="#666666" style:font-name="Liberation Sans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338" style:family="table-cell" style:parent-style-name="Default" style:data-style-name="N128">
      <style:table-cell-properties fo:border-bottom="none" fo:border-left="0.06pt solid #808080" fo:border-right="0.06pt solid #808080" fo:border-top="none"/>
      <style:text-properties fo:color="#666666" style:font-name="Liberation Sans" fo:font-size="10pt" style:font-size-asian="10pt" style:font-size-complex="10pt"/>
    </style:style>
    <style:style style:name="ce339" style:family="table-cell" style:parent-style-name="Default" style:data-style-name="N128">
      <style:table-cell-properties fo:border-bottom="0.06pt solid #808080" fo:border-left="0.06pt solid #808080" fo:border-right="0.06pt solid #808080" fo:border-top="none"/>
      <style:text-properties fo:color="#666666" style:font-name="Liberation Sans" fo:font-size="10pt" style:font-size-asian="10pt" style:font-size-complex="10pt"/>
    </style:style>
    <style:style style:name="ce340" style:family="table-cell" style:parent-style-name="Default" style:data-style-name="N128">
      <style:table-cell-properties fo:border-bottom="none" fo:border-left="0.06pt solid #808080" fo:border-right="0.06pt solid #808080" fo:border-top="0.06pt solid #808080"/>
      <style:text-properties fo:color="#666666" style:font-name="Liberation Sans"/>
    </style:style>
    <style:style style:name="ce341" style:family="table-cell" style:parent-style-name="Default" style:data-style-name="N128">
      <style:table-cell-properties fo:border-bottom="none" fo:border-left="0.06pt solid #808080" fo:border-right="0.06pt solid #808080" fo:border-top="none"/>
      <style:text-properties fo:color="#666666" style:font-name="Liberation Sans"/>
    </style:style>
    <style:style style:name="ce342" style:family="table-cell" style:parent-style-name="Default" style:data-style-name="N128">
      <style:table-cell-properties fo:border-bottom="0.06pt solid #808080" fo:border-left="0.06pt solid #808080" fo:border-right="0.06pt solid #808080" fo:border-top="none"/>
      <style:text-properties fo:color="#666666" style:font-name="Liberation Sans"/>
    </style:style>
    <style:style style:name="ce343" style:family="table-cell" style:parent-style-name="Default" style:data-style-name="N126">
      <style:table-cell-properties fo:border="none"/>
      <style:text-properties fo:color="#6666ff" style:font-name="Liberation Sans" style:font-name-asian="WenQuanYi Micro Hei" style:font-name-complex="Lohit Devanagari"/>
    </style:style>
    <style:style style:name="ce344" style:family="table-cell" style:parent-style-name="Default" style:data-style-name="N125">
      <style:table-cell-properties fo:border-bottom="none" fo:border-left="0.06pt solid #808080" fo:border-right="0.06pt solid #808080" fo:border-top="0.06pt solid #808080"/>
      <style:text-properties fo:color="#666666"/>
    </style:style>
    <style:style style:name="ce345" style:family="table-cell" style:parent-style-name="Default" style:data-style-name="N125">
      <style:table-cell-properties fo:border-bottom="none" fo:border-left="0.06pt solid #808080" fo:border-right="0.06pt solid #808080" fo:border-top="none"/>
      <style:text-properties fo:color="#666666"/>
    </style:style>
    <style:style style:name="ce346" style:family="table-cell" style:parent-style-name="Default" style:data-style-name="N125">
      <style:table-cell-properties fo:border-bottom="0.06pt solid #808080" fo:border-left="0.06pt solid #808080" fo:border-right="0.06pt solid #808080" fo:border-top="none"/>
      <style:text-properties fo:color="#666666"/>
    </style:style>
    <style:style style:name="ce347" style:family="table-cell" style:parent-style-name="Default" style:data-style-name="N125">
      <style:table-cell-properties fo:border-bottom="none" fo:border-left="0.06pt solid #666666" fo:border-right="0.06pt solid #666666" fo:border-top="0.06pt solid #666666"/>
      <style:text-properties fo:color="#666666"/>
    </style:style>
    <style:style style:name="ce348" style:family="table-cell" style:parent-style-name="Default" style:data-style-name="N125">
      <style:table-cell-properties fo:border-bottom="none" fo:border-left="0.06pt solid #666666" fo:border-right="0.06pt solid #666666" fo:border-top="none"/>
      <style:text-properties fo:color="#666666"/>
    </style:style>
    <style:style style:name="ce349" style:family="table-cell" style:parent-style-name="Default" style:data-style-name="N125">
      <style:table-cell-properties fo:border-bottom="0.06pt solid #666666" fo:border-left="0.06pt solid #666666" fo:border-right="0.06pt solid #666666" fo:border-top="none"/>
      <style:text-properties fo:color="#666666"/>
    </style:style>
    <style:style style:name="T1" style:family="text">
      <style:text-properties style:text-position="sub"/>
    </style:style>
    <style:style style:name="T2" style:family="text">
      <style:text-properties style:font-name="Liberation Sans"/>
    </style:style>
    <style:style style:name="T3" style:family="text">
      <style:text-properties style:text-position="super"/>
    </style:style>
    <style:style style:name="T4" style:family="text">
      <style:text-properties style:font-name="Liberation Sans" style:text-position="sub"/>
    </style:style>
  </office:automatic-styles>
  <office:body>
    <office:spreadsheet>
      <table:calculation-settings table:automatic-find-labels="false"/>
      <table:table table:name="Simple Forward" table:style-name="ta1"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7" table:default-cell-style-name="Default"/>
        <table:table-row table:style-name="ro1">
          <table:table-cell table:style-name="ce1" table:formula="of:=ROUND(RAND() * 20 - 10) / 10" office:value-type="float" office:value="-1" calcext:value-type="float">
            <text:p>-1</text:p>
          </table:table-cell>
          <table:table-cell/>
          <table:table-cell table:style-name="ce22" office:value-type="string" calcext:value-type="string">
            <text:p>ε<text:span text:style-name="T1">rel</text:span>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3" table:number-columns-repeated="6"/>
          <table:table-cell table:number-columns-repeated="1011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13" table:number-rows-spanned="1">
            <text:p>Dense (4-5)</text:p>
          </table:table-cell>
          <table:covered-table-cell table:style-name="ce7"/>
          <table:covered-table-cell table:number-columns-repeated="11" table:style-name="ce21"/>
          <table:table-cell table:style-name="ce21" table:number-columns-repeated="10"/>
          <table:table-cell table:number-columns-repeated="1001"/>
        </table:table-row>
        <table:table-row table:style-name="ro2">
          <table:table-cell table:style-name="ce3" office:value-type="string" calcext:value-type="string">
            <text:p>I</text:p>
          </table:table-cell>
          <table:table-cell/>
          <table:table-cell table:style-name="ce3"/>
          <table:table-cell table:style-name="ce3" office:value-type="string" calcext:value-type="string">
            <text:p>W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  <table:table-cell table:number-columns-repeated="10"/>
          <table:table-cell table:style-name="ce3"/>
          <table:table-cell table:style-name="ce66" table:number-columns-repeated="10"/>
          <table:table-cell table:style-name="ce3"/>
          <table:table-cell table:style-name="ce21"/>
          <table:table-cell table:style-name="ce3" table:number-columns-repeated="987"/>
          <table:table-cell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 table:number-columns-repeated="2"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 table:number-columns-repeated="2"/>
          <table:table-cell table:style-name="ce4" office:value-type="float" office:value="0.4" calcext:value-type="float">
            <text:p>0.4</text:p>
          </table:table-cell>
          <table:table-cell/>
          <table:table-cell table:style-name="ce17" table:number-matrix-columns-spanned="1" table:number-matrix-rows-spanned="5" table:formula="of:=MMULT([.D5:.G9];[.A5:.A8])+[.J5:.J9]" office:value-type="float" office:value="-0.42" calcext:value-type="float">
            <text:p>-0.42000</text:p>
          </table:table-cell>
          <table:table-cell table:style-name="ce17" table:number-matrix-columns-spanned="1" table:number-matrix-rows-spanned="5" table:formula="of:=TANH([.L5:.L9])" office:value-type="float" office:value="-0.396930432005078" calcext:value-type="float">
            <text:p>-0.39693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office:value-type="float" office:value="-0.9" calcext:value-type="float">
            <text:p>-0.9</text:p>
          </table:table-cell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table:style-name="ce1"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 table:number-columns-repeated="2"/>
          <table:table-cell table:style-name="ce5" office:value-type="float" office:value="-0" calcext:value-type="float">
            <text:p>0</text:p>
          </table:table-cell>
          <table:table-cell/>
          <table:table-cell table:style-name="ce18" office:value-type="float" office:value="-1.09" calcext:value-type="float">
            <text:p>-1.09000</text:p>
          </table:table-cell>
          <table:table-cell table:style-name="ce18" office:value-type="float" office:value="-0.796878144204727" calcext:value-type="float">
            <text:p>-0.79688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office:value-type="float" office:value="-0.9" calcext:value-type="float">
            <text:p>-0.9</text:p>
          </table:table-cell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table:style-name="ce1"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 table:number-columns-repeated="2"/>
          <table:table-cell table:style-name="ce5" office:value-type="float" office:value="-0.3" calcext:value-type="float">
            <text:p>-0.3</text:p>
          </table:table-cell>
          <table:table-cell/>
          <table:table-cell table:style-name="ce18" office:value-type="float" office:value="0" calcext:value-type="float">
            <text:p>0.00000</text:p>
          </table:table-cell>
          <table:table-cell table:style-name="ce18" office:value-type="float" office:value="0" calcext:value-type="float">
            <text:p>0.00000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table:style-name="ce1"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 table:number-columns-repeated="2"/>
          <table:table-cell table:style-name="ce5" office:value-type="float" office:value="0.8" calcext:value-type="float">
            <text:p>0.8</text:p>
          </table:table-cell>
          <table:table-cell/>
          <table:table-cell table:style-name="ce18" office:value-type="float" office:value="0.87" calcext:value-type="float">
            <text:p>0.87000</text:p>
          </table:table-cell>
          <table:table-cell table:style-name="ce18" office:value-type="float" office:value="0.701374130938313" calcext:value-type="float">
            <text:p>0.70137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90"/>
        </table:table-row>
        <table:table-row table:style-name="ro2">
          <table:table-cell table:style-name="Default"/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 table:number-columns-repeated="2"/>
          <table:table-cell table:style-name="ce6" office:value-type="float" office:value="-0.4" calcext:value-type="float">
            <text:p>-0.4</text:p>
          </table:table-cell>
          <table:table-cell/>
          <table:table-cell table:style-name="ce19" office:value-type="float" office:value="-0.19" calcext:value-type="float">
            <text:p>-0.19000</text:p>
          </table:table-cell>
          <table:table-cell table:style-name="ce19" office:value-type="float" office:value="-0.187746205868285" calcext:value-type="float">
            <text:p>-0.18775</text:p>
          </table:table-cell>
          <table:table-cell table:number-columns-repeated="9"/>
          <table:table-cell table:style-name="ce66"/>
          <table:table-cell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90"/>
        </table:table-row>
        <table:table-row table:style-name="ro2">
          <table:table-cell table:style-name="Default"/>
          <table:table-cell table:number-columns-repeated="7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7" office:value-type="string" calcext:value-type="string" table:number-columns-spanned="13" table:number-rows-spanned="1">
            <text:p>Dense (5-3 input activated)</text:p>
          </table:table-cell>
          <table:covered-table-cell table:number-columns-repeated="7" table:style-name="ce16"/>
          <table:covered-table-cell table:style-name="ce60"/>
          <table:covered-table-cell table:number-columns-repeated="4" table:style-name="ce16"/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tanh(I)</text:p>
          </table:table-cell>
          <table:table-cell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table:style-name="ce4" office:value-type="float" office:value="-0.4" calcext:value-type="float">
            <text:p>-0.4</text:p>
          </table:table-cell>
          <table:table-cell table:style-name="ce17" table:number-matrix-columns-spanned="1" table:number-matrix-rows-spanned="5" table:formula="of:=TANH([.A13:.A17])" office:value-type="float" office:value="-0.379948962255225" calcext:value-type="float">
            <text:p>-0.37995</text:p>
          </table:table-cell>
          <table:table-cell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7" table:number-matrix-columns-spanned="1" table:number-matrix-rows-spanned="3" table:formula="of:=MMULT([.D13:.H15];[.B13:.B17])+[.J13:.J15]" office:value-type="float" office:value="-0.857359998684574" calcext:value-type="float">
            <text:p>-0.85736</text:p>
          </table:table-cell>
          <table:table-cell table:style-name="ce17" table:number-matrix-columns-spanned="1" table:number-matrix-rows-spanned="3" table:formula="of:=EXP([.L13:.L15])/SUM(EXP([.L13:.L15]))" office:value-type="float" office:value="0.185038969387884" calcext:value-type="float">
            <text:p>0.18504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-0.8" calcext:value-type="float">
            <text:p>-0.8</text:p>
          </table:table-cell>
          <table:table-cell table:style-name="ce18" office:value-type="float" office:value="-0.664036770267849" calcext:value-type="float">
            <text:p>-0.66404</text:p>
          </table:table-cell>
          <table:table-cell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8" office:value-type="float" office:value="-0.396180654055056" calcext:value-type="float">
            <text:p>-0.39618</text:p>
          </table:table-cell>
          <table:table-cell table:style-name="ce18" office:value-type="float" office:value="0.293461305631629" calcext:value-type="float">
            <text:p>0.29346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.00000</text:p>
          </table:table-cell>
          <table:table-cell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9" office:value-type="float" office:value="0.178782300158051" calcext:value-type="float">
            <text:p>0.17878</text:p>
          </table:table-cell>
          <table:table-cell table:style-name="ce19" office:value-type="float" office:value="0.521499724980487" calcext:value-type="float">
            <text:p>0.52150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18" office:value-type="float" office:value="0.604367777117164" calcext:value-type="float">
            <text:p>0.60437</text:p>
          </table:table-cell>
          <table:table-cell table:number-columns-repeated="6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6" office:value-type="float" office:value="-0.2" calcext:value-type="float">
            <text:p>-0.2</text:p>
          </table:table-cell>
          <table:table-cell table:style-name="ce19" office:value-type="float" office:value="-0.197375320224904" calcext:value-type="float">
            <text:p>-0.19738</text:p>
          </table:table-cell>
          <table:table-cell table:number-columns-repeated="6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Default"/>
          <table:table-cell table:number-columns-repeated="7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7" office:value-type="string" calcext:value-type="string" table:number-columns-spanned="13" table:number-rows-spanned="1">
            <text:p>Dense (5-3)</text:p>
          </table:table-cell>
          <table:covered-table-cell table:number-columns-repeated="7" table:style-name="ce16"/>
          <table:covered-table-cell table:style-name="ce60"/>
          <table:covered-table-cell table:number-columns-repeated="4" table:style-name="ce16"/>
          <table:table-cell table:number-columns-repeated="101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/>
          <table:table-cell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1011"/>
        </table:table-row>
        <table:table-row table:style-name="ro2">
          <table:table-cell table:style-name="ce4" office:value-type="float" office:value="-0.4" calcext:value-type="float">
            <text:p>-0.4</text:p>
          </table:table-cell>
          <table:table-cell table:style-name="ce20"/>
          <table:table-cell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7" table:number-matrix-columns-spanned="1" table:number-matrix-rows-spanned="3" table:formula="of:=MMULT([.D21:.H23];[.A21:.A25])+[.J21:.J23]" office:value-type="float" office:value="-0.86" calcext:value-type="float">
            <text:p>-0.86000</text:p>
          </table:table-cell>
          <table:table-cell table:style-name="ce17" table:number-matrix-columns-spanned="1" table:number-matrix-rows-spanned="3" table:formula="of:=EXP([.L21:.L23])/SUM(EXP([.L21:.L23]))" office:value-type="float" office:value="0.186874720573111" calcext:value-type="float">
            <text:p>0.18687</text:p>
          </table:table-cell>
          <table:table-cell table:number-columns-repeated="1011"/>
        </table:table-row>
        <table:table-row table:style-name="ro2">
          <table:table-cell office:value-type="float" office:value="-0.8" calcext:value-type="float">
            <text:p>-0.8</text:p>
          </table:table-cell>
          <table:table-cell table:style-name="ce20"/>
          <table:table-cell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8" office:value-type="float" office:value="-0.44" calcext:value-type="float">
            <text:p>-0.44000</text:p>
          </table:table-cell>
          <table:table-cell table:style-name="ce18" office:value-type="float" office:value="0.28441614042925" calcext:value-type="float">
            <text:p>0.28442</text:p>
          </table:table-cell>
          <table:table-cell table:number-columns-repeated="101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0"/>
          <table:table-cell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9" office:value-type="float" office:value="0.18" calcext:value-type="float">
            <text:p>0.18000</text:p>
          </table:table-cell>
          <table:table-cell table:style-name="ce19" office:value-type="float" office:value="0.528709138997639" calcext:value-type="float">
            <text:p>0.52871</text:p>
          </table:table-cell>
          <table:table-cell table:number-columns-repeated="1011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20"/>
          <table:table-cell table:number-columns-repeated="6"/>
          <table:table-cell table:style-name="ce1"/>
          <table:table-cell table:number-columns-repeated="1015"/>
        </table:table-row>
        <table:table-row table:style-name="ro2">
          <table:table-cell table:style-name="ce6" office:value-type="float" office:value="-0.2" calcext:value-type="float">
            <text:p>-0.2</text:p>
          </table:table-cell>
          <table:table-cell table:style-name="ce20"/>
          <table:table-cell table:number-columns-repeated="6"/>
          <table:table-cell table:style-name="ce1"/>
          <table:table-cell table:number-columns-repeated="1015"/>
        </table:table-row>
        <table:table-row table:style-name="ro2">
          <table:table-cell table:style-name="Default"/>
          <table:table-cell table:number-columns-repeated="22"/>
          <table:table-cell table:style-name="ce21" table:number-columns-repeated="10"/>
          <table:table-cell table:number-columns-repeated="991"/>
        </table:table-row>
        <table:table-row table:style-name="ro3">
          <table:table-cell table:style-name="ce8" office:value-type="string" calcext:value-type="string">
            <text:p>I<text:span text:style-name="T1">relevance</text:span></text:p>
          </table:table-cell>
          <table:table-cell table:style-name="ce21" table:number-columns-repeated="2"/>
          <table:table-cell table:style-name="ce29" office:value-type="string" calcext:value-type="string" table:number-columns-spanned="5" table:number-rows-spanned="1">
            <text:p>Contributes</text:p>
          </table:table-cell>
          <table:covered-table-cell table:number-columns-repeated="4" table:style-name="ce8"/>
          <table:table-cell table:style-name="ce21" table:number-columns-repeated="3"/>
          <table:table-cell table:style-name="ce8" office:value-type="string" calcext:value-type="string">
            <text:p>O<text:span text:style-name="T1">relevance</text:span></text:p>
          </table:table-cell>
          <table:table-cell table:style-name="ce64"/>
          <table:table-cell table:style-name="ce21" table:number-columns-repeated="1011"/>
        </table:table-row>
        <table:table-row table:style-name="ro2">
          <table:table-cell table:style-name="ce9" table:number-matrix-columns-spanned="1" table:number-matrix-rows-spanned="5" table:formula="of:=TRANSPOSE([.D31:.H31])" office:value-type="float" office:value="0.55887880621093" calcext:value-type="float">
            <text:p>0.55888</text:p>
          </table:table-cell>
          <table:table-cell table:number-columns-repeated="2"/>
          <table:table-cell table:style-name="ce30" table:number-matrix-columns-spanned="5" table:number-matrix-rows-spanned="1" table:formula="of:=[.D21:.H21]*TRANSPOSE([.A$21:.A$25])+[.J21]/5" office:value-type="float" office:value="-0.42" calcext:value-type="float">
            <text:p>-0.42000</text:p>
          </table:table-cell>
          <table:table-cell table:style-name="ce42" office:value-type="float" office:value="0.54" calcext:value-type="float">
            <text:p>0.54000</text:p>
          </table:table-cell>
          <table:table-cell table:style-name="ce42" office:value-type="float" office:value="-0.1" calcext:value-type="float">
            <text:p>-0.10000</text:p>
          </table:table-cell>
          <table:table-cell table:style-name="ce42" office:value-type="float" office:value="-0.8" calcext:value-type="float">
            <text:p>-0.80000</text:p>
          </table:table-cell>
          <table:table-cell table:style-name="ce54" office:value-type="float" office:value="-0.08" calcext:value-type="float">
            <text:p>-0.08000</text:p>
          </table:table-cell>
          <table:table-cell table:number-columns-repeated="3"/>
          <table:table-cell table:style-name="ce9" table:number-matrix-columns-spanned="1" table:number-matrix-rows-spanned="3" table:formula="of:=1/3" office:value-type="float" office:value="0.333333333333333" calcext:value-type="float">
            <text:p>0.33333</text:p>
          </table:table-cell>
          <table:table-cell table:style-name="ce65"/>
          <table:table-cell table:style-name="ce67" table:number-matrix-columns-spanned="1" table:number-matrix-rows-spanned="3" table:formula="of:=[.$L28:.$L30]*([.D28:.D30]+IF([.$L21:.$L23] &lt;&gt; 0; SIGN([.$L21:.$L23]); 1)*[.$D$1]/5)/([.$L21:.$L23]+IF([.$L21:.$L23] &lt;&gt; 0; SIGN([.$L21:.$L23]); 1)*[.$D$1])" office:value-type="float" office:value="0.161685823754789" calcext:value-type="float">
            <text:p>0.1616858238</text:p>
          </table:table-cell>
          <table:table-cell table:style-name="ce67" table:number-matrix-columns-spanned="1" table:number-matrix-rows-spanned="3" table:formula="of:=[.$L28:.$L30]*([.E28:.E30]+IF([.$L21:.$L23] &lt;&gt; 0; SIGN([.$L21:.$L23]); 1)*[.$D$1]/5)/([.$L21:.$L23]+IF([.$L21:.$L23] &lt;&gt; 0; SIGN([.$L21:.$L23]); 1)*[.$D$1])" office:value-type="float" office:value="-0.206130268199234" calcext:value-type="float">
            <text:p>-0.2061302682</text:p>
          </table:table-cell>
          <table:table-cell table:style-name="ce67" table:number-matrix-columns-spanned="1" table:number-matrix-rows-spanned="3" table:formula="of:=[.$L28:.$L30]*([.F28:.F30]+IF([.$L21:.$L23] &lt;&gt; 0; SIGN([.$L21:.$L23]); 1)*[.$D$1]/5)/([.$L21:.$L23]+IF([.$L21:.$L23] &lt;&gt; 0; SIGN([.$L21:.$L23]); 1)*[.$D$1])" office:value-type="float" office:value="0.0390804597701149" calcext:value-type="float">
            <text:p>0.0390804598</text:p>
          </table:table-cell>
          <table:table-cell table:style-name="ce67" table:number-matrix-columns-spanned="1" table:number-matrix-rows-spanned="3" table:formula="of:=[.$L28:.$L30]*([.G28:.G30]+IF([.$L21:.$L23] &lt;&gt; 0; SIGN([.$L21:.$L23]); 1)*[.$D$1]/5)/([.$L21:.$L23]+IF([.$L21:.$L23] &lt;&gt; 0; SIGN([.$L21:.$L23]); 1)*[.$D$1])" office:value-type="float" office:value="0.30727969348659" calcext:value-type="float">
            <text:p>0.3072796935</text:p>
          </table:table-cell>
          <table:table-cell table:style-name="ce67" table:number-matrix-columns-spanned="1" table:number-matrix-rows-spanned="3" table:formula="of:=[.$L28:.$L30]*([.H28:.H30]+IF([.$L21:.$L23] &lt;&gt; 0; SIGN([.$L21:.$L23]); 1)*[.$D$1]/5)/([.$L21:.$L23]+IF([.$L21:.$L23] &lt;&gt; 0; SIGN([.$L21:.$L23]); 1)*[.$D$1])" office:value-type="float" office:value="0.0314176245210728" calcext:value-type="float">
            <text:p>0.0314176245</text:p>
          </table:table-cell>
          <table:table-cell table:number-columns-repeated="1006"/>
        </table:table-row>
        <table:table-row table:style-name="ro2">
          <table:table-cell table:style-name="ce10" office:value-type="float" office:value="0.209776164549304" calcext:value-type="float">
            <text:p>0.20978</text:p>
          </table:table-cell>
          <table:table-cell table:number-columns-repeated="2"/>
          <table:table-cell table:style-name="ce31" table:number-matrix-columns-spanned="5" table:number-matrix-rows-spanned="1" table:formula="of:=[.D22:.H22]*TRANSPOSE([.A$21:.A$25])+[.J22]/5" office:value-type="float" office:value="-0.34" calcext:value-type="float">
            <text:p>-0.34000</text:p>
          </table:table-cell>
          <table:table-cell table:style-name="ce43" office:value-type="float" office:value="-0.46" calcext:value-type="float">
            <text:p>-0.46000</text:p>
          </table:table-cell>
          <table:table-cell table:style-name="ce43" office:value-type="float" office:value="0.02" calcext:value-type="float">
            <text:p>0.02000</text:p>
          </table:table-cell>
          <table:table-cell table:style-name="ce43" office:value-type="float" office:value="0.44" calcext:value-type="float">
            <text:p>0.44000</text:p>
          </table:table-cell>
          <table:table-cell table:style-name="ce55" office:value-type="float" office:value="-0.1" calcext:value-type="float">
            <text:p>-0.10000</text:p>
          </table:table-cell>
          <table:table-cell table:number-columns-repeated="3"/>
          <table:table-cell table:style-name="ce10" office:value-type="float" office:value="0.333333333333333" calcext:value-type="float">
            <text:p>0.33333</text:p>
          </table:table-cell>
          <table:table-cell table:style-name="ce65"/>
          <table:table-cell table:style-name="ce68" office:value-type="float" office:value="0.253333333333333" calcext:value-type="float">
            <text:p>0.2533333333</text:p>
          </table:table-cell>
          <table:table-cell table:style-name="ce68" office:value-type="float" office:value="0.342222222222222" calcext:value-type="float">
            <text:p>0.3422222222</text:p>
          </table:table-cell>
          <table:table-cell table:style-name="ce68" office:value-type="float" office:value="-0.0133333333333333" calcext:value-type="float">
            <text:p>-0.0133333333</text:p>
          </table:table-cell>
          <table:table-cell table:style-name="ce68" office:value-type="float" office:value="-0.324444444444444" calcext:value-type="float">
            <text:p>-0.3244444444</text:p>
          </table:table-cell>
          <table:table-cell table:style-name="ce68" office:value-type="float" office:value="0.0755555555555556" calcext:value-type="float">
            <text:p>0.0755555556</text:p>
          </table:table-cell>
          <table:table-cell table:number-columns-repeated="1006"/>
        </table:table-row>
        <table:table-row table:style-name="ro2">
          <table:table-cell table:style-name="ce10" office:value-type="float" office:value="0.0994313369630974" calcext:value-type="float">
            <text:p>0.09943</text:p>
          </table:table-cell>
          <table:table-cell table:number-columns-repeated="2"/>
          <table:table-cell table:style-name="ce32" table:number-matrix-columns-spanned="5" table:number-matrix-rows-spanned="1" table:formula="of:=[.D23:.H23]*TRANSPOSE([.A$21:.A$25])+[.J23]/5" office:value-type="float" office:value="0.08" calcext:value-type="float">
            <text:p>0.08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56" office:value-type="float" office:value="-0.02" calcext:value-type="float">
            <text:p>-0.02000</text:p>
          </table:table-cell>
          <table:table-cell table:number-columns-repeated="3"/>
          <table:table-cell table:style-name="ce11" office:value-type="float" office:value="0.333333333333333" calcext:value-type="float">
            <text:p>0.33333</text:p>
          </table:table-cell>
          <table:table-cell table:style-name="ce65"/>
          <table:table-cell table:style-name="ce68" office:value-type="float" office:value="0.143859649122807" calcext:value-type="float">
            <text:p>0.1438596491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-0.0315789473684211" calcext:value-type="float">
            <text:p>-0.0315789474</text:p>
          </table:table-cell>
          <table:table-cell table:number-columns-repeated="1006"/>
        </table:table-row>
        <table:table-row table:style-name="ro2">
          <table:table-cell table:style-name="ce10" office:value-type="float" office:value="0.0565194595684614" calcext:value-type="float">
            <text:p>0.05652</text:p>
          </table:table-cell>
          <table:table-cell table:number-columns-repeated="2"/>
          <table:table-cell table:style-name="ce33" table:formula="of:=SUM([.N28:.N30])" office:value-type="float" office:value="0.55887880621093" calcext:value-type="float">
            <text:p>0.55888</text:p>
          </table:table-cell>
          <table:table-cell table:style-name="ce33" table:formula="of:=SUM([.O28:.O30])" office:value-type="float" office:value="0.209776164549304" calcext:value-type="float">
            <text:p>0.20978</text:p>
          </table:table-cell>
          <table:table-cell table:style-name="ce33" table:formula="of:=SUM([.P28:.P30])" office:value-type="float" office:value="0.0994313369630974" calcext:value-type="float">
            <text:p>0.09943</text:p>
          </table:table-cell>
          <table:table-cell table:style-name="ce33" table:formula="of:=SUM([.Q28:.Q30])" office:value-type="float" office:value="0.0565194595684614" calcext:value-type="float">
            <text:p>0.05652</text:p>
          </table:table-cell>
          <table:table-cell table:style-name="ce33" table:formula="of:=SUM([.R28:.R30])" office:value-type="float" office:value="0.0753942327082073" calcext:value-type="float">
            <text:p>0.07539</text:p>
          </table:table-cell>
          <table:table-cell table:number-columns-repeated="4"/>
          <table:table-cell table:style-name="ce65"/>
          <table:table-cell table:number-columns-repeated="1011"/>
        </table:table-row>
        <table:table-row table:style-name="ro2">
          <table:table-cell table:style-name="ce11" office:value-type="float" office:value="0.0753942327082073" calcext:value-type="float">
            <text:p>0.07539</text:p>
          </table:table-cell>
          <table:table-cell table:number-columns-repeated="11"/>
          <table:table-cell table:style-name="ce65"/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table:style-name="ce65"/>
          <table:table-cell table:number-columns-repeated="1011"/>
        </table:table-row>
        <table:table-row table:style-name="ro2">
          <table:table-cell table:style-name="ce12" office:value-type="string" calcext:value-type="string" table:number-columns-spanned="13" table:number-rows-spanned="1">
            <text:p>Sparse (5-3)</text:p>
          </table:table-cell>
          <table:covered-table-cell/>
          <table:covered-table-cell table:number-columns-repeated="11" table:style-name="ce21"/>
          <table:table-cell table:number-columns-repeated="101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number-columns-repeated="2"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1011"/>
        </table:table-row>
        <table:table-row table:style-name="ro2">
          <table:table-cell table:style-name="ce13" office:value-type="float" office:value="0" calcext:value-type="float">
            <text:p>0.00</text:p>
          </table:table-cell>
          <table:table-cell table:number-columns-repeated="2"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3" table:number-matrix-columns-spanned="1" table:number-matrix-rows-spanned="3" table:formula="of:=MMULT([.D36:.H38];[.A36:.A40])+[.J36:.J38]" office:value-type="float" office:value="0.3" calcext:value-type="float">
            <text:p>0.30</text:p>
          </table:table-cell>
          <table:table-cell table:style-name="ce17" table:number-matrix-columns-spanned="1" table:number-matrix-rows-spanned="3" table:formula="of:=EXP([.L36:.L38])/SUM(EXP([.L36:.L38]))" office:value-type="float" office:value="0.176900749630552" calcext:value-type="float">
            <text:p>0.17690</text:p>
          </table:table-cell>
          <table:table-cell table:number-columns-repeated="1011"/>
        </table:table-row>
        <table:table-row table:style-name="ro2">
          <table:table-cell table:style-name="ce14" office:value-type="float" office:value="0" calcext:value-type="float">
            <text:p>0.00</text:p>
          </table:table-cell>
          <table:table-cell table:number-columns-repeated="2"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4" office:value-type="float" office:value="1.4" calcext:value-type="float">
            <text:p>1.40</text:p>
          </table:table-cell>
          <table:table-cell table:style-name="ce18" office:value-type="float" office:value="0.531439221650759" calcext:value-type="float">
            <text:p>0.53144</text:p>
          </table:table-cell>
          <table:table-cell table:number-columns-repeated="1011"/>
        </table:table-row>
        <table:table-row table:style-name="ro2">
          <table:table-cell table:style-name="ce14" office:value-type="float" office:value="1" calcext:value-type="float">
            <text:p>1.00</text:p>
          </table:table-cell>
          <table:table-cell table:number-columns-repeated="2"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5" office:value-type="float" office:value="0.8" calcext:value-type="float">
            <text:p>0.80</text:p>
          </table:table-cell>
          <table:table-cell table:style-name="ce19" office:value-type="float" office:value="0.291660028718689" calcext:value-type="float">
            <text:p>0.29166</text:p>
          </table:table-cell>
          <table:table-cell table:number-columns-repeated="1011"/>
        </table:table-row>
        <table:table-row table:style-name="ro2">
          <table:table-cell table:style-name="ce14" office:value-type="float" office:value="0" calcext:value-type="float">
            <text:p>0.00</text:p>
          </table:table-cell>
          <table:table-cell table:number-columns-repeated="1023"/>
        </table:table-row>
        <table:table-row table:style-name="ro2">
          <table:table-cell table:style-name="ce15" office:value-type="float" office:value="1" calcext:value-type="float">
            <text:p>1.00</text:p>
          </table:table-cell>
          <table:table-cell table:number-columns-repeated="11"/>
          <table:table-cell table:style-name="ce66"/>
          <table:table-cell table:number-columns-repeated="1011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8" office:value-type="string" calcext:value-type="string">
            <text:p>I<text:span text:style-name="T1">relevance</text:span></text:p>
          </table:table-cell>
          <table:table-cell/>
          <table:table-cell table:style-name="ce21"/>
          <table:table-cell table:style-name="ce29" office:value-type="string" calcext:value-type="string" table:number-columns-spanned="5" table:number-rows-spanned="1">
            <text:p>Contributes</text:p>
          </table:table-cell>
          <table:covered-table-cell table:number-columns-repeated="4" table:style-name="ce8"/>
          <table:table-cell table:style-name="ce21" table:number-columns-repeated="3"/>
          <table:table-cell table:style-name="ce8" office:value-type="string" calcext:value-type="string">
            <text:p>O<text:span text:style-name="T1">relevance</text:span></text:p>
          </table:table-cell>
          <table:table-cell table:number-columns-repeated="1012"/>
        </table:table-row>
        <table:table-row table:style-name="ro2">
          <table:table-cell table:style-name="ce9" table:number-matrix-columns-spanned="1" table:number-matrix-rows-spanned="5" table:formula="of:=TRANSPOSE([.D46:.H46])" office:value-type="float" office:value="0" calcext:value-type="float">
            <text:p>0.00000</text:p>
          </table:table-cell>
          <table:table-cell table:number-columns-repeated="2"/>
          <table:table-cell table:style-name="ce34" table:formula="of:=[.D36]*[.$A$36]+IF([.D36]*[.$A$36] &lt;&gt; 0; [.$J36]/SUM([.$A$36:.$A$40]); 0)" office:value-type="float" office:value="0" calcext:value-type="float">
            <text:p>0</text:p>
          </table:table-cell>
          <table:table-cell table:style-name="ce45" table:formula="of:=[.E36]*[.$A$37]+IF([.E36]*[.$A$37] &lt;&gt; 0; [.$J36]/SUM([.$A$36:.$A$40]); 0)" office:value-type="float" office:value="0" calcext:value-type="float">
            <text:p>0</text:p>
          </table:table-cell>
          <table:table-cell table:style-name="ce45" table:formula="of:=[.F36]*[.$A$38]+IF([.F36]*[.$A$38] &lt;&gt; 0; [.$J36]/SUM([.$A$36:.$A$40]); 0)" office:value-type="float" office:value="0.65" calcext:value-type="float">
            <text:p>0.65</text:p>
          </table:table-cell>
          <table:table-cell table:style-name="ce45" table:formula="of:=[.G36]*[.$A$39]+IF([.G36]*[.$A$39] &lt;&gt; 0; [.$J36]/SUM([.$A$36:.$A$40]); 0)" office:value-type="float" office:value="0" calcext:value-type="float">
            <text:p>0</text:p>
          </table:table-cell>
          <table:table-cell table:style-name="ce57" table:formula="of:=[.H36]*[.$A$40]+IF([.H36]*[.$A$40] &lt;&gt; 0; [.$J36]/SUM([.$A$36:.$A$40]); 0)" office:value-type="float" office:value="-0.35" calcext:value-type="float">
            <text:p>-0.35</text:p>
          </table:table-cell>
          <table:table-cell table:number-columns-repeated="3"/>
          <table:table-cell table:style-name="ce9" table:number-matrix-columns-spanned="1" table:number-matrix-rows-spanned="3" table:formula="of:=1/3" office:value-type="float" office:value="0.333333333333333" calcext:value-type="float">
            <text:p>0.33333</text:p>
          </table:table-cell>
          <table:table-cell/>
          <table:table-cell table:style-name="ce67" table:number-columns-repeated="2"/>
          <table:table-cell table:style-name="ce67" table:number-matrix-columns-spanned="1" table:number-matrix-rows-spanned="3" table:formula="of:=[.$L43:.$L45]*([.F43:.F45]+IF([.$L36:.$L38] &lt;&gt; 0; SIGN([.$L36:.$L38]); 1)*[.$D$1]/2)/([.$L36:.$L38]+IF([.$L36:.$L38] &lt;&gt; 0; SIGN([.$L36:.$L38]); 1)*[.$D$1])" office:value-type="float" office:value="0.704301075268817" calcext:value-type="float">
            <text:p>0.7043010753</text:p>
          </table:table-cell>
          <table:table-cell table:style-name="ce67"/>
          <table:table-cell table:style-name="ce67" table:number-matrix-columns-spanned="1" table:number-matrix-rows-spanned="3" table:formula="of:=[.$L43:.$L45]*([.H43:.H45]+IF([.$L36:.$L38] &lt;&gt; 0; SIGN([.$L36:.$L38]); 1)*[.$D$1]/2)/([.$L36:.$L38]+IF([.$L36:.$L38] &lt;&gt; 0; SIGN([.$L36:.$L38]); 1)*[.$D$1])" office:value-type="float" office:value="-0.370967741935484" calcext:value-type="float">
            <text:p>-0.3709677419</text:p>
          </table:table-cell>
          <table:table-cell table:number-columns-repeated="1006"/>
        </table:table-row>
        <table:table-row table:style-name="ro2">
          <table:table-cell table:style-name="ce10" office:value-type="float" office:value="0" calcext:value-type="float">
            <text:p>0.00000</text:p>
          </table:table-cell>
          <table:table-cell table:number-columns-repeated="2"/>
          <table:table-cell table:style-name="ce35" table:formula="of:=[.D37]*[.$A$36]+IF([.D37]*[.$A$36] &lt;&gt; 0; [.$J37]/SUM([.$A$36:.$A$40]); 0)" office:value-type="float" office:value="0" calcext:value-type="float">
            <text:p>0</text:p>
          </table:table-cell>
          <table:table-cell table:style-name="ce46" table:formula="of:=[.E37]*[.$A$37]+IF([.E37]*[.$A$37] &lt;&gt; 0; [.$J37]/SUM([.$A$36:.$A$40]); 0)" office:value-type="float" office:value="0" calcext:value-type="float">
            <text:p>0</text:p>
          </table:table-cell>
          <table:table-cell table:style-name="ce46" table:formula="of:=[.F37]*[.$A$38]+IF([.F37]*[.$A$38] &lt;&gt; 0; [.$J37]/SUM([.$A$36:.$A$40]); 0)" office:value-type="float" office:value="0.75" calcext:value-type="float">
            <text:p>0.75</text:p>
          </table:table-cell>
          <table:table-cell table:style-name="ce46" table:formula="of:=[.G37]*[.$A$39]+IF([.G37]*[.$A$39] &lt;&gt; 0; [.$J37]/SUM([.$A$36:.$A$40]); 0)" office:value-type="float" office:value="0" calcext:value-type="float">
            <text:p>0</text:p>
          </table:table-cell>
          <table:table-cell table:style-name="ce58" table:formula="of:=[.H37]*[.$A$40]+IF([.H37]*[.$A$40] &lt;&gt; 0; [.$J37]/SUM([.$A$36:.$A$40]); 0)" office:value-type="float" office:value="0.65" calcext:value-type="float">
            <text:p>0.65</text:p>
          </table:table-cell>
          <table:table-cell table:number-columns-repeated="3"/>
          <table:table-cell table:style-name="ce10" office:value-type="float" office:value="0.333333333333333" calcext:value-type="float">
            <text:p>0.33333</text:p>
          </table:table-cell>
          <table:table-cell/>
          <table:table-cell table:style-name="ce68" table:number-columns-repeated="2"/>
          <table:table-cell table:style-name="ce68" office:value-type="float" office:value="0.178486997635934" calcext:value-type="float">
            <text:p>0.1784869976</text:p>
          </table:table-cell>
          <table:table-cell table:style-name="ce68"/>
          <table:table-cell table:style-name="ce68" office:value-type="float" office:value="0.154846335697399" calcext:value-type="float">
            <text:p>0.1548463357</text:p>
          </table:table-cell>
          <table:table-cell table:number-columns-repeated="1006"/>
        </table:table-row>
        <table:table-row table:style-name="ro2">
          <table:table-cell table:style-name="ce10" office:value-type="float" office:value="1.04945473957142" calcext:value-type="float">
            <text:p>1.04945</text:p>
          </table:table-cell>
          <table:table-cell table:number-columns-repeated="2"/>
          <table:table-cell table:style-name="ce36" table:formula="of:=[.D38]*[.$A$36]+IF([.D38]*[.$A$36] &lt;&gt; 0; [.$J38]/SUM([.$A$36:.$A$40]); 0)" office:value-type="float" office:value="0" calcext:value-type="float">
            <text:p>0</text:p>
          </table:table-cell>
          <table:table-cell table:style-name="ce47" table:formula="of:=[.E38]*[.$A$37]+IF([.E38]*[.$A$37] &lt;&gt; 0; [.$J38]/SUM([.$A$36:.$A$40]); 0)" office:value-type="float" office:value="0" calcext:value-type="float">
            <text:p>0</text:p>
          </table:table-cell>
          <table:table-cell table:style-name="ce47" table:formula="of:=[.F38]*[.$A$38]+IF([.F38]*[.$A$38] &lt;&gt; 0; [.$J38]/SUM([.$A$36:.$A$40]); 0)" office:value-type="float" office:value="0.4" calcext:value-type="float">
            <text:p>0.4</text:p>
          </table:table-cell>
          <table:table-cell table:style-name="ce47" table:formula="of:=[.G38]*[.$A$39]+IF([.G38]*[.$A$39] &lt;&gt; 0; [.$J38]/SUM([.$A$36:.$A$40]); 0)" office:value-type="float" office:value="0" calcext:value-type="float">
            <text:p>0</text:p>
          </table:table-cell>
          <table:table-cell table:style-name="ce59" table:formula="of:=[.H38]*[.$A$40]+IF([.H38]*[.$A$40] &lt;&gt; 0; [.$J38]/SUM([.$A$36:.$A$40]); 0)" office:value-type="float" office:value="0.4" calcext:value-type="float">
            <text:p>0.4</text:p>
          </table:table-cell>
          <table:table-cell table:number-columns-repeated="3"/>
          <table:table-cell table:style-name="ce11" office:value-type="float" office:value="0.333333333333333" calcext:value-type="float">
            <text:p>0.33333</text:p>
          </table:table-cell>
          <table:table-cell/>
          <table:table-cell table:style-name="ce68" table:number-columns-repeated="2"/>
          <table:table-cell table:style-name="ce68" office:value-type="float" office:value="0.166666666666667" calcext:value-type="float">
            <text:p>0.1666666667</text:p>
          </table:table-cell>
          <table:table-cell table:style-name="ce68"/>
          <table:table-cell table:style-name="ce68" office:value-type="float" office:value="0.166666666666667" calcext:value-type="float">
            <text:p>0.1666666667</text:p>
          </table:table-cell>
          <table:table-cell table:number-columns-repeated="1006"/>
        </table:table-row>
        <table:table-row table:style-name="ro2">
          <table:table-cell table:style-name="ce10" office:value-type="float" office:value="0" calcext:value-type="float">
            <text:p>0.00000</text:p>
          </table:table-cell>
          <table:table-cell table:number-columns-repeated="2"/>
          <table:table-cell table:style-name="ce33" table:formula="of:=SUM([.N43:.N45])" office:value-type="float" office:value="0" calcext:value-type="float">
            <text:p>0.00000</text:p>
          </table:table-cell>
          <table:table-cell table:style-name="ce33" table:formula="of:=SUM([.O43:.O45])" office:value-type="float" office:value="0" calcext:value-type="float">
            <text:p>0.00000</text:p>
          </table:table-cell>
          <table:table-cell table:style-name="ce33" table:formula="of:=SUM([.P43:.P45])" office:value-type="float" office:value="1.04945473957142" calcext:value-type="float">
            <text:p>1.04945</text:p>
          </table:table-cell>
          <table:table-cell table:style-name="ce33" table:formula="of:=SUM([.Q43:.Q45])" office:value-type="float" office:value="0" calcext:value-type="float">
            <text:p>0.00000</text:p>
          </table:table-cell>
          <table:table-cell table:style-name="ce33" table:formula="of:=SUM([.R43:.R45])" office:value-type="float" office:value="-0.0494547395714177" calcext:value-type="float">
            <text:p>-0.04945</text:p>
          </table:table-cell>
          <table:table-cell table:number-columns-repeated="1016"/>
        </table:table-row>
        <table:table-row table:style-name="ro2">
          <table:table-cell table:style-name="ce11" office:value-type="float" office:value="-0.0494547395714177" calcext:value-type="float">
            <text:p>-0.04945</text:p>
          </table:table-cell>
          <table:table-cell table:number-columns-repeated="1023"/>
        </table:table-row>
      </table:table>
      <table:table table:name="Simple Backward" table:style-name="ta1">
        <table:table-column table:style-name="co12" table:default-cell-style-name="Default"/>
        <table:table-column table:style-name="co2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7" table:number-columns-repeated="984" table:default-cell-style-name="Default"/>
        <table:table-row table:style-name="ro2">
          <table:table-cell table:style-name="ce1" table:formula="of:=ROUND(RAND() * 20 - 10) / 10" office:value-type="float" office:value="-0.7" calcext:value-type="float">
            <text:p>-0.7</text:p>
          </table:table-cell>
          <table:table-cell table:number-columns-repeated="5"/>
          <table:table-cell table:style-name="ce3" table:number-columns-repeated="3"/>
          <table:table-cell table:number-columns-repeated="98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4"/>
          <table:table-cell table:number-columns-repeated="985"/>
        </table:table-row>
        <table:table-row table:style-name="ro2">
          <table:table-cell table:style-name="ce12" office:value-type="string" calcext:value-type="string" table:number-columns-spanned="13" table:number-rows-spanned="1">
            <text:p>Dense (4-5)</text:p>
          </table:table-cell>
          <table:covered-table-cell table:number-columns-repeated="3"/>
          <table:covered-table-cell table:style-name="ce1"/>
          <table:covered-table-cell/>
          <table:covered-table-cell table:style-name="ce1"/>
          <table:covered-table-cell table:number-columns-repeated="2"/>
          <table:covered-table-cell table:number-columns-repeated="4" table:style-name="ce1"/>
          <table:table-cell table:number-columns-repeated="985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/text:p>
          </table:table-cell>
          <table:covered-table-cell table:number-columns-repeated="3" table:style-name="ce3"/>
          <table:table-cell table:style-name="ce3"/>
          <table:table-cell/>
          <table:table-cell table:style-name="ce3" office:value-type="string" calcext:value-type="string">
            <text:p><text:span text:style-name="T2">∇</text:span>B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/>
          <table:table-cell table:style-name="ce3" office:value-type="string" calcext:value-type="string">
            <text:p>O<text:span text:style-name="T1">gold</text:span></text:p>
          </table:table-cell>
          <table:table-cell/>
          <table:table-cell table:style-name="ce3" table:number-columns-repeated="984"/>
        </table:table-row>
        <table:table-row table:style-name="ro2">
          <table:table-cell table:style-name="ce73" table:number-matrix-columns-spanned="1" table:number-matrix-rows-spanned="4" table:formula="of:=MMULT(TRANSPOSE(['Simple Forward'.D5:.G9]);[.K5:.K9])" office:value-type="float" office:value="0.0125965906491968" calcext:value-type="float">
            <text:p>0.012597</text:p>
          </table:table-cell>
          <table:table-cell table:style-name="ce76"/>
          <table:table-cell table:style-name="ce80" table:number-matrix-columns-spanned="4" table:number-matrix-rows-spanned="5" table:formula="of:=MMULT([.K5:.K9]; TRANSPOSE(['Simple Forward'.A5:.A8]))" office:value-type="float" office:value="0.267514037494128" calcext:value-type="float">
            <text:p>0.267514</text:p>
          </table:table-cell>
          <table:table-cell table:style-name="ce85" office:value-type="float" office:value="0.300953292180894" calcext:value-type="float">
            <text:p>0.300953</text:p>
          </table:table-cell>
          <table:table-cell table:style-name="ce85" office:value-type="float" office:value="0.300953292180894" calcext:value-type="float">
            <text:p>0.300953</text:p>
          </table:table-cell>
          <table:table-cell table:style-name="ce91" office:value-type="float" office:value="-0.33439254686766" calcext:value-type="float">
            <text:p>-0.334393</text:p>
          </table:table-cell>
          <table:table-cell table:style-name="ce76" table:number-columns-repeated="2"/>
          <table:table-cell table:style-name="ce73" table:number-matrix-columns-spanned="1" table:number-matrix-rows-spanned="5" table:formula="of:=[.K5:.K9]" office:value-type="float" office:value="-0.33439254686766" calcext:value-type="float">
            <text:p>-0.334393</text:p>
          </table:table-cell>
          <table:table-cell table:style-name="ce76"/>
          <table:table-cell table:style-name="ce97" table:number-matrix-columns-spanned="1" table:number-matrix-rows-spanned="5" table:formula="of:=(['Simple Forward'.M5:.M9]-[.M5:.M9])*(1-['Simple Forward'.M5:.M9]^2)" office:value-type="float" office:value="-0.33439254686766" calcext:value-type="float">
            <text:p>-0.33439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4" office:value-type="float" office:value="-2.07295899588108" calcext:value-type="float">
            <text:p>-2.072959</text:p>
          </table:table-cell>
          <table:table-cell table:style-name="ce76"/>
          <table:table-cell table:style-name="ce81" office:value-type="float" office:value="0.378673087232773" calcext:value-type="float">
            <text:p>0.378673</text:p>
          </table:table-cell>
          <table:table-cell table:style-name="ce86" office:value-type="float" office:value="0.42600722313687" calcext:value-type="float">
            <text:p>0.426007</text:p>
          </table:table-cell>
          <table:table-cell table:style-name="ce86" office:value-type="float" office:value="0.42600722313687" calcext:value-type="float">
            <text:p>0.426007</text:p>
          </table:table-cell>
          <table:table-cell table:style-name="ce92" office:value-type="float" office:value="-0.473341359040967" calcext:value-type="float">
            <text:p>-0.473341</text:p>
          </table:table-cell>
          <table:table-cell table:style-name="ce76" table:number-columns-repeated="2"/>
          <table:table-cell table:style-name="ce74" office:value-type="float" office:value="-0.473341359040967" calcext:value-type="float">
            <text:p>-0.473341</text:p>
          </table:table-cell>
          <table:table-cell table:style-name="ce76"/>
          <table:table-cell table:style-name="ce74" office:value-type="float" office:value="-0.473341359040967" calcext:value-type="float">
            <text:p>-0.473341</text:p>
          </table:table-cell>
          <table:table-cell/>
          <table:table-cell table:style-name="ce5" office:value-type="float" office:value="0.5" calcext:value-type="float">
            <text:p>0.5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4" office:value-type="float" office:value="1.07476314526389" calcext:value-type="float">
            <text:p>1.074763</text:p>
          </table:table-cell>
          <table:table-cell table:style-name="ce76"/>
          <table:table-cell table:style-name="ce81" office:value-type="float" office:value="-0.32" calcext:value-type="float">
            <text:p>-0.320000</text:p>
          </table:table-cell>
          <table:table-cell table:style-name="ce86" office:value-type="float" office:value="-0.36" calcext:value-type="float">
            <text:p>-0.360000</text:p>
          </table:table-cell>
          <table:table-cell table:style-name="ce86" office:value-type="float" office:value="-0.36" calcext:value-type="float">
            <text:p>-0.360000</text:p>
          </table:table-cell>
          <table:table-cell table:style-name="ce92" office:value-type="float" office:value="0.4" calcext:value-type="float">
            <text:p>0.400000</text:p>
          </table:table-cell>
          <table:table-cell table:style-name="ce76" table:number-columns-repeated="2"/>
          <table:table-cell table:style-name="ce74" office:value-type="float" office:value="0.4" calcext:value-type="float">
            <text:p>0.400000</text:p>
          </table:table-cell>
          <table:table-cell table:style-name="ce76"/>
          <table:table-cell table:style-name="ce74" office:value-type="float" office:value="0.4" calcext:value-type="float">
            <text:p>0.400000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5" office:value-type="float" office:value="-0.141576800319923" calcext:value-type="float">
            <text:p>-0.141577</text:p>
          </table:table-cell>
          <table:table-cell table:style-name="ce76"/>
          <table:table-cell table:style-name="ce81" office:value-type="float" office:value="-0.650893668939623" calcext:value-type="float">
            <text:p>-0.650894</text:p>
          </table:table-cell>
          <table:table-cell table:style-name="ce86" office:value-type="float" office:value="-0.732255377557076" calcext:value-type="float">
            <text:p>-0.732255</text:p>
          </table:table-cell>
          <table:table-cell table:style-name="ce86" office:value-type="float" office:value="-0.732255377557076" calcext:value-type="float">
            <text:p>-0.732255</text:p>
          </table:table-cell>
          <table:table-cell table:style-name="ce92" office:value-type="float" office:value="0.813617086174529" calcext:value-type="float">
            <text:p>0.813617</text:p>
          </table:table-cell>
          <table:table-cell table:style-name="ce76" table:number-columns-repeated="2"/>
          <table:table-cell table:style-name="ce74" office:value-type="float" office:value="0.813617086174529" calcext:value-type="float">
            <text:p>0.813617</text:p>
          </table:table-cell>
          <table:table-cell table:style-name="ce76"/>
          <table:table-cell table:style-name="ce74" office:value-type="float" office:value="0.813617086174529" calcext:value-type="float">
            <text:p>0.813617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6" table:number-columns-repeated="2"/>
          <table:table-cell table:style-name="ce82" office:value-type="float" office:value="0.83952370705584" calcext:value-type="float">
            <text:p>0.839524</text:p>
          </table:table-cell>
          <table:table-cell table:style-name="ce87" office:value-type="float" office:value="0.94446417043782" calcext:value-type="float">
            <text:p>0.944464</text:p>
          </table:table-cell>
          <table:table-cell table:style-name="ce87" office:value-type="float" office:value="0.94446417043782" calcext:value-type="float">
            <text:p>0.944464</text:p>
          </table:table-cell>
          <table:table-cell table:style-name="ce93" office:value-type="float" office:value="-1.0494046338198" calcext:value-type="float">
            <text:p>-1.049405</text:p>
          </table:table-cell>
          <table:table-cell table:style-name="ce76" table:number-columns-repeated="2"/>
          <table:table-cell table:style-name="ce75" office:value-type="float" office:value="-1.0494046338198" calcext:value-type="float">
            <text:p>-1.049405</text:p>
          </table:table-cell>
          <table:table-cell table:style-name="ce76"/>
          <table:table-cell table:style-name="ce75" office:value-type="float" office:value="-1.0494046338198" calcext:value-type="float">
            <text:p>-1.049405</text:p>
          </table:table-cell>
          <table:table-cell/>
          <table:table-cell table:style-name="ce6" office:value-type="float" office:value="0.9" calcext:value-type="float">
            <text:p>0.9</text:p>
          </table:table-cell>
          <table:table-cell table:number-columns-repeated="985"/>
        </table:table-row>
        <table:table-row table:style-name="ro2">
          <table:table-cell table:style-name="ce76" table:number-columns-repeated="11"/>
          <table:table-cell table:number-columns-repeated="987"/>
        </table:table-row>
        <table:table-row table:style-name="ro2">
          <table:table-cell table:style-name="ce77" office:value-type="string" calcext:value-type="string" table:number-columns-spanned="13" table:number-rows-spanned="1">
            <text:p>Dense (5-3 input activated)</text:p>
          </table:table-cell>
          <table:covered-table-cell table:number-columns-repeated="3" table:style-name="ce76"/>
          <table:covered-table-cell table:style-name="ce86"/>
          <table:covered-table-cell table:number-columns-repeated="6" table:style-name="ce76"/>
          <table:covered-table-cell table:number-columns-repeated="2"/>
          <table:table-cell table:style-name="ce70"/>
          <table:table-cell table:number-columns-repeated="984"/>
        </table:table-row>
        <table:table-row table:style-name="ro1">
          <table:table-cell table:style-name="ce78" office:value-type="string" calcext:value-type="string">
            <text:p><text:span text:style-name="T2">∇</text:span>I</text:p>
          </table:table-cell>
          <table:table-cell table:style-name="ce76"/>
          <table:table-cell table:style-name="ce78" office:value-type="string" calcext:value-type="string" table:number-columns-spanned="5" table:number-rows-spanned="1">
            <text:p><text:span text:style-name="T2">∇</text:span>W<text:span text:style-name="T1">o</text:span></text:p>
          </table:table-cell>
          <table:covered-table-cell table:number-columns-repeated="4" table:style-name="ce78"/>
          <table:table-cell table:style-name="ce78"/>
          <table:table-cell table:style-name="ce78" office:value-type="string" calcext:value-type="string">
            <text:p><text:span text:style-name="T2">∇</text:span>B<text:span text:style-name="T1">o</text:span></text:p>
          </table:table-cell>
          <table:table-cell table:style-name="ce78"/>
          <table:table-cell table:style-name="ce78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73" table:number-matrix-columns-spanned="1" table:number-matrix-rows-spanned="5" table:formula="of:=MMULT(TRANSPOSE(['Simple Forward'.D13:.H15]);[.K13:.K15])" office:value-type="float" office:value="-0.440003621919276" calcext:value-type="float">
            <text:p>-0.440004</text:p>
          </table:table-cell>
          <table:table-cell table:style-name="ce76"/>
          <table:table-cell table:style-name="ce80" table:number-matrix-columns-spanned="5" table:number-matrix-rows-spanned="3" table:formula="of:=MMULT([.K13:.K15];TRANSPOSE(['Simple Forward'.B13:.B17]))" office:value-type="float" office:value="0.309643597859522" calcext:value-type="float">
            <text:p>0.309644</text:p>
          </table:table-cell>
          <table:table-cell table:style-name="ce88" office:value-type="float" office:value="0.541164090661827" calcext:value-type="float">
            <text:p>0.541164</text:p>
          </table:table-cell>
          <table:table-cell table:style-name="ce88" office:value-type="float" office:value="0" calcext:value-type="float">
            <text:p>0.000000</text:p>
          </table:table-cell>
          <table:table-cell table:style-name="ce88" office:value-type="float" office:value="-0.492536186508157" calcext:value-type="float">
            <text:p>-0.492536</text:p>
          </table:table-cell>
          <table:table-cell table:style-name="ce94" office:value-type="float" office:value="0.160853194387884" calcext:value-type="float">
            <text:p>0.160853</text:p>
          </table:table-cell>
          <table:table-cell table:style-name="ce76"/>
          <table:table-cell table:style-name="ce97" table:number-matrix-columns-spanned="1" table:number-matrix-rows-spanned="3" table:formula="of:=[.K13:.K15]" office:value-type="float" office:value="-0.814961030612116" calcext:value-type="float">
            <text:p>-0.814961</text:p>
          </table:table-cell>
          <table:table-cell table:style-name="ce76"/>
          <table:table-cell table:style-name="ce73" table:number-matrix-columns-spanned="1" table:number-matrix-rows-spanned="3" table:formula="of:=['Simple Forward'.M13:.M15]-[.M13:.M15]" office:value-type="float" office:value="-0.814961030612116" calcext:value-type="float">
            <text:p>-0.814961</text:p>
          </table:table-cell>
          <table:table-cell table:style-name="ce100"/>
          <table:table-cell table:style-name="ce4" office:value-type="float" office:value="1" calcext:value-type="float">
            <text:p>1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74" office:value-type="float" office:value="0.82804560786867" calcext:value-type="float">
            <text:p>0.828046</text:p>
          </table:table-cell>
          <table:table-cell table:style-name="ce76"/>
          <table:table-cell table:style-name="ce83" office:value-type="float" office:value="-0.111500318536801" calcext:value-type="float">
            <text:p>-0.111500</text:p>
          </table:table-cell>
          <table:table-cell table:style-name="ce89" office:value-type="float" office:value="-0.194869097590213" calcext:value-type="float">
            <text:p>-0.194869</text:p>
          </table:table-cell>
          <table:table-cell table:style-name="ce89" office:value-type="float" office:value="0" calcext:value-type="float">
            <text:p>0.000000</text:p>
          </table:table-cell>
          <table:table-cell table:style-name="ce89" office:value-type="float" office:value="0.177358556954488" calcext:value-type="float">
            <text:p>0.177359</text:p>
          </table:table-cell>
          <table:table-cell table:style-name="ce95" office:value-type="float" office:value="-0.0579220191726612" calcext:value-type="float">
            <text:p>-0.057922</text:p>
          </table:table-cell>
          <table:table-cell table:style-name="ce76"/>
          <table:table-cell table:style-name="ce98" office:value-type="float" office:value="0.293461305631629" calcext:value-type="float">
            <text:p>0.293461</text:p>
          </table:table-cell>
          <table:table-cell table:style-name="ce76"/>
          <table:table-cell table:style-name="ce74" office:value-type="float" office:value="0.293461305631629" calcext:value-type="float">
            <text:p>0.293461</text:p>
          </table:table-cell>
          <table:table-cell table:style-name="ce100"/>
          <table:table-cell table:style-name="ce5" office:value-type="float" office:value="0" calcext:value-type="float">
            <text:p>0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74" office:value-type="float" office:value="-0.371592096114618" calcext:value-type="float">
            <text:p>-0.371592</text:p>
          </table:table-cell>
          <table:table-cell table:style-name="ce76"/>
          <table:table-cell table:style-name="ce84" office:value-type="float" office:value="-0.198143279322721" calcext:value-type="float">
            <text:p>-0.198143</text:p>
          </table:table-cell>
          <table:table-cell table:style-name="ce90" office:value-type="float" office:value="-0.346294993071614" calcext:value-type="float">
            <text:p>-0.346295</text:p>
          </table:table-cell>
          <table:table-cell table:style-name="ce90" office:value-type="float" office:value="0" calcext:value-type="float">
            <text:p>0.000000</text:p>
          </table:table-cell>
          <table:table-cell table:style-name="ce90" office:value-type="float" office:value="0.315177629553669" calcext:value-type="float">
            <text:p>0.315178</text:p>
          </table:table-cell>
          <table:table-cell table:style-name="ce96" office:value-type="float" office:value="-0.102931175215223" calcext:value-type="float">
            <text:p>-0.102931</text:p>
          </table:table-cell>
          <table:table-cell table:style-name="ce76"/>
          <table:table-cell table:style-name="ce99" office:value-type="float" office:value="0.521499724980487" calcext:value-type="float">
            <text:p>0.521500</text:p>
          </table:table-cell>
          <table:table-cell table:style-name="ce76"/>
          <table:table-cell table:style-name="ce75" office:value-type="float" office:value="0.521499724980487" calcext:value-type="float">
            <text:p>0.521500</text:p>
          </table:table-cell>
          <table:table-cell table:style-name="ce100"/>
          <table:table-cell table:style-name="ce6" office:value-type="float" office:value="0" calcext:value-type="float">
            <text:p>0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74" office:value-type="float" office:value="0.991037813991094" calcext:value-type="float">
            <text:p>0.991038</text:p>
          </table:table-cell>
          <table:table-cell table:style-name="ce76" table:number-columns-repeated="10"/>
          <table:table-cell table:number-columns-repeated="2"/>
          <table:table-cell table:style-name="ce69"/>
          <table:table-cell table:number-columns-repeated="984"/>
        </table:table-row>
        <table:table-row table:style-name="ro2">
          <table:table-cell table:style-name="ce75" office:value-type="float" office:value="0.414022803934335" calcext:value-type="float">
            <text:p>0.414023</text:p>
          </table:table-cell>
          <table:table-cell table:style-name="ce76" table:number-columns-repeated="8"/>
          <table:table-cell table:style-name="ce86" table:number-columns-repeated="2"/>
          <table:table-cell table:number-columns-repeated="2"/>
          <table:table-cell table:style-name="ce101"/>
          <table:table-cell table:number-columns-repeated="984"/>
        </table:table-row>
        <table:table-row table:style-name="ro2">
          <table:table-cell table:style-name="ce76" table:number-columns-repeated="9"/>
          <table:table-cell table:style-name="ce86" table:number-columns-repeated="2"/>
          <table:table-cell table:number-columns-repeated="2"/>
          <table:table-cell table:style-name="ce101"/>
          <table:table-cell table:number-columns-repeated="984"/>
        </table:table-row>
        <table:table-row table:style-name="ro2">
          <table:table-cell table:style-name="ce77" office:value-type="string" calcext:value-type="string" table:number-columns-spanned="13" table:number-rows-spanned="1">
            <text:p>Dense (5-3)</text:p>
          </table:table-cell>
          <table:covered-table-cell table:number-columns-repeated="3" table:style-name="ce76"/>
          <table:covered-table-cell table:style-name="ce86"/>
          <table:covered-table-cell table:number-columns-repeated="6" table:style-name="ce76"/>
          <table:covered-table-cell table:number-columns-repeated="2"/>
          <table:table-cell table:number-columns-repeated="985"/>
        </table:table-row>
        <table:table-row table:style-name="ro1">
          <table:table-cell table:style-name="ce78" office:value-type="string" calcext:value-type="string">
            <text:p><text:span text:style-name="T2">∇</text:span>I</text:p>
          </table:table-cell>
          <table:table-cell table:style-name="ce76"/>
          <table:table-cell table:style-name="ce78" office:value-type="string" calcext:value-type="string" table:number-columns-spanned="5" table:number-rows-spanned="1">
            <text:p><text:span text:style-name="T2">∇</text:span>W<text:span text:style-name="T1">o</text:span></text:p>
          </table:table-cell>
          <table:covered-table-cell table:number-columns-repeated="4" table:style-name="ce78"/>
          <table:table-cell table:style-name="ce78"/>
          <table:table-cell table:style-name="ce78" office:value-type="string" calcext:value-type="string">
            <text:p><text:span text:style-name="T2">∇</text:span>B<text:span text:style-name="T1">o</text:span></text:p>
          </table:table-cell>
          <table:table-cell table:style-name="ce78"/>
          <table:table-cell table:style-name="ce78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number-columns-repeated="985"/>
        </table:table-row>
        <table:table-row table:style-name="ro2">
          <table:table-cell table:style-name="ce73" table:number-matrix-columns-spanned="1" table:number-matrix-rows-spanned="5" table:formula="of:=MMULT(TRANSPOSE(['Simple Forward'.D21:.H23]);[.K21:.K23])" office:value-type="float" office:value="-0.44739661105495" calcext:value-type="float">
            <text:p>-0.447397</text:p>
          </table:table-cell>
          <table:table-cell table:style-name="ce76"/>
          <table:table-cell table:style-name="ce80" table:number-matrix-columns-spanned="5" table:number-matrix-rows-spanned="3" table:formula="of:=MMULT([.K21:.K23];TRANSPOSE(['Simple Forward'.A21:.A25]))" office:value-type="float" office:value="0.325250111770756" calcext:value-type="float">
            <text:p>0.325250</text:p>
          </table:table-cell>
          <table:table-cell table:style-name="ce88" office:value-type="float" office:value="0.650500223541511" calcext:value-type="float">
            <text:p>0.650500</text:p>
          </table:table-cell>
          <table:table-cell table:style-name="ce88" office:value-type="float" office:value="0" calcext:value-type="float">
            <text:p>0.000000</text:p>
          </table:table-cell>
          <table:table-cell table:style-name="ce88" office:value-type="float" office:value="-0.569187695598822" calcext:value-type="float">
            <text:p>-0.569188</text:p>
          </table:table-cell>
          <table:table-cell table:style-name="ce94" office:value-type="float" office:value="0.162625055885378" calcext:value-type="float">
            <text:p>0.162625</text:p>
          </table:table-cell>
          <table:table-cell table:style-name="ce76"/>
          <table:table-cell table:style-name="ce97" table:number-matrix-columns-spanned="1" table:number-matrix-rows-spanned="3" table:formula="of:=[.K21:.K23]" office:value-type="float" office:value="-0.813125279426889" calcext:value-type="float">
            <text:p>-0.813125</text:p>
          </table:table-cell>
          <table:table-cell table:style-name="ce76"/>
          <table:table-cell table:style-name="ce73" table:number-matrix-columns-spanned="1" table:number-matrix-rows-spanned="3" table:formula="of:=['Simple Forward'.M21:.M23]-[.M21:.M23]" office:value-type="float" office:value="-0.813125279426889" calcext:value-type="float">
            <text:p>-0.813125</text:p>
          </table:table-cell>
          <table:table-cell table:style-name="ce100"/>
          <table:table-cell table:style-name="ce4" office:value-type="float" office:value="1" calcext:value-type="float">
            <text:p>1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4" office:value-type="float" office:value="0.821149907799061" calcext:value-type="float">
            <text:p>0.821150</text:p>
          </table:table-cell>
          <table:table-cell table:style-name="ce76"/>
          <table:table-cell table:style-name="ce83" office:value-type="float" office:value="-0.1137664561717" calcext:value-type="float">
            <text:p>-0.113766</text:p>
          </table:table-cell>
          <table:table-cell table:style-name="ce89" office:value-type="float" office:value="-0.2275329123434" calcext:value-type="float">
            <text:p>-0.227533</text:p>
          </table:table-cell>
          <table:table-cell table:style-name="ce89" office:value-type="float" office:value="0" calcext:value-type="float">
            <text:p>0.000000</text:p>
          </table:table-cell>
          <table:table-cell table:style-name="ce89" office:value-type="float" office:value="0.199091298300475" calcext:value-type="float">
            <text:p>0.199091</text:p>
          </table:table-cell>
          <table:table-cell table:style-name="ce95" office:value-type="float" office:value="-0.0568832280858499" calcext:value-type="float">
            <text:p>-0.056883</text:p>
          </table:table-cell>
          <table:table-cell table:style-name="ce76"/>
          <table:table-cell table:style-name="ce98" office:value-type="float" office:value="0.28441614042925" calcext:value-type="float">
            <text:p>0.284416</text:p>
          </table:table-cell>
          <table:table-cell table:style-name="ce76"/>
          <table:table-cell table:style-name="ce74" office:value-type="float" office:value="0.28441614042925" calcext:value-type="float">
            <text:p>0.284416</text:p>
          </table:table-cell>
          <table:table-cell table:style-name="ce100"/>
          <table:table-cell table:style-name="ce5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4" office:value-type="float" office:value="-0.374108711484434" calcext:value-type="float">
            <text:p>-0.374109</text:p>
          </table:table-cell>
          <table:table-cell table:style-name="ce76"/>
          <table:table-cell table:style-name="ce84" office:value-type="float" office:value="-0.211483655599056" calcext:value-type="float">
            <text:p>-0.211484</text:p>
          </table:table-cell>
          <table:table-cell table:style-name="ce90" office:value-type="float" office:value="-0.422967311198111" calcext:value-type="float">
            <text:p>-0.422967</text:p>
          </table:table-cell>
          <table:table-cell table:style-name="ce90" office:value-type="float" office:value="0" calcext:value-type="float">
            <text:p>0.000000</text:p>
          </table:table-cell>
          <table:table-cell table:style-name="ce90" office:value-type="float" office:value="0.370096397298348" calcext:value-type="float">
            <text:p>0.370096</text:p>
          </table:table-cell>
          <table:table-cell table:style-name="ce96" office:value-type="float" office:value="-0.105741827799528" calcext:value-type="float">
            <text:p>-0.105742</text:p>
          </table:table-cell>
          <table:table-cell table:style-name="ce76"/>
          <table:table-cell table:style-name="ce99" office:value-type="float" office:value="0.528709138997639" calcext:value-type="float">
            <text:p>0.528709</text:p>
          </table:table-cell>
          <table:table-cell table:style-name="ce76"/>
          <table:table-cell table:style-name="ce75" office:value-type="float" office:value="0.528709138997639" calcext:value-type="float">
            <text:p>0.528709</text:p>
          </table:table-cell>
          <table:table-cell table:style-name="ce100"/>
          <table:table-cell table:style-name="ce6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4" office:value-type="float" office:value="0.983774963684439" calcext:value-type="float">
            <text:p>0.983775</text:p>
          </table:table-cell>
          <table:table-cell table:style-name="ce76" table:number-columns-repeated="10"/>
          <table:table-cell table:number-columns-repeated="2"/>
          <table:table-cell table:style-name="ce1"/>
          <table:table-cell table:number-columns-repeated="984"/>
        </table:table-row>
        <table:table-row table:style-name="ro2">
          <table:table-cell table:style-name="ce75" office:value-type="float" office:value="0.410574953899531" calcext:value-type="float">
            <text:p>0.410575</text:p>
          </table:table-cell>
          <table:table-cell table:style-name="ce76" table:number-columns-repeated="10"/>
          <table:table-cell table:number-columns-repeated="2"/>
          <table:table-cell table:style-name="ce1"/>
          <table:table-cell table:number-columns-repeated="984"/>
        </table:table-row>
        <table:table-row table:style-name="ro2">
          <table:table-cell table:style-name="ce79" table:number-columns-repeated="11"/>
          <table:table-cell table:number-columns-repeated="987"/>
        </table:table-row>
        <table:table-row table:style-name="ro2" table:number-rows-repeated="13">
          <table:table-cell table:number-columns-repeated="998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987"/>
        </table:table-row>
        <table:table-row table:style-name="ro2">
          <table:table-cell table:number-columns-repeated="998"/>
        </table:table-row>
        <table:table-row table:style-name="ro2">
          <table:table-cell table:number-columns-repeated="6"/>
          <table:table-cell table:style-name="ce76"/>
          <table:table-cell table:number-columns-repeated="991"/>
        </table:table-row>
        <table:table-row table:style-name="ro2">
          <table:table-cell table:number-columns-repeated="6"/>
          <table:table-cell table:style-name="ce76"/>
          <table:table-cell table:number-columns-repeated="991"/>
        </table:table-row>
      </table:table>
      <table:table table:name="Simple Recurrent Forward" table:style-name="ta1">
        <table:table-column table:style-name="co7" table:default-cell-style-name="Default"/>
        <table:table-column table:style-name="co2" table:default-cell-style-name="Default"/>
        <table:table-column table:style-name="co1" table:number-columns-repeated="4" table:default-cell-style-name="ce104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6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7" table:number-columns-repeated="996" table:default-cell-style-name="Default"/>
        <table:table-row table:style-name="ro1">
          <table:table-cell table:style-name="ce1" table:formula="of:=ROUND(RAND() * 20 - 10) / 10" office:value-type="float" office:value="0.5" calcext:value-type="float">
            <text:p>0.5</text:p>
          </table:table-cell>
          <table:table-cell/>
          <table:table-cell table:style-name="ce103" office:value-type="string" calcext:value-type="string">
            <text:p>ε<text:span text:style-name="T1">rel</text:span></text:p>
          </table:table-cell>
          <table:table-cell table:style-name="ce110" office:value-type="float" office:value="0.01" calcext:value-type="float">
            <text:p>0.01</text:p>
          </table:table-cell>
          <table:table-cell table:number-columns-repeated="3"/>
          <table:table-cell table:style-name="ce3"/>
          <table:table-cell/>
          <table:table-cell table:style-name="ce3" office:value-type="string" calcext:value-type="string">
            <text:p>O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number-columns-repeated="3"/>
          <table:table-cell table:style-name="ce8" office:value-type="string" calcext:value-type="string">
            <text:p>O<text:span text:style-name="T3">t-1</text:span><text:span text:style-name="T1">relevance</text:span>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4" office:value-type="float" office:value="-0.2" calcext:value-type="float">
            <text:p>-0.2</text:p>
          </table:table-cell>
          <table:table-cell table:style-name="ce17" table:number-matrix-columns-spanned="1" table:number-matrix-rows-spanned="5" table:formula="of:=TANH([.J2:.J6])" office:value-type="float" office:value="-0.197375320224904" calcext:value-type="float">
            <text:p>-0.19738</text:p>
          </table:table-cell>
          <table:table-cell table:number-columns-repeated="3"/>
          <table:table-cell table:style-name="ce9" table:number-matrix-columns-spanned="1" table:number-matrix-rows-spanned="5" table:formula="of:=TRANSPOSE([.V14:.Z14])" office:value-type="float" office:value="0.300479438835875" calcext:value-type="float">
            <text:p>0.30048</text:p>
          </table:table-cell>
          <table:table-cell/>
          <table:table-cell table:style-name="ce152" table:number-columns-repeated="2"/>
          <table:table-cell table:number-columns-repeated="1006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5" office:value-type="float" office:value="0.2" calcext:value-type="float">
            <text:p>0.2</text:p>
          </table:table-cell>
          <table:table-cell table:style-name="ce18" office:value-type="float" office:value="0.197375320224904" calcext:value-type="float">
            <text:p>0.19738</text:p>
          </table:table-cell>
          <table:table-cell table:number-columns-repeated="3"/>
          <table:table-cell table:style-name="ce10" office:value-type="float" office:value="0.389687795631875" calcext:value-type="float">
            <text:p>0.38969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5" office:value-type="float" office:value="-0.3" calcext:value-type="float">
            <text:p>-0.3</text:p>
          </table:table-cell>
          <table:table-cell table:style-name="ce18" office:value-type="float" office:value="-0.291312612451591" calcext:value-type="float">
            <text:p>-0.29131</text:p>
          </table:table-cell>
          <table:table-cell table:number-columns-repeated="3"/>
          <table:table-cell table:style-name="ce10" office:value-type="float" office:value="-0.807634132864088" calcext:value-type="float">
            <text:p>-0.80763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5" office:value-type="float" office:value="-0.9" calcext:value-type="float">
            <text:p>-0.9</text:p>
          </table:table-cell>
          <table:table-cell table:style-name="ce18" office:value-type="float" office:value="-0.716297870199024" calcext:value-type="float">
            <text:p>-0.71630</text:p>
          </table:table-cell>
          <table:table-cell table:number-columns-repeated="3"/>
          <table:table-cell table:style-name="ce10" office:value-type="float" office:value="0.542419757796205" calcext:value-type="float">
            <text:p>0.54242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6" office:value-type="float" office:value="-0.8" calcext:value-type="float">
            <text:p>-0.8</text:p>
          </table:table-cell>
          <table:table-cell table:style-name="ce19" office:value-type="float" office:value="-0.664036770267849" calcext:value-type="float">
            <text:p>-0.66404</text:p>
          </table:table-cell>
          <table:table-cell table:number-columns-repeated="3"/>
          <table:table-cell table:style-name="ce11" office:value-type="float" office:value="0.294478133463539" calcext:value-type="float">
            <text:p>0.29448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7"/>
          <table:table-cell table:style-name="ce3" office:value-type="string" calcext:value-type="string" table:number-columns-spanned="5" table:number-rows-spanned="1">
            <text:p>W<text:span text:style-name="T1">rec</text:span></text:p>
          </table:table-cell>
          <table:covered-table-cell table:number-columns-repeated="4" table:style-name="ce123"/>
          <table:table-cell table:style-name="ce3"/>
          <table:table-cell table:style-name="ce109" office:value-type="string" calcext:value-type="string" table:number-columns-spanned="5" table:number-rows-spanned="1">
            <text:p>Contributions</text:p>
          </table:table-cell>
          <table:covered-table-cell table:style-name="ce114"/>
          <table:covered-table-cell table:number-columns-repeated="2" table:style-name="ce115"/>
          <table:covered-table-cell table:style-name="ce29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 table:style-name="ce66"/>
          <table:table-cell table:style-name="ce3"/>
          <table:table-cell table:style-name="ce8" office:value-type="string" calcext:value-type="string">
            <text:p>O<text:span text:style-name="T1">relevance,rec</text:span></text:p>
          </table:table-cell>
          <table:table-cell table:style-name="ce3" table:number-columns-repeated="983"/>
          <table:table-cell table:style-name="ce123" table:number-columns-repeated="13"/>
        </table:table-row>
        <table:table-row table:style-name="ro2">
          <table:table-cell table:number-columns-repeated="7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style-name="ce40"/>
          <table:table-cell table:style-name="ce139" table:number-matrix-columns-spanned="5" table:number-matrix-rows-spanned="1" table:formula="of:=[.H9:.L9]*TRANSPOSE([.K$2:.K$6])+([.H17]/2)/5" office:value-type="float" office:value="0.04" calcext:value-type="float">
            <text:p>0.04000</text:p>
          </table:table-cell>
          <table:table-cell table:style-name="ce145" office:value-type="float" office:value="0.197900256179923" calcext:value-type="float">
            <text:p>0.19790</text:p>
          </table:table-cell>
          <table:table-cell table:style-name="ce145" office:value-type="float" office:value="-0.193050089961273" calcext:value-type="float">
            <text:p>-0.19305</text:p>
          </table:table-cell>
          <table:table-cell table:style-name="ce145" office:value-type="float" office:value="0.756297870199025" calcext:value-type="float">
            <text:p>0.75630</text:p>
          </table:table-cell>
          <table:table-cell table:style-name="ce153" office:value-type="float" office:value="0.504825739187494" calcext:value-type="float">
            <text:p>0.50483</text:p>
          </table:table-cell>
          <table:table-cell table:style-name="ce120" table:formula="of:=SUM([.N9:.R9])" office:value-type="float" office:value="1.30597377560517" calcext:value-type="float">
            <text:p>1.306</text:p>
          </table:table-cell>
          <table:table-cell table:style-name="ce65" table:number-matrix-columns-spanned="1" table:number-matrix-rows-spanned="5" table:formula="of:=IF([.S9:.S13] &lt;&gt; 0; SIGN([.S9:.S13]); 1)*[.$D$1]" office:value-type="float" office:value="0.01" calcext:value-type="float">
            <text:p>0.01</text:p>
          </table:table-cell>
          <table:table-cell/>
          <table:table-cell table:style-name="ce156" table:number-matrix-columns-spanned="5" table:number-matrix-rows-spanned="5" table:formula="of:=[.AB9:.AB13]*([.N9:.R13]+[.T9:.T13]/5)/([.S9:.S13]+[.T9:.T13])" office:value-type="float" office:value="0.0120235629038101" calcext:value-type="float">
            <text:p>0.01202</text:p>
          </table:table-cell>
          <table:table-cell table:style-name="ce159" office:value-type="float" office:value="0.0572265072539778" calcext:value-type="float">
            <text:p>0.05723</text:p>
          </table:table-cell>
          <table:table-cell table:style-name="ce159" office:value-type="float" office:value="-0.0546929232006655" calcext:value-type="float">
            <text:p>-0.05469</text:p>
          </table:table-cell>
          <table:table-cell table:style-name="ce159" office:value-type="float" office:value="0.217081955765791" calcext:value-type="float">
            <text:p>0.21708</text:p>
          </table:table-cell>
          <table:table-cell table:style-name="ce162" office:value-type="float" office:value="0.145091694199784" calcext:value-type="float">
            <text:p>0.14509</text:p>
          </table:table-cell>
          <table:table-cell/>
          <table:table-cell table:style-name="ce149" table:number-matrix-columns-spanned="1" table:number-matrix-rows-spanned="5" table:formula="of:=[.M17:.M21]*[.O17:.O21]" office:value-type="float" office:value="0.376730796922697" calcext:value-type="float">
            <text:p>0.37673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style-name="ce40"/>
          <table:table-cell table:style-name="ce140" table:number-matrix-columns-spanned="5" table:number-matrix-rows-spanned="1" table:formula="of:=[.H10:.L10]*TRANSPOSE([.K$2:.K$6])+([.H18]/2)/5" office:value-type="float" office:value="0.138162724157433" calcext:value-type="float">
            <text:p>0.13816</text:p>
          </table:table-cell>
          <table:table-cell table:style-name="ce43" office:value-type="float" office:value="-0.157900256179923" calcext:value-type="float">
            <text:p>-0.15790</text:p>
          </table:table-cell>
          <table:table-cell table:style-name="ce43" office:value-type="float" office:value="-0.0582625224903182" calcext:value-type="float">
            <text:p>-0.05826</text:p>
          </table:table-cell>
          <table:table-cell table:style-name="ce43" office:value-type="float" office:value="0.501408509139317" calcext:value-type="float">
            <text:p>0.50141</text:p>
          </table:table-cell>
          <table:table-cell table:style-name="ce154" office:value-type="float" office:value="-0.464825739187494" calcext:value-type="float">
            <text:p>-0.46483</text:p>
          </table:table-cell>
          <table:table-cell table:style-name="ce120" table:formula="of:=SUM([.N10:.R10])" office:value-type="float" office:value="-0.0414172845609858" calcext:value-type="float">
            <text:p>-0.041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157" office:value-type="float" office:value="-0.0215384464987768" calcext:value-type="float">
            <text:p>-0.02154</text:p>
          </table:table-cell>
          <table:table-cell table:style-name="ce160" office:value-type="float" office:value="0.0252932888511395" calcext:value-type="float">
            <text:p>0.02529</text:p>
          </table:table-cell>
          <table:table-cell table:style-name="ce160" office:value-type="float" office:value="0.00953242618029834" calcext:value-type="float">
            <text:p>0.00953</text:p>
          </table:table-cell>
          <table:table-cell table:style-name="ce160" office:value-type="float" office:value="-0.0789972697865116" calcext:value-type="float">
            <text:p>-0.07900</text:p>
          </table:table-cell>
          <table:table-cell table:style-name="ce163" office:value-type="float" office:value="0.0738432729659289" calcext:value-type="float">
            <text:p>0.07384</text:p>
          </table:table-cell>
          <table:table-cell/>
          <table:table-cell table:style-name="ce150" office:value-type="float" office:value="0.00813327171207835" calcext:value-type="float">
            <text:p>0.00813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style-name="ce40"/>
          <table:table-cell table:style-name="ce140" table:number-matrix-columns-spanned="5" table:number-matrix-rows-spanned="1" table:formula="of:=[.H11:.L11]*TRANSPOSE([.K$2:.K$6])+([.H19]/2)/5" office:value-type="float" office:value="0.147637788202414" calcext:value-type="float">
            <text:p>0.14764</text:p>
          </table:table-cell>
          <table:table-cell table:style-name="ce43" office:value-type="float" office:value="0.147637788202414" calcext:value-type="float">
            <text:p>0.14764</text:p>
          </table:table-cell>
          <table:table-cell table:style-name="ce43" office:value-type="float" office:value="-0.233918828716114" calcext:value-type="float">
            <text:p>-0.23392</text:p>
          </table:table-cell>
          <table:table-cell table:style-name="ce43" office:value-type="float" office:value="0.328148935099512" calcext:value-type="float">
            <text:p>0.32815</text:p>
          </table:table-cell>
          <table:table-cell table:style-name="ce154" office:value-type="float" office:value="-0.362018385133925" calcext:value-type="float">
            <text:p>-0.36202</text:p>
          </table:table-cell>
          <table:table-cell table:style-name="ce120" table:formula="of:=SUM([.N11:.R11])" office:value-type="float" office:value="0.0274872976543012" calcext:value-type="float">
            <text:p>0.027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157" office:value-type="float" office:value="0.138333982318532" calcext:value-type="float">
            <text:p>0.13833</text:p>
          </table:table-cell>
          <table:table-cell table:style-name="ce160" office:value-type="float" office:value="0.138333982318532" calcext:value-type="float">
            <text:p>0.13833</text:p>
          </table:table-cell>
          <table:table-cell table:style-name="ce160" office:value-type="float" office:value="-0.21439942100422" calcext:value-type="float">
            <text:p>-0.21440</text:p>
          </table:table-cell>
          <table:table-cell table:style-name="ce160" office:value-type="float" office:value="0.305209115285503" calcext:value-type="float">
            <text:p>0.30521</text:p>
          </table:table-cell>
          <table:table-cell table:style-name="ce163" office:value-type="float" office:value="-0.332822193656693" calcext:value-type="float">
            <text:p>-0.33282</text:p>
          </table:table-cell>
          <table:table-cell/>
          <table:table-cell table:style-name="ce150" office:value-type="float" office:value="0.0346554652616552" calcext:value-type="float">
            <text:p>0.03466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/>
          <table:table-cell table:style-name="ce140" table:number-matrix-columns-spanned="5" table:number-matrix-rows-spanned="1" table:formula="of:=[.H12:.L12]*TRANSPOSE([.K$2:.K$6])+([.H20]/2)/5" office:value-type="float" office:value="0.08" calcext:value-type="float">
            <text:p>0.08000</text:p>
          </table:table-cell>
          <table:table-cell table:style-name="ce43" office:value-type="float" office:value="0.0602624679775096" calcext:value-type="float">
            <text:p>0.06026</text:p>
          </table:table-cell>
          <table:table-cell table:style-name="ce43" office:value-type="float" office:value="-0.0656563062257955" calcext:value-type="float">
            <text:p>-0.06566</text:p>
          </table:table-cell>
          <table:table-cell table:style-name="ce43" office:value-type="float" office:value="0.223259574039805" calcext:value-type="float">
            <text:p>0.22326</text:p>
          </table:table-cell>
          <table:table-cell table:style-name="ce154" office:value-type="float" office:value="0.611229416214279" calcext:value-type="float">
            <text:p>0.61123</text:p>
          </table:table-cell>
          <table:table-cell table:style-name="ce120" table:formula="of:=SUM([.N12:.R12])" office:value-type="float" office:value="0.909095152005798" calcext:value-type="float">
            <text:p>0.909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157" office:value-type="float" office:value="0.0117420191070906" calcext:value-type="float">
            <text:p>0.01174</text:p>
          </table:table-cell>
          <table:table-cell table:style-name="ce160" office:value-type="float" office:value="0.00891569620300655" calcext:value-type="float">
            <text:p>0.00892</text:p>
          </table:table-cell>
          <table:table-cell table:style-name="ce160" office:value-type="float" office:value="-0.00911528736573297" calcext:value-type="float">
            <text:p>-0.00912</text:p>
          </table:table-cell>
          <table:table-cell table:style-name="ce160" office:value-type="float" office:value="0.0322561246637864" calcext:value-type="float">
            <text:p>0.03226</text:p>
          </table:table-cell>
          <table:table-cell table:style-name="ce163" office:value-type="float" office:value="0.0878116039294891" calcext:value-type="float">
            <text:p>0.08781</text:p>
          </table:table-cell>
          <table:table-cell/>
          <table:table-cell table:style-name="ce150" office:value-type="float" office:value="0.13161015653764" calcext:value-type="float">
            <text:p>0.13161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/>
          <table:table-cell table:style-name="ce141" table:number-matrix-columns-spanned="5" table:number-matrix-rows-spanned="1" table:formula="of:=[.H13:.L13]*TRANSPOSE([.K$2:.K$6])+([.H21]/2)/5" office:value-type="float" office:value="0.0784251921349424" calcext:value-type="float">
            <text:p>0.07843</text:p>
          </table:table-cell>
          <table:table-cell table:style-name="ce146" office:value-type="float" office:value="0.0784251921349424" calcext:value-type="float">
            <text:p>0.07843</text:p>
          </table:table-cell>
          <table:table-cell table:style-name="ce146" office:value-type="float" office:value="-0.273050089961273" calcext:value-type="float">
            <text:p>-0.27305</text:p>
          </table:table-cell>
          <table:table-cell table:style-name="ce146" office:value-type="float" office:value="0.0316297870199025" calcext:value-type="float">
            <text:p>0.03163</text:p>
          </table:table-cell>
          <table:table-cell table:style-name="ce155" office:value-type="float" office:value="0.159211031080355" calcext:value-type="float">
            <text:p>0.15921</text:p>
          </table:table-cell>
          <table:table-cell table:style-name="ce120" table:formula="of:=SUM([.N13:.R13])" office:value-type="float" office:value="0.0746411124088693" calcext:value-type="float">
            <text:p>0.075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158" office:value-type="float" office:value="0.159918321005219" calcext:value-type="float">
            <text:p>0.15992</text:p>
          </table:table-cell>
          <table:table-cell table:style-name="ce161" office:value-type="float" office:value="0.159918321005219" calcext:value-type="float">
            <text:p>0.15992</text:p>
          </table:table-cell>
          <table:table-cell table:style-name="ce161" office:value-type="float" office:value="-0.538958927473768" calcext:value-type="float">
            <text:p>-0.53896</text:p>
          </table:table-cell>
          <table:table-cell table:style-name="ce161" office:value-type="float" office:value="0.0668698318676358" calcext:value-type="float">
            <text:p>0.06687</text:p>
          </table:table-cell>
          <table:table-cell table:style-name="ce164" office:value-type="float" office:value="0.32055375602503" calcext:value-type="float">
            <text:p>0.32055</text:p>
          </table:table-cell>
          <table:table-cell/>
          <table:table-cell table:style-name="ce151" office:value-type="float" office:value="0.168301302429336" calcext:value-type="float">
            <text:p>0.16830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37"/>
          <table:table-cell/>
          <table:table-cell table:style-name="ce37"/>
          <table:table-cell table:number-columns-repeated="11"/>
          <table:table-cell table:style-name="ce128" table:formula="of:=SUM([.V9:.V13])" office:value-type="float" office:value="0.300479438835875" calcext:value-type="float">
            <text:p>0.30048</text:p>
          </table:table-cell>
          <table:table-cell table:style-name="ce128" table:formula="of:=SUM([.W9:.W13])" office:value-type="float" office:value="0.389687795631875" calcext:value-type="float">
            <text:p>0.38969</text:p>
          </table:table-cell>
          <table:table-cell table:style-name="ce128" table:formula="of:=SUM([.X9:.X13])" office:value-type="float" office:value="-0.807634132864088" calcext:value-type="float">
            <text:p>-0.80763</text:p>
          </table:table-cell>
          <table:table-cell table:style-name="ce128" table:formula="of:=SUM([.Y9:.Y13])" office:value-type="float" office:value="0.542419757796205" calcext:value-type="float">
            <text:p>0.54242</text:p>
          </table:table-cell>
          <table:table-cell table:style-name="ce128" table:formula="of:=SUM([.Z9:.Z13])" office:value-type="float" office:value="0.294478133463539" calcext:value-type="float">
            <text:p>0.29448</text:p>
          </table:table-cell>
          <table:table-cell table:number-columns-repeated="998"/>
        </table:table-row>
        <table:table-row table:style-name="ro2">
          <table:table-cell table:number-columns-repeated="7"/>
          <table:table-cell table:style-name="ce1"/>
          <table:table-cell/>
          <table:table-cell table:style-name="ce1"/>
          <table:table-cell table:number-columns-repeated="3"/>
          <table:table-cell table:style-name="ce128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105" office:value-type="string" calcext:value-type="string" table:number-columns-spanned="4" table:number-rows-spanned="1">
            <text:p>W</text:p>
          </table:table-cell>
          <table:covered-table-cell table:number-columns-repeated="3" table:style-name="ce105"/>
          <table:table-cell table:style-name="ce3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  <table:table-cell/>
          <table:table-cell table:style-name="ce8" office:value-type="string" calcext:value-type="string">
            <text:p>O<text:span text:style-name="T1">relevance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1009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106" office:value-type="float" office:value="0.5" calcext:value-type="float">
            <text:p>0.5</text:p>
          </table:table-cell>
          <table:table-cell table:style-name="ce111" office:value-type="float" office:value="0.6" calcext:value-type="float">
            <text:p>0.6</text:p>
          </table:table-cell>
          <table:table-cell table:style-name="ce111" office:value-type="float" office:value="-0.8" calcext:value-type="float">
            <text:p>-0.8</text:p>
          </table:table-cell>
          <table:table-cell table:style-name="ce116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7" table:number-matrix-columns-spanned="1" table:number-matrix-rows-spanned="5" table:formula="of:=MMULT([.C17:.F21];[.A17:.A20])+[.H17:.H21]+MMULT([.H9:.L13];[.K2:.K6])" office:value-type="float" office:value="0.685973775605169" calcext:value-type="float">
            <text:p>0.68597</text:p>
          </table:table-cell>
          <table:table-cell table:style-name="ce17" table:number-matrix-columns-spanned="1" table:number-matrix-rows-spanned="5" table:formula="of:=TANH([.J17:.J21])" office:value-type="float" office:value="0.595389255070528" calcext:value-type="float">
            <text:p>0.59539</text:p>
          </table:table-cell>
          <table:table-cell/>
          <table:table-cell table:style-name="ce133" table:number-matrix-columns-spanned="1" table:number-matrix-rows-spanned="5" table:formula="of:=1/5" office:value-type="float" office:value="0.2" calcext:value-type="float">
            <text:p>0.2</text:p>
          </table:table-cell>
          <table:table-cell table:style-name="ce142" table:number-matrix-columns-spanned="1" table:number-matrix-rows-spanned="5" table:formula="of:=([.G24:.G28]+[.T9:.T13]/2)/([.J17:.J21]+[.T9:.T13])" office:value-type="percentage" office:value="-0.883653984613486" calcext:value-type="percentage">
            <text:p>-88%</text:p>
          </table:table-cell>
          <table:table-cell table:style-name="ce147" table:number-matrix-columns-spanned="1" table:number-matrix-rows-spanned="5" table:formula="of:=([.S9:.S13]+[.T9:.T13]/2)/([.J17:.J21]+[.T9:.T13])" office:value-type="percentage" office:value="1.88365398461349" calcext:value-type="percentage">
            <text:p>188%</text:p>
          </table:table-cell>
          <table:table-cell table:number-columns-repeated="1009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7" office:value-type="float" office:value="0.7" calcext:value-type="float">
            <text:p>0.7</text:p>
          </table:table-cell>
          <table:table-cell table:style-name="ce112" office:value-type="float" office:value="-0.4" calcext:value-type="float">
            <text:p>-0.4</text:p>
          </table:table-cell>
          <table:table-cell table:style-name="ce112" office:value-type="float" office:value="0.1" calcext:value-type="float">
            <text:p>0.1</text:p>
          </table:table-cell>
          <table:table-cell table:style-name="ce117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8" office:value-type="float" office:value="-1.13141728456099" calcext:value-type="float">
            <text:p>-1.13142</text:p>
          </table:table-cell>
          <table:table-cell table:style-name="ce18" office:value-type="float" office:value="-0.811503767324452" calcext:value-type="float">
            <text:p>-0.81150</text:p>
          </table:table-cell>
          <table:table-cell/>
          <table:table-cell table:style-name="ce134" office:value-type="float" office:value="0.2" calcext:value-type="float">
            <text:p>0.2</text:p>
          </table:table-cell>
          <table:table-cell table:style-name="ce143" office:value-type="percentage" office:value="0.959333641439608" calcext:value-type="percentage">
            <text:p>96%</text:p>
          </table:table-cell>
          <table:table-cell table:style-name="ce148" office:value-type="percentage" office:value="0.0406663585603918" calcext:value-type="percentage">
            <text:p>4%</text:p>
          </table:table-cell>
          <table:table-cell table:number-columns-repeated="1009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7" office:value-type="float" office:value="0.7" calcext:value-type="float">
            <text:p>0.7</text:p>
          </table:table-cell>
          <table:table-cell table:style-name="ce112" office:value-type="float" office:value="-0.7" calcext:value-type="float">
            <text:p>-0.7</text:p>
          </table:table-cell>
          <table:table-cell table:style-name="ce112" office:value-type="float" office:value="0.3" calcext:value-type="float">
            <text:p>0.3</text:p>
          </table:table-cell>
          <table:table-cell table:style-name="ce117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8" office:value-type="float" office:value="0.177487297654301" calcext:value-type="float">
            <text:p>0.17749</text:p>
          </table:table-cell>
          <table:table-cell table:style-name="ce18" office:value-type="float" office:value="0.17564676653685" calcext:value-type="float">
            <text:p>0.17565</text:p>
          </table:table-cell>
          <table:table-cell/>
          <table:table-cell table:style-name="ce134" office:value-type="float" office:value="0.2" calcext:value-type="float">
            <text:p>0.2</text:p>
          </table:table-cell>
          <table:table-cell table:style-name="ce143" office:value-type="percentage" office:value="0.826722673691724" calcext:value-type="percentage">
            <text:p>83%</text:p>
          </table:table-cell>
          <table:table-cell table:style-name="ce143" office:value-type="percentage" office:value="0.173277326308276" calcext:value-type="percentage">
            <text:p>17%</text:p>
          </table:table-cell>
          <table:table-cell table:number-columns-repeated="1009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107" office:value-type="float" office:value="0.8" calcext:value-type="float">
            <text:p>0.8</text:p>
          </table:table-cell>
          <table:table-cell table:style-name="ce112" office:value-type="float" office:value="-0.9" calcext:value-type="float">
            <text:p>-0.9</text:p>
          </table:table-cell>
          <table:table-cell table:style-name="ce112" office:value-type="float" office:value="0" calcext:value-type="float">
            <text:p>0.0</text:p>
          </table:table-cell>
          <table:table-cell table:style-name="ce117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8" office:value-type="float" office:value="1.3790951520058" calcext:value-type="float">
            <text:p>1.37910</text:p>
          </table:table-cell>
          <table:table-cell table:style-name="ce18" office:value-type="float" office:value="0.880748488497855" calcext:value-type="float">
            <text:p>0.88075</text:p>
          </table:table-cell>
          <table:table-cell/>
          <table:table-cell table:style-name="ce134" office:value-type="float" office:value="0.2" calcext:value-type="float">
            <text:p>0.2</text:p>
          </table:table-cell>
          <table:table-cell table:style-name="ce143" office:value-type="percentage" office:value="0.341949217311801" calcext:value-type="percentage">
            <text:p>34%</text:p>
          </table:table-cell>
          <table:table-cell table:style-name="ce143" office:value-type="percentage" office:value="0.65805078268819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08" office:value-type="float" office:value="0.4" calcext:value-type="float">
            <text:p>0.4</text:p>
          </table:table-cell>
          <table:table-cell table:style-name="ce113" office:value-type="float" office:value="1" calcext:value-type="float">
            <text:p>1.0</text:p>
          </table:table-cell>
          <table:table-cell table:style-name="ce113" office:value-type="float" office:value="-0.7" calcext:value-type="float">
            <text:p>-0.7</text:p>
          </table:table-cell>
          <table:table-cell table:style-name="ce118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9" office:value-type="float" office:value="0.0846411124088692" calcext:value-type="float">
            <text:p>0.08464</text:p>
          </table:table-cell>
          <table:table-cell table:style-name="ce19" office:value-type="float" office:value="0.0844395636536857" calcext:value-type="float">
            <text:p>0.08444</text:p>
          </table:table-cell>
          <table:table-cell/>
          <table:table-cell table:style-name="ce135" office:value-type="float" office:value="0.2" calcext:value-type="float">
            <text:p>0.2</text:p>
          </table:table-cell>
          <table:table-cell table:style-name="ce144" office:value-type="percentage" office:value="0.158493487853322" calcext:value-type="percentage">
            <text:p>16%</text:p>
          </table:table-cell>
          <table:table-cell table:style-name="ce144" office:value-type="percentage" office:value="0.841506512146679" calcext:value-type="percentage">
            <text:p>8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I<text:span text:style-name="T1">relevance</text:span></text:p>
          </table:table-cell>
          <table:table-cell table:style-name="ce8"/>
          <table:table-cell table:style-name="ce109" office:value-type="string" calcext:value-type="string" table:number-columns-spanned="4" table:number-rows-spanned="1">
            <text:p>Contributions</text:p>
          </table:table-cell>
          <table:covered-table-cell table:style-name="ce114"/>
          <table:covered-table-cell table:number-columns-repeated="2" table:style-name="ce115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 table:style-name="ce8"/>
          <table:table-cell table:style-name="ce124" office:value-type="string" calcext:value-type="string" table:number-columns-spanned="4" table:number-rows-spanned="1">
            <text:p>Contributions relevance</text:p>
          </table:table-cell>
          <table:covered-table-cell table:number-columns-repeated="3"/>
          <table:table-cell/>
          <table:table-cell table:style-name="ce8" office:value-type="string" calcext:value-type="string">
            <text:p>O<text:span text:style-name="T1">relevance,in</text:span></text:p>
          </table:table-cell>
          <table:table-cell table:number-columns-repeated="1009"/>
        </table:table-row>
        <table:table-row table:style-name="ro2">
          <table:table-cell table:style-name="ce9" table:number-matrix-columns-spanned="1" table:number-matrix-rows-spanned="4" table:formula="of:=TRANSPOSE([.J29:.M29])" office:value-type="float" office:value="-1.27469235409283" calcext:value-type="float">
            <text:p>-1.27469</text:p>
          </table:table-cell>
          <table:table-cell table:style-name="ce102"/>
          <table:table-cell table:style-name="ce30" table:number-matrix-columns-spanned="4" table:number-matrix-rows-spanned="1" table:formula="of:=[.C17:.F17]*TRANSPOSE([.A$17:.A$20])+([.H17]/2)/4" office:value-type="float" office:value="-0.35" calcext:value-type="float">
            <text:p>-0.35000</text:p>
          </table:table-cell>
          <table:table-cell table:style-name="ce42" office:value-type="float" office:value="-0.49" calcext:value-type="float">
            <text:p>-0.49000</text:p>
          </table:table-cell>
          <table:table-cell table:style-name="ce42" office:value-type="float" office:value="0.77" calcext:value-type="float">
            <text:p>0.77000</text:p>
          </table:table-cell>
          <table:table-cell table:style-name="ce54" office:value-type="float" office:value="-0.55" calcext:value-type="float">
            <text:p>-0.55000</text:p>
          </table:table-cell>
          <table:table-cell table:style-name="ce120" table:formula="of:=SUM([.C24:.F24])" office:value-type="float" office:value="-0.62" calcext:value-type="float">
            <text:p>-0.620</text:p>
          </table:table-cell>
          <table:table-cell table:style-name="ce65" table:number-matrix-columns-spanned="1" table:number-matrix-rows-spanned="5" table:formula="of:=IF([.G24:.G28] &lt;&gt; 0; SIGN([.G24:.G28]); 1)*[.$D$1]" office:value-type="float" office:value="-0.01" calcext:value-type="float">
            <text:p>-0.01</text:p>
          </table:table-cell>
          <table:table-cell table:style-name="ce102"/>
          <table:table-cell table:style-name="ce125" table:number-matrix-columns-spanned="4" table:number-matrix-rows-spanned="5" table:formula="of:=[.O24:.O28]*([.C24:.F28]+[.H24:.H28]/4)/([.G24:.G28]+[.H24:.H28])" office:value-type="float" office:value="-0.0988850887543663" calcext:value-type="float">
            <text:p>-0.09889</text:p>
          </table:table-cell>
          <table:table-cell table:style-name="ce129" office:value-type="float" office:value="-0.138158599181632" calcext:value-type="float">
            <text:p>-0.13816</text:p>
          </table:table-cell>
          <table:table-cell table:style-name="ce129" office:value-type="float" office:value="0.215302994663762" calcext:value-type="float">
            <text:p>0.21530</text:p>
          </table:table-cell>
          <table:table-cell table:style-name="ce136" office:value-type="float" office:value="-0.154990103650461" calcext:value-type="float">
            <text:p>-0.15499</text:p>
          </table:table-cell>
          <table:table-cell/>
          <table:table-cell table:style-name="ce149" table:number-matrix-columns-spanned="1" table:number-matrix-rows-spanned="5" table:formula="of:=[.M17:.M21]*[.N17:.N21]" office:value-type="float" office:value="-0.176730796922697" calcext:value-type="float">
            <text:p>-0.17673</text:p>
          </table:table-cell>
          <table:table-cell table:number-columns-repeated="1009"/>
        </table:table-row>
        <table:table-row table:style-name="ro2">
          <table:table-cell table:style-name="ce10" office:value-type="float" office:value="-0.957354152728455" calcext:value-type="float">
            <text:p>-0.95735</text:p>
          </table:table-cell>
          <table:table-cell table:style-name="ce102"/>
          <table:table-cell table:style-name="ce31" table:number-matrix-columns-spanned="4" table:number-matrix-rows-spanned="1" table:formula="of:=[.C18:.F18]*TRANSPOSE([.A$17:.A$20])+([.H18]/2)/4" office:value-type="float" office:value="-0.56" calcext:value-type="float">
            <text:p>-0.56000</text:p>
          </table:table-cell>
          <table:table-cell table:style-name="ce43" office:value-type="float" office:value="0.36" calcext:value-type="float">
            <text:p>0.36000</text:p>
          </table:table-cell>
          <table:table-cell table:style-name="ce43" office:value-type="float" office:value="-0.09" calcext:value-type="float">
            <text:p>-0.09000</text:p>
          </table:table-cell>
          <table:table-cell table:style-name="ce55" office:value-type="float" office:value="-0.8" calcext:value-type="float">
            <text:p>-0.80000</text:p>
          </table:table-cell>
          <table:table-cell table:style-name="ce120" table:formula="of:=SUM([.C25:.F25])" office:value-type="float" office:value="-1.09" calcext:value-type="float">
            <text:p>-1.090</text:p>
          </table:table-cell>
          <table:table-cell table:style-name="ce65" office:value-type="float" office:value="-0.01" calcext:value-type="float">
            <text:p>-0.01</text:p>
          </table:table-cell>
          <table:table-cell table:style-name="ce102"/>
          <table:table-cell table:style-name="ce126" office:value-type="float" office:value="0.0981136678745054" calcext:value-type="float">
            <text:p>0.09811</text:p>
          </table:table-cell>
          <table:table-cell table:style-name="ce130" office:value-type="float" office:value="-0.0623566866935745" calcext:value-type="float">
            <text:p>-0.06236</text:p>
          </table:table-cell>
          <table:table-cell table:style-name="ce130" office:value-type="float" office:value="0.0161342476060298" calcext:value-type="float">
            <text:p>0.01613</text:p>
          </table:table-cell>
          <table:table-cell table:style-name="ce137" office:value-type="float" office:value="0.139975499500961" calcext:value-type="float">
            <text:p>0.13998</text:p>
          </table:table-cell>
          <table:table-cell/>
          <table:table-cell table:style-name="ce150" office:value-type="float" office:value="0.191866728287922" calcext:value-type="float">
            <text:p>0.19187</text:p>
          </table:table-cell>
          <table:table-cell table:number-columns-repeated="1009"/>
        </table:table-row>
        <table:table-row table:style-name="ro2">
          <table:table-cell table:style-name="ce10" office:value-type="float" office:value="0.854077870826447" calcext:value-type="float">
            <text:p>0.85408</text:p>
          </table:table-cell>
          <table:table-cell table:style-name="ce102"/>
          <table:table-cell table:style-name="ce31" table:number-matrix-columns-spanned="4" table:number-matrix-rows-spanned="1" table:formula="of:=[.C19:.F19]*TRANSPOSE([.A$17:.A$20])+([.H19]/2)/4" office:value-type="float" office:value="-0.5975" calcext:value-type="float">
            <text:p>-0.59750</text:p>
          </table:table-cell>
          <table:table-cell table:style-name="ce43" office:value-type="float" office:value="0.5925" calcext:value-type="float">
            <text:p>0.59250</text:p>
          </table:table-cell>
          <table:table-cell table:style-name="ce43" office:value-type="float" office:value="-0.3075" calcext:value-type="float">
            <text:p>-0.30750</text:p>
          </table:table-cell>
          <table:table-cell table:style-name="ce55" office:value-type="float" office:value="0.4625" calcext:value-type="float">
            <text:p>0.46250</text:p>
          </table:table-cell>
          <table:table-cell table:style-name="ce120" table:formula="of:=SUM([.C26:.F26])" office:value-type="float" office:value="0.15" calcext:value-type="float">
            <text:p>0.150</text:p>
          </table:table-cell>
          <table:table-cell table:style-name="ce122" office:value-type="float" office:value="0.01" calcext:value-type="float">
            <text:p>0.01</text:p>
          </table:table-cell>
          <table:table-cell table:style-name="ce102"/>
          <table:table-cell table:style-name="ce126" office:value-type="float" office:value="-0.61487498855822" calcext:value-type="float">
            <text:p>-0.61487</text:p>
          </table:table-cell>
          <table:table-cell table:style-name="ce130" office:value-type="float" office:value="0.61487498855822" calcext:value-type="float">
            <text:p>0.61487</text:p>
          </table:table-cell>
          <table:table-cell table:style-name="ce130" office:value-type="float" office:value="-0.31518801934497" calcext:value-type="float">
            <text:p>-0.31519</text:p>
          </table:table-cell>
          <table:table-cell table:style-name="ce137" office:value-type="float" office:value="0.480532554083314" calcext:value-type="float">
            <text:p>0.48053</text:p>
          </table:table-cell>
          <table:table-cell/>
          <table:table-cell table:style-name="ce150" office:value-type="float" office:value="0.165344534738345" calcext:value-type="float">
            <text:p>0.16534</text:p>
          </table:table-cell>
          <table:table-cell table:number-columns-repeated="1009"/>
        </table:table-row>
        <table:table-row table:style-name="ro2">
          <table:table-cell table:style-name="ce11" office:value-type="float" office:value="1.65853764313143" calcext:value-type="float">
            <text:p>1.65854</text:p>
          </table:table-cell>
          <table:table-cell table:style-name="ce102"/>
          <table:table-cell table:style-name="ce31" table:number-matrix-columns-spanned="4" table:number-matrix-rows-spanned="1" table:formula="of:=[.C20:.F20]*TRANSPOSE([.A$17:.A$20])+([.H20]/2)/4" office:value-type="float" office:value="-0.54" calcext:value-type="float">
            <text:p>-0.54000</text:p>
          </table:table-cell>
          <table:table-cell table:style-name="ce43" office:value-type="float" office:value="0.91" calcext:value-type="float">
            <text:p>0.91000</text:p>
          </table:table-cell>
          <table:table-cell table:style-name="ce43" office:value-type="float" office:value="0.1" calcext:value-type="float">
            <text:p>0.1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120" table:formula="of:=SUM([.C27:.F27])" office:value-type="float" office:value="0.47" calcext:value-type="float">
            <text:p>0.470</text:p>
          </table:table-cell>
          <table:table-cell table:style-name="ce122" office:value-type="float" office:value="0.01" calcext:value-type="float">
            <text:p>0.01</text:p>
          </table:table-cell>
          <table:table-cell table:style-name="ce102"/>
          <table:table-cell table:style-name="ce126" office:value-type="float" office:value="-0.0765823767937888" calcext:value-type="float">
            <text:p>-0.07658</text:p>
          </table:table-cell>
          <table:table-cell table:style-name="ce130" office:value-type="float" office:value="0.130011941998758" calcext:value-type="float">
            <text:p>0.13001</text:p>
          </table:table-cell>
          <table:table-cell table:style-name="ce130" office:value-type="float" office:value="0.0146040811560248" calcext:value-type="float">
            <text:p>0.01460</text:p>
          </table:table-cell>
          <table:table-cell table:style-name="ce137" office:value-type="float" office:value="0.000356197101366459" calcext:value-type="float">
            <text:p>0.00036</text:p>
          </table:table-cell>
          <table:table-cell/>
          <table:table-cell table:style-name="ce150" office:value-type="float" office:value="0.0683898434623602" calcext:value-type="float">
            <text:p>0.06839</text:p>
          </table:table-cell>
          <table:table-cell table:number-columns-repeated="1009"/>
        </table:table-row>
        <table:table-row table:style-name="ro2">
          <table:table-cell table:style-name="ce102" table:number-columns-repeated="2"/>
          <table:table-cell table:style-name="ce32" table:number-matrix-columns-spanned="4" table:number-matrix-rows-spanned="1" table:formula="of:=[.C21:.F21]*TRANSPOSE([.A$17:.A$20])+([.H21]/2)/4" office:value-type="float" office:value="-0.37" calcext:value-type="float">
            <text:p>-0.37000</text:p>
          </table:table-cell>
          <table:table-cell table:style-name="ce44" office:value-type="float" office:value="-0.95" calcext:value-type="float">
            <text:p>-0.95000</text:p>
          </table:table-cell>
          <table:table-cell table:style-name="ce44" office:value-type="float" office:value="0.58" calcext:value-type="float">
            <text:p>0.58000</text:p>
          </table:table-cell>
          <table:table-cell table:style-name="ce56" office:value-type="float" office:value="0.75" calcext:value-type="float">
            <text:p>0.75000</text:p>
          </table:table-cell>
          <table:table-cell table:style-name="ce120" table:formula="of:=SUM([.C28:.F28])" office:value-type="float" office:value="0.00999999999999995" calcext:value-type="float">
            <text:p>0.010</text:p>
          </table:table-cell>
          <table:table-cell table:style-name="ce122" office:value-type="float" office:value="0.01" calcext:value-type="float">
            <text:p>0.01</text:p>
          </table:table-cell>
          <table:table-cell table:style-name="ce102"/>
          <table:table-cell table:style-name="ce127" office:value-type="float" office:value="-0.582463567860958" calcext:value-type="float">
            <text:p>-0.58246</text:p>
          </table:table-cell>
          <table:table-cell table:style-name="ce131" office:value-type="float" office:value="-1.50172579741023" calcext:value-type="float">
            <text:p>-1.50173</text:p>
          </table:table-cell>
          <table:table-cell table:style-name="ce131" office:value-type="float" office:value="0.9232245667456" calcext:value-type="float">
            <text:p>0.92322</text:p>
          </table:table-cell>
          <table:table-cell table:style-name="ce138" office:value-type="float" office:value="1.19266349609625" calcext:value-type="float">
            <text:p>1.19266</text:p>
          </table:table-cell>
          <table:table-cell/>
          <table:table-cell table:style-name="ce151" office:value-type="float" office:value="0.0316986975706643" calcext:value-type="float">
            <text:p>0.0317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3"/>
          <table:table-cell table:style-name="ce128" table:formula="of:=SUM([.J24:.J28])" office:value-type="float" office:value="-1.27469235409283" calcext:value-type="float">
            <text:p>-1.27469</text:p>
          </table:table-cell>
          <table:table-cell table:style-name="ce128" table:formula="of:=SUM([.K24:.K28])" office:value-type="float" office:value="-0.957354152728455" calcext:value-type="float">
            <text:p>-0.95735</text:p>
          </table:table-cell>
          <table:table-cell table:style-name="ce128" table:formula="of:=SUM([.L24:.L28])" office:value-type="float" office:value="0.854077870826447" calcext:value-type="float">
            <text:p>0.85408</text:p>
          </table:table-cell>
          <table:table-cell table:style-name="ce128" table:formula="of:=SUM([.M24:.M28])" office:value-type="float" office:value="1.65853764313143" calcext:value-type="float">
            <text:p>1.65854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/>
          <table:table-cell table:style-name="ce20" table:number-columns-repeated="2"/>
          <table:table-cell/>
          <table:table-cell table:style-name="ce132" table:number-columns-repeated="2"/>
          <table:table-cell table:style-name="ce79"/>
          <table:table-cell table:number-columns-repeated="1011"/>
        </table:table-row>
        <table:table-row table:style-name="ro2" table:number-rows-repeated="2">
          <table:table-cell/>
          <table:table-cell table:style-name="ce20"/>
          <table:table-cell table:style-name="Default" table:number-columns-repeated="4"/>
          <table:table-cell/>
          <table:table-cell table:style-name="ce20" table:number-columns-repeated="2"/>
          <table:table-cell/>
          <table:table-cell table:style-name="ce76" table:number-columns-repeated="2"/>
          <table:table-cell table:style-name="ce79"/>
          <table:table-cell table:number-columns-repeated="1011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/>
          <table:table-cell table:style-name="ce33" table:number-columns-repeated="2"/>
          <table:table-cell/>
          <table:table-cell table:style-name="ce76" table:number-columns-repeated="2"/>
          <table:table-cell table:number-columns-repeated="1012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 table:number-columns-repeated="4"/>
          <table:table-cell table:style-name="ce76" table:number-columns-repeated="2"/>
          <table:table-cell table:number-columns-repeated="1012"/>
        </table:table-row>
        <table:table-row table:style-name="ro2" table:number-rows-repeated="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mple Recurrent Backwar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7" table:number-columns-repeated="982" table:default-cell-style-name="Default"/>
        <table:table-row table:style-name="ro3">
          <table:table-cell table:style-name="ce1" table:formula="of:=ROUND(RAND() * 20 - 10) / 10" office:value-type="float" office:value="-0.6" calcext:value-type="float">
            <text:p>-0.6</text:p>
          </table:table-cell>
          <table:table-cell table:number-columns-repeated="5"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rec</text:span></text:p>
          </table:table-cell>
          <table:covered-table-cell table:number-columns-repeated="4"/>
          <table:table-cell table:number-columns-repeated="985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66" table:number-matrix-columns-spanned="5" table:number-matrix-rows-spanned="5" table:formula="of:=MMULT([.J9:.J13];TRANSPOSE(['Simple Recurrent Forward'.K2:.K6]))" office:value-type="float" office:value="-0.0363608929476794" calcext:value-type="float">
            <text:p>-0.03636</text:p>
          </table:table-cell>
          <table:table-cell table:style-name="ce177" office:value-type="float" office:value="0.0363608929476794" calcext:value-type="float">
            <text:p>0.03636</text:p>
          </table:table-cell>
          <table:table-cell table:style-name="ce177" office:value-type="float" office:value="-0.053666216746812" calcext:value-type="float">
            <text:p>-0.05367</text:p>
          </table:table-cell>
          <table:table-cell table:style-name="ce177" office:value-type="float" office:value="-0.131957886868934" calcext:value-type="float">
            <text:p>-0.13196</text:p>
          </table:table-cell>
          <table:table-cell table:style-name="ce184" office:value-type="float" office:value="-0.122330238094203" calcext:value-type="float">
            <text:p>-0.12233</text:p>
          </table:table-cell>
          <table:table-cell/>
          <table:table-cell table:style-name="ce1" table:number-columns-repeated="2"/>
          <table:table-cell table:number-columns-repeated="982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75" office:value-type="float" office:value="0.132197703414832" calcext:value-type="float">
            <text:p>0.13220</text:p>
          </table:table-cell>
          <table:table-cell table:style-name="ce178" office:value-type="float" office:value="-0.132197703414832" calcext:value-type="float">
            <text:p>-0.13220</text:p>
          </table:table-cell>
          <table:table-cell table:style-name="ce178" office:value-type="float" office:value="0.195114861868207" calcext:value-type="float">
            <text:p>0.19511</text:p>
          </table:table-cell>
          <table:table-cell table:style-name="ce178" office:value-type="float" office:value="0.479760758808884" calcext:value-type="float">
            <text:p>0.47976</text:p>
          </table:table-cell>
          <table:table-cell table:style-name="ce185" office:value-type="float" office:value="0.444757408942436" calcext:value-type="float">
            <text:p>0.44476</text:p>
          </table:table-cell>
          <table:table-cell/>
          <table:table-cell table:style-name="ce1" table:number-columns-repeated="2"/>
          <table:table-cell table:number-columns-repeated="982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75" office:value-type="float" office:value="-0.112025991639541" calcext:value-type="float">
            <text:p>-0.11203</text:p>
          </table:table-cell>
          <table:table-cell table:style-name="ce178" office:value-type="float" office:value="0.112025991639541" calcext:value-type="float">
            <text:p>0.11203</text:p>
          </table:table-cell>
          <table:table-cell table:style-name="ce178" office:value-type="float" office:value="-0.165342780697244" calcext:value-type="float">
            <text:p>-0.16534</text:p>
          </table:table-cell>
          <table:table-cell table:style-name="ce178" office:value-type="float" office:value="-0.406555283238557" calcext:value-type="float">
            <text:p>-0.40656</text:p>
          </table:table-cell>
          <table:table-cell table:style-name="ce185" office:value-type="float" office:value="-0.376893005617971" calcext:value-type="float">
            <text:p>-0.37689</text:p>
          </table:table-cell>
          <table:table-cell/>
          <table:table-cell table:style-name="ce1" table:number-columns-repeated="2"/>
          <table:table-cell table:number-columns-repeated="982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75" office:value-type="float" office:value="0.037151777197668" calcext:value-type="float">
            <text:p>0.03715</text:p>
          </table:table-cell>
          <table:table-cell table:style-name="ce178" office:value-type="float" office:value="-0.037151777197668" calcext:value-type="float">
            <text:p>-0.03715</text:p>
          </table:table-cell>
          <table:table-cell table:style-name="ce178" office:value-type="float" office:value="0.0548335083653815" calcext:value-type="float">
            <text:p>0.05483</text:p>
          </table:table-cell>
          <table:table-cell table:style-name="ce178" office:value-type="float" office:value="0.134828097304541" calcext:value-type="float">
            <text:p>0.13483</text:p>
          </table:table-cell>
          <table:table-cell table:style-name="ce185" office:value-type="float" office:value="0.124991037947091" calcext:value-type="float">
            <text:p>0.12499</text:p>
          </table:table-cell>
          <table:table-cell/>
          <table:table-cell table:style-name="ce1" table:number-columns-repeated="2"/>
          <table:table-cell table:number-columns-repeated="982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76" office:value-type="float" office:value="0.242130340103004" calcext:value-type="float">
            <text:p>0.24213</text:p>
          </table:table-cell>
          <table:table-cell table:style-name="ce179" office:value-type="float" office:value="-0.242130340103004" calcext:value-type="float">
            <text:p>-0.24213</text:p>
          </table:table-cell>
          <table:table-cell table:style-name="ce179" office:value-type="float" office:value="0.357367992354995" calcext:value-type="float">
            <text:p>0.35737</text:p>
          </table:table-cell>
          <table:table-cell table:style-name="ce179" office:value-type="float" office:value="0.878719014761924" calcext:value-type="float">
            <text:p>0.87872</text:p>
          </table:table-cell>
          <table:table-cell table:style-name="ce186" office:value-type="float" office:value="0.814607666463293" calcext:value-type="float">
            <text:p>0.81461</text:p>
          </table:table-cell>
          <table:table-cell/>
          <table:table-cell table:style-name="ce1" table:number-columns-repeated="2"/>
          <table:table-cell table:number-columns-repeated="982"/>
        </table:table-row>
        <table:table-row table:style-name="ro2">
          <table:table-cell table:number-columns-repeated="9"/>
          <table:table-cell table:style-name="ce169" table:number-columns-repeated="2"/>
          <table:table-cell table:number-columns-repeated="986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4">ff</text:span></text:p>
          </table:table-cell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/>
          <table:table-cell table:style-name="ce3" office:value-type="string" calcext:value-type="string">
            <text:p>O<text:span text:style-name="T1">gold</text:span></text:p>
          </table:table-cell>
          <table:table-cell table:style-name="ce3" table:number-columns-repeated="982"/>
        </table:table-row>
        <table:table-row table:style-name="ro2">
          <table:table-cell table:style-name="ce17" table:number-matrix-columns-spanned="1" table:number-matrix-rows-spanned="4" table:formula="of:=MMULT(TRANSPOSE(['Simple Recurrent Forward'.C17:.F21]);[.J9:.J13])" office:value-type="float" office:value="-0.620712404309715" calcext:value-type="float">
            <text:p>-0.62071</text:p>
          </table:table-cell>
          <table:table-cell table:style-name="ce79"/>
          <table:table-cell table:style-name="ce166" table:number-matrix-columns-spanned="4" table:number-matrix-rows-spanned="5" table:formula="of:=MMULT([.J9:.J13];TRANSPOSE(['Simple Recurrent Forward'.A17:.A20]))" office:value-type="float" office:value="-0.147377667709406" calcext:value-type="float">
            <text:p>-0.14738</text:p>
          </table:table-cell>
          <table:table-cell table:style-name="ce170" office:value-type="float" office:value="-0.165799876173082" calcext:value-type="float">
            <text:p>-0.16580</text:p>
          </table:table-cell>
          <table:table-cell table:style-name="ce170" office:value-type="float" office:value="-0.165799876173082" calcext:value-type="float">
            <text:p>-0.16580</text:p>
          </table:table-cell>
          <table:table-cell table:style-name="ce172" office:value-type="float" office:value="0.184222084636758" calcext:value-type="float">
            <text:p>0.18422</text:p>
          </table:table-cell>
          <table:table-cell table:style-name="ce79"/>
          <table:table-cell table:style-name="ce17" table:number-matrix-columns-spanned="1" table:number-matrix-rows-spanned="5" table:formula="of:=[.J9:.J13]" office:value-type="float" office:value="0.184222084636758" calcext:value-type="float">
            <text:p>0.18422</text:p>
          </table:table-cell>
          <table:table-cell table:style-name="ce79"/>
          <table:table-cell table:style-name="ce17" table:number-matrix-columns-spanned="1" table:number-matrix-rows-spanned="5" table:formula="of:=([.L9:.L13]+[.M9:.M13])*[.J16:.J20]" office:value-type="float" office:value="0.184222084636758" calcext:value-type="float">
            <text:p>0.18422</text:p>
          </table:table-cell>
          <table:table-cell table:style-name="ce1"/>
          <table:table-cell table:style-name="ce187" table:number-matrix-columns-spanned="1" table:number-matrix-rows-spanned="5" table:formula="of:=['Simple Recurrent Forward'.K17:.K21]-[.O9:.O13]" office:value-type="float" office:value="0.0253892550705277" calcext:value-type="float">
            <text:p>0.02539</text:p>
          </table:table-cell>
          <table:table-cell table:style-name="ce187" table:number-matrix-columns-spanned="1" table:number-matrix-rows-spanned="5" table:formula="of:=MMULT(TRANSPOSE(['Simple Recurrent Forward'.H9:.L13]);[.J23:.J27])" office:value-type="float" office:value="0.26" calcext:value-type="float">
            <text:p>0.26000</text:p>
          </table:table-cell>
          <table:table-cell/>
          <table:table-cell table:style-name="ce192" office:value-type="float" office:value="0.57" calcext:value-type="float">
            <text:p>0.57</text:p>
          </table:table-cell>
          <table:table-cell table:number-columns-repeated="982"/>
        </table:table-row>
        <table:table-row table:style-name="ro2">
          <table:table-cell table:style-name="ce18" office:value-type="float" office:value="-1.07620505641839" calcext:value-type="float">
            <text:p>-1.07621</text:p>
          </table:table-cell>
          <table:table-cell table:style-name="ce79"/>
          <table:table-cell table:style-name="ce167" office:value-type="float" office:value="0.53582262772953" calcext:value-type="float">
            <text:p>0.53582</text:p>
          </table:table-cell>
          <table:table-cell table:style-name="ce20" office:value-type="float" office:value="0.602800456195721" calcext:value-type="float">
            <text:p>0.60280</text:p>
          </table:table-cell>
          <table:table-cell table:style-name="ce20" office:value-type="float" office:value="0.602800456195721" calcext:value-type="float">
            <text:p>0.60280</text:p>
          </table:table-cell>
          <table:table-cell table:style-name="ce173" office:value-type="float" office:value="-0.669778284661913" calcext:value-type="float">
            <text:p>-0.66978</text:p>
          </table:table-cell>
          <table:table-cell table:style-name="ce79"/>
          <table:table-cell table:style-name="ce18" office:value-type="float" office:value="-0.669778284661913" calcext:value-type="float">
            <text:p>-0.66978</text:p>
          </table:table-cell>
          <table:table-cell table:style-name="ce79"/>
          <table:table-cell table:style-name="ce18" office:value-type="float" office:value="-0.669778284661913" calcext:value-type="float">
            <text:p>-0.66978</text:p>
          </table:table-cell>
          <table:table-cell table:style-name="ce1"/>
          <table:table-cell table:style-name="ce188" office:value-type="float" office:value="-1.56150376732445" calcext:value-type="float">
            <text:p>-1.56150</text:p>
          </table:table-cell>
          <table:table-cell table:style-name="ce188" office:value-type="float" office:value="-0.4" calcext:value-type="float">
            <text:p>-0.40000</text:p>
          </table:table-cell>
          <table:table-cell/>
          <table:table-cell table:style-name="ce5" office:value-type="float" office:value="0.75" calcext:value-type="float">
            <text:p>0.75</text:p>
          </table:table-cell>
          <table:table-cell table:number-columns-repeated="982"/>
        </table:table-row>
        <table:table-row table:style-name="ro2">
          <table:table-cell table:style-name="ce18" office:value-type="float" office:value="0.814643647853852" calcext:value-type="float">
            <text:p>0.81464</text:p>
          </table:table-cell>
          <table:table-cell table:style-name="ce79"/>
          <table:table-cell table:style-name="ce167" office:value-type="float" office:value="-0.454062813980552" calcext:value-type="float">
            <text:p>-0.45406</text:p>
          </table:table-cell>
          <table:table-cell table:style-name="ce20" office:value-type="float" office:value="-0.510820665728121" calcext:value-type="float">
            <text:p>-0.51082</text:p>
          </table:table-cell>
          <table:table-cell table:style-name="ce20" office:value-type="float" office:value="-0.510820665728121" calcext:value-type="float">
            <text:p>-0.51082</text:p>
          </table:table-cell>
          <table:table-cell table:style-name="ce173" office:value-type="float" office:value="0.567578517475691" calcext:value-type="float">
            <text:p>0.56758</text:p>
          </table:table-cell>
          <table:table-cell table:style-name="ce79"/>
          <table:table-cell table:style-name="ce18" office:value-type="float" office:value="0.567578517475691" calcext:value-type="float">
            <text:p>0.56758</text:p>
          </table:table-cell>
          <table:table-cell table:style-name="ce79"/>
          <table:table-cell table:style-name="ce18" office:value-type="float" office:value="0.567578517475691" calcext:value-type="float">
            <text:p>0.56758</text:p>
          </table:table-cell>
          <table:table-cell table:style-name="ce1"/>
          <table:table-cell table:style-name="ce188" office:value-type="float" office:value="0.32564676653685" calcext:value-type="float">
            <text:p>0.32565</text:p>
          </table:table-cell>
          <table:table-cell table:style-name="ce188" office:value-type="float" office:value="0.26" calcext:value-type="float">
            <text:p>0.26000</text:p>
          </table:table-cell>
          <table:table-cell/>
          <table:table-cell table:style-name="ce193" office:value-type="float" office:value="-0.15" calcext:value-type="float">
            <text:p>-0.15</text:p>
          </table:table-cell>
          <table:table-cell table:number-columns-repeated="982"/>
        </table:table-row>
        <table:table-row table:style-name="ro2">
          <table:table-cell table:style-name="ce165" office:value-type="float" office:value="-0.253499128070292" calcext:value-type="float">
            <text:p>-0.25350</text:p>
          </table:table-cell>
          <table:table-cell table:style-name="ce79"/>
          <table:table-cell table:style-name="ce167" office:value-type="float" office:value="0.150583273148171" calcext:value-type="float">
            <text:p>0.15058</text:p>
          </table:table-cell>
          <table:table-cell table:style-name="ce20" office:value-type="float" office:value="0.169406182291692" calcext:value-type="float">
            <text:p>0.16941</text:p>
          </table:table-cell>
          <table:table-cell table:style-name="ce20" office:value-type="float" office:value="0.169406182291692" calcext:value-type="float">
            <text:p>0.16941</text:p>
          </table:table-cell>
          <table:table-cell table:style-name="ce173" office:value-type="float" office:value="-0.188229091435214" calcext:value-type="float">
            <text:p>-0.18823</text:p>
          </table:table-cell>
          <table:table-cell table:style-name="ce79"/>
          <table:table-cell table:style-name="ce18" office:value-type="float" office:value="-0.188229091435214" calcext:value-type="float">
            <text:p>-0.18823</text:p>
          </table:table-cell>
          <table:table-cell table:style-name="ce79"/>
          <table:table-cell table:style-name="ce18" office:value-type="float" office:value="-0.188229091435214" calcext:value-type="float">
            <text:p>-0.18823</text:p>
          </table:table-cell>
          <table:table-cell table:style-name="ce1"/>
          <table:table-cell table:style-name="ce189" office:value-type="float" office:value="-0.759251511502145" calcext:value-type="float">
            <text:p>-0.75925</text:p>
          </table:table-cell>
          <table:table-cell table:style-name="ce189" office:value-type="float" office:value="-0.08" calcext:value-type="float">
            <text:p>-0.08000</text:p>
          </table:table-cell>
          <table:table-cell/>
          <table:table-cell table:style-name="ce193" office:value-type="float" office:value="1.64" calcext:value-type="float">
            <text:p>1.64</text:p>
          </table:table-cell>
          <table:table-cell table:number-columns-repeated="982"/>
        </table:table-row>
        <table:table-row table:style-name="ro2">
          <table:table-cell table:style-name="ce79" table:number-columns-repeated="2"/>
          <table:table-cell table:style-name="ce168" office:value-type="float" office:value="0.981400672899134" calcext:value-type="float">
            <text:p>0.98140</text:p>
          </table:table-cell>
          <table:table-cell table:style-name="ce171" office:value-type="float" office:value="1.10407575701153" calcext:value-type="float">
            <text:p>1.10408</text:p>
          </table:table-cell>
          <table:table-cell table:style-name="ce171" office:value-type="float" office:value="1.10407575701153" calcext:value-type="float">
            <text:p>1.10408</text:p>
          </table:table-cell>
          <table:table-cell table:style-name="ce174" office:value-type="float" office:value="-1.22675084112392" calcext:value-type="float">
            <text:p>-1.22675</text:p>
          </table:table-cell>
          <table:table-cell table:style-name="ce79"/>
          <table:table-cell table:style-name="ce19" office:value-type="float" office:value="-1.22675084112392" calcext:value-type="float">
            <text:p>-1.22675</text:p>
          </table:table-cell>
          <table:table-cell table:style-name="ce79"/>
          <table:table-cell table:style-name="ce19" office:value-type="float" office:value="-1.22675084112392" calcext:value-type="float">
            <text:p>-1.22675</text:p>
          </table:table-cell>
          <table:table-cell table:style-name="ce1"/>
          <table:table-cell table:style-name="ce190" office:value-type="float" office:value="-0.365560436346314" calcext:value-type="float">
            <text:p>-0.36556</text:p>
          </table:table-cell>
          <table:table-cell table:style-name="ce190" office:value-type="float" office:value="-0.87" calcext:value-type="float">
            <text:p>-0.87000</text:p>
          </table:table-cell>
          <table:table-cell/>
          <table:table-cell table:style-name="ce6" office:value-type="float" office:value="0.45" calcext:value-type="float">
            <text:p>0.45</text:p>
          </table:table-cell>
          <table:table-cell table:number-columns-repeated="982"/>
        </table:table-row>
        <table:table-row table:style-name="ro2">
          <table:table-cell table:number-columns-repeated="2"/>
          <table:table-cell table:style-name="ce169" table:number-columns-repeated="4"/>
          <table:table-cell/>
          <table:table-cell table:style-name="ce37"/>
          <table:table-cell/>
          <table:table-cell table:style-name="ce37"/>
          <table:table-cell table:number-columns-repeated="987"/>
        </table:table-row>
        <table:table-row table:style-name="ro2">
          <table:table-cell table:number-columns-repeated="7"/>
          <table:table-cell table:style-name="ce1"/>
          <table:table-cell table:style-name="ce21"/>
          <table:table-cell table:style-name="ce180" office:value-type="string" calcext:value-type="string">
            <text:p>tanh’(O)</text:p>
          </table:table-cell>
          <table:table-cell/>
          <table:table-cell table:style-name="ce66"/>
          <table:table-cell/>
          <table:table-cell table:style-name="ce70"/>
          <table:table-cell table:number-columns-repeated="983"/>
        </table:table-row>
        <table:table-row table:style-name="ro2">
          <table:table-cell table:number-columns-repeated="9"/>
          <table:table-cell table:style-name="ce181" table:number-matrix-columns-spanned="1" table:number-matrix-rows-spanned="5" table:formula="of:=1-['Simple Recurrent Forward'.K17:.K21]^2" office:value-type="float" office:value="0.645511634946562" calcext:value-type="float">
            <text:p>0.65</text:p>
          </table:table-cell>
          <table:table-cell/>
          <table:table-cell table:style-name="ce66"/>
          <table:table-cell/>
          <table:table-cell table:style-name="ce191"/>
          <table:table-cell table:number-columns-repeated="983"/>
        </table:table-row>
        <table:table-row table:style-name="ro2">
          <table:table-cell table:number-columns-repeated="9"/>
          <table:table-cell table:style-name="ce182" office:value-type="float" office:value="0.341461635618223" calcext:value-type="float">
            <text:p>0.34</text:p>
          </table:table-cell>
          <table:table-cell/>
          <table:table-cell table:style-name="ce66"/>
          <table:table-cell/>
          <table:table-cell table:style-name="ce191"/>
          <table:table-cell table:number-columns-repeated="983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182" office:value-type="float" office:value="0.969148213405149" calcext:value-type="float">
            <text:p>0.97</text:p>
          </table:table-cell>
          <table:table-cell/>
          <table:table-cell table:style-name="ce66"/>
          <table:table-cell/>
          <table:table-cell table:style-name="ce191"/>
          <table:table-cell table:number-columns-repeated="983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182" office:value-type="float" office:value="0.224282100008744" calcext:value-type="float">
            <text:p>0.22</text:p>
          </table:table-cell>
          <table:table-cell/>
          <table:table-cell table:style-name="ce66"/>
          <table:table-cell/>
          <table:table-cell table:style-name="ce191"/>
          <table:table-cell table:number-columns-repeated="983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183" office:value-type="float" office:value="0.992869960089975" calcext:value-type="float">
            <text:p>0.99</text:p>
          </table:table-cell>
          <table:table-cell/>
          <table:table-cell table:style-name="ce69"/>
          <table:table-cell/>
          <table:table-cell table:style-name="ce191"/>
          <table:table-cell table:number-columns-repeated="983"/>
        </table:table-row>
        <table:table-row table:style-name="ro2">
          <table:table-cell table:number-columns-repeated="4"/>
          <table:table-cell table:style-name="ce1"/>
          <table:table-cell table:number-columns-repeated="8"/>
          <table:table-cell table:style-name="ce101"/>
          <table:table-cell table:number-columns-repeated="983"/>
        </table:table-row>
        <table:table-row table:style-name="ro4">
          <table:table-cell table:number-columns-repeated="4"/>
          <table:table-cell table:style-name="ce1"/>
          <table:table-cell table:number-columns-repeated="4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987"/>
        </table:table-row>
        <table:table-row table:style-name="ro2">
          <table:table-cell table:number-columns-repeated="9"/>
          <table:table-cell table:style-name="ce4" office:value-type="float" office:value="0.1" calcext:value-type="float">
            <text:p>0.1</text:p>
          </table:table-cell>
          <table:table-cell/>
          <table:table-cell table:style-name="ce1"/>
          <table:table-cell table:number-columns-repeated="985"/>
        </table:table-row>
        <table:table-row table:style-name="ro2">
          <table:table-cell table:number-columns-repeated="9"/>
          <table:table-cell table:style-name="ce5" office:value-type="float" office:value="0.1" calcext:value-type="float">
            <text:p>0.1</text:p>
          </table:table-cell>
          <table:table-cell/>
          <table:table-cell table:style-name="ce1"/>
          <table:table-cell table:number-columns-repeated="985"/>
        </table:table-row>
        <table:table-row table:style-name="ro2">
          <table:table-cell table:number-columns-repeated="9"/>
          <table:table-cell table:style-name="ce5" office:value-type="float" office:value="-0.5" calcext:value-type="float">
            <text:p>-0.5</text:p>
          </table:table-cell>
          <table:table-cell/>
          <table:table-cell table:style-name="ce1"/>
          <table:table-cell table:number-columns-repeated="985"/>
        </table:table-row>
        <table:table-row table:style-name="ro2">
          <table:table-cell table:number-columns-repeated="9"/>
          <table:table-cell table:style-name="ce5" office:value-type="float" office:value="0.7" calcext:value-type="float">
            <text:p>0.7</text:p>
          </table:table-cell>
          <table:table-cell/>
          <table:table-cell table:style-name="ce1"/>
          <table:table-cell table:number-columns-repeated="985"/>
        </table:table-row>
        <table:table-row table:style-name="ro2">
          <table:table-cell table:number-columns-repeated="9"/>
          <table:table-cell table:style-name="ce6" office:value-type="float" office:value="0.2" calcext:value-type="float">
            <text:p>0.2</text:p>
          </table:table-cell>
          <table:table-cell/>
          <table:table-cell table:style-name="ce1"/>
          <table:table-cell table:number-columns-repeated="985"/>
        </table:table-row>
        <table:table-row table:style-name="ro2" table:number-rows-repeated="2">
          <table:table-cell table:number-columns-repeated="997"/>
        </table:table-row>
        <table:table-row table:style-name="ro2">
          <table:table-cell table:number-columns-repeated="9"/>
          <table:table-cell table:style-name="ce3"/>
          <table:table-cell table:number-columns-repeated="4"/>
          <table:table-cell table:style-name="ce1"/>
          <table:table-cell table:number-columns-repeated="982"/>
        </table:table-row>
        <table:table-row table:style-name="ro2" table:number-rows-repeated="5">
          <table:table-cell table:number-columns-repeated="9"/>
          <table:table-cell table:style-name="ce1"/>
          <table:table-cell table:number-columns-repeated="2"/>
          <table:table-cell table:style-name="ce1" table:number-columns-repeated="3"/>
          <table:table-cell table:number-columns-repeated="982"/>
        </table:table-row>
        <table:table-row table:style-name="ro2" table:number-rows-repeated="2">
          <table:table-cell table:number-columns-repeated="997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 table:number-columns-repeated="2"/>
          <table:table-cell table:number-columns-repeated="983"/>
        </table:table-row>
        <table:table-row table:style-name="ro2" table:number-rows-repeated="3">
          <table:table-cell table:number-columns-repeated="10"/>
          <table:table-cell table:style-name="ce1"/>
          <table:table-cell/>
          <table:table-cell table:style-name="ce1" table:number-columns-repeated="2"/>
          <table:table-cell table:number-columns-repeated="983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 table:number-columns-repeated="2"/>
          <table:table-cell table:number-columns-repeated="983"/>
        </table:table-row>
        <table:table-row table:style-name="ro2" table:number-rows-repeated="2">
          <table:table-cell table:number-columns-repeated="997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986"/>
        </table:table-row>
        <table:table-row table:style-name="ro2" table:number-rows-repeated="3">
          <table:table-cell table:number-columns-repeated="10"/>
          <table:table-cell table:style-name="ce1"/>
          <table:table-cell table:number-columns-repeated="986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986"/>
        </table:table-row>
      </table:table>
      <table:table table:name="GRU Forward" table:style-name="ta1"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.2" calcext:value-type="float">
            <text:p>-0.2</text:p>
          </table:table-cell>
          <table:table-cell table:number-columns-repeated="3"/>
          <table:table-cell table:style-name="Default"/>
          <table:table-cell/>
          <table:table-cell table:style-name="ce3" office:value-type="string" calcext:value-type="string">
            <text:p>O<text:span text:style-name="T3">t-1</text:span></text:p>
          </table:table-cell>
          <table:table-cell table:style-name="ce3" table:number-columns-repeated="2"/>
          <table:table-cell table:style-name="ce3" office:value-type="string" calcext:value-type="string" table:number-columns-spanned="5" table:number-rows-spanned="1">
            <text:p>W<text:span text:style-name="T1">r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6"/>
          <table:table-cell table:style-name="ce4" office:value-type="float" office:value="-0.2" calcext:value-type="float">
            <text:p>-0.2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0.2" calcext:value-type="float">
            <text:p>0.2</text:p>
          </table:table-cell>
          <table:table-cell table:number-columns-repeated="2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3" calcext:value-type="float">
            <text:p>-0.3</text:p>
          </table:table-cell>
          <table:table-cell table:number-columns-repeated="2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9" calcext:value-type="float">
            <text:p>-0.9</text:p>
          </table:table-cell>
          <table:table-cell table:number-columns-repeated="2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6" office:value-type="float" office:value="-0.8" calcext:value-type="float">
            <text:p>-0.8</text:p>
          </table:table-cell>
          <table:table-cell table:number-columns-repeated="2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1" table:number-columns-repeated="3"/>
          <table:table-cell table:number-columns-repeated="5"/>
          <table:table-cell table:style-name="ce3" office:value-type="string" calcext:value-type="string" table:number-columns-spanned="5" table:number-rows-spanned="1">
            <text:p>W<text:span text:style-name="T1">p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1007"/>
        </table:table-row>
        <table:table-row table:style-name="ro3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c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2"/>
          <table:table-cell table:style-name="ce26" office:value-type="float" office:value="0.2" calcext:value-type="float">
            <text:p>0.2</text:p>
          </table:table-cell>
          <table:table-cell table:number-columns-repeated="2" table:style-name="ce39" office:value-type="float" office:value="-0.3" calcext:value-type="float">
            <text:p>-0.3</text:p>
          </table:table-cell>
          <table:table-cell table:style-name="ce39" office:value-type="float" office:value="-0.5" calcext:value-type="float">
            <text:p>-0.5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/>
          <table:table-cell table:style-name="ce1"/>
          <table:table-cell table:number-columns-repeated="2"/>
          <table:table-cell table:style-name="ce27" office:value-type="float" office:value="0.4" calcext:value-type="float">
            <text:p>0.4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7" office:value-type="float" office:value="0.6" calcext:value-type="float">
            <text:p>0.6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0.7" calcext:value-type="float">
            <text:p>0.7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7" office:value-type="float" office:value="-0.8" calcext:value-type="float">
            <text:p>-0.8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8" office:value-type="float" office:value="-0.5" calcext:value-type="float">
            <text:p>-0.5</text:p>
          </table:table-cell>
          <table:table-cell table:style-name="ce41" office:value-type="float" office:value="-0.3" calcext:value-type="float">
            <text:p>-0.3</text:p>
          </table:table-cell>
          <table:table-cell table:number-columns-repeated="2" table:style-name="ce41" office:value-type="float" office:value="-0.6" calcext:value-type="float">
            <text:p>-0.6</text:p>
          </table:table-cell>
          <table:table-cell table:style-name="ce53" office:value-type="float" office:value="0.1" calcext:value-type="float">
            <text:p>0.1</text:p>
          </table:table-cell>
          <table:table-cell table:number-columns-repeated="1000"/>
        </table:table-row>
        <table:table-row table:style-name="ro2">
          <table:table-cell table:number-columns-repeated="4"/>
          <table:table-cell table:style-name="Default"/>
          <table:table-cell table:number-columns-repeated="1009"/>
        </table:table-row>
        <table:table-row table:style-name="ro3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r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r</text:span></text:p>
          </table:table-cell>
          <table:table-cell table:style-name="ce3"/>
          <table:table-cell table:style-name="ce194" office:value-type="string" calcext:value-type="string">
            <text:p>σ(R)</text:p>
          </table:table-cell>
          <table:table-cell table:style-name="ce3" office:value-type="string" calcext:value-type="string">
            <text:p><text:span text:style-name="T2">σ(</text:span>P)</text:p>
          </table:table-cell>
          <table:table-cell table:style-name="ce3" office:value-type="string" calcext:value-type="string">
            <text:p>tanh(C)</text:p>
          </table:table-cell>
          <table:table-cell table:style-name="ce3" office:value-type="string" calcext:value-type="string">
            <text:p>O</text:p>
          </table:table-cell>
          <table:table-cell table:style-name="ce3"/>
          <table:table-cell table:style-name="ce40" table:number-columns-repeated="5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95" table:number-matrix-columns-spanned="1" table:number-matrix-rows-spanned="5" table:formula="of:=1/(1+EXP(-([.J30:.J34])))" office:value-type="float" office:value="0.72312180512439" calcext:value-type="float">
            <text:p>0.72</text:p>
          </table:table-cell>
          <table:table-cell table:style-name="ce13" table:number-matrix-columns-spanned="1" table:number-matrix-rows-spanned="5" table:formula="of:=1/(1+EXP(-([.K30:.K34])))" office:value-type="float" office:value="0.911331336745267" calcext:value-type="float">
            <text:p>0.91</text:p>
          </table:table-cell>
          <table:table-cell table:style-name="ce204" table:number-matrix-columns-spanned="1" table:number-matrix-rows-spanned="5" table:formula="of:=TANH([.L30:.L34])" office:value-type="float" office:value="0.96362880366219" calcext:value-type="float">
            <text:p>0.96</text:p>
          </table:table-cell>
          <table:table-cell table:style-name="ce13" table:number-matrix-columns-spanned="1" table:number-matrix-rows-spanned="5" table:formula="of:=[.K23:.K27]*[.L23:.L27]+(1-[.K23:.K27])*[.G2:.G6]" office:value-type="float" office:value="0.860451393116759" calcext:value-type="float">
            <text:p>0.86</text:p>
          </table:table-cell>
          <table:table-cell table:style-name="ce1"/>
          <table:table-cell table:style-name="ce40" table:number-columns-repeated="5"/>
          <table:table-cell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96" office:value-type="float" office:value="0.249739894404882" calcext:value-type="float">
            <text:p>0.25</text:p>
          </table:table-cell>
          <table:table-cell table:style-name="ce14" office:value-type="float" office:value="0.180938793152142" calcext:value-type="float">
            <text:p>0.18</text:p>
          </table:table-cell>
          <table:table-cell table:style-name="ce205" office:value-type="float" office:value="0.0737487734961342" calcext:value-type="float">
            <text:p>0.07</text:p>
          </table:table-cell>
          <table:table-cell table:style-name="ce14" office:value-type="float" office:value="0.177156255442413" calcext:value-type="float">
            <text:p>0.18</text:p>
          </table:table-cell>
          <table:table-cell table:style-name="ce1"/>
          <table:table-cell table:style-name="ce40" table:number-columns-repeated="5"/>
          <table:table-cell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96" office:value-type="float" office:value="0.549833997312478" calcext:value-type="float">
            <text:p>0.55</text:p>
          </table:table-cell>
          <table:table-cell table:style-name="ce14" office:value-type="float" office:value="0.0483376287199052" calcext:value-type="float">
            <text:p>0.05</text:p>
          </table:table-cell>
          <table:table-cell table:style-name="ce205" office:value-type="float" office:value="0.918748823801852" calcext:value-type="float">
            <text:p>0.92</text:p>
          </table:table-cell>
          <table:table-cell table:style-name="ce14" office:value-type="float" office:value="-0.241088571852245" calcext:value-type="float">
            <text:p>-0.24</text:p>
          </table:table-cell>
          <table:table-cell table:style-name="ce1"/>
          <table:table-cell table:number-columns-repeated="6"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96" office:value-type="float" office:value="0.820538480592673" calcext:value-type="float">
            <text:p>0.82</text:p>
          </table:table-cell>
          <table:table-cell table:style-name="ce14" office:value-type="float" office:value="0.674805272582314" calcext:value-type="float">
            <text:p>0.67</text:p>
          </table:table-cell>
          <table:table-cell table:style-name="ce205" office:value-type="float" office:value="0.966325930114211" calcext:value-type="float">
            <text:p>0.97</text:p>
          </table:table-cell>
          <table:table-cell table:style-name="ce14" office:value-type="float" office:value="0.35940657799816" calcext:value-type="float">
            <text:p>0.36</text:p>
          </table:table-cell>
          <table:table-cell table:style-name="ce1"/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97" office:value-type="float" office:value="0.534942945158215" calcext:value-type="float">
            <text:p>0.53</text:p>
          </table:table-cell>
          <table:table-cell table:style-name="ce15" office:value-type="float" office:value="0.389360766050778" calcext:value-type="float">
            <text:p>0.39</text:p>
          </table:table-cell>
          <table:table-cell table:style-name="ce206" office:value-type="float" office:value="0.333350808767081" calcext:value-type="float">
            <text:p>0.33</text:p>
          </table:table-cell>
          <table:table-cell table:style-name="ce15" office:value-type="float" office:value="-0.358717660894181" calcext:value-type="float">
            <text:p>-0.36</text:p>
          </table:table-cell>
          <table:table-cell table:style-name="ce1"/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/>
          <table:table-cell table:style-name="ce37" table:number-columns-repeated="4"/>
          <table:table-cell table:number-columns-repeated="1001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p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p</text:span></text:p>
          </table:table-cell>
          <table:table-cell table:style-name="ce21"/>
          <table:table-cell table:style-name="ce66" office:value-type="string" calcext:value-type="string">
            <text:p>R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C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98" table:number-matrix-columns-spanned="1" table:number-matrix-rows-spanned="5" table:formula="of:=MMULT([.C23:.F27];[.A23:.A26])+[.H23:.H27]+MMULT([.J2:.N6];[.G2:.G6])" office:value-type="float" office:value="0.96" calcext:value-type="float">
            <text:p>0.96</text:p>
          </table:table-cell>
          <table:table-cell table:style-name="ce201" table:number-matrix-columns-spanned="1" table:number-matrix-rows-spanned="5" table:formula="of:=MMULT([.C30:.F34];[.A23:.A26])+[.H30:.H34]+MMULT([.J9:.N13];[.G2:.G6])" office:value-type="float" office:value="2.33" calcext:value-type="float">
            <text:p>2.33</text:p>
          </table:table-cell>
          <table:table-cell table:style-name="ce207" table:number-matrix-columns-spanned="1" table:number-matrix-rows-spanned="5" table:formula="of:=MMULT([.C37:.F41];[.A23:.A26])+[.H37:.H41]+MMULT([.J16:.N20];[.J23:.J27]*[.G2:.G6])" office:value-type="float" office:value="1.99438615944416" calcext:value-type="float">
            <text:p>1.9943861594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99" office:value-type="float" office:value="-1.1" calcext:value-type="float">
            <text:p>-1.1</text:p>
          </table:table-cell>
          <table:table-cell table:style-name="ce202" office:value-type="float" office:value="-1.51" calcext:value-type="float">
            <text:p>-1.51</text:p>
          </table:table-cell>
          <table:table-cell table:style-name="ce208" office:value-type="float" office:value="0.0738829151328169" calcext:value-type="float">
            <text:p>0.073882915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99" office:value-type="float" office:value="0.2" calcext:value-type="float">
            <text:p>0.2</text:p>
          </table:table-cell>
          <table:table-cell table:style-name="ce202" office:value-type="float" office:value="-2.98" calcext:value-type="float">
            <text:p>-2.98</text:p>
          </table:table-cell>
          <table:table-cell table:style-name="ce208" office:value-type="float" office:value="1.58094165047153" calcext:value-type="float">
            <text:p>1.5809416505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table:style-name="ce1"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99" office:value-type="float" office:value="1.52" calcext:value-type="float">
            <text:p>1.52</text:p>
          </table:table-cell>
          <table:table-cell table:style-name="ce202" office:value-type="float" office:value="0.73" calcext:value-type="float">
            <text:p>0.73</text:p>
          </table:table-cell>
          <table:table-cell table:style-name="ce208" office:value-type="float" office:value="2.03359698437206" calcext:value-type="float">
            <text:p>2.0335969844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200" office:value-type="float" office:value="0.14" calcext:value-type="float">
            <text:p>0.14</text:p>
          </table:table-cell>
          <table:table-cell table:style-name="ce203" office:value-type="float" office:value="-0.45" calcext:value-type="float">
            <text:p>-0.45</text:p>
          </table:table-cell>
          <table:table-cell table:style-name="ce209" office:value-type="float" office:value="0.346593250271778" calcext:value-type="float">
            <text:p>0.3465932503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 table:number-columns-repeated="100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c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table:style-name="ce1"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5" calcext:value-type="float">
            <text:p>-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table:style-name="ce1"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table:style-name="ce1"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/>
          <table:table-cell table:style-name="ce5" office:value-type="float" office:value="0.4" calcext:value-type="float">
            <text:p>0.4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 table:number-columns-repeated="1006"/>
        </table:table-row>
      </table:table>
      <table:table table:name="GRU Backward" table:style-name="ta1"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" table:number-columns-repeated="8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3">
          <table:table-cell table:style-name="ce1" table:formula="of:=ROUND(RAND() * 20 - 10) / 10" office:value-type="float" office:value="-0" calcext:value-type="float">
            <text:p>0</text:p>
          </table:table-cell>
          <table:table-cell table:number-columns-repeated="5"/>
          <table:table-cell table:style-name="ce3" table:number-columns-repeated="3"/>
          <table:table-cell table:style-name="ce3" office:value-type="string" calcext:value-type="string" table:number-columns-spanned="5" table:number-rows-spanned="1">
            <text:p><text:span text:style-name="T2">∇</text:span>W<text:span text:style-name="T1">r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1" table:number-matrix-columns-spanned="5" table:number-matrix-rows-spanned="5" table:formula="of:=MMULT([.J23:.J27];TRANSPOSE(['GRU Forward'.G2:.G6]))" office:value-type="float" office:value="0.00163860569086886" calcext:value-type="float">
            <text:p>0.00</text:p>
          </table:table-cell>
          <table:table-cell table:style-name="ce221" office:value-type="float" office:value="-0.00163860569086886" calcext:value-type="float">
            <text:p>0.00</text:p>
          </table:table-cell>
          <table:table-cell table:style-name="ce221" office:value-type="float" office:value="0.0024579085363033" calcext:value-type="float">
            <text:p>0.00</text:p>
          </table:table-cell>
          <table:table-cell table:style-name="ce221" office:value-type="float" office:value="0.00737372560890989" calcext:value-type="float">
            <text:p>0.01</text:p>
          </table:table-cell>
          <table:table-cell table:style-name="ce230" office:value-type="float" office:value="0.00655442276347546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6" office:value-type="float" office:value="-0.000673307220186476" calcext:value-type="float">
            <text:p>0.00</text:p>
          </table:table-cell>
          <table:table-cell table:style-name="ce222" office:value-type="float" office:value="0.000673307220186476" calcext:value-type="float">
            <text:p>0.00</text:p>
          </table:table-cell>
          <table:table-cell table:style-name="ce222" office:value-type="float" office:value="-0.00100996083027971" calcext:value-type="float">
            <text:p>0.00</text:p>
          </table:table-cell>
          <table:table-cell table:style-name="ce222" office:value-type="float" office:value="-0.00302988249083914" calcext:value-type="float">
            <text:p>0.00</text:p>
          </table:table-cell>
          <table:table-cell table:style-name="ce231" office:value-type="float" office:value="-0.0026932288807459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6" office:value-type="float" office:value="0.0028168472425387" calcext:value-type="float">
            <text:p>0.00</text:p>
          </table:table-cell>
          <table:table-cell table:style-name="ce222" office:value-type="float" office:value="-0.0028168472425387" calcext:value-type="float">
            <text:p>0.00</text:p>
          </table:table-cell>
          <table:table-cell table:style-name="ce222" office:value-type="float" office:value="0.00422527086380805" calcext:value-type="float">
            <text:p>0.00</text:p>
          </table:table-cell>
          <table:table-cell table:style-name="ce222" office:value-type="float" office:value="0.0126758125914241" calcext:value-type="float">
            <text:p>0.01</text:p>
          </table:table-cell>
          <table:table-cell table:style-name="ce231" office:value-type="float" office:value="0.0112673889701548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6" office:value-type="float" office:value="0.0052724917582727" calcext:value-type="float">
            <text:p>0.01</text:p>
          </table:table-cell>
          <table:table-cell table:style-name="ce222" office:value-type="float" office:value="-0.0052724917582727" calcext:value-type="float">
            <text:p>-0.01</text:p>
          </table:table-cell>
          <table:table-cell table:style-name="ce222" office:value-type="float" office:value="0.00790873763740906" calcext:value-type="float">
            <text:p>0.01</text:p>
          </table:table-cell>
          <table:table-cell table:style-name="ce222" office:value-type="float" office:value="0.0237262129122272" calcext:value-type="float">
            <text:p>0.02</text:p>
          </table:table-cell>
          <table:table-cell table:style-name="ce231" office:value-type="float" office:value="0.0210899670330908" calcext:value-type="float">
            <text:p>0.0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7" office:value-type="float" office:value="-0.00262922363063826" calcext:value-type="float">
            <text:p>0.00</text:p>
          </table:table-cell>
          <table:table-cell table:style-name="ce223" office:value-type="float" office:value="0.00262922363063826" calcext:value-type="float">
            <text:p>0.00</text:p>
          </table:table-cell>
          <table:table-cell table:style-name="ce223" office:value-type="float" office:value="-0.0039438354459574" calcext:value-type="float">
            <text:p>0.00</text:p>
          </table:table-cell>
          <table:table-cell table:style-name="ce223" office:value-type="float" office:value="-0.0118315063378722" calcext:value-type="float">
            <text:p>-0.01</text:p>
          </table:table-cell>
          <table:table-cell table:style-name="ce232" office:value-type="float" office:value="-0.0105168945225531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69" table:number-columns-repeated="5"/>
          <table:table-cell table:number-columns-repeated="1004"/>
        </table:table-row>
        <table:table-row table:style-name="ro3">
          <table:table-cell/>
          <table:table-cell table:style-name="ce1" table:number-columns-repeated="4"/>
          <table:table-cell table:number-columns-repeated="4"/>
          <table:table-cell table:style-name="ce212" office:value-type="string" calcext:value-type="string" table:number-columns-spanned="5" table:number-rows-spanned="1">
            <text:p><text:span text:style-name="T2">∇</text:span>W<text:span text:style-name="T1">pr</text:span></text:p>
          </table:table-cell>
          <table:covered-table-cell table:number-columns-repeated="4" table:style-name="ce169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11" table:number-matrix-columns-spanned="5" table:number-matrix-rows-spanned="5" table:formula="of:=MMULT([.K23:.K27];TRANSPOSE(['GRU Forward'.G2:.G6]))" office:value-type="float" office:value="-0.0031678567224301" calcext:value-type="float">
            <text:p>0.00</text:p>
          </table:table-cell>
          <table:table-cell table:style-name="ce221" office:value-type="float" office:value="0.0031678567224301" calcext:value-type="float">
            <text:p>0.00</text:p>
          </table:table-cell>
          <table:table-cell table:style-name="ce221" office:value-type="float" office:value="-0.00475178508364515" calcext:value-type="float">
            <text:p>0.00</text:p>
          </table:table-cell>
          <table:table-cell table:style-name="ce221" office:value-type="float" office:value="-0.0142553552509354" calcext:value-type="float">
            <text:p>-0.01</text:p>
          </table:table-cell>
          <table:table-cell table:style-name="ce230" office:value-type="float" office:value="-0.0126714268897204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16" office:value-type="float" office:value="0.000625512915687929" calcext:value-type="float">
            <text:p>0.00</text:p>
          </table:table-cell>
          <table:table-cell table:style-name="ce222" office:value-type="float" office:value="-0.000625512915687929" calcext:value-type="float">
            <text:p>0.00</text:p>
          </table:table-cell>
          <table:table-cell table:style-name="ce222" office:value-type="float" office:value="0.000938269373531893" calcext:value-type="float">
            <text:p>0.00</text:p>
          </table:table-cell>
          <table:table-cell table:style-name="ce222" office:value-type="float" office:value="0.00281480812059568" calcext:value-type="float">
            <text:p>0.00</text:p>
          </table:table-cell>
          <table:table-cell table:style-name="ce231" office:value-type="float" office:value="0.00250205166275171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16" office:value-type="float" office:value="-0.00655847022583665" calcext:value-type="float">
            <text:p>-0.01</text:p>
          </table:table-cell>
          <table:table-cell table:style-name="ce222" office:value-type="float" office:value="0.00655847022583665" calcext:value-type="float">
            <text:p>0.01</text:p>
          </table:table-cell>
          <table:table-cell table:style-name="ce222" office:value-type="float" office:value="-0.00983770533875498" calcext:value-type="float">
            <text:p>-0.01</text:p>
          </table:table-cell>
          <table:table-cell table:style-name="ce222" office:value-type="float" office:value="-0.0295131160162649" calcext:value-type="float">
            <text:p>-0.03</text:p>
          </table:table-cell>
          <table:table-cell table:style-name="ce231" office:value-type="float" office:value="-0.0262338809033466" calcext:value-type="float">
            <text:p>-0.0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16" office:value-type="float" office:value="0.0254408549665914" calcext:value-type="float">
            <text:p>0.03</text:p>
          </table:table-cell>
          <table:table-cell table:style-name="ce222" office:value-type="float" office:value="-0.0254408549665914" calcext:value-type="float">
            <text:p>-0.03</text:p>
          </table:table-cell>
          <table:table-cell table:style-name="ce222" office:value-type="float" office:value="0.0381612824498871" calcext:value-type="float">
            <text:p>0.04</text:p>
          </table:table-cell>
          <table:table-cell table:style-name="ce222" office:value-type="float" office:value="0.114483847349661" calcext:value-type="float">
            <text:p>0.11</text:p>
          </table:table-cell>
          <table:table-cell table:style-name="ce231" office:value-type="float" office:value="0.101763419866366" calcext:value-type="float">
            <text:p>0.10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17" office:value-type="float" office:value="0.0550093959388694" calcext:value-type="float">
            <text:p>0.06</text:p>
          </table:table-cell>
          <table:table-cell table:style-name="ce223" office:value-type="float" office:value="-0.0550093959388694" calcext:value-type="float">
            <text:p>-0.06</text:p>
          </table:table-cell>
          <table:table-cell table:style-name="ce223" office:value-type="float" office:value="0.0825140939083041" calcext:value-type="float">
            <text:p>0.08</text:p>
          </table:table-cell>
          <table:table-cell table:style-name="ce223" office:value-type="float" office:value="0.247542281724912" calcext:value-type="float">
            <text:p>0.25</text:p>
          </table:table-cell>
          <table:table-cell table:style-name="ce232" office:value-type="float" office:value="0.220037583755477" calcext:value-type="float">
            <text:p>0.22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3"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<text:span text:style-name="T2">∇</text:span>W<text:span text:style-name="T1">c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211" table:number-matrix-columns-spanned="5" table:number-matrix-rows-spanned="5" table:formula="of:=MMULT([.L23:.L27];TRANSPOSE(['GRU Forward'.J23:.J27]*['GRU Forward'.G2:.G6]))" office:value-type="float" office:value="-0.00158565734822495" calcext:value-type="float">
            <text:p>0.00</text:p>
          </table:table-cell>
          <table:table-cell table:style-name="ce221" office:value-type="float" office:value="0.000547628208555963" calcext:value-type="float">
            <text:p>0.00</text:p>
          </table:table-cell>
          <table:table-cell table:style-name="ce221" office:value-type="float" office:value="-0.00180850925521279" calcext:value-type="float">
            <text:p>0.00</text:p>
          </table:table-cell>
          <table:table-cell table:style-name="ce221" office:value-type="float" office:value="-0.00809672434041982" calcext:value-type="float">
            <text:p>-0.01</text:p>
          </table:table-cell>
          <table:table-cell table:style-name="ce230" office:value-type="float" office:value="-0.00469207929209273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1"/>
          <table:table-cell table:number-columns-repeated="2"/>
          <table:table-cell table:style-name="ce216" office:value-type="float" office:value="-0.00435038059430588" calcext:value-type="float">
            <text:p>0.00</text:p>
          </table:table-cell>
          <table:table-cell table:style-name="ce222" office:value-type="float" office:value="0.00150246276981802" calcext:value-type="float">
            <text:p>0.00</text:p>
          </table:table-cell>
          <table:table-cell table:style-name="ce222" office:value-type="float" office:value="-0.00496179302376251" calcext:value-type="float">
            <text:p>0.00</text:p>
          </table:table-cell>
          <table:table-cell table:style-name="ce222" office:value-type="float" office:value="-0.0222140252983645" calcext:value-type="float">
            <text:p>-0.02</text:p>
          </table:table-cell>
          <table:table-cell table:style-name="ce231" office:value-type="float" office:value="-0.0128731032099181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16" office:value-type="float" office:value="-0.000637477241567603" calcext:value-type="float">
            <text:p>0.00</text:p>
          </table:table-cell>
          <table:table-cell table:style-name="ce222" office:value-type="float" office:value="0.00022016138618199" calcext:value-type="float">
            <text:p>0.00</text:p>
          </table:table-cell>
          <table:table-cell table:style-name="ce222" office:value-type="float" office:value="-0.000727069749749602" calcext:value-type="float">
            <text:p>0.00</text:p>
          </table:table-cell>
          <table:table-cell table:style-name="ce222" office:value-type="float" office:value="-0.00325510268914156" calcext:value-type="float">
            <text:p>0.00</text:p>
          </table:table-cell>
          <table:table-cell table:style-name="ce231" office:value-type="float" office:value="-0.00188634307890548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16" office:value-type="float" office:value="0.00200707355763564" calcext:value-type="float">
            <text:p>0.00</text:p>
          </table:table-cell>
          <table:table-cell table:style-name="ce222" office:value-type="float" office:value="-0.000693169995420802" calcext:value-type="float">
            <text:p>0.00</text:p>
          </table:table-cell>
          <table:table-cell table:style-name="ce222" office:value-type="float" office:value="0.00228915226164107" calcext:value-type="float">
            <text:p>0.00</text:p>
          </table:table-cell>
          <table:table-cell table:style-name="ce222" office:value-type="float" office:value="0.0102485706292808" calcext:value-type="float">
            <text:p>0.01</text:p>
          </table:table-cell>
          <table:table-cell table:style-name="ce231" office:value-type="float" office:value="0.00593908153487969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17" office:value-type="float" office:value="0.0510906061535885" calcext:value-type="float">
            <text:p>0.05</text:p>
          </table:table-cell>
          <table:table-cell table:style-name="ce223" office:value-type="float" office:value="-0.0176448317495886" calcext:value-type="float">
            <text:p>-0.02</text:p>
          </table:table-cell>
          <table:table-cell table:style-name="ce223" office:value-type="float" office:value="0.0582709966857786" calcext:value-type="float">
            <text:p>0.06</text:p>
          </table:table-cell>
          <table:table-cell table:style-name="ce223" office:value-type="float" office:value="0.260880167378935" calcext:value-type="float">
            <text:p>0.26</text:p>
          </table:table-cell>
          <table:table-cell table:style-name="ce232" office:value-type="float" office:value="0.15118094424503" calcext:value-type="float">
            <text:p>0.1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3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r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r</text:span></text:p>
          </table:table-cell>
          <table:table-cell table:style-name="ce3"/>
          <table:table-cell table:style-name="ce3" office:value-type="string" calcext:value-type="string">
            <text:p><text:span text:style-name="T2">∇</text:span>R<text:span text:style-name="T1">a</text:span></text:p>
          </table:table-cell>
          <table:table-cell table:style-name="ce3" office:value-type="string" calcext:value-type="string">
            <text:p><text:span text:style-name="T2">∇</text:span>P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13" table:number-matrix-columns-spanned="1" table:number-matrix-rows-spanned="4" table:formula="of:=MMULT(TRANSPOSE(['GRU Forward'.C23:.F27]);[.J23:.J27])+MMULT(TRANSPOSE(['GRU Forward'.C30:.F34]); [.K23:.K27])+MMULT(TRANSPOSE(['GRU Forward'.C37:.F41]);[.L23:.L27])" office:value-type="float" office:value="0.108483323720957" calcext:value-type="float">
            <text:p>0.11</text:p>
          </table:table-cell>
          <table:table-cell/>
          <table:table-cell table:style-name="ce211" table:number-matrix-columns-spanned="4" table:number-matrix-rows-spanned="5" table:formula="of:=MMULT([.J23:.J27];TRANSPOSE(['GRU Forward'.A23:.A26]))" office:value-type="float" office:value="0.00655442276347546" calcext:value-type="float">
            <text:p>0.01</text:p>
          </table:table-cell>
          <table:table-cell table:style-name="ce213" office:value-type="float" office:value="0.00737372560890989" calcext:value-type="float">
            <text:p>0.01</text:p>
          </table:table-cell>
          <table:table-cell table:style-name="ce213" office:value-type="float" office:value="0.00737372560890989" calcext:value-type="float">
            <text:p>0.01</text:p>
          </table:table-cell>
          <table:table-cell table:style-name="ce204" office:value-type="float" office:value="-0.00819302845434432" calcext:value-type="float">
            <text:p>-0.01</text:p>
          </table:table-cell>
          <table:table-cell/>
          <table:table-cell table:style-name="ce13" table:number-matrix-columns-spanned="1" table:number-matrix-rows-spanned="5" table:formula="of:=[.J23:.J27]" office:value-type="float" office:value="-0.00819302845434432" calcext:value-type="float">
            <text:p>-0.01</text:p>
          </table:table-cell>
          <table:table-cell/>
          <table:table-cell table:style-name="ce195" table:number-matrix-columns-spanned="1" table:number-matrix-rows-spanned="5" table:formula="of:=MMULT(TRANSPOSE(['GRU Forward'.J16:.N20]);[.L23:.L27])*[.J30:.J34]*['GRU Forward'.G2:.G6]" office:value-type="float" office:value="-0.00819302845434432" calcext:value-type="float">
            <text:p>-0.01</text:p>
          </table:table-cell>
          <table:table-cell table:style-name="ce13" table:number-matrix-columns-spanned="1" table:number-matrix-rows-spanned="5" table:formula="of:=(['GRU Forward'.L23:.L27]-['GRU Forward'.G2:.G6])*[.K30:.K34]*[.M23:.M27]" office:value-type="float" office:value="0.0158392836121505" calcext:value-type="float">
            <text:p>0.02</text:p>
          </table:table-cell>
          <table:table-cell table:style-name="ce13" table:number-matrix-columns-spanned="1" table:number-matrix-rows-spanned="5" table:formula="of:=['GRU Forward'.K23:.K27]*[.L30:.L34]*[.M23:.M27]" office:value-type="float" office:value="0.0109639713322722" calcext:value-type="float">
            <text:p>0.01</text:p>
          </table:table-cell>
          <table:table-cell table:style-name="ce13" table:number-matrix-columns-spanned="1" table:number-matrix-rows-spanned="5" table:formula="of:=['GRU Forward'.M23:.M27]-[.O23:.O27]+[.Q23:.Q27]" office:value-type="float" office:value="0.168451393116759" calcext:value-type="float">
            <text:p>0.17</text:p>
          </table:table-cell>
          <table:table-cell table:style-name="ce1"/>
          <table:table-cell table:style-name="ce192" office:value-type="float" office:value="0.57" calcext:value-type="float">
            <text:p>0.57</text:p>
          </table:table-cell>
          <table:table-cell table:style-name="ce222"/>
          <table:table-cell table:style-name="ce233" table:number-matrix-columns-spanned="1" table:number-matrix-rows-spanned="5" table:formula="of:=MMULT(TRANSPOSE(['GRU Forward'.J2:.N6]);[.J45:.J49])+MMULT(TRANSPOSE(['GRU Forward'.J9:.N13]); [.K45:.K49])+MMULT(TRANSPOSE(['GRU Forward'.J16:.N20]);[.L45:.L49])*[.J52:.J56]+(1-[.K52:.K56])*[.M45:.M49]" office:value-type="float" office:value="-0.122" calcext:value-type="float">
            <text:p>-0.12</text:p>
          </table:table-cell>
          <table:table-cell table:style-name="ce222" table:number-columns-repeated="2"/>
          <table:table-cell/>
          <table:table-cell table:style-name="ce69" table:number-columns-repeated="2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4" office:value-type="float" office:value="-0.459528210574942" calcext:value-type="float">
            <text:p>-0.46</text:p>
          </table:table-cell>
          <table:table-cell/>
          <table:table-cell table:style-name="ce196" office:value-type="float" office:value="-0.0026932288807459" calcext:value-type="float">
            <text:p>0.00</text:p>
          </table:table-cell>
          <table:table-cell table:style-name="ce100" office:value-type="float" office:value="-0.00302988249083914" calcext:value-type="float">
            <text:p>0.00</text:p>
          </table:table-cell>
          <table:table-cell table:style-name="ce100" office:value-type="float" office:value="-0.00302988249083914" calcext:value-type="float">
            <text:p>0.00</text:p>
          </table:table-cell>
          <table:table-cell table:style-name="ce205" office:value-type="float" office:value="0.00336653610093238" calcext:value-type="float">
            <text:p>0.00</text:p>
          </table:table-cell>
          <table:table-cell/>
          <table:table-cell table:style-name="ce14" office:value-type="float" office:value="0.00336653610093238" calcext:value-type="float">
            <text:p>0.00</text:p>
          </table:table-cell>
          <table:table-cell/>
          <table:table-cell table:style-name="ce196" office:value-type="float" office:value="0.00336653610093238" calcext:value-type="float">
            <text:p>0.00</text:p>
          </table:table-cell>
          <table:table-cell table:style-name="ce14" office:value-type="float" office:value="-0.00312756457843964" calcext:value-type="float">
            <text:p>0.00</text:p>
          </table:table-cell>
          <table:table-cell table:style-name="ce14" office:value-type="float" office:value="0.0300805518757489" calcext:value-type="float">
            <text:p>0.03</text:p>
          </table:table-cell>
          <table:table-cell table:style-name="ce14" office:value-type="float" office:value="0.167156255442413" calcext:value-type="float">
            <text:p>0.17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222"/>
          <table:table-cell table:style-name="ce234" office:value-type="float" office:value="0.74" calcext:value-type="float">
            <text:p>0.74</text:p>
          </table:table-cell>
          <table:table-cell table:style-name="ce222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4" office:value-type="float" office:value="0.460528318076329" calcext:value-type="float">
            <text:p>0.46</text:p>
          </table:table-cell>
          <table:table-cell/>
          <table:table-cell table:style-name="ce196" office:value-type="float" office:value="0.0112673889701548" calcext:value-type="float">
            <text:p>0.01</text:p>
          </table:table-cell>
          <table:table-cell table:style-name="ce100" office:value-type="float" office:value="0.0126758125914241" calcext:value-type="float">
            <text:p>0.01</text:p>
          </table:table-cell>
          <table:table-cell table:style-name="ce100" office:value-type="float" office:value="0.0126758125914241" calcext:value-type="float">
            <text:p>0.01</text:p>
          </table:table-cell>
          <table:table-cell table:style-name="ce205" office:value-type="float" office:value="-0.0140842362126935" calcext:value-type="float">
            <text:p>-0.01</text:p>
          </table:table-cell>
          <table:table-cell/>
          <table:table-cell table:style-name="ce14" office:value-type="float" office:value="-0.0140842362126935" calcext:value-type="float">
            <text:p>-0.01</text:p>
          </table:table-cell>
          <table:table-cell/>
          <table:table-cell table:style-name="ce196" office:value-type="float" office:value="-0.0140842362126935" calcext:value-type="float">
            <text:p>-0.01</text:p>
          </table:table-cell>
          <table:table-cell table:style-name="ce14" office:value-type="float" office:value="0.0327923511291833" calcext:value-type="float">
            <text:p>0.03</text:p>
          </table:table-cell>
          <table:table-cell table:style-name="ce14" office:value-type="float" office:value="0.00440781371167438" calcext:value-type="float">
            <text:p>0.00</text:p>
          </table:table-cell>
          <table:table-cell table:style-name="ce14" office:value-type="float" office:value="0.584911428147755" calcext:value-type="float">
            <text:p>0.58</text:p>
          </table:table-cell>
          <table:table-cell table:style-name="ce1"/>
          <table:table-cell table:style-name="ce193" office:value-type="float" office:value="-0.15" calcext:value-type="float">
            <text:p>-0.15</text:p>
          </table:table-cell>
          <table:table-cell table:style-name="ce222"/>
          <table:table-cell table:style-name="ce234" office:value-type="float" office:value="0.676" calcext:value-type="float">
            <text:p>0.68</text:p>
          </table:table-cell>
          <table:table-cell table:style-name="ce222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10" office:value-type="float" office:value="0.530793655282458" calcext:value-type="float">
            <text:p>0.53</text:p>
          </table:table-cell>
          <table:table-cell/>
          <table:table-cell table:style-name="ce196" office:value-type="float" office:value="0.0210899670330908" calcext:value-type="float">
            <text:p>0.02</text:p>
          </table:table-cell>
          <table:table-cell table:style-name="ce100" office:value-type="float" office:value="0.0237262129122272" calcext:value-type="float">
            <text:p>0.02</text:p>
          </table:table-cell>
          <table:table-cell table:style-name="ce100" office:value-type="float" office:value="0.0237262129122272" calcext:value-type="float">
            <text:p>0.02</text:p>
          </table:table-cell>
          <table:table-cell table:style-name="ce205" office:value-type="float" office:value="-0.0263624587913635" calcext:value-type="float">
            <text:p>-0.03</text:p>
          </table:table-cell>
          <table:table-cell/>
          <table:table-cell table:style-name="ce14" office:value-type="float" office:value="-0.0263624587913635" calcext:value-type="float">
            <text:p>-0.03</text:p>
          </table:table-cell>
          <table:table-cell/>
          <table:table-cell table:style-name="ce196" office:value-type="float" office:value="-0.0263624587913635" calcext:value-type="float">
            <text:p>-0.03</text:p>
          </table:table-cell>
          <table:table-cell table:style-name="ce14" office:value-type="float" office:value="-0.127204274832957" calcext:value-type="float">
            <text:p>-0.13</text:p>
          </table:table-cell>
          <table:table-cell table:style-name="ce14" office:value-type="float" office:value="-0.0138778387224154" calcext:value-type="float">
            <text:p>-0.01</text:p>
          </table:table-cell>
          <table:table-cell table:style-name="ce14" office:value-type="float" office:value="-0.31059342200184" calcext:value-type="float">
            <text:p>-0.31</text:p>
          </table:table-cell>
          <table:table-cell table:style-name="ce1"/>
          <table:table-cell table:style-name="ce193" office:value-type="float" office:value="1.64" calcext:value-type="float">
            <text:p>1.64</text:p>
          </table:table-cell>
          <table:table-cell/>
          <table:table-cell table:style-name="ce202" office:value-type="float" office:value="0.97" calcext:value-type="float">
            <text:p>0.97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97" office:value-type="float" office:value="-0.0105168945225531" calcext:value-type="float">
            <text:p>-0.01</text:p>
          </table:table-cell>
          <table:table-cell table:style-name="ce214" office:value-type="float" office:value="-0.0118315063378722" calcext:value-type="float">
            <text:p>-0.01</text:p>
          </table:table-cell>
          <table:table-cell table:style-name="ce214" office:value-type="float" office:value="-0.0118315063378722" calcext:value-type="float">
            <text:p>-0.01</text:p>
          </table:table-cell>
          <table:table-cell table:style-name="ce206" office:value-type="float" office:value="0.0131461181531913" calcext:value-type="float">
            <text:p>0.01</text:p>
          </table:table-cell>
          <table:table-cell/>
          <table:table-cell table:style-name="ce15" office:value-type="float" office:value="0.0131461181531913" calcext:value-type="float">
            <text:p>0.01</text:p>
          </table:table-cell>
          <table:table-cell/>
          <table:table-cell table:style-name="ce197" office:value-type="float" office:value="0.0131461181531913" calcext:value-type="float">
            <text:p>0.01</text:p>
          </table:table-cell>
          <table:table-cell table:style-name="ce15" office:value-type="float" office:value="-0.275046979694347" calcext:value-type="float">
            <text:p>-0.28</text:p>
          </table:table-cell>
          <table:table-cell table:style-name="ce15" office:value-type="float" office:value="-0.353264178949769" calcext:value-type="float">
            <text:p>-0.35</text:p>
          </table:table-cell>
          <table:table-cell table:style-name="ce15" office:value-type="float" office:value="-1.02071766089418" calcext:value-type="float">
            <text:p>-1.02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203" office:value-type="float" office:value="-0.212" calcext:value-type="float">
            <text:p>-0.212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69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212" office:value-type="string" calcext:value-type="string" table:number-columns-spanned="4" table:number-rows-spanned="1">
            <text:p><text:span text:style-name="T2">∇</text:span>W<text:span text:style-name="T1">p</text:span></text:p>
          </table:table-cell>
          <table:covered-table-cell table:number-columns-repeated="3" table:style-name="ce215"/>
          <table:table-cell table:style-name="ce21"/>
          <table:table-cell table:style-name="ce21" office:value-type="string" calcext:value-type="string">
            <text:p><text:span text:style-name="T2">∇</text:span>B<text:span text:style-name="T1">p</text:span></text:p>
          </table:table-cell>
          <table:table-cell table:style-name="ce21"/>
          <table:table-cell table:style-name="ce180" office:value-type="string" calcext:value-type="string">
            <text:p>σ’(R)</text:p>
          </table:table-cell>
          <table:table-cell table:style-name="ce180" office:value-type="string" calcext:value-type="string">
            <text:p>σ’(P)</text:p>
          </table:table-cell>
          <table:table-cell table:style-name="ce180" office:value-type="string" calcext:value-type="string">
            <text:p>tanh’(C)</text:p>
          </table:table-cell>
          <table:table-cell table:number-columns-repeated="2"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211" table:number-matrix-columns-spanned="4" table:number-matrix-rows-spanned="5" table:formula="of:=MMULT([.K23:.K27];TRANSPOSE(['GRU Forward'.A23:.A26]))" office:value-type="float" office:value="-0.0126714268897204" calcext:value-type="float">
            <text:p>-0.01</text:p>
          </table:table-cell>
          <table:table-cell table:style-name="ce213" office:value-type="float" office:value="-0.0142553552509354" calcext:value-type="float">
            <text:p>-0.01</text:p>
          </table:table-cell>
          <table:table-cell table:style-name="ce213" office:value-type="float" office:value="-0.0142553552509354" calcext:value-type="float">
            <text:p>-0.01</text:p>
          </table:table-cell>
          <table:table-cell table:style-name="ce204" office:value-type="float" office:value="0.0158392836121505" calcext:value-type="float">
            <text:p>0.02</text:p>
          </table:table-cell>
          <table:table-cell/>
          <table:table-cell table:style-name="ce13" table:number-matrix-columns-spanned="1" table:number-matrix-rows-spanned="5" table:formula="of:=[.K23:.K27]" office:value-type="float" office:value="0.0158392836121505" calcext:value-type="float">
            <text:p>0.02</text:p>
          </table:table-cell>
          <table:table-cell/>
          <table:table-cell table:style-name="ce218" table:number-matrix-columns-spanned="1" table:number-matrix-rows-spanned="5" table:formula="of:=['GRU Forward'.J23:.J27]*(1-['GRU Forward'.J23:.J27])" office:value-type="float" office:value="0.200216660078034" calcext:value-type="float">
            <text:p>0.200</text:p>
          </table:table-cell>
          <table:table-cell table:style-name="ce224" table:number-matrix-columns-spanned="1" table:number-matrix-rows-spanned="5" table:formula="of:=['GRU Forward'.K23:.K27]*(1-['GRU Forward'.K23:.K27])" office:value-type="float" office:value="0.080806531411352" calcext:value-type="float">
            <text:p>0.08</text:p>
          </table:table-cell>
          <table:table-cell table:style-name="ce227" table:number-matrix-columns-spanned="1" table:number-matrix-rows-spanned="5" table:formula="of:=1-['GRU Forward'.L23:.L27]^2" office:value-type="float" office:value="0.0714195287525757" calcext:value-type="float">
            <text:p>0.07</text:p>
          </table:table-cell>
          <table:table-cell table:number-columns-repeated="2"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96" office:value-type="float" office:value="0.00250205166275171" calcext:value-type="float">
            <text:p>0.00</text:p>
          </table:table-cell>
          <table:table-cell table:style-name="ce100" office:value-type="float" office:value="0.00281480812059568" calcext:value-type="float">
            <text:p>0.00</text:p>
          </table:table-cell>
          <table:table-cell table:style-name="ce100" office:value-type="float" office:value="0.00281480812059568" calcext:value-type="float">
            <text:p>0.00</text:p>
          </table:table-cell>
          <table:table-cell table:style-name="ce205" office:value-type="float" office:value="-0.00312756457843964" calcext:value-type="float">
            <text:p>0.00</text:p>
          </table:table-cell>
          <table:table-cell/>
          <table:table-cell table:style-name="ce14" office:value-type="float" office:value="-0.00312756457843964" calcext:value-type="float">
            <text:p>0.00</text:p>
          </table:table-cell>
          <table:table-cell/>
          <table:table-cell table:style-name="ce219" office:value-type="float" office:value="0.187369879547521" calcext:value-type="float">
            <text:p>0.187</text:p>
          </table:table-cell>
          <table:table-cell table:style-name="ce225" office:value-type="float" office:value="0.148199946284788" calcext:value-type="float">
            <text:p>0.15</text:p>
          </table:table-cell>
          <table:table-cell table:style-name="ce228" office:value-type="float" office:value="0.994561118407816" calcext:value-type="float">
            <text:p>0.99</text:p>
          </table:table-cell>
          <table:table-cell table:number-columns-repeated="2"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96" office:value-type="float" office:value="-0.0262338809033466" calcext:value-type="float">
            <text:p>-0.03</text:p>
          </table:table-cell>
          <table:table-cell table:style-name="ce100" office:value-type="float" office:value="-0.0295131160162649" calcext:value-type="float">
            <text:p>-0.03</text:p>
          </table:table-cell>
          <table:table-cell table:style-name="ce100" office:value-type="float" office:value="-0.0295131160162649" calcext:value-type="float">
            <text:p>-0.03</text:p>
          </table:table-cell>
          <table:table-cell table:style-name="ce205" office:value-type="float" office:value="0.0327923511291833" calcext:value-type="float">
            <text:p>0.03</text:p>
          </table:table-cell>
          <table:table-cell/>
          <table:table-cell table:style-name="ce14" office:value-type="float" office:value="0.0327923511291833" calcext:value-type="float">
            <text:p>0.03</text:p>
          </table:table-cell>
          <table:table-cell/>
          <table:table-cell table:style-name="ce219" office:value-type="float" office:value="0.24751657271186" calcext:value-type="float">
            <text:p>0.248</text:p>
          </table:table-cell>
          <table:table-cell table:style-name="ce225" office:value-type="float" office:value="0.0460011023696418" calcext:value-type="float">
            <text:p>0.05</text:p>
          </table:table-cell>
          <table:table-cell table:style-name="ce228" office:value-type="float" office:value="0.155900598762714" calcext:value-type="float">
            <text:p>0.16</text:p>
          </table:table-cell>
          <table:table-cell table:number-columns-repeated="2"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96" office:value-type="float" office:value="0.101763419866366" calcext:value-type="float">
            <text:p>0.10</text:p>
          </table:table-cell>
          <table:table-cell table:style-name="ce100" office:value-type="float" office:value="0.114483847349661" calcext:value-type="float">
            <text:p>0.11</text:p>
          </table:table-cell>
          <table:table-cell table:style-name="ce100" office:value-type="float" office:value="0.114483847349661" calcext:value-type="float">
            <text:p>0.11</text:p>
          </table:table-cell>
          <table:table-cell table:style-name="ce205" office:value-type="float" office:value="-0.127204274832957" calcext:value-type="float">
            <text:p>-0.13</text:p>
          </table:table-cell>
          <table:table-cell/>
          <table:table-cell table:style-name="ce14" office:value-type="float" office:value="-0.127204274832957" calcext:value-type="float">
            <text:p>-0.13</text:p>
          </table:table-cell>
          <table:table-cell/>
          <table:table-cell table:style-name="ce219" office:value-type="float" office:value="0.14725508245934" calcext:value-type="float">
            <text:p>0.147</text:p>
          </table:table-cell>
          <table:table-cell table:style-name="ce225" office:value-type="float" office:value="0.219443116677423" calcext:value-type="float">
            <text:p>0.22</text:p>
          </table:table-cell>
          <table:table-cell table:style-name="ce228" office:value-type="float" office:value="0.0662141967889053" calcext:value-type="float">
            <text:p>0.07</text:p>
          </table:table-cell>
          <table:table-cell table:number-columns-repeated="2"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97" office:value-type="float" office:value="0.220037583755477" calcext:value-type="float">
            <text:p>0.22</text:p>
          </table:table-cell>
          <table:table-cell table:style-name="ce214" office:value-type="float" office:value="0.247542281724912" calcext:value-type="float">
            <text:p>0.25</text:p>
          </table:table-cell>
          <table:table-cell table:style-name="ce214" office:value-type="float" office:value="0.247542281724912" calcext:value-type="float">
            <text:p>0.25</text:p>
          </table:table-cell>
          <table:table-cell table:style-name="ce206" office:value-type="float" office:value="-0.275046979694347" calcext:value-type="float">
            <text:p>-0.28</text:p>
          </table:table-cell>
          <table:table-cell/>
          <table:table-cell table:style-name="ce15" office:value-type="float" office:value="-0.275046979694347" calcext:value-type="float">
            <text:p>-0.28</text:p>
          </table:table-cell>
          <table:table-cell/>
          <table:table-cell table:style-name="ce220" office:value-type="float" office:value="0.24877899058367" calcext:value-type="float">
            <text:p>0.249</text:p>
          </table:table-cell>
          <table:table-cell table:style-name="ce226" office:value-type="float" office:value="0.237758959911129" calcext:value-type="float">
            <text:p>0.24</text:p>
          </table:table-cell>
          <table:table-cell table:style-name="ce229" office:value-type="float" office:value="0.888877238294333" calcext:value-type="float">
            <text:p>0.89</text:p>
          </table:table-cell>
          <table:table-cell table:number-columns-repeated="2"/>
          <table:table-cell table:style-name="ce69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69" table:number-columns-repeated="4"/>
          <table:table-cell/>
          <table:table-cell table:style-name="ce37"/>
          <table:table-cell table:number-columns-repeated="8"/>
          <table:table-cell table:style-name="ce101"/>
          <table:table-cell table:number-columns-repeated="1001"/>
        </table:table-row>
        <table:table-row table:style-name="ro3">
          <table:table-cell table:number-columns-repeated="2"/>
          <table:table-cell table:style-name="ce212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215"/>
          <table:table-cell table:style-name="ce21"/>
          <table:table-cell table:style-name="ce21" office:value-type="string" calcext:value-type="string">
            <text:p><text:span text:style-name="T2">∇</text:span>B<text:span text:style-name="T1">c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5" table:number-matrix-columns-spanned="4" table:number-matrix-rows-spanned="5" table:formula="of:=MMULT([.L23:.L27];TRANSPOSE(['GRU Forward'.A23:.A26]))" office:value-type="float" office:value="-0.00877117706581775" calcext:value-type="float">
            <text:p>-0.01</text:p>
          </table:table-cell>
          <table:table-cell table:style-name="ce213" office:value-type="float" office:value="-0.00986757419904497" calcext:value-type="float">
            <text:p>-0.01</text:p>
          </table:table-cell>
          <table:table-cell table:style-name="ce213" office:value-type="float" office:value="-0.00986757419904497" calcext:value-type="float">
            <text:p>-0.01</text:p>
          </table:table-cell>
          <table:table-cell table:style-name="ce204" office:value-type="float" office:value="0.0109639713322722" calcext:value-type="float">
            <text:p>0.01</text:p>
          </table:table-cell>
          <table:table-cell/>
          <table:table-cell table:style-name="ce13" table:number-matrix-columns-spanned="1" table:number-matrix-rows-spanned="5" table:formula="of:=[.L23:.L27]" office:value-type="float" office:value="0.0109639713322722" calcext:value-type="float">
            <text:p>0.0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6" office:value-type="float" office:value="-0.0240644415005991" calcext:value-type="float">
            <text:p>-0.02</text:p>
          </table:table-cell>
          <table:table-cell table:style-name="ce100" office:value-type="float" office:value="-0.027072496688174" calcext:value-type="float">
            <text:p>-0.03</text:p>
          </table:table-cell>
          <table:table-cell table:style-name="ce100" office:value-type="float" office:value="-0.027072496688174" calcext:value-type="float">
            <text:p>-0.03</text:p>
          </table:table-cell>
          <table:table-cell table:style-name="ce205" office:value-type="float" office:value="0.0300805518757489" calcext:value-type="float">
            <text:p>0.03</text:p>
          </table:table-cell>
          <table:table-cell/>
          <table:table-cell table:style-name="ce14" office:value-type="float" office:value="0.0300805518757489" calcext:value-type="float">
            <text:p>0.03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6" office:value-type="float" office:value="-0.0035262509693395" calcext:value-type="float">
            <text:p>0.00</text:p>
          </table:table-cell>
          <table:table-cell table:style-name="ce100" office:value-type="float" office:value="-0.00396703234050694" calcext:value-type="float">
            <text:p>0.00</text:p>
          </table:table-cell>
          <table:table-cell table:style-name="ce100" office:value-type="float" office:value="-0.00396703234050694" calcext:value-type="float">
            <text:p>0.00</text:p>
          </table:table-cell>
          <table:table-cell table:style-name="ce205" office:value-type="float" office:value="0.00440781371167438" calcext:value-type="float">
            <text:p>0.00</text:p>
          </table:table-cell>
          <table:table-cell/>
          <table:table-cell table:style-name="ce14" office:value-type="float" office:value="0.00440781371167438" calcext:value-type="float">
            <text:p>0.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6" office:value-type="float" office:value="0.0111022709779323" calcext:value-type="float">
            <text:p>0.01</text:p>
          </table:table-cell>
          <table:table-cell table:style-name="ce100" office:value-type="float" office:value="0.0124900548501739" calcext:value-type="float">
            <text:p>0.01</text:p>
          </table:table-cell>
          <table:table-cell table:style-name="ce100" office:value-type="float" office:value="0.0124900548501739" calcext:value-type="float">
            <text:p>0.01</text:p>
          </table:table-cell>
          <table:table-cell table:style-name="ce205" office:value-type="float" office:value="-0.0138778387224154" calcext:value-type="float">
            <text:p>-0.01</text:p>
          </table:table-cell>
          <table:table-cell/>
          <table:table-cell table:style-name="ce14" office:value-type="float" office:value="-0.0138778387224154" calcext:value-type="float">
            <text:p>-0.0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7" office:value-type="float" office:value="0.282611343159815" calcext:value-type="float">
            <text:p>0.28</text:p>
          </table:table-cell>
          <table:table-cell table:style-name="ce214" office:value-type="float" office:value="0.317937761054792" calcext:value-type="float">
            <text:p>0.32</text:p>
          </table:table-cell>
          <table:table-cell table:style-name="ce214" office:value-type="float" office:value="0.317937761054792" calcext:value-type="float">
            <text:p>0.32</text:p>
          </table:table-cell>
          <table:table-cell table:style-name="ce206" office:value-type="float" office:value="-0.353264178949769" calcext:value-type="float">
            <text:p>-0.35</text:p>
          </table:table-cell>
          <table:table-cell/>
          <table:table-cell table:style-name="ce15" office:value-type="float" office:value="-0.353264178949769" calcext:value-type="float">
            <text:p>-0.35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37"/>
          <table:table-cell table:number-columns-repeated="1010"/>
        </table:table-row>
        <table:table-row table:style-name="ro2">
          <table:table-cell table:number-columns-repeated="1018"/>
        </table:table-row>
        <table:table-row table:style-name="ro5">
          <table:table-cell table:number-columns-repeated="9"/>
          <table:table-cell table:style-name="ce3" office:value-type="string" calcext:value-type="string">
            <text:p><text:span text:style-name="T2">∇R</text:span><text:span text:style-name="T3">t+1</text:span></text:p>
          </table:table-cell>
          <table:table-cell table:style-name="ce3" office:value-type="string" calcext:value-type="string">
            <text:p><text:span text:style-name="T2">∇P</text:span><text:span text:style-name="T3">t+1</text:span></text:p>
          </table:table-cell>
          <table:table-cell table:style-name="ce3" office:value-type="string" calcext:value-type="string">
            <text:p><text:span text:style-name="T2">∇C</text:span><text:span text:style-name="T3">t+1</text:span></text:p>
          </table:table-cell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-0" calcext:value-type="float">
            <text:p>0</text:p>
          </table:table-cell>
          <table:table-cell table:style-name="ce23" office:value-type="float" office:value="-0.4" calcext:value-type="float">
            <text:p>-0.4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24" office:value-type="float" office:value="0.9" calcext:value-type="float">
            <text:p>0.9</text:p>
          </table:table-cell>
          <table:table-cell table:style-name="ce24" office:value-type="float" office:value="0.6" calcext:value-type="float">
            <text:p>0.6</text:p>
          </table:table-cell>
          <table:table-cell table:style-name="ce5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float" office:value="-0.1" calcext:value-type="float">
            <text:p>-0.1</text:p>
          </table:table-cell>
          <table:table-cell table:style-name="ce5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-0.5" calcext:value-type="float">
            <text:p>-0.5</text:p>
          </table:table-cell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6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1">
          <table:table-cell table:number-columns-repeated="9"/>
          <table:table-cell table:style-name="ce3" office:value-type="string" calcext:value-type="string">
            <text:p><text:span text:style-name="T2">R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P</text:span><text:span text:style-name="T4">a</text:span><text:span text:style-name="T3">t+1</text:span></text:p>
          </table:table-cell>
          <table:table-cell table:number-columns-repeated="1007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table table:name="LSTM Forward" table:style-name="ta1"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20" table:default-cell-style-name="Default"/>
        <table:table-column table:style-name="co2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number-columns-repeated="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.9" calcext:value-type="float">
            <text:p>-0.9</text:p>
          </table:table-cell>
          <table:table-cell table:number-columns-repeated="2"/>
          <table:table-cell table:style-name="Default" table:number-columns-repeated="2"/>
          <table:table-cell table:style-name="ce3" office:value-type="string" calcext:value-type="string">
            <text:p>Cell<text:span text:style-name="T3">t-1</text:span></text:p>
          </table:table-cell>
          <table:table-cell table:style-name="ce3" office:value-type="string" calcext:value-type="string">
            <text:p>O<text:span text:style-name="T3">t-1</text:span></text:p>
          </table:table-cell>
          <table:table-cell table:style-name="ce3" table:number-columns-repeated="2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-0.6" calcext:value-type="float">
            <text:p>-0.6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2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3" calcext:value-type="float">
            <text:p>-0.3</text:p>
          </table:table-cell>
          <table:table-cell table:number-columns-repeated="2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-0.9" calcext:value-type="float">
            <text:p>-0.9</text:p>
          </table:table-cell>
          <table:table-cell table:number-columns-repeated="2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-0.8" calcext:value-type="float">
            <text:p>-0.8</text:p>
          </table:table-cell>
          <table:table-cell table:number-columns-repeated="2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3">
          <table:table-cell/>
          <table:table-cell table:style-name="ce1" table:number-columns-repeated="2"/>
          <table:table-cell table:number-columns-repeated="6"/>
          <table:table-cell table:style-name="ce3" office:value-type="string" calcext:value-type="string" table:number-columns-spanned="5" table:number-rows-spanned="1">
            <text:p>W<text:span text:style-name="T1">out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6" office:value-type="float" office:value="0.2" calcext:value-type="float">
            <text:p>0.2</text:p>
          </table:table-cell>
          <table:table-cell table:number-columns-repeated="2" table:style-name="ce39" office:value-type="float" office:value="-0.3" calcext:value-type="float">
            <text:p>-0.3</text:p>
          </table:table-cell>
          <table:table-cell table:style-name="ce39" office:value-type="float" office:value="-0.5" calcext:value-type="float">
            <text:p>-0.5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0.4" calcext:value-type="float">
            <text:p>0.4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0.6" calcext:value-type="float">
            <text:p>0.6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0.7" calcext:value-type="float">
            <text:p>0.7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-0.8" calcext:value-type="float">
            <text:p>-0.8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8" office:value-type="float" office:value="-0.5" calcext:value-type="float">
            <text:p>-0.5</text:p>
          </table:table-cell>
          <table:table-cell table:style-name="ce41" office:value-type="float" office:value="-0.3" calcext:value-type="float">
            <text:p>-0.3</text:p>
          </table:table-cell>
          <table:table-cell table:number-columns-repeated="2" table:style-name="ce41" office:value-type="float" office:value="-0.6" calcext:value-type="float">
            <text:p>-0.6</text:p>
          </table:table-cell>
          <table:table-cell table:style-name="ce53" office:value-type="float" office:value="0.1" calcext:value-type="float">
            <text:p>0.1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cand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6" office:value-type="float" office:value="-0.3" calcext:value-type="float">
            <text:p>-0.3</text:p>
          </table:table-cell>
          <table:table-cell table:style-name="ce39" office:value-type="float" office:value="0.3" calcext:value-type="float">
            <text:p>0.3</text:p>
          </table:table-cell>
          <table:table-cell table:style-name="ce39" office:value-type="float" office:value="-0.1" calcext:value-type="float">
            <text:p>-0.1</text:p>
          </table:table-cell>
          <table:table-cell table:style-name="ce39" office:value-type="float" office:value="0.6" calcext:value-type="float">
            <text:p>0.6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-0.2" calcext:value-type="float">
            <text:p>-0.2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7" office:value-type="float" office:value="-0.4" calcext:value-type="float">
            <text:p>-0.4</text:p>
          </table:table-cell>
          <table:table-cell table:style-name="ce40" office:value-type="float" office:value="0.8" calcext:value-type="float">
            <text:p>0.8</text:p>
          </table:table-cell>
          <table:table-cell table:style-name="ce40" office:value-type="float" office:value="-0.5" calcext:value-type="float">
            <text:p>-0.5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0.9" calcext:value-type="float">
            <text:p>0.9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7" office:value-type="float" office:value="0.3" calcext:value-type="float">
            <text:p>0.3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" calcext:value-type="float">
            <text:p>0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3" calcext:value-type="float">
            <text:p>-0.3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.7" calcext:value-type="float">
            <text:p>-0.7</text:p>
          </table:table-cell>
          <table:table-cell table:style-name="ce41" office:value-type="float" office:value="0" calcext:value-type="float">
            <text:p>0</text:p>
          </table:table-cell>
          <table:table-cell table:style-name="ce53" office:value-type="float" office:value="0.7" calcext:value-type="float">
            <text:p>0.7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3"/>
          <table:table-cell table:style-name="ce194" office:value-type="string" calcext:value-type="string">
            <text:p>σ(InG)</text:p>
          </table:table-cell>
          <table:table-cell table:style-name="ce3" office:value-type="string" calcext:value-type="string">
            <text:p><text:span text:style-name="T2">σ(OutG</text:span>)</text:p>
          </table:table-cell>
          <table:table-cell table:style-name="ce3" office:value-type="string" calcext:value-type="string">
            <text:p><text:span text:style-name="T2">σ(ForG</text:span>)</text:p>
          </table:table-cell>
          <table:table-cell table:style-name="ce3" office:value-type="string" calcext:value-type="string">
            <text:p><text:span text:style-name="T2">tanh(CandG</text:span>)</text:p>
          </table:table-cell>
          <table:table-cell table:style-name="ce3" office:value-type="string" calcext:value-type="string">
            <text:p>tanh(Cell)</text:p>
          </table:table-cell>
          <table:table-cell table:style-name="ce3" office:value-type="string" calcext:value-type="string">
            <text:p>O</text:p>
          </table:table-cell>
          <table:table-cell table:style-name="ce40" table:number-columns-repeated="4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95" table:number-matrix-columns-spanned="1" table:number-matrix-rows-spanned="5" table:formula="of:=1/(1+EXP(-([.J37:.J41])))" office:value-type="float" office:value="0.72312180512439" calcext:value-type="float">
            <text:p>0.72</text:p>
          </table:table-cell>
          <table:table-cell table:style-name="ce13" table:number-matrix-columns-spanned="1" table:number-matrix-rows-spanned="5" table:formula="of:=1/(1+EXP(-([.K37:.K41])))" office:value-type="float" office:value="0.911331336745267" calcext:value-type="float">
            <text:p>0.91</text:p>
          </table:table-cell>
          <table:table-cell table:style-name="ce13" table:number-matrix-columns-spanned="1" table:number-matrix-rows-spanned="5" table:formula="of:=1/(1+EXP(-([.L37:.L41])))" office:value-type="float" office:value="0.910519940666438" calcext:value-type="float">
            <text:p>0.91</text:p>
          </table:table-cell>
          <table:table-cell table:style-name="ce13" table:number-matrix-columns-spanned="1" table:number-matrix-rows-spanned="5" table:formula="of:=TANH([.M37:.M41])" office:value-type="float" office:value="-0.226028352278671" calcext:value-type="float">
            <text:p>-0.23</text:p>
          </table:table-cell>
          <table:table-cell table:style-name="ce204" table:formula="of:=TANH([.N37])" office:value-type="float" office:value="0.511655595007543" calcext:value-type="float">
            <text:p>0.51</text:p>
          </table:table-cell>
          <table:table-cell table:style-name="ce13" table:number-matrix-columns-spanned="1" table:number-matrix-rows-spanned="5" table:formula="of:=[.K30:.K34]*[.N30:.N34]" office:value-type="float" office:value="0.466287777351419" calcext:value-type="float">
            <text:p>0.47</text:p>
          </table:table-cell>
          <table:table-cell table:style-name="ce40" table:number-columns-repeated="4"/>
          <table:table-cell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96" office:value-type="float" office:value="0.249739894404882" calcext:value-type="float">
            <text:p>0.25</text:p>
          </table:table-cell>
          <table:table-cell table:style-name="ce14" office:value-type="float" office:value="0.180938793152142" calcext:value-type="float">
            <text:p>0.18</text:p>
          </table:table-cell>
          <table:table-cell table:style-name="ce14" office:value-type="float" office:value="0.617747874769249" calcext:value-type="float">
            <text:p>0.62</text:p>
          </table:table-cell>
          <table:table-cell table:style-name="ce14" office:value-type="float" office:value="0.327477394808705" calcext:value-type="float">
            <text:p>0.33</text:p>
          </table:table-cell>
          <table:table-cell table:style-name="ce205" table:formula="of:=TANH([.N38])" office:value-type="float" office:value="-0.281089414581727" calcext:value-type="float">
            <text:p>-0.28</text:p>
          </table:table-cell>
          <table:table-cell table:style-name="ce14" office:value-type="float" office:value="-0.0508599794422597" calcext:value-type="float">
            <text:p>-0.05</text:p>
          </table:table-cell>
          <table:table-cell table:style-name="ce40" table:number-columns-repeated="4"/>
          <table:table-cell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96" office:value-type="float" office:value="0.549833997312478" calcext:value-type="float">
            <text:p>0.55</text:p>
          </table:table-cell>
          <table:table-cell table:style-name="ce14" office:value-type="float" office:value="0.0483376287199052" calcext:value-type="float">
            <text:p>0.05</text:p>
          </table:table-cell>
          <table:table-cell table:style-name="ce14" office:value-type="float" office:value="0.840238003056331" calcext:value-type="float">
            <text:p>0.84</text:p>
          </table:table-cell>
          <table:table-cell table:style-name="ce14" office:value-type="float" office:value="-0.948838423375985" calcext:value-type="float">
            <text:p>-0.95</text:p>
          </table:table-cell>
          <table:table-cell table:style-name="ce205" table:formula="of:=TANH([.N39])" office:value-type="float" office:value="0.308181099063176" calcext:value-type="float">
            <text:p>0.31</text:p>
          </table:table-cell>
          <table:table-cell table:style-name="ce14" office:value-type="float" office:value="0.0148967435450081" calcext:value-type="float">
            <text:p>0.01</text:p>
          </table:table-cell>
          <table:table-cell table:number-columns-repeated="5"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96" office:value-type="float" office:value="0.820538480592673" calcext:value-type="float">
            <text:p>0.82</text:p>
          </table:table-cell>
          <table:table-cell table:style-name="ce14" office:value-type="float" office:value="0.674805272582314" calcext:value-type="float">
            <text:p>0.67</text:p>
          </table:table-cell>
          <table:table-cell table:style-name="ce14" office:value-type="float" office:value="0.908045450068996" calcext:value-type="float">
            <text:p>0.91</text:p>
          </table:table-cell>
          <table:table-cell table:style-name="ce14" office:value-type="float" office:value="0.990066396699886" calcext:value-type="float">
            <text:p>0.99</text:p>
          </table:table-cell>
          <table:table-cell table:style-name="ce205" table:formula="of:=TANH([.N40])" office:value-type="float" office:value="0.717848618673055" calcext:value-type="float">
            <text:p>0.72</text:p>
          </table:table-cell>
          <table:table-cell table:style-name="ce14" office:value-type="float" office:value="0.484408032796508" calcext:value-type="float">
            <text:p>0.48</text:p>
          </table:table-cell>
          <table:table-cell table:number-columns-repeated="8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97" office:value-type="float" office:value="0.534942945158215" calcext:value-type="float">
            <text:p>0.53</text:p>
          </table:table-cell>
          <table:table-cell table:style-name="ce15" office:value-type="float" office:value="0.389360766050778" calcext:value-type="float">
            <text:p>0.39</text:p>
          </table:table-cell>
          <table:table-cell table:style-name="ce15" office:value-type="float" office:value="0.615383756391182" calcext:value-type="float">
            <text:p>0.62</text:p>
          </table:table-cell>
          <table:table-cell table:style-name="ce15" office:value-type="float" office:value="-0.927472567250703" calcext:value-type="float">
            <text:p>-0.93</text:p>
          </table:table-cell>
          <table:table-cell table:style-name="ce206" table:formula="of:=TANH([.N41])" office:value-type="float" office:value="-0.409163852413727" calcext:value-type="float">
            <text:p>-0.41</text:p>
          </table:table-cell>
          <table:table-cell table:style-name="ce15" office:value-type="float" office:value="-0.159312351016096" calcext:value-type="float">
            <text:p>-0.16</text:p>
          </table:table-cell>
          <table:table-cell table:number-columns-repeated="8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/>
          <table:table-cell table:style-name="ce37" table:number-columns-repeated="3"/>
          <table:table-cell/>
          <table:table-cell table:style-name="ce37"/>
          <table:table-cell table:number-columns-repeated="1000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out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out</text:span></text:p>
          </table:table-cell>
          <table:table-cell table:style-name="ce21"/>
          <table:table-cell table:style-name="ce66" office:value-type="string" calcext:value-type="string">
            <text:p>InG</text:p>
          </table:table-cell>
          <table:table-cell table:style-name="ce66" office:value-type="string" calcext:value-type="string">
            <text:p>OutG</text:p>
          </table:table-cell>
          <table:table-cell table:style-name="ce66" office:value-type="string" calcext:value-type="string">
            <text:p>ForG</text:p>
          </table:table-cell>
          <table:table-cell table:style-name="ce66" office:value-type="string" calcext:value-type="string">
            <text:p>CandG</text:p>
          </table:table-cell>
          <table:table-cell table:style-name="ce66" office:value-type="string" calcext:value-type="string">
            <text:p>Cell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98" table:number-matrix-columns-spanned="1" table:number-matrix-rows-spanned="5" table:formula="of:=MMULT([.C30:.F34];[.A30:.A33])+[.H30:.H34]+MMULT([.J2:.N6];[.G2:.G6])" office:value-type="float" office:value="0.96" calcext:value-type="float">
            <text:p>0.96</text:p>
          </table:table-cell>
          <table:table-cell table:style-name="ce201" table:number-matrix-columns-spanned="1" table:number-matrix-rows-spanned="5" table:formula="of:=MMULT([.C37:.F41];[.A30:.A33])+[.H37:.H41]+MMULT([.J9:.N13];[.G2:.G6])" office:value-type="float" office:value="2.33" calcext:value-type="float">
            <text:p>2.33</text:p>
          </table:table-cell>
          <table:table-cell table:style-name="ce235" table:number-matrix-columns-spanned="1" table:number-matrix-rows-spanned="5" table:formula="of:=MMULT([.C44:.F48];[.A30:.A33])+[.H44:.H48]+MMULT([.J16:.N20];[.G2:.G6])" office:value-type="float" office:value="2.32" calcext:value-type="float">
            <text:p>2.32</text:p>
          </table:table-cell>
          <table:table-cell table:style-name="ce235" table:number-matrix-columns-spanned="1" table:number-matrix-rows-spanned="5" table:formula="of:=MMULT([.C51:.F55];[.A30:.A33])+[.H51:.H55]+MMULT([.J23:.N27];[.G2:.G6])" office:value-type="float" office:value="-0.23" calcext:value-type="float">
            <text:p>-0.23</text:p>
          </table:table-cell>
          <table:table-cell table:style-name="ce207" table:number-matrix-columns-spanned="1" table:number-matrix-rows-spanned="5" table:formula="of:=[.J30:.J34]*[.M30:.M34]+[.L30:.L34]*[.F2:.F6]" office:value-type="float" office:value="0.564969922424107" calcext:value-type="float">
            <text:p>0.5649699224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99" office:value-type="float" office:value="-1.1" calcext:value-type="float">
            <text:p>-1.1</text:p>
          </table:table-cell>
          <table:table-cell table:style-name="ce202" office:value-type="float" office:value="-1.51" calcext:value-type="float">
            <text:p>-1.51</text:p>
          </table:table-cell>
          <table:table-cell table:style-name="ce202" office:value-type="float" office:value="0.48" calcext:value-type="float">
            <text:p>0.48</text:p>
          </table:table-cell>
          <table:table-cell table:style-name="ce202" office:value-type="float" office:value="0.34" calcext:value-type="float">
            <text:p>0.34</text:p>
          </table:table-cell>
          <table:table-cell table:style-name="ce208" office:value-type="float" office:value="-0.288864554862037" calcext:value-type="float">
            <text:p>-0.2888645549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99" office:value-type="float" office:value="0.2" calcext:value-type="float">
            <text:p>0.2</text:p>
          </table:table-cell>
          <table:table-cell table:style-name="ce202" office:value-type="float" office:value="-2.98" calcext:value-type="float">
            <text:p>-2.98</text:p>
          </table:table-cell>
          <table:table-cell table:style-name="ce202" office:value-type="float" office:value="1.66" calcext:value-type="float">
            <text:p>1.66</text:p>
          </table:table-cell>
          <table:table-cell table:style-name="ce202" office:value-type="float" office:value="-1.82" calcext:value-type="float">
            <text:p>-1.82</text:p>
          </table:table-cell>
          <table:table-cell table:style-name="ce208" office:value-type="float" office:value="0.318534379927844" calcext:value-type="float">
            <text:p>0.3185343799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99" office:value-type="float" office:value="1.52" calcext:value-type="float">
            <text:p>1.52</text:p>
          </table:table-cell>
          <table:table-cell table:style-name="ce202" office:value-type="float" office:value="0.73" calcext:value-type="float">
            <text:p>0.73</text:p>
          </table:table-cell>
          <table:table-cell table:style-name="ce202" office:value-type="float" office:value="2.29" calcext:value-type="float">
            <text:p>2.29</text:p>
          </table:table-cell>
          <table:table-cell table:style-name="ce202" office:value-type="float" office:value="2.65" calcext:value-type="float">
            <text:p>2.65</text:p>
          </table:table-cell>
          <table:table-cell table:style-name="ce208" office:value-type="float" office:value="0.903192121840887" calcext:value-type="float">
            <text:p>0.9031921218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200" office:value-type="float" office:value="0.14" calcext:value-type="float">
            <text:p>0.14</text:p>
          </table:table-cell>
          <table:table-cell table:style-name="ce203" office:value-type="float" office:value="-0.45" calcext:value-type="float">
            <text:p>-0.45</text:p>
          </table:table-cell>
          <table:table-cell table:style-name="ce203" office:value-type="float" office:value="0.47" calcext:value-type="float">
            <text:p>0.47</text:p>
          </table:table-cell>
          <table:table-cell table:style-name="ce203" office:value-type="float" office:value="-1.64" calcext:value-type="float">
            <text:p>-1.64</text:p>
          </table:table-cell>
          <table:table-cell table:style-name="ce209" office:value-type="float" office:value="-0.434606531039423" calcext:value-type="float">
            <text:p>-0.434606531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5" calcext:value-type="float">
            <text:p>-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/>
          <table:table-cell table:style-name="ce5" office:value-type="float" office:value="0.4" calcext:value-type="float">
            <text:p>0.4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and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cand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0.2" calcext:value-type="float">
            <text:p>0.2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1" calcext:value-type="float">
            <text:p>0.1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1" calcext:value-type="float">
            <text:p>0.1</text:p>
          </table:table-cell>
          <table:table-cell office:value-type="float" office:value="-0.3" calcext:value-type="float">
            <text:p>-0.3</text:p>
          </table:table-cell>
          <table:table-cell office:value-type="float" office:value="-0.8" calcext:value-type="float">
            <text:p>-0.8</text:p>
          </table:table-cell>
          <table:table-cell table:style-name="ce49" office:value-type="float" office:value="-0.5" calcext:value-type="float">
            <text:p>-0.5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style-name="ce49" office:value-type="float" office:value="-0.4" calcext:value-type="float">
            <text:p>-0.4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8" calcext:value-type="float">
            <text:p>-0.8</text:p>
          </table:table-cell>
          <table:table-cell office:value-type="float" office:value="-0.3" calcext:value-type="float">
            <text:p>-0.3</text:p>
          </table:table-cell>
          <table:table-cell office:value-type="float" office:value="-0.7" calcext:value-type="float">
            <text:p>-0.7</text:p>
          </table:table-cell>
          <table:table-cell table:style-name="ce49" office:value-type="float" office:value="0.3" calcext:value-type="float">
            <text:p>0.3</text:p>
          </table:table-cell>
          <table:table-cell/>
          <table:table-cell table:style-name="ce5" office:value-type="float" office:value="0.5" calcext:value-type="float">
            <text:p>0.5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5" office:value-type="float" office:value="-0.4" calcext:value-type="float">
            <text:p>-0.4</text:p>
          </table:table-cell>
          <table:table-cell table:style-name="ce38" office:value-type="float" office:value="0.9" calcext:value-type="float">
            <text:p>0.9</text:p>
          </table:table-cell>
          <table:table-cell table:style-name="ce38" office:value-type="float" office:value="0.8" calcext:value-type="float">
            <text:p>0.8</text:p>
          </table:table-cell>
          <table:table-cell table:style-name="ce50" office:value-type="float" office:value="-0.3" calcext:value-type="float">
            <text:p>-0.3</text:p>
          </table:table-cell>
          <table:table-cell/>
          <table:table-cell table:style-name="ce6" office:value-type="float" office:value="0.1" calcext:value-type="float">
            <text:p>0.1</text:p>
          </table:table-cell>
          <table:table-cell/>
          <table:table-cell table:style-name="ce1" table:number-columns-repeated="5"/>
          <table:table-cell table:number-columns-repeated="1000"/>
        </table:table-row>
      </table:table>
      <table:table table:name="LSTM Backward" table:style-name="ta1">
        <table:table-column table:style-name="co14" table:default-cell-style-name="Default"/>
        <table:table-column table:style-name="co2" table:default-cell-style-name="Default"/>
        <table:table-column table:style-name="co26" table:default-cell-style-name="ce239"/>
        <table:table-column table:style-name="co27" table:default-cell-style-name="ce239"/>
        <table:table-column table:style-name="co28" table:default-cell-style-name="ce240"/>
        <table:table-column table:style-name="co14" table:default-cell-style-name="ce239"/>
        <table:table-column table:style-name="co2" table:default-cell-style-name="ce239"/>
        <table:table-column table:style-name="co27" table:default-cell-style-name="ce239"/>
        <table:table-column table:style-name="co2" table:default-cell-style-name="ce239"/>
        <table:table-column table:style-name="co29" table:default-cell-style-name="ce239"/>
        <table:table-column table:style-name="co30" table:default-cell-style-name="ce239"/>
        <table:table-column table:style-name="co6" table:default-cell-style-name="ce239"/>
        <table:table-column table:style-name="co31" table:default-cell-style-name="ce239"/>
        <table:table-column table:style-name="co32" table:default-cell-style-name="ce239"/>
        <table:table-column table:style-name="co33" table:default-cell-style-name="ce239"/>
        <table:table-column table:style-name="co2" table:number-columns-repeated="5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5" calcext:value-type="float">
            <text:p>0.5</text:p>
          </table:table-cell>
          <table:table-cell table:number-columns-repeated="3"/>
          <table:table-cell table:style-name="ce239"/>
          <table:table-cell/>
          <table:table-cell table:style-name="ce241" table:number-columns-repeated="3"/>
          <table:table-cell table:style-name="ce241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6"/>
          <table:table-cell table:style-name="ce240"/>
          <table:table-cell table:number-columns-repeated="2"/>
          <table:table-cell table:style-name="ce242" table:number-matrix-columns-spanned="5" table:number-matrix-rows-spanned="5" table:formula="of:=MMULT([.J30:.J34];TRANSPOSE(['LSTM Forward'.G2:.G6]))" office:value-type="float" office:value="0.00328848423601386" calcext:value-type="float">
            <text:p>0.003</text:p>
          </table:table-cell>
          <table:table-cell table:style-name="ce256" office:value-type="float" office:value="-0.00328848423601386" calcext:value-type="float">
            <text:p>-0.003</text:p>
          </table:table-cell>
          <table:table-cell table:style-name="ce256" office:value-type="float" office:value="0.00493272635402079" calcext:value-type="float">
            <text:p>0.005</text:p>
          </table:table-cell>
          <table:table-cell table:style-name="ce256" office:value-type="float" office:value="0.0147981790620624" calcext:value-type="float">
            <text:p>0.015</text:p>
          </table:table-cell>
          <table:table-cell table:style-name="ce264" office:value-type="float" office:value="0.0131539369440554" calcext:value-type="float">
            <text:p>0.01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40"/>
          <table:table-cell table:number-columns-repeated="2"/>
          <table:table-cell table:style-name="ce253" office:value-type="float" office:value="0.00566702547604864" calcext:value-type="float">
            <text:p>0.006</text:p>
          </table:table-cell>
          <table:table-cell table:style-name="ce257" office:value-type="float" office:value="-0.00566702547604864" calcext:value-type="float">
            <text:p>-0.006</text:p>
          </table:table-cell>
          <table:table-cell table:style-name="ce257" office:value-type="float" office:value="0.00850053821407297" calcext:value-type="float">
            <text:p>0.009</text:p>
          </table:table-cell>
          <table:table-cell table:style-name="ce257" office:value-type="float" office:value="0.0255016146422189" calcext:value-type="float">
            <text:p>0.026</text:p>
          </table:table-cell>
          <table:table-cell table:style-name="ce265" office:value-type="float" office:value="0.0226681019041946" calcext:value-type="float">
            <text:p>0.02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40"/>
          <table:table-cell table:number-columns-repeated="2"/>
          <table:table-cell table:style-name="ce253" office:value-type="float" office:value="0.0453247664610647" calcext:value-type="float">
            <text:p>0.045</text:p>
          </table:table-cell>
          <table:table-cell table:style-name="ce257" office:value-type="float" office:value="-0.0453247664610647" calcext:value-type="float">
            <text:p>-0.045</text:p>
          </table:table-cell>
          <table:table-cell table:style-name="ce257" office:value-type="float" office:value="0.0679871496915971" calcext:value-type="float">
            <text:p>0.068</text:p>
          </table:table-cell>
          <table:table-cell table:style-name="ce257" office:value-type="float" office:value="0.203961449074791" calcext:value-type="float">
            <text:p>0.204</text:p>
          </table:table-cell>
          <table:table-cell table:style-name="ce265" office:value-type="float" office:value="0.181299065844259" calcext:value-type="float">
            <text:p>0.18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40"/>
          <table:table-cell table:number-columns-repeated="2"/>
          <table:table-cell table:style-name="ce253" office:value-type="float" office:value="0.00807989727488127" calcext:value-type="float">
            <text:p>0.008</text:p>
          </table:table-cell>
          <table:table-cell table:style-name="ce257" office:value-type="float" office:value="-0.00807989727488127" calcext:value-type="float">
            <text:p>-0.008</text:p>
          </table:table-cell>
          <table:table-cell table:style-name="ce257" office:value-type="float" office:value="0.0121198459123219" calcext:value-type="float">
            <text:p>0.012</text:p>
          </table:table-cell>
          <table:table-cell table:style-name="ce257" office:value-type="float" office:value="0.0363595377369657" calcext:value-type="float">
            <text:p>0.036</text:p>
          </table:table-cell>
          <table:table-cell table:style-name="ce265" office:value-type="float" office:value="0.0323195890995251" calcext:value-type="float">
            <text:p>0.03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40"/>
          <table:table-cell table:number-columns-repeated="2"/>
          <table:table-cell table:style-name="ce254" office:value-type="float" office:value="-0.0456221418857545" calcext:value-type="float">
            <text:p>-0.046</text:p>
          </table:table-cell>
          <table:table-cell table:style-name="ce258" office:value-type="float" office:value="0.0456221418857545" calcext:value-type="float">
            <text:p>0.046</text:p>
          </table:table-cell>
          <table:table-cell table:style-name="ce258" office:value-type="float" office:value="-0.0684332128286318" calcext:value-type="float">
            <text:p>-0.068</text:p>
          </table:table-cell>
          <table:table-cell table:style-name="ce258" office:value-type="float" office:value="-0.205299638485895" calcext:value-type="float">
            <text:p>-0.205</text:p>
          </table:table-cell>
          <table:table-cell table:style-name="ce266" office:value-type="float" office:value="-0.182488567543018" calcext:value-type="float">
            <text:p>-0.18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 table:number-columns-repeated="1013"/>
        </table:table-row>
        <table:table-row table:style-name="ro1">
          <table:table-cell/>
          <table:table-cell table:style-name="ce1"/>
          <table:table-cell table:style-name="ce240" table:number-columns-repeated="2"/>
          <table:table-cell table:number-columns-repeated="5"/>
          <table:table-cell table:style-name="ce241" office:value-type="string" calcext:value-type="string" table:number-columns-spanned="5" table:number-rows-spanned="1">
            <text:p><text:span text:style-name="T2">∇</text:span>W<text:span text:style-name="T1">out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/>
          <table:table-cell table:style-name="ce1"/>
          <table:table-cell table:style-name="ce240" table:number-columns-repeated="2"/>
          <table:table-cell table:number-columns-repeated="5"/>
          <table:table-cell table:style-name="ce242" table:number-matrix-columns-spanned="5" table:number-matrix-rows-spanned="5" table:formula="of:=MMULT([.K30:.K34];TRANSPOSE(['LSTM Forward'.G2:.G6]))" office:value-type="float" office:value="-0.00335960288694842" calcext:value-type="float">
            <text:p>-0.003</text:p>
          </table:table-cell>
          <table:table-cell table:style-name="ce256" office:value-type="float" office:value="0.00335960288694842" calcext:value-type="float">
            <text:p>0.003</text:p>
          </table:table-cell>
          <table:table-cell table:style-name="ce256" office:value-type="float" office:value="-0.00503940433042263" calcext:value-type="float">
            <text:p>-0.005</text:p>
          </table:table-cell>
          <table:table-cell table:style-name="ce256" office:value-type="float" office:value="-0.0151182129912679" calcext:value-type="float">
            <text:p>-0.015</text:p>
          </table:table-cell>
          <table:table-cell table:style-name="ce264" office:value-type="float" office:value="-0.0134384115477937" calcext:value-type="float">
            <text:p>-0.01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240" table:number-columns-repeated="2"/>
          <table:table-cell table:number-columns-repeated="5"/>
          <table:table-cell table:style-name="ce253" office:value-type="float" office:value="-0.00708892905191977" calcext:value-type="float">
            <text:p>-0.007</text:p>
          </table:table-cell>
          <table:table-cell table:style-name="ce257" office:value-type="float" office:value="0.00708892905191977" calcext:value-type="float">
            <text:p>0.007</text:p>
          </table:table-cell>
          <table:table-cell table:style-name="ce257" office:value-type="float" office:value="-0.0106333935778797" calcext:value-type="float">
            <text:p>-0.011</text:p>
          </table:table-cell>
          <table:table-cell table:style-name="ce257" office:value-type="float" office:value="-0.031900180733639" calcext:value-type="float">
            <text:p>-0.032</text:p>
          </table:table-cell>
          <table:table-cell table:style-name="ce265" office:value-type="float" office:value="-0.0283557162076791" calcext:value-type="float">
            <text:p>-0.02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240" table:number-columns-repeated="2"/>
          <table:table-cell table:number-columns-repeated="5"/>
          <table:table-cell table:style-name="ce253" office:value-type="float" office:value="-0.00421017830851551" calcext:value-type="float">
            <text:p>-0.004</text:p>
          </table:table-cell>
          <table:table-cell table:style-name="ce257" office:value-type="float" office:value="0.00421017830851551" calcext:value-type="float">
            <text:p>0.004</text:p>
          </table:table-cell>
          <table:table-cell table:style-name="ce257" office:value-type="float" office:value="-0.00631526746277327" calcext:value-type="float">
            <text:p>-0.006</text:p>
          </table:table-cell>
          <table:table-cell table:style-name="ce257" office:value-type="float" office:value="-0.0189458023883198" calcext:value-type="float">
            <text:p>-0.019</text:p>
          </table:table-cell>
          <table:table-cell table:style-name="ce265" office:value-type="float" office:value="-0.016840713234062" calcext:value-type="float">
            <text:p>-0.017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240" table:number-columns-repeated="2"/>
          <table:table-cell table:number-columns-repeated="5"/>
          <table:table-cell table:style-name="ce253" office:value-type="float" office:value="0.0575159825934466" calcext:value-type="float">
            <text:p>0.058</text:p>
          </table:table-cell>
          <table:table-cell table:style-name="ce257" office:value-type="float" office:value="-0.0575159825934466" calcext:value-type="float">
            <text:p>-0.058</text:p>
          </table:table-cell>
          <table:table-cell table:style-name="ce257" office:value-type="float" office:value="0.08627397389017" calcext:value-type="float">
            <text:p>0.086</text:p>
          </table:table-cell>
          <table:table-cell table:style-name="ce257" office:value-type="float" office:value="0.25882192167051" calcext:value-type="float">
            <text:p>0.259</text:p>
          </table:table-cell>
          <table:table-cell table:style-name="ce265" office:value-type="float" office:value="0.230063930373787" calcext:value-type="float">
            <text:p>0.230</text:p>
          </table:table-cell>
          <table:table-cell table:style-name="ce257"/>
          <table:table-cell table:style-name="ce40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4" office:value-type="float" office:value="-0.0449310766313516" calcext:value-type="float">
            <text:p>-0.045</text:p>
          </table:table-cell>
          <table:table-cell table:style-name="ce258" office:value-type="float" office:value="0.0449310766313516" calcext:value-type="float">
            <text:p>0.045</text:p>
          </table:table-cell>
          <table:table-cell table:style-name="ce258" office:value-type="float" office:value="-0.0673966149470274" calcext:value-type="float">
            <text:p>-0.067</text:p>
          </table:table-cell>
          <table:table-cell table:style-name="ce258" office:value-type="float" office:value="-0.202189844841082" calcext:value-type="float">
            <text:p>-0.202</text:p>
          </table:table-cell>
          <table:table-cell table:style-name="ce266" office:value-type="float" office:value="-0.179724306525406" calcext:value-type="float">
            <text:p>-0.180</text:p>
          </table:table-cell>
          <table:table-cell table:style-name="ce257"/>
          <table:table-cell table:style-name="ce40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3"/>
          <table:table-cell table:style-name="ce239"/>
          <table:table-cell/>
          <table:table-cell table:style-name="ce240"/>
          <table:table-cell table:number-columns-repeated="1011"/>
        </table:table-row>
        <table:table-row table:style-name="ro1">
          <table:table-cell table:style-name="ce1"/>
          <table:table-cell table:number-columns-repeated="3"/>
          <table:table-cell table:style-name="ce239"/>
          <table:table-cell/>
          <table:table-cell table:style-name="ce240"/>
          <table:table-cell table:number-columns-repeated="2"/>
          <table:table-cell table:style-name="ce241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style-name="ce1"/>
          <table:table-cell table:number-columns-repeated="3"/>
          <table:table-cell table:style-name="ce239"/>
          <table:table-cell/>
          <table:table-cell table:style-name="ce240"/>
          <table:table-cell table:number-columns-repeated="2"/>
          <table:table-cell table:style-name="ce242" table:number-matrix-columns-spanned="5" table:number-matrix-rows-spanned="5" table:formula="of:=MMULT([.L30:.L34];TRANSPOSE(['LSTM Forward'.G2:.G6]))" office:value-type="float" office:value="-0.00473629063855189" calcext:value-type="float">
            <text:p>-0.005</text:p>
          </table:table-cell>
          <table:table-cell table:style-name="ce256" office:value-type="float" office:value="0.00473629063855189" calcext:value-type="float">
            <text:p>0.005</text:p>
          </table:table-cell>
          <table:table-cell table:style-name="ce256" office:value-type="float" office:value="-0.00710443595782784" calcext:value-type="float">
            <text:p>-0.007</text:p>
          </table:table-cell>
          <table:table-cell table:style-name="ce256" office:value-type="float" office:value="-0.0213133078734835" calcext:value-type="float">
            <text:p>-0.021</text:p>
          </table:table-cell>
          <table:table-cell table:style-name="ce264" office:value-type="float" office:value="-0.0189451625542076" calcext:value-type="float">
            <text:p>-0.01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/>
          <table:table-cell table:style-name="ce240"/>
          <table:table-cell table:number-columns-repeated="2"/>
          <table:table-cell table:style-name="ce253" office:value-type="float" office:value="-0.0130853842355628" calcext:value-type="float">
            <text:p>-0.013</text:p>
          </table:table-cell>
          <table:table-cell table:style-name="ce257" office:value-type="float" office:value="0.0130853842355628" calcext:value-type="float">
            <text:p>0.013</text:p>
          </table:table-cell>
          <table:table-cell table:style-name="ce257" office:value-type="float" office:value="-0.0196280763533442" calcext:value-type="float">
            <text:p>-0.020</text:p>
          </table:table-cell>
          <table:table-cell table:style-name="ce257" office:value-type="float" office:value="-0.0588842290600327" calcext:value-type="float">
            <text:p>-0.059</text:p>
          </table:table-cell>
          <table:table-cell table:style-name="ce265" office:value-type="float" office:value="-0.0523415369422513" calcext:value-type="float">
            <text:p>-0.05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3" office:value-type="float" office:value="-0.0259068630695723" calcext:value-type="float">
            <text:p>-0.026</text:p>
          </table:table-cell>
          <table:table-cell table:style-name="ce257" office:value-type="float" office:value="0.0259068630695723" calcext:value-type="float">
            <text:p>0.026</text:p>
          </table:table-cell>
          <table:table-cell table:style-name="ce257" office:value-type="float" office:value="-0.0388602946043584" calcext:value-type="float">
            <text:p>-0.039</text:p>
          </table:table-cell>
          <table:table-cell table:style-name="ce257" office:value-type="float" office:value="-0.116580883813075" calcext:value-type="float">
            <text:p>-0.117</text:p>
          </table:table-cell>
          <table:table-cell table:style-name="ce265" office:value-type="float" office:value="-0.103627452278289" calcext:value-type="float">
            <text:p>-0.10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3" office:value-type="float" office:value="0.000462755975261338" calcext:value-type="float">
            <text:p>0.000</text:p>
          </table:table-cell>
          <table:table-cell table:style-name="ce257" office:value-type="float" office:value="-0.000462755975261338" calcext:value-type="float">
            <text:p>0.000</text:p>
          </table:table-cell>
          <table:table-cell table:style-name="ce257" office:value-type="float" office:value="0.000694133962892007" calcext:value-type="float">
            <text:p>0.001</text:p>
          </table:table-cell>
          <table:table-cell table:style-name="ce257" office:value-type="float" office:value="0.00208240188867602" calcext:value-type="float">
            <text:p>0.002</text:p>
          </table:table-cell>
          <table:table-cell table:style-name="ce265" office:value-type="float" office:value="0.00185102390104535" calcext:value-type="float">
            <text:p>0.00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4" office:value-type="float" office:value="0.0046798781663194" calcext:value-type="float">
            <text:p>0.005</text:p>
          </table:table-cell>
          <table:table-cell table:style-name="ce258" office:value-type="float" office:value="-0.0046798781663194" calcext:value-type="float">
            <text:p>-0.005</text:p>
          </table:table-cell>
          <table:table-cell table:style-name="ce258" office:value-type="float" office:value="0.0070198172494791" calcext:value-type="float">
            <text:p>0.007</text:p>
          </table:table-cell>
          <table:table-cell table:style-name="ce258" office:value-type="float" office:value="0.0210594517484373" calcext:value-type="float">
            <text:p>0.021</text:p>
          </table:table-cell>
          <table:table-cell table:style-name="ce266" office:value-type="float" office:value="0.0187195126652776" calcext:value-type="float">
            <text:p>0.01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 table:number-columns-repeated="1013"/>
        </table:table-row>
        <table:table-row table:style-name="ro1">
          <table:table-cell table:number-columns-repeated="4"/>
          <table:table-cell table:style-name="ce239"/>
          <table:table-cell table:number-columns-repeated="4"/>
          <table:table-cell table:style-name="ce241" office:value-type="string" calcext:value-type="string" table:number-columns-spanned="5" table:number-rows-spanned="1">
            <text:p><text:span text:style-name="T2">∇</text:span>W<text:span text:style-name="T1">cand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42" table:number-matrix-columns-spanned="5" table:number-matrix-rows-spanned="5" table:formula="of:=MMULT([.M30:.M34];TRANSPOSE(['LSTM Forward'.G2:.G6]))" office:value-type="float" office:value="-0.0498619955551045" calcext:value-type="float">
            <text:p>-0.050</text:p>
          </table:table-cell>
          <table:table-cell table:style-name="ce256" office:value-type="float" office:value="0.0498619955551045" calcext:value-type="float">
            <text:p>0.050</text:p>
          </table:table-cell>
          <table:table-cell table:style-name="ce256" office:value-type="float" office:value="-0.0747929933326568" calcext:value-type="float">
            <text:p>-0.075</text:p>
          </table:table-cell>
          <table:table-cell table:style-name="ce256" office:value-type="float" office:value="-0.22437897999797" calcext:value-type="float">
            <text:p>-0.224</text:p>
          </table:table-cell>
          <table:table-cell table:style-name="ce264" office:value-type="float" office:value="-0.199447982220418" calcext:value-type="float">
            <text:p>-0.199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3" office:value-type="float" office:value="0.0205918803178807" calcext:value-type="float">
            <text:p>0.021</text:p>
          </table:table-cell>
          <table:table-cell table:style-name="ce257" office:value-type="float" office:value="-0.0205918803178807" calcext:value-type="float">
            <text:p>-0.021</text:p>
          </table:table-cell>
          <table:table-cell table:style-name="ce257" office:value-type="float" office:value="0.0308878204768211" calcext:value-type="float">
            <text:p>0.031</text:p>
          </table:table-cell>
          <table:table-cell table:style-name="ce257" office:value-type="float" office:value="0.0926634614304633" calcext:value-type="float">
            <text:p>0.093</text:p>
          </table:table-cell>
          <table:table-cell table:style-name="ce265" office:value-type="float" office:value="0.082367521271523" calcext:value-type="float">
            <text:p>0.082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3" office:value-type="float" office:value="-0.0105801145959744" calcext:value-type="float">
            <text:p>-0.011</text:p>
          </table:table-cell>
          <table:table-cell table:style-name="ce257" office:value-type="float" office:value="0.0105801145959744" calcext:value-type="float">
            <text:p>0.011</text:p>
          </table:table-cell>
          <table:table-cell table:style-name="ce257" office:value-type="float" office:value="-0.0158701718939616" calcext:value-type="float">
            <text:p>-0.016</text:p>
          </table:table-cell>
          <table:table-cell table:style-name="ce257" office:value-type="float" office:value="-0.0476105156818849" calcext:value-type="float">
            <text:p>-0.048</text:p>
          </table:table-cell>
          <table:table-cell table:style-name="ce265" office:value-type="float" office:value="-0.0423204583838977" calcext:value-type="float">
            <text:p>-0.042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3" office:value-type="float" office:value="0.000898968671739469" calcext:value-type="float">
            <text:p>0.001</text:p>
          </table:table-cell>
          <table:table-cell table:style-name="ce257" office:value-type="float" office:value="-0.000898968671739469" calcext:value-type="float">
            <text:p>-0.001</text:p>
          </table:table-cell>
          <table:table-cell table:style-name="ce257" office:value-type="float" office:value="0.0013484530076092" calcext:value-type="float">
            <text:p>0.001</text:p>
          </table:table-cell>
          <table:table-cell table:style-name="ce257" office:value-type="float" office:value="0.00404535902282761" calcext:value-type="float">
            <text:p>0.004</text:p>
          </table:table-cell>
          <table:table-cell table:style-name="ce265" office:value-type="float" office:value="0.00359587468695787" calcext:value-type="float">
            <text:p>0.004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4" office:value-type="float" office:value="0.0147862781522111" calcext:value-type="float">
            <text:p>0.015</text:p>
          </table:table-cell>
          <table:table-cell table:style-name="ce258" office:value-type="float" office:value="-0.0147862781522111" calcext:value-type="float">
            <text:p>-0.015</text:p>
          </table:table-cell>
          <table:table-cell table:style-name="ce258" office:value-type="float" office:value="0.0221794172283166" calcext:value-type="float">
            <text:p>0.022</text:p>
          </table:table-cell>
          <table:table-cell table:style-name="ce258" office:value-type="float" office:value="0.0665382516849497" calcext:value-type="float">
            <text:p>0.067</text:p>
          </table:table-cell>
          <table:table-cell table:style-name="ce266" office:value-type="float" office:value="0.0591451126088442" calcext:value-type="float">
            <text:p>0.059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39"/>
          <table:table-cell table:number-columns-repeated="1013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241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241"/>
          <table:table-cell table:style-name="ce241"/>
          <table:table-cell table:style-name="ce241" office:value-type="string" calcext:value-type="string">
            <text:p><text:span text:style-name="T2">∇</text:span>B<text:span text:style-name="T1">in</text:span></text:p>
          </table:table-cell>
          <table:table-cell table:style-name="ce241"/>
          <table:table-cell table:style-name="ce241" office:value-type="string" calcext:value-type="string">
            <text:p><text:span text:style-name="T2">∇InG</text:span><text:span text:style-name="T1">a</text:span></text:p>
          </table:table-cell>
          <table:table-cell table:style-name="ce241" office:value-type="string" calcext:value-type="string">
            <text:p><text:span text:style-name="T2">∇OutG</text:span><text:span text:style-name="T1">a</text:span></text:p>
          </table:table-cell>
          <table:table-cell table:style-name="ce241" office:value-type="string" calcext:value-type="string">
            <text:p><text:span text:style-name="T2">∇ForG</text:span><text:span text:style-name="T1">a</text:span></text:p>
          </table:table-cell>
          <table:table-cell table:style-name="ce241" office:value-type="string" calcext:value-type="string">
            <text:p><text:span text:style-name="T2">∇</text:span>Cand<text:span text:style-name="T1">a</text:span></text:p>
          </table:table-cell>
          <table:table-cell table:style-name="ce241" office:value-type="string" calcext:value-type="string">
            <text:p><text:span text:style-name="T2">∇</text:span>Cell<text:span text:style-name="T1">a</text:span></text:p>
          </table:table-cell>
          <table:table-cell table:style-name="ce241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236" table:number-matrix-columns-spanned="1" table:number-matrix-rows-spanned="4" table:formula="of:=MMULT(TRANSPOSE(['LSTM Forward'.C30:.F34]);[.J30:.J34])+MMULT(TRANSPOSE(['LSTM Forward'.C37:.F41]);[.K30:.K34])+MMULT(TRANSPOSE(['LSTM Forward'.C44:.F48]);[.L30:.L34])+MMULT(TRANSPOSE(['LSTM Forward'.C51:.F55]);[.M30:.M34])" office:value-type="float" office:value="0.042460553105024" calcext:value-type="float">
            <text:p>0.042</text:p>
          </table:table-cell>
          <table:table-cell/>
          <table:table-cell table:style-name="ce242" table:number-matrix-columns-spanned="4" table:number-matrix-rows-spanned="5" table:formula="of:=MMULT([.J30:.J34];TRANSPOSE(['LSTM Forward'.A30:.A33]))" office:value-type="float" office:value="0.0131539369440554" calcext:value-type="float">
            <text:p>0.013</text:p>
          </table:table-cell>
          <table:table-cell table:style-name="ce246" office:value-type="float" office:value="0.0147981790620624" calcext:value-type="float">
            <text:p>0.015</text:p>
          </table:table-cell>
          <table:table-cell table:style-name="ce246" office:value-type="float" office:value="0.0147981790620624" calcext:value-type="float">
            <text:p>0.015</text:p>
          </table:table-cell>
          <table:table-cell table:style-name="ce249" office:value-type="float" office:value="-0.0164424211800693" calcext:value-type="float">
            <text:p>-0.016</text:p>
          </table:table-cell>
          <table:table-cell/>
          <table:table-cell table:style-name="ce236" table:number-matrix-columns-spanned="1" table:number-matrix-rows-spanned="5" table:formula="of:=[.J30:.J34]" office:value-type="float" office:value="-0.0164424211800693" calcext:value-type="float">
            <text:p>-0.016</text:p>
          </table:table-cell>
          <table:table-cell/>
          <table:table-cell table:style-name="ce245" table:number-matrix-columns-spanned="1" table:number-matrix-rows-spanned="5" table:formula="of:=[.N30:.N34]*['LSTM Forward'.M30:.M34]*[.J37:.J41]" office:value-type="float" office:value="-0.0164424211800693" calcext:value-type="float">
            <text:p>-0.016</text:p>
          </table:table-cell>
          <table:table-cell table:style-name="ce259" table:number-matrix-columns-spanned="1" table:number-matrix-rows-spanned="5" table:formula="of:=['LSTM Forward'.N30:.N34]*[.K37:.K41]*[.O30:.O34]" office:value-type="float" office:value="0.0167980144347421" calcext:value-type="float">
            <text:p>0.017</text:p>
          </table:table-cell>
          <table:table-cell table:style-name="ce236" table:number-matrix-columns-spanned="1" table:number-matrix-rows-spanned="5" table:formula="of:=[.N30:.N34]*['LSTM Forward'.F2:.F6]*[.L37:.L41]" office:value-type="float" office:value="0.0236814531927594" calcext:value-type="float">
            <text:p>0.024</text:p>
          </table:table-cell>
          <table:table-cell table:style-name="ce236" table:number-matrix-columns-spanned="1" table:number-matrix-rows-spanned="5" table:formula="of:=[.N30:.N34]*['LSTM Forward'.J30:.J34]*[.M37:.M41]" office:value-type="float" office:value="0.249309977775523" calcext:value-type="float">
            <text:p>0.249</text:p>
          </table:table-cell>
          <table:table-cell table:style-name="ce236" table:number-matrix-columns-spanned="1" table:number-matrix-rows-spanned="5" table:formula="of:=(['LSTM Forward'.K30:.K34]*[.N37:.N41]*[.O30:.O34]+[.N58:.N62]*[.L65:.L69])" office:value-type="float" office:value="0.363331153108917" calcext:value-type="float">
            <text:p>0.363</text:p>
          </table:table-cell>
          <table:table-cell table:style-name="ce236" table:number-matrix-columns-spanned="1" table:number-matrix-rows-spanned="5" table:formula="of:=['LSTM Forward'.O30:.O34]-[.Q30:.Q34]+[.S30:.S34]" office:value-type="float" office:value="0.406287777351419" calcext:value-type="float">
            <text:p>0.406</text:p>
          </table:table-cell>
          <table:table-cell table:style-name="ce1"/>
          <table:table-cell table:style-name="ce192" office:value-type="float" office:value="0.57" calcext:value-type="float">
            <text:p>0.57</text:p>
          </table:table-cell>
          <table:table-cell table:style-name="ce222"/>
          <table:table-cell table:style-name="ce233" table:number-matrix-columns-spanned="1" table:number-matrix-rows-spanned="5" table:formula="of:=MMULT(TRANSPOSE(['LSTM Forward'.J2:.N6]);[.J58:.J62])+MMULT(TRANSPOSE(['LSTM Forward'.J9:.N13]);[.K58:.K62])+MMULT(TRANSPOSE(['LSTM Forward'.J16:.N20]);[.L58:.L62])+MMULT(TRANSPOSE(['LSTM Forward'.J23:.N27]);[.M58:.M62])" office:value-type="float" office:value="0.51" calcext:value-type="float">
            <text:p>0.51</text:p>
          </table:table-cell>
          <table:table-cell/>
          <table:table-cell table:style-name="ce69" table:number-columns-repeated="2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37" office:value-type="float" office:value="0.38778513618271" calcext:value-type="float">
            <text:p>0.388</text:p>
          </table:table-cell>
          <table:table-cell/>
          <table:table-cell table:style-name="ce243" office:value-type="float" office:value="0.0226681019041946" calcext:value-type="float">
            <text:p>0.023</text:p>
          </table:table-cell>
          <table:table-cell table:style-name="ce240" office:value-type="float" office:value="0.0255016146422189" calcext:value-type="float">
            <text:p>0.026</text:p>
          </table:table-cell>
          <table:table-cell office:value-type="float" office:value="0.0255016146422189" calcext:value-type="float">
            <text:p>0.026</text:p>
          </table:table-cell>
          <table:table-cell table:style-name="ce250" office:value-type="float" office:value="-0.0283351273802432" calcext:value-type="float">
            <text:p>-0.028</text:p>
          </table:table-cell>
          <table:table-cell/>
          <table:table-cell table:style-name="ce237" office:value-type="float" office:value="-0.0283351273802432" calcext:value-type="float">
            <text:p>-0.028</text:p>
          </table:table-cell>
          <table:table-cell/>
          <table:table-cell table:style-name="ce243" office:value-type="float" office:value="-0.0283351273802432" calcext:value-type="float">
            <text:p>-0.028</text:p>
          </table:table-cell>
          <table:table-cell table:style-name="ce237" office:value-type="float" office:value="0.0354446452595989" calcext:value-type="float">
            <text:p>0.035</text:p>
          </table:table-cell>
          <table:table-cell table:style-name="ce237" office:value-type="float" office:value="0.0654269211778141" calcext:value-type="float">
            <text:p>0.065</text:p>
          </table:table-cell>
          <table:table-cell table:style-name="ce237" office:value-type="float" office:value="-0.102959401589404" calcext:value-type="float">
            <text:p>-0.103</text:p>
          </table:table-cell>
          <table:table-cell table:style-name="ce237" office:value-type="float" office:value="-0.461789511812044" calcext:value-type="float">
            <text:p>-0.462</text:p>
          </table:table-cell>
          <table:table-cell table:style-name="ce237" office:value-type="float" office:value="-0.85085997944226" calcext:value-type="float">
            <text:p>-0.851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222"/>
          <table:table-cell table:style-name="ce234" office:value-type="float" office:value="-0.0499999999999998" calcext:value-type="float">
            <text:p>-0.05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37" office:value-type="float" office:value="-0.24276447205753" calcext:value-type="float">
            <text:p>-0.243</text:p>
          </table:table-cell>
          <table:table-cell/>
          <table:table-cell table:style-name="ce243" office:value-type="float" office:value="0.181299065844259" calcext:value-type="float">
            <text:p>0.181</text:p>
          </table:table-cell>
          <table:table-cell table:style-name="ce240" office:value-type="float" office:value="0.203961449074791" calcext:value-type="float">
            <text:p>0.204</text:p>
          </table:table-cell>
          <table:table-cell office:value-type="float" office:value="0.203961449074791" calcext:value-type="float">
            <text:p>0.204</text:p>
          </table:table-cell>
          <table:table-cell table:style-name="ce250" office:value-type="float" office:value="-0.226623832305323" calcext:value-type="float">
            <text:p>-0.227</text:p>
          </table:table-cell>
          <table:table-cell/>
          <table:table-cell table:style-name="ce237" office:value-type="float" office:value="-0.226623832305323" calcext:value-type="float">
            <text:p>-0.227</text:p>
          </table:table-cell>
          <table:table-cell/>
          <table:table-cell table:style-name="ce243" office:value-type="float" office:value="-0.226623832305323" calcext:value-type="float">
            <text:p>-0.227</text:p>
          </table:table-cell>
          <table:table-cell table:style-name="ce237" office:value-type="float" office:value="0.0210508915425775" calcext:value-type="float">
            <text:p>0.021</text:p>
          </table:table-cell>
          <table:table-cell table:style-name="ce237" office:value-type="float" office:value="0.129534315347861" calcext:value-type="float">
            <text:p>0.130</text:p>
          </table:table-cell>
          <table:table-cell table:style-name="ce237" office:value-type="float" office:value="0.0529005729798721" calcext:value-type="float">
            <text:p>0.053</text:p>
          </table:table-cell>
          <table:table-cell table:style-name="ce237" office:value-type="float" office:value="0.964959382741125" calcext:value-type="float">
            <text:p>0.965</text:p>
          </table:table-cell>
          <table:table-cell table:style-name="ce237" office:value-type="float" office:value="1.48489674354501" calcext:value-type="float">
            <text:p>1.485</text:p>
          </table:table-cell>
          <table:table-cell table:style-name="ce1"/>
          <table:table-cell table:style-name="ce193" office:value-type="float" office:value="-0.15" calcext:value-type="float">
            <text:p>-0.15</text:p>
          </table:table-cell>
          <table:table-cell table:style-name="ce222"/>
          <table:table-cell table:style-name="ce234" office:value-type="float" office:value="1.32" calcext:value-type="float">
            <text:p>1.32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38" office:value-type="float" office:value="0.181435917709876" calcext:value-type="float">
            <text:p>0.181</text:p>
          </table:table-cell>
          <table:table-cell/>
          <table:table-cell table:style-name="ce243" office:value-type="float" office:value="0.0323195890995251" calcext:value-type="float">
            <text:p>0.032</text:p>
          </table:table-cell>
          <table:table-cell table:style-name="ce240" office:value-type="float" office:value="0.0363595377369657" calcext:value-type="float">
            <text:p>0.036</text:p>
          </table:table-cell>
          <table:table-cell office:value-type="float" office:value="0.0363595377369657" calcext:value-type="float">
            <text:p>0.036</text:p>
          </table:table-cell>
          <table:table-cell table:style-name="ce250" office:value-type="float" office:value="-0.0403994863744063" calcext:value-type="float">
            <text:p>-0.040</text:p>
          </table:table-cell>
          <table:table-cell/>
          <table:table-cell table:style-name="ce237" office:value-type="float" office:value="-0.0403994863744063" calcext:value-type="float">
            <text:p>-0.040</text:p>
          </table:table-cell>
          <table:table-cell/>
          <table:table-cell table:style-name="ce243" office:value-type="float" office:value="-0.0403994863744063" calcext:value-type="float">
            <text:p>-0.040</text:p>
          </table:table-cell>
          <table:table-cell table:style-name="ce237" office:value-type="float" office:value="-0.287579912967233" calcext:value-type="float">
            <text:p>-0.288</text:p>
          </table:table-cell>
          <table:table-cell table:style-name="ce237" office:value-type="float" office:value="-0.00231377987630669" calcext:value-type="float">
            <text:p>-0.002</text:p>
          </table:table-cell>
          <table:table-cell table:style-name="ce237" office:value-type="float" office:value="-0.00449484335869734" calcext:value-type="float">
            <text:p>-0.004</text:p>
          </table:table-cell>
          <table:table-cell table:style-name="ce237" office:value-type="float" office:value="-0.277103001406768" calcext:value-type="float">
            <text:p>-0.277</text:p>
          </table:table-cell>
          <table:table-cell table:style-name="ce237" office:value-type="float" office:value="-1.82559196720349" calcext:value-type="float">
            <text:p>-1.826</text:p>
          </table:table-cell>
          <table:table-cell table:style-name="ce1"/>
          <table:table-cell table:style-name="ce193" office:value-type="float" office:value="1.64" calcext:value-type="float">
            <text:p>1.64</text:p>
          </table:table-cell>
          <table:table-cell/>
          <table:table-cell table:style-name="ce202" office:value-type="float" office:value="-0.67" calcext:value-type="float">
            <text:p>-0.67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244" office:value-type="float" office:value="-0.182488567543018" calcext:value-type="float">
            <text:p>-0.182</text:p>
          </table:table-cell>
          <table:table-cell table:style-name="ce247" office:value-type="float" office:value="-0.205299638485895" calcext:value-type="float">
            <text:p>-0.205</text:p>
          </table:table-cell>
          <table:table-cell table:style-name="ce247" office:value-type="float" office:value="-0.205299638485895" calcext:value-type="float">
            <text:p>-0.205</text:p>
          </table:table-cell>
          <table:table-cell table:style-name="ce251" office:value-type="float" office:value="0.228110709428773" calcext:value-type="float">
            <text:p>0.228</text:p>
          </table:table-cell>
          <table:table-cell/>
          <table:table-cell table:style-name="ce252" office:value-type="float" office:value="0.228110709428773" calcext:value-type="float">
            <text:p>0.228</text:p>
          </table:table-cell>
          <table:table-cell/>
          <table:table-cell table:style-name="ce244" office:value-type="float" office:value="0.228110709428773" calcext:value-type="float">
            <text:p>0.228</text:p>
          </table:table-cell>
          <table:table-cell table:style-name="ce252" office:value-type="float" office:value="0.224655383156758" calcext:value-type="float">
            <text:p>0.225</text:p>
          </table:table-cell>
          <table:table-cell table:style-name="ce252" office:value-type="float" office:value="-0.023399390831597" calcext:value-type="float">
            <text:p>-0.023</text:p>
          </table:table-cell>
          <table:table-cell table:style-name="ce252" office:value-type="float" office:value="-0.0739313907610553" calcext:value-type="float">
            <text:p>-0.074</text:p>
          </table:table-cell>
          <table:table-cell table:style-name="ce252" office:value-type="float" office:value="-0.988623434647543" calcext:value-type="float">
            <text:p>-0.989</text:p>
          </table:table-cell>
          <table:table-cell table:style-name="ce252" office:value-type="float" office:value="-2.3093123510161" calcext:value-type="float">
            <text:p>-2.309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203" office:value-type="float" office:value="-1.7" calcext:value-type="float">
            <text:p>-1.7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4"/>
          <table:table-cell table:style-name="ce239"/>
          <table:table-cell table:number-columns-repeated="2"/>
          <table:table-cell table:style-name="ce246"/>
          <table:table-cell/>
          <table:table-cell table:style-name="ce246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241" office:value-type="string" calcext:value-type="string" table:number-columns-spanned="4" table:number-rows-spanned="1">
            <text:p><text:span text:style-name="T2">∇</text:span>W<text:span text:style-name="T1">out</text:span></text:p>
          </table:table-cell>
          <table:covered-table-cell table:number-columns-repeated="3" table:style-name="ce248"/>
          <table:table-cell table:style-name="ce248"/>
          <table:table-cell table:style-name="ce248" office:value-type="string" calcext:value-type="string">
            <text:p><text:span text:style-name="T2">∇</text:span>B<text:span text:style-name="T1">out</text:span></text:p>
          </table:table-cell>
          <table:table-cell table:style-name="ce248"/>
          <table:table-cell table:style-name="ce255" office:value-type="string" calcext:value-type="string">
            <text:p>σ’(InG)</text:p>
          </table:table-cell>
          <table:table-cell table:style-name="ce255" office:value-type="string" calcext:value-type="string">
            <text:p>σ’(OutG)</text:p>
          </table:table-cell>
          <table:table-cell table:style-name="ce255" office:value-type="string" calcext:value-type="string">
            <text:p>σ’(ForG)</text:p>
          </table:table-cell>
          <table:table-cell table:style-name="ce255" office:value-type="string" calcext:value-type="string">
            <text:p>tanh’(Cand)</text:p>
          </table:table-cell>
          <table:table-cell table:style-name="ce255" office:value-type="string" calcext:value-type="string">
            <text:p>tanh’(Cell)</text:p>
          </table:table-cell>
          <table:table-cell table:style-name="ce267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242" table:number-matrix-columns-spanned="4" table:number-matrix-rows-spanned="5" table:formula="of:=MMULT([.K30:.K34];TRANSPOSE(['LSTM Forward'.A30:.A33]))" office:value-type="float" office:value="-0.0134384115477937" calcext:value-type="float">
            <text:p>-0.013</text:p>
          </table:table-cell>
          <table:table-cell table:style-name="ce246" office:value-type="float" office:value="-0.0151182129912679" calcext:value-type="float">
            <text:p>-0.015</text:p>
          </table:table-cell>
          <table:table-cell table:style-name="ce246" office:value-type="float" office:value="-0.0151182129912679" calcext:value-type="float">
            <text:p>-0.015</text:p>
          </table:table-cell>
          <table:table-cell table:style-name="ce249" office:value-type="float" office:value="0.0167980144347421" calcext:value-type="float">
            <text:p>0.017</text:p>
          </table:table-cell>
          <table:table-cell/>
          <table:table-cell table:style-name="ce236" table:number-matrix-columns-spanned="1" table:number-matrix-rows-spanned="5" table:formula="of:=[.K30:.K34]" office:value-type="float" office:value="0.0167980144347421" calcext:value-type="float">
            <text:p>0.017</text:p>
          </table:table-cell>
          <table:table-cell/>
          <table:table-cell table:style-name="ce218" table:number-matrix-columns-spanned="1" table:number-matrix-rows-spanned="5" table:formula="of:=['LSTM Forward'.J30:.J34]*(1-['LSTM Forward'.J30:.J34])" office:value-type="float" office:value="0.200216660078034" calcext:value-type="float">
            <text:p>0.200</text:p>
          </table:table-cell>
          <table:table-cell table:style-name="ce218" table:number-matrix-columns-spanned="1" table:number-matrix-rows-spanned="5" table:formula="of:=['LSTM Forward'.K30:.K34]*(1-['LSTM Forward'.K30:.K34])" office:value-type="float" office:value="0.080806531411352" calcext:value-type="float">
            <text:p>0.081</text:p>
          </table:table-cell>
          <table:table-cell table:style-name="ce260" table:number-matrix-columns-spanned="1" table:number-matrix-rows-spanned="5" table:formula="of:=['LSTM Forward'.L30:.L34]*(1-['LSTM Forward'.L30:.L34])" office:value-type="float" office:value="0.0814733783152237" calcext:value-type="float">
            <text:p>0.081</text:p>
          </table:table-cell>
          <table:table-cell table:style-name="ce263" table:number-matrix-columns-spanned="1" table:number-matrix-rows-spanned="5" table:formula="of:=1-['LSTM Forward'.M30:.M34]^2" office:value-type="float" office:value="0.948911183966189" calcext:value-type="float">
            <text:p>0.949</text:p>
          </table:table-cell>
          <table:table-cell table:style-name="ce263" table:number-matrix-columns-spanned="1" table:number-matrix-rows-spanned="5" table:formula="of:=1-['LSTM Forward'.N30:.N34]^2" office:value-type="float" office:value="0.738208552097477" calcext:value-type="float">
            <text:p>0.738</text:p>
          </table:table-cell>
          <table:table-cell table:style-name="ce267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3" office:value-type="float" office:value="-0.0283557162076791" calcext:value-type="float">
            <text:p>-0.028</text:p>
          </table:table-cell>
          <table:table-cell table:style-name="ce240" office:value-type="float" office:value="-0.031900180733639" calcext:value-type="float">
            <text:p>-0.032</text:p>
          </table:table-cell>
          <table:table-cell office:value-type="float" office:value="-0.031900180733639" calcext:value-type="float">
            <text:p>-0.032</text:p>
          </table:table-cell>
          <table:table-cell table:style-name="ce250" office:value-type="float" office:value="0.0354446452595989" calcext:value-type="float">
            <text:p>0.035</text:p>
          </table:table-cell>
          <table:table-cell/>
          <table:table-cell table:style-name="ce237" office:value-type="float" office:value="0.0354446452595989" calcext:value-type="float">
            <text:p>0.035</text:p>
          </table:table-cell>
          <table:table-cell/>
          <table:table-cell table:style-name="ce219" office:value-type="float" office:value="0.187369879547521" calcext:value-type="float">
            <text:p>0.187</text:p>
          </table:table-cell>
          <table:table-cell table:style-name="ce219" office:value-type="float" office:value="0.148199946284788" calcext:value-type="float">
            <text:p>0.148</text:p>
          </table:table-cell>
          <table:table-cell table:style-name="ce261" office:value-type="float" office:value="0.236135437987325" calcext:value-type="float">
            <text:p>0.236</text:p>
          </table:table-cell>
          <table:table-cell table:style-name="ce261" office:value-type="float" office:value="0.892758555889303" calcext:value-type="float">
            <text:p>0.893</text:p>
          </table:table-cell>
          <table:table-cell table:style-name="ce261" office:value-type="float" office:value="0.920988741010102" calcext:value-type="float">
            <text:p>0.921</text:p>
          </table:table-cell>
          <table:table-cell table:style-name="ce267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3" office:value-type="float" office:value="-0.016840713234062" calcext:value-type="float">
            <text:p>-0.017</text:p>
          </table:table-cell>
          <table:table-cell table:style-name="ce240" office:value-type="float" office:value="-0.0189458023883198" calcext:value-type="float">
            <text:p>-0.019</text:p>
          </table:table-cell>
          <table:table-cell office:value-type="float" office:value="-0.0189458023883198" calcext:value-type="float">
            <text:p>-0.019</text:p>
          </table:table-cell>
          <table:table-cell table:style-name="ce250" office:value-type="float" office:value="0.0210508915425775" calcext:value-type="float">
            <text:p>0.021</text:p>
          </table:table-cell>
          <table:table-cell/>
          <table:table-cell table:style-name="ce237" office:value-type="float" office:value="0.0210508915425775" calcext:value-type="float">
            <text:p>0.021</text:p>
          </table:table-cell>
          <table:table-cell/>
          <table:table-cell table:style-name="ce219" office:value-type="float" office:value="0.24751657271186" calcext:value-type="float">
            <text:p>0.248</text:p>
          </table:table-cell>
          <table:table-cell table:style-name="ce219" office:value-type="float" office:value="0.0460011023696418" calcext:value-type="float">
            <text:p>0.046</text:p>
          </table:table-cell>
          <table:table-cell table:style-name="ce261" office:value-type="float" office:value="0.13423810127624" calcext:value-type="float">
            <text:p>0.134</text:p>
          </table:table-cell>
          <table:table-cell table:style-name="ce261" office:value-type="float" office:value="0.0997056463253757" calcext:value-type="float">
            <text:p>0.100</text:p>
          </table:table-cell>
          <table:table-cell table:style-name="ce261" office:value-type="float" office:value="0.905024410180213" calcext:value-type="float">
            <text:p>0.905</text:p>
          </table:table-cell>
          <table:table-cell table:style-name="ce267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3" office:value-type="float" office:value="0.230063930373787" calcext:value-type="float">
            <text:p>0.230</text:p>
          </table:table-cell>
          <table:table-cell table:style-name="ce240" office:value-type="float" office:value="0.25882192167051" calcext:value-type="float">
            <text:p>0.259</text:p>
          </table:table-cell>
          <table:table-cell office:value-type="float" office:value="0.25882192167051" calcext:value-type="float">
            <text:p>0.259</text:p>
          </table:table-cell>
          <table:table-cell table:style-name="ce250" office:value-type="float" office:value="-0.287579912967233" calcext:value-type="float">
            <text:p>-0.288</text:p>
          </table:table-cell>
          <table:table-cell/>
          <table:table-cell table:style-name="ce237" office:value-type="float" office:value="-0.287579912967233" calcext:value-type="float">
            <text:p>-0.288</text:p>
          </table:table-cell>
          <table:table-cell/>
          <table:table-cell table:style-name="ce219" office:value-type="float" office:value="0.14725508245934" calcext:value-type="float">
            <text:p>0.147</text:p>
          </table:table-cell>
          <table:table-cell table:style-name="ce219" office:value-type="float" office:value="0.219443116677423" calcext:value-type="float">
            <text:p>0.219</text:p>
          </table:table-cell>
          <table:table-cell table:style-name="ce261" office:value-type="float" office:value="0.0834989106779908" calcext:value-type="float">
            <text:p>0.083</text:p>
          </table:table-cell>
          <table:table-cell table:style-name="ce261" office:value-type="float" office:value="0.0197685301257039" calcext:value-type="float">
            <text:p>0.020</text:p>
          </table:table-cell>
          <table:table-cell table:style-name="ce261" office:value-type="float" office:value="0.484693360669187" calcext:value-type="float">
            <text:p>0.485</text:p>
          </table:table-cell>
          <table:table-cell table:style-name="ce267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4" office:value-type="float" office:value="-0.179724306525406" calcext:value-type="float">
            <text:p>-0.180</text:p>
          </table:table-cell>
          <table:table-cell table:style-name="ce247" office:value-type="float" office:value="-0.202189844841082" calcext:value-type="float">
            <text:p>-0.202</text:p>
          </table:table-cell>
          <table:table-cell table:style-name="ce247" office:value-type="float" office:value="-0.202189844841082" calcext:value-type="float">
            <text:p>-0.202</text:p>
          </table:table-cell>
          <table:table-cell table:style-name="ce251" office:value-type="float" office:value="0.224655383156758" calcext:value-type="float">
            <text:p>0.225</text:p>
          </table:table-cell>
          <table:table-cell/>
          <table:table-cell table:style-name="ce252" office:value-type="float" office:value="0.224655383156758" calcext:value-type="float">
            <text:p>0.225</text:p>
          </table:table-cell>
          <table:table-cell/>
          <table:table-cell table:style-name="ce220" office:value-type="float" office:value="0.24877899058367" calcext:value-type="float">
            <text:p>0.249</text:p>
          </table:table-cell>
          <table:table-cell table:style-name="ce220" office:value-type="float" office:value="0.237758959911129" calcext:value-type="float">
            <text:p>0.238</text:p>
          </table:table-cell>
          <table:table-cell table:style-name="ce262" office:value-type="float" office:value="0.23668658876106" calcext:value-type="float">
            <text:p>0.237</text:p>
          </table:table-cell>
          <table:table-cell table:style-name="ce262" office:value-type="float" office:value="0.13979463699739" calcext:value-type="float">
            <text:p>0.140</text:p>
          </table:table-cell>
          <table:table-cell table:style-name="ce262" office:value-type="float" office:value="0.832584941877958" calcext:value-type="float">
            <text:p>0.833</text:p>
          </table:table-cell>
          <table:table-cell table:style-name="ce191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4"/>
          <table:table-cell table:style-name="ce239"/>
          <table:table-cell table:number-columns-repeated="2"/>
          <table:table-cell table:style-name="ce246"/>
          <table:table-cell table:number-columns-repeated="8"/>
          <table:table-cell table:style-name="ce101"/>
          <table:table-cell table:number-columns-repeated="1001"/>
        </table:table-row>
        <table:table-row table:style-name="ro1">
          <table:table-cell table:number-columns-repeated="2"/>
          <table:table-cell table:style-name="ce241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248"/>
          <table:table-cell table:style-name="ce248"/>
          <table:table-cell table:style-name="ce248" office:value-type="string" calcext:value-type="string">
            <text:p><text:span text:style-name="T2">∇</text:span>B<text:span text:style-name="T1">for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45" table:number-matrix-columns-spanned="4" table:number-matrix-rows-spanned="5" table:formula="of:=MMULT([.L30:.L34];TRANSPOSE(['LSTM Forward'.A30:.A33]))" office:value-type="float" office:value="-0.0189451625542076" calcext:value-type="float">
            <text:p>-0.019</text:p>
          </table:table-cell>
          <table:table-cell table:style-name="ce246" office:value-type="float" office:value="-0.0213133078734835" calcext:value-type="float">
            <text:p>-0.021</text:p>
          </table:table-cell>
          <table:table-cell table:style-name="ce246" office:value-type="float" office:value="-0.0213133078734835" calcext:value-type="float">
            <text:p>-0.021</text:p>
          </table:table-cell>
          <table:table-cell table:style-name="ce249" office:value-type="float" office:value="0.0236814531927594" calcext:value-type="float">
            <text:p>0.024</text:p>
          </table:table-cell>
          <table:table-cell/>
          <table:table-cell table:style-name="ce236" table:number-matrix-columns-spanned="1" table:number-matrix-rows-spanned="5" table:formula="of:=[.L30:.L34]" office:value-type="float" office:value="0.0236814531927594" calcext:value-type="float">
            <text:p>0.024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43" office:value-type="float" office:value="-0.0523415369422513" calcext:value-type="float">
            <text:p>-0.052</text:p>
          </table:table-cell>
          <table:table-cell table:style-name="ce240" office:value-type="float" office:value="-0.0588842290600327" calcext:value-type="float">
            <text:p>-0.059</text:p>
          </table:table-cell>
          <table:table-cell office:value-type="float" office:value="-0.0588842290600327" calcext:value-type="float">
            <text:p>-0.059</text:p>
          </table:table-cell>
          <table:table-cell table:style-name="ce250" office:value-type="float" office:value="0.0654269211778141" calcext:value-type="float">
            <text:p>0.065</text:p>
          </table:table-cell>
          <table:table-cell/>
          <table:table-cell table:style-name="ce237" office:value-type="float" office:value="0.0654269211778141" calcext:value-type="float">
            <text:p>0.065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43" office:value-type="float" office:value="-0.103627452278289" calcext:value-type="float">
            <text:p>-0.104</text:p>
          </table:table-cell>
          <table:table-cell table:style-name="ce240" office:value-type="float" office:value="-0.116580883813075" calcext:value-type="float">
            <text:p>-0.117</text:p>
          </table:table-cell>
          <table:table-cell office:value-type="float" office:value="-0.116580883813075" calcext:value-type="float">
            <text:p>-0.117</text:p>
          </table:table-cell>
          <table:table-cell table:style-name="ce250" office:value-type="float" office:value="0.129534315347861" calcext:value-type="float">
            <text:p>0.130</text:p>
          </table:table-cell>
          <table:table-cell/>
          <table:table-cell table:style-name="ce237" office:value-type="float" office:value="0.129534315347861" calcext:value-type="float">
            <text:p>0.13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43" office:value-type="float" office:value="0.00185102390104535" calcext:value-type="float">
            <text:p>0.002</text:p>
          </table:table-cell>
          <table:table-cell table:style-name="ce240" office:value-type="float" office:value="0.00208240188867602" calcext:value-type="float">
            <text:p>0.002</text:p>
          </table:table-cell>
          <table:table-cell office:value-type="float" office:value="0.00208240188867602" calcext:value-type="float">
            <text:p>0.002</text:p>
          </table:table-cell>
          <table:table-cell table:style-name="ce250" office:value-type="float" office:value="-0.00231377987630669" calcext:value-type="float">
            <text:p>-0.002</text:p>
          </table:table-cell>
          <table:table-cell/>
          <table:table-cell table:style-name="ce237" office:value-type="float" office:value="-0.00231377987630669" calcext:value-type="float">
            <text:p>-0.002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44" office:value-type="float" office:value="0.0187195126652776" calcext:value-type="float">
            <text:p>0.019</text:p>
          </table:table-cell>
          <table:table-cell table:style-name="ce247" office:value-type="float" office:value="0.0210594517484373" calcext:value-type="float">
            <text:p>0.021</text:p>
          </table:table-cell>
          <table:table-cell table:style-name="ce247" office:value-type="float" office:value="0.0210594517484373" calcext:value-type="float">
            <text:p>0.021</text:p>
          </table:table-cell>
          <table:table-cell table:style-name="ce251" office:value-type="float" office:value="-0.023399390831597" calcext:value-type="float">
            <text:p>-0.023</text:p>
          </table:table-cell>
          <table:table-cell/>
          <table:table-cell table:style-name="ce252" office:value-type="float" office:value="-0.023399390831597" calcext:value-type="float">
            <text:p>-0.02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9"/>
          <table:table-cell table:number-columns-repeated="2"/>
          <table:table-cell table:style-name="ce246"/>
          <table:table-cell table:number-columns-repeated="1010"/>
        </table:table-row>
        <table:table-row table:style-name="ro1">
          <table:table-cell table:number-columns-repeated="2"/>
          <table:table-cell table:style-name="ce241" office:value-type="string" calcext:value-type="string" table:number-columns-spanned="4" table:number-rows-spanned="1">
            <text:p><text:span text:style-name="T2">∇</text:span>W<text:span text:style-name="T1">cand</text:span></text:p>
          </table:table-cell>
          <table:covered-table-cell table:number-columns-repeated="3" table:style-name="ce248"/>
          <table:table-cell table:style-name="ce248"/>
          <table:table-cell table:style-name="ce248" office:value-type="string" calcext:value-type="string">
            <text:p><text:span text:style-name="T2">∇</text:span>B<text:span text:style-name="T1">cand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45" table:number-matrix-columns-spanned="4" table:number-matrix-rows-spanned="5" table:formula="of:=MMULT([.M30:.M34];TRANSPOSE(['LSTM Forward'.A30:.A33]))" office:value-type="float" office:value="-0.199447982220418" calcext:value-type="float">
            <text:p>-0.199</text:p>
          </table:table-cell>
          <table:table-cell table:style-name="ce246" office:value-type="float" office:value="-0.22437897999797" calcext:value-type="float">
            <text:p>-0.224</text:p>
          </table:table-cell>
          <table:table-cell table:style-name="ce246" office:value-type="float" office:value="-0.22437897999797" calcext:value-type="float">
            <text:p>-0.224</text:p>
          </table:table-cell>
          <table:table-cell table:style-name="ce249" office:value-type="float" office:value="0.249309977775523" calcext:value-type="float">
            <text:p>0.249</text:p>
          </table:table-cell>
          <table:table-cell/>
          <table:table-cell table:style-name="ce236" table:number-matrix-columns-spanned="1" table:number-matrix-rows-spanned="5" table:formula="of:=[.M30:.M34]" office:value-type="float" office:value="0.249309977775523" calcext:value-type="float">
            <text:p>0.249</text:p>
          </table:table-cell>
          <table:table-cell table:number-columns-repeated="9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2"/>
          <table:table-cell table:style-name="ce243" office:value-type="float" office:value="0.082367521271523" calcext:value-type="float">
            <text:p>0.082</text:p>
          </table:table-cell>
          <table:table-cell table:style-name="ce240" office:value-type="float" office:value="0.0926634614304633" calcext:value-type="float">
            <text:p>0.093</text:p>
          </table:table-cell>
          <table:table-cell office:value-type="float" office:value="0.0926634614304633" calcext:value-type="float">
            <text:p>0.093</text:p>
          </table:table-cell>
          <table:table-cell table:style-name="ce250" office:value-type="float" office:value="-0.102959401589404" calcext:value-type="float">
            <text:p>-0.103</text:p>
          </table:table-cell>
          <table:table-cell/>
          <table:table-cell table:style-name="ce237" office:value-type="float" office:value="-0.102959401589404" calcext:value-type="float">
            <text:p>-0.103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243" office:value-type="float" office:value="-0.0423204583838977" calcext:value-type="float">
            <text:p>-0.042</text:p>
          </table:table-cell>
          <table:table-cell table:style-name="ce240" office:value-type="float" office:value="-0.0476105156818849" calcext:value-type="float">
            <text:p>-0.048</text:p>
          </table:table-cell>
          <table:table-cell office:value-type="float" office:value="-0.0476105156818849" calcext:value-type="float">
            <text:p>-0.048</text:p>
          </table:table-cell>
          <table:table-cell table:style-name="ce250" office:value-type="float" office:value="0.0529005729798721" calcext:value-type="float">
            <text:p>0.053</text:p>
          </table:table-cell>
          <table:table-cell/>
          <table:table-cell table:style-name="ce237" office:value-type="float" office:value="0.0529005729798721" calcext:value-type="float">
            <text:p>0.053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243" office:value-type="float" office:value="0.00359587468695787" calcext:value-type="float">
            <text:p>0.004</text:p>
          </table:table-cell>
          <table:table-cell table:style-name="ce240" office:value-type="float" office:value="0.00404535902282761" calcext:value-type="float">
            <text:p>0.004</text:p>
          </table:table-cell>
          <table:table-cell office:value-type="float" office:value="0.00404535902282761" calcext:value-type="float">
            <text:p>0.004</text:p>
          </table:table-cell>
          <table:table-cell table:style-name="ce250" office:value-type="float" office:value="-0.00449484335869734" calcext:value-type="float">
            <text:p>-0.004</text:p>
          </table:table-cell>
          <table:table-cell/>
          <table:table-cell table:style-name="ce237" office:value-type="float" office:value="-0.00449484335869734" calcext:value-type="float">
            <text:p>-0.004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244" office:value-type="float" office:value="0.0591451126088442" calcext:value-type="float">
            <text:p>0.059</text:p>
          </table:table-cell>
          <table:table-cell table:style-name="ce247" office:value-type="float" office:value="0.0665382516849497" calcext:value-type="float">
            <text:p>0.067</text:p>
          </table:table-cell>
          <table:table-cell table:style-name="ce247" office:value-type="float" office:value="0.0665382516849497" calcext:value-type="float">
            <text:p>0.067</text:p>
          </table:table-cell>
          <table:table-cell table:style-name="ce251" office:value-type="float" office:value="-0.0739313907610553" calcext:value-type="float">
            <text:p>-0.074</text:p>
          </table:table-cell>
          <table:table-cell/>
          <table:table-cell table:style-name="ce252" office:value-type="float" office:value="-0.0739313907610553" calcext:value-type="float">
            <text:p>-0.074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5"/>
          <table:table-cell table:style-name="ce1" table:number-columns-repeated="4"/>
          <table:table-cell table:number-columns-repeated="999"/>
        </table:table-row>
        <table:table-row table:style-name="ro5">
          <table:table-cell table:number-columns-repeated="2"/>
          <table:table-cell table:style-name="Default" table:number-columns-repeated="7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Out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 office:value-type="string" calcext:value-type="string">
            <text:p><text:span text:style-name="T2">∇Cand</text:span><text:span text:style-name="T3">t+1</text:span></text:p>
          </table:table-cell>
          <table:table-cell table:style-name="ce3" office:value-type="string" calcext:value-type="string">
            <text:p><text:span text:style-name="T2">∇Cell</text:span><text:span text:style-name="T3">t+1</text:span></text:p>
          </table:table-cell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-0" calcext:value-type="float">
            <text:p>0</text:p>
          </table:table-cell>
          <table:table-cell table:style-name="ce23" office:value-type="float" office:value="-0.4" calcext:value-type="float">
            <text:p>-0.4</text:p>
          </table:table-cell>
          <table:table-cell table:style-name="ce4" office:value-type="float" office:value="-0.4" calcext:value-type="float">
            <text:p>-0.4</text:p>
          </table:table-cell>
          <table:table-cell table:style-name="ce4" office:value-type="float" office:value="-0.3" calcext:value-type="float">
            <text:p>-0.3</text:p>
          </table:table-cell>
          <table:table-cell table:style-name="ce4" office:value-type="float" office:value="0.1" calcext:value-type="float">
            <text:p>0.1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-0.3" calcext:value-type="float">
            <text:p>-0.3</text:p>
          </table:table-cell>
          <table:table-cell table:style-name="ce24" office:value-type="float" office:value="0.9" calcext:value-type="float">
            <text:p>0.9</text:p>
          </table:table-cell>
          <table:table-cell table:style-name="ce24" office:value-type="float" office:value="0.6" calcext:value-type="float">
            <text:p>0.6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1" calcext:value-type="float">
            <text:p>0.1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-0.2" calcext:value-type="float">
            <text:p>-0.2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float" office:value="-0.1" calcext:value-type="float">
            <text:p>-0.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0.5" calcext:value-type="float">
            <text:p>-0.5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-0.5" calcext:value-type="float">
            <text:p>-0.5</text:p>
          </table:table-cell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0.7" calcext:value-type="float">
            <text:p>0.7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6" office:value-type="float" office:value="-0.3" calcext:value-type="float">
            <text:p>-0.3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11"/>
          <table:table-cell table:style-name="ce1"/>
          <table:table-cell table:style-name="Default"/>
          <table:table-cell table:style-name="ce1" table:number-columns-repeated="2"/>
          <table:table-cell table:number-columns-repeated="1001"/>
        </table:table-row>
        <table:table-row table:style-name="ro4">
          <table:table-cell table:number-columns-repeated="2"/>
          <table:table-cell table:style-name="Default" table:number-columns-repeated="9"/>
          <table:table-cell table:style-name="ce3" office:value-type="string" calcext:value-type="string">
            <text:p><text:span text:style-name="T2">ForG</text:span><text:span text:style-name="T3">t+1</text:span></text:p>
          </table:table-cell>
          <table:table-cell table:style-name="Default"/>
          <table:table-cell table:style-name="ce1"/>
          <table:table-cell table:style-name="Default"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4" office:value-type="float" office:value="-0.3" calcext:value-type="float">
            <text:p>-0.3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-0.4" calcext:value-type="float">
            <text:p>-0.4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-0.8" calcext:value-type="float">
            <text:p>-0.8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6" office:value-type="float" office:value="-0.4" calcext:value-type="float">
            <text:p>-0.4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 table:number-rows-repeated="2">
          <table:table-cell table:number-columns-repeated="2"/>
          <table:table-cell table:style-name="Default" table:number-columns-repeated="7"/>
          <table:table-cell table:style-name="ce1" table:number-columns-repeated="5"/>
          <table:table-cell table:style-name="Default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5"/>
          <table:table-cell table:style-name="Default"/>
          <table:table-cell table:number-columns-repeated="1003"/>
        </table:table-row>
      </table:table>
      <table:table table:name="CFN Forward" table:style-name="ta1"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35" table:default-cell-style-name="Default"/>
        <table:table-column table:style-name="co2" table:number-columns-repeated="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5" calcext:value-type="float">
            <text:p>0.5</text:p>
          </table:table-cell>
          <table:table-cell table:number-columns-repeated="2"/>
          <table:table-cell table:style-name="Default" table:number-columns-repeated="2"/>
          <table:table-cell/>
          <table:table-cell table:style-name="ce3" office:value-type="string" calcext:value-type="string">
            <text:p>H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style-name="ce3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6"/>
          <table:table-cell table:style-name="ce4" office:value-type="float" office:value="-0.2" calcext:value-type="float">
            <text:p>-0.2</text:p>
          </table:table-cell>
          <table:table-cell table:style-name="ce236" table:number-matrix-columns-spanned="1" table:number-matrix-rows-spanned="5" table:formula="of:=TANH([.G2:.G6])" office:value-type="float" office:value="-0.197375320224904" calcext:value-type="float">
            <text:p>-0.197</text:p>
          </table:table-cell>
          <table:table-cell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0.2" calcext:value-type="float">
            <text:p>0.2</text:p>
          </table:table-cell>
          <table:table-cell table:style-name="ce237" office:value-type="float" office:value="0.197375320224904" calcext:value-type="float">
            <text:p>0.197</text:p>
          </table:table-cell>
          <table:table-cell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3" calcext:value-type="float">
            <text:p>-0.3</text:p>
          </table:table-cell>
          <table:table-cell table:style-name="ce237" office:value-type="float" office:value="-0.291312612451591" calcext:value-type="float">
            <text:p>-0.291</text:p>
          </table:table-cell>
          <table:table-cell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9" calcext:value-type="float">
            <text:p>-0.9</text:p>
          </table:table-cell>
          <table:table-cell table:style-name="ce237" office:value-type="float" office:value="-0.716297870199024" calcext:value-type="float">
            <text:p>-0.716</text:p>
          </table:table-cell>
          <table:table-cell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6" office:value-type="float" office:value="-0.8" calcext:value-type="float">
            <text:p>-0.8</text:p>
          </table:table-cell>
          <table:table-cell table:style-name="ce252" office:value-type="float" office:value="-0.664036770267849" calcext:value-type="float">
            <text:p>-0.664</text:p>
          </table:table-cell>
          <table:table-cell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3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3"/>
          <table:table-cell table:style-name="ce194" office:value-type="string" calcext:value-type="string">
            <text:p>σ(In)</text:p>
          </table:table-cell>
          <table:table-cell table:style-name="ce3" office:value-type="string" calcext:value-type="string">
            <text:p><text:span text:style-name="T2">σ(For</text:span>)</text:p>
          </table:table-cell>
          <table:table-cell table:style-name="ce3" office:value-type="string" calcext:value-type="string">
            <text:p>tanh(C)</text:p>
          </table:table-cell>
          <table:table-cell table:style-name="ce3" office:value-type="string" calcext:value-type="string">
            <text:p>O</text:p>
          </table:table-cell>
          <table:table-cell table:style-name="ce66" office:value-type="string" calcext:value-type="string">
            <text:p>tanh(O)</text:p>
          </table:table-cell>
          <table:table-cell table:style-name="ce40" table:number-columns-repeated="5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245" table:number-matrix-columns-spanned="1" table:number-matrix-rows-spanned="5" table:formula="of:=1/(1+EXP(-([.J24:.J28])))" office:value-type="float" office:value="0.72312180512439" calcext:value-type="float">
            <text:p>0.723</text:p>
          </table:table-cell>
          <table:table-cell table:style-name="ce236" table:number-matrix-columns-spanned="1" table:number-matrix-rows-spanned="5" table:formula="of:=1/(1+EXP(-([.K24:.K28])))" office:value-type="float" office:value="0.911331336745267" calcext:value-type="float">
            <text:p>0.911</text:p>
          </table:table-cell>
          <table:table-cell table:style-name="ce249" table:number-matrix-columns-spanned="1" table:number-matrix-rows-spanned="5" table:formula="of:=TANH([.L24:.L28])" office:value-type="float" office:value="0.675069874838608" calcext:value-type="float">
            <text:p>0.675</text:p>
          </table:table-cell>
          <table:table-cell table:style-name="ce236" table:number-matrix-columns-spanned="1" table:number-matrix-rows-spanned="5" table:formula="of:=[.J17:.J21]*[.L17:.L21]+[.H2:.H6]*[.K17:.K21]" office:value-type="float" office:value="0.308283432057303" calcext:value-type="float">
            <text:p>0.308</text:p>
          </table:table-cell>
          <table:table-cell table:style-name="ce268" table:number-matrix-columns-spanned="1" table:number-matrix-rows-spanned="5" table:formula="of:=TANH([.M17:.M21])" office:value-type="float" office:value="0.298874666588784" calcext:value-type="float">
            <text:p>0.299</text:p>
          </table:table-cell>
          <table:table-cell table:style-name="ce40" table:number-columns-repeated="5"/>
          <table:table-cell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243" office:value-type="float" office:value="0.249739894404882" calcext:value-type="float">
            <text:p>0.250</text:p>
          </table:table-cell>
          <table:table-cell table:style-name="ce237" office:value-type="float" office:value="0.180938793152142" calcext:value-type="float">
            <text:p>0.181</text:p>
          </table:table-cell>
          <table:table-cell table:style-name="ce250" office:value-type="float" office:value="-0.0996679946249559" calcext:value-type="float">
            <text:p>-0.100</text:p>
          </table:table-cell>
          <table:table-cell table:style-name="ce237" office:value-type="float" office:value="0.0108217777863288" calcext:value-type="float">
            <text:p>0.011</text:p>
          </table:table-cell>
          <table:table-cell table:style-name="ce269" office:value-type="float" office:value="0.0108213553568307" calcext:value-type="float">
            <text:p>0.011</text:p>
          </table:table-cell>
          <table:table-cell table:style-name="ce40" table:number-columns-repeated="5"/>
          <table:table-cell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243" office:value-type="float" office:value="0.549833997312478" calcext:value-type="float">
            <text:p>0.550</text:p>
          </table:table-cell>
          <table:table-cell table:style-name="ce237" office:value-type="float" office:value="0.0483376287199052" calcext:value-type="float">
            <text:p>0.048</text:p>
          </table:table-cell>
          <table:table-cell table:style-name="ce250" office:value-type="float" office:value="0.761594155955765" calcext:value-type="float">
            <text:p>0.762</text:p>
          </table:table-cell>
          <table:table-cell table:style-name="ce237" office:value-type="float" office:value="0.40466899819687" calcext:value-type="float">
            <text:p>0.405</text:p>
          </table:table-cell>
          <table:table-cell table:style-name="ce269" office:value-type="float" office:value="0.383936834816485" calcext:value-type="float">
            <text:p>0.384</text:p>
          </table:table-cell>
          <table:table-cell table:number-columns-repeated="6"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243" office:value-type="float" office:value="0.820538480592673" calcext:value-type="float">
            <text:p>0.821</text:p>
          </table:table-cell>
          <table:table-cell table:style-name="ce237" office:value-type="float" office:value="0.674805272582314" calcext:value-type="float">
            <text:p>0.675</text:p>
          </table:table-cell>
          <table:table-cell table:style-name="ce250" office:value-type="float" office:value="0.869249333148855" calcext:value-type="float">
            <text:p>0.869</text:p>
          </table:table-cell>
          <table:table-cell table:style-name="ce237" office:value-type="float" office:value="0.229890947528372" calcext:value-type="float">
            <text:p>0.230</text:p>
          </table:table-cell>
          <table:table-cell table:style-name="ce269" office:value-type="float" office:value="0.225924868618351" calcext:value-type="float">
            <text:p>0.226</text:p>
          </table:table-cell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244" office:value-type="float" office:value="0.534942945158215" calcext:value-type="float">
            <text:p>0.535</text:p>
          </table:table-cell>
          <table:table-cell table:style-name="ce252" office:value-type="float" office:value="0.389360766050778" calcext:value-type="float">
            <text:p>0.389</text:p>
          </table:table-cell>
          <table:table-cell table:style-name="ce251" office:value-type="float" office:value="-0.804062391404892" calcext:value-type="float">
            <text:p>-0.804</text:p>
          </table:table-cell>
          <table:table-cell table:style-name="ce252" office:value-type="float" office:value="-0.688677369306464" calcext:value-type="float">
            <text:p>-0.689</text:p>
          </table:table-cell>
          <table:table-cell table:style-name="ce270" office:value-type="float" office:value="-0.597131647303125" calcext:value-type="float">
            <text:p>-0.597</text:p>
          </table:table-cell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/>
          <table:table-cell table:style-name="ce37" table:number-columns-repeated="4"/>
          <table:table-cell table:number-columns-repeated="1001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style-name="ce21"/>
          <table:table-cell table:style-name="ce66" office:value-type="string" calcext:value-type="string">
            <text:p>In</text:p>
          </table:table-cell>
          <table:table-cell table:style-name="ce66" office:value-type="string" calcext:value-type="string">
            <text:p>For</text:p>
          </table:table-cell>
          <table:table-cell table:style-name="ce66" office:value-type="string" calcext:value-type="string">
            <text:p>C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98" table:number-matrix-columns-spanned="1" table:number-matrix-rows-spanned="5" table:formula="of:=MMULT([.C17:.F21];[.A17:.A20])+[.H17:.H21]+MMULT([.J2:.N6];[.G2:.G6])" office:value-type="float" office:value="0.96" calcext:value-type="float">
            <text:p>0.96</text:p>
          </table:table-cell>
          <table:table-cell table:style-name="ce201" table:number-matrix-columns-spanned="1" table:number-matrix-rows-spanned="5" table:formula="of:=MMULT([.C24:.F28];[.A17:.A20])+[.H24:.H28]+MMULT([.J9:.N13];[.G2:.G6])" office:value-type="float" office:value="2.33" calcext:value-type="float">
            <text:p>2.33</text:p>
          </table:table-cell>
          <table:table-cell table:style-name="ce207" table:number-matrix-columns-spanned="1" table:number-matrix-rows-spanned="5" table:formula="of:=MMULT([.C31:.F35];[.A17:.A20])" office:value-type="float" office:value="0.82" calcext:value-type="float">
            <text:p>0.82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99" office:value-type="float" office:value="-1.1" calcext:value-type="float">
            <text:p>-1.1</text:p>
          </table:table-cell>
          <table:table-cell table:style-name="ce202" office:value-type="float" office:value="-1.51" calcext:value-type="float">
            <text:p>-1.51</text:p>
          </table:table-cell>
          <table:table-cell table:style-name="ce208" office:value-type="float" office:value="-0.1" calcext:value-type="float">
            <text:p>-0.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99" office:value-type="float" office:value="0.2" calcext:value-type="float">
            <text:p>0.2</text:p>
          </table:table-cell>
          <table:table-cell table:style-name="ce202" office:value-type="float" office:value="-2.98" calcext:value-type="float">
            <text:p>-2.98</text:p>
          </table:table-cell>
          <table:table-cell table:style-name="ce208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99" office:value-type="float" office:value="1.52" calcext:value-type="float">
            <text:p>1.52</text:p>
          </table:table-cell>
          <table:table-cell table:style-name="ce202" office:value-type="float" office:value="0.73" calcext:value-type="float">
            <text:p>0.73</text:p>
          </table:table-cell>
          <table:table-cell table:style-name="ce208" office:value-type="float" office:value="1.33" calcext:value-type="float">
            <text:p>1.33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200" office:value-type="float" office:value="0.14" calcext:value-type="float">
            <text:p>0.14</text:p>
          </table:table-cell>
          <table:table-cell table:style-name="ce203" office:value-type="float" office:value="-0.45" calcext:value-type="float">
            <text:p>-0.45</text:p>
          </table:table-cell>
          <table:table-cell table:style-name="ce209" office:value-type="float" office:value="-1.11" calcext:value-type="float">
            <text:p>-1.11</text:p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1"/>
          <table:table-cell table:style-name="ce21"/>
          <table:table-cell table:style-name="ce1"/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 table:number-columns-repeated="1008"/>
        </table:table-row>
      </table:table>
      <table:table table:name="CFN Backward" table:style-name="ta1">
        <table:table-column table:style-name="co14" table:default-cell-style-name="Default"/>
        <table:table-column table:style-name="co2" table:default-cell-style-name="Default"/>
        <table:table-column table:style-name="co14" table:number-columns-repeated="4" table:default-cell-style-name="Default"/>
        <table:table-column table:style-name="co2" table:default-cell-style-name="Default"/>
        <table:table-column table:style-name="co36" table:default-cell-style-name="Default"/>
        <table:table-column table:style-name="co2" table:default-cell-style-name="Default"/>
        <table:table-column table:style-name="co29" table:default-cell-style-name="Default"/>
        <table:table-column table:style-name="co6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" table:number-columns-repeated="6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.2" calcext:value-type="float">
            <text:p>-0.2</text:p>
          </table:table-cell>
          <table:table-cell table:number-columns-repeated="5"/>
          <table:table-cell table:style-name="ce3"/>
          <table:table-cell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42" table:number-matrix-columns-spanned="5" table:number-matrix-rows-spanned="5" table:formula="of:=MMULT([.J17:.J21];TRANSPOSE(['CFN Forward'.G2:.G6]))" office:value-type="float" office:value="0.0110812483409076" calcext:value-type="float">
            <text:p>0.011</text:p>
          </table:table-cell>
          <table:table-cell table:style-name="ce256" office:value-type="float" office:value="-0.0110812483409076" calcext:value-type="float">
            <text:p>-0.011</text:p>
          </table:table-cell>
          <table:table-cell table:style-name="ce256" office:value-type="float" office:value="0.0166218725113614" calcext:value-type="float">
            <text:p>0.017</text:p>
          </table:table-cell>
          <table:table-cell table:style-name="ce256" office:value-type="float" office:value="0.0498656175340843" calcext:value-type="float">
            <text:p>0.050</text:p>
          </table:table-cell>
          <table:table-cell table:style-name="ce264" office:value-type="float" office:value="0.0443249933636305" calcext:value-type="float">
            <text:p>0.04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53" office:value-type="float" office:value="-0.00145355917391826" calcext:value-type="float">
            <text:p>-0.001</text:p>
          </table:table-cell>
          <table:table-cell table:style-name="ce257" office:value-type="float" office:value="0.00145355917391826" calcext:value-type="float">
            <text:p>0.001</text:p>
          </table:table-cell>
          <table:table-cell table:style-name="ce257" office:value-type="float" office:value="-0.00218033876087739" calcext:value-type="float">
            <text:p>-0.002</text:p>
          </table:table-cell>
          <table:table-cell table:style-name="ce257" office:value-type="float" office:value="-0.00654101628263218" calcext:value-type="float">
            <text:p>-0.007</text:p>
          </table:table-cell>
          <table:table-cell table:style-name="ce265" office:value-type="float" office:value="-0.00581423669567305" calcext:value-type="float">
            <text:p>-0.006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53" office:value-type="float" office:value="-0.0376596334440966" calcext:value-type="float">
            <text:p>-0.038</text:p>
          </table:table-cell>
          <table:table-cell table:style-name="ce257" office:value-type="float" office:value="0.0376596334440966" calcext:value-type="float">
            <text:p>0.038</text:p>
          </table:table-cell>
          <table:table-cell table:style-name="ce257" office:value-type="float" office:value="-0.056489450166145" calcext:value-type="float">
            <text:p>-0.056</text:p>
          </table:table-cell>
          <table:table-cell table:style-name="ce257" office:value-type="float" office:value="-0.169468350498435" calcext:value-type="float">
            <text:p>-0.169</text:p>
          </table:table-cell>
          <table:table-cell table:style-name="ce265" office:value-type="float" office:value="-0.150638533776387" calcext:value-type="float">
            <text:p>-0.15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53" office:value-type="float" office:value="0.0571276698646378" calcext:value-type="float">
            <text:p>0.057</text:p>
          </table:table-cell>
          <table:table-cell table:style-name="ce257" office:value-type="float" office:value="-0.0571276698646378" calcext:value-type="float">
            <text:p>-0.057</text:p>
          </table:table-cell>
          <table:table-cell table:style-name="ce257" office:value-type="float" office:value="0.0856915047969568" calcext:value-type="float">
            <text:p>0.086</text:p>
          </table:table-cell>
          <table:table-cell table:style-name="ce257" office:value-type="float" office:value="0.25707451439087" calcext:value-type="float">
            <text:p>0.257</text:p>
          </table:table-cell>
          <table:table-cell table:style-name="ce265" office:value-type="float" office:value="0.228510679458551" calcext:value-type="float">
            <text:p>0.22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54" office:value-type="float" office:value="-0.0545825907001638" calcext:value-type="float">
            <text:p>-0.055</text:p>
          </table:table-cell>
          <table:table-cell table:style-name="ce258" office:value-type="float" office:value="0.0545825907001638" calcext:value-type="float">
            <text:p>0.055</text:p>
          </table:table-cell>
          <table:table-cell table:style-name="ce258" office:value-type="float" office:value="-0.0818738860502456" calcext:value-type="float">
            <text:p>-0.082</text:p>
          </table:table-cell>
          <table:table-cell table:style-name="ce258" office:value-type="float" office:value="-0.245621658150737" calcext:value-type="float">
            <text:p>-0.246</text:p>
          </table:table-cell>
          <table:table-cell table:style-name="ce266" office:value-type="float" office:value="-0.218330362800655" calcext:value-type="float">
            <text:p>-0.21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39" table:number-columns-repeated="5"/>
          <table:table-cell table:number-columns-repeated="1004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241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 table:style-name="ce239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42" table:number-matrix-columns-spanned="5" table:number-matrix-rows-spanned="5" table:formula="of:=MMULT([.K17:.K21];TRANSPOSE(['CFN Forward'.G2:.G6]))" office:value-type="float" office:value="-0.00130761249080144" calcext:value-type="float">
            <text:p>-0.001</text:p>
          </table:table-cell>
          <table:table-cell table:style-name="ce256" office:value-type="float" office:value="0.00130761249080144" calcext:value-type="float">
            <text:p>0.001</text:p>
          </table:table-cell>
          <table:table-cell table:style-name="ce256" office:value-type="float" office:value="-0.00196141873620216" calcext:value-type="float">
            <text:p>-0.002</text:p>
          </table:table-cell>
          <table:table-cell table:style-name="ce256" office:value-type="float" office:value="-0.00588425620860649" calcext:value-type="float">
            <text:p>-0.006</text:p>
          </table:table-cell>
          <table:table-cell table:style-name="ce264" office:value-type="float" office:value="-0.00523044996320577" calcext:value-type="float">
            <text:p>-0.00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53" office:value-type="float" office:value="0.002276764507669" calcext:value-type="float">
            <text:p>0.002</text:p>
          </table:table-cell>
          <table:table-cell table:style-name="ce257" office:value-type="float" office:value="-0.002276764507669" calcext:value-type="float">
            <text:p>-0.002</text:p>
          </table:table-cell>
          <table:table-cell table:style-name="ce257" office:value-type="float" office:value="0.0034151467615035" calcext:value-type="float">
            <text:p>0.003</text:p>
          </table:table-cell>
          <table:table-cell table:style-name="ce257" office:value-type="float" office:value="0.0102454402845105" calcext:value-type="float">
            <text:p>0.010</text:p>
          </table:table-cell>
          <table:table-cell table:style-name="ce265" office:value-type="float" office:value="0.00910705803067599" calcext:value-type="float">
            <text:p>0.00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53" office:value-type="float" office:value="0.00267716864551857" calcext:value-type="float">
            <text:p>0.003</text:p>
          </table:table-cell>
          <table:table-cell table:style-name="ce257" office:value-type="float" office:value="-0.00267716864551857" calcext:value-type="float">
            <text:p>-0.003</text:p>
          </table:table-cell>
          <table:table-cell table:style-name="ce257" office:value-type="float" office:value="0.00401575296827786" calcext:value-type="float">
            <text:p>0.004</text:p>
          </table:table-cell>
          <table:table-cell table:style-name="ce257" office:value-type="float" office:value="0.0120472589048336" calcext:value-type="float">
            <text:p>0.012</text:p>
          </table:table-cell>
          <table:table-cell table:style-name="ce265" office:value-type="float" office:value="0.0107086745820743" calcext:value-type="float">
            <text:p>0.01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53" office:value-type="float" office:value="-0.0701531979986154" calcext:value-type="float">
            <text:p>-0.070</text:p>
          </table:table-cell>
          <table:table-cell table:style-name="ce257" office:value-type="float" office:value="0.0701531979986154" calcext:value-type="float">
            <text:p>0.070</text:p>
          </table:table-cell>
          <table:table-cell table:style-name="ce257" office:value-type="float" office:value="-0.105229796997923" calcext:value-type="float">
            <text:p>-0.105</text:p>
          </table:table-cell>
          <table:table-cell table:style-name="ce257" office:value-type="float" office:value="-0.315689390993769" calcext:value-type="float">
            <text:p>-0.316</text:p>
          </table:table-cell>
          <table:table-cell table:style-name="ce265" office:value-type="float" office:value="-0.280612791994462" calcext:value-type="float">
            <text:p>-0.281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54" office:value-type="float" office:value="-0.0430803988402475" calcext:value-type="float">
            <text:p>-0.043</text:p>
          </table:table-cell>
          <table:table-cell table:style-name="ce258" office:value-type="float" office:value="0.0430803988402475" calcext:value-type="float">
            <text:p>0.043</text:p>
          </table:table-cell>
          <table:table-cell table:style-name="ce258" office:value-type="float" office:value="-0.0646205982603712" calcext:value-type="float">
            <text:p>-0.065</text:p>
          </table:table-cell>
          <table:table-cell table:style-name="ce258" office:value-type="float" office:value="-0.193861794781114" calcext:value-type="float">
            <text:p>-0.194</text:p>
          </table:table-cell>
          <table:table-cell table:style-name="ce266" office:value-type="float" office:value="-0.17232159536099" calcext:value-type="float">
            <text:p>-0.172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2">
          <table:table-cell table:number-columns-repeated="1018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in</text:span></text:p>
          </table:table-cell>
          <table:table-cell table:style-name="ce3"/>
          <table:table-cell table:style-name="ce3" office:value-type="string" calcext:value-type="string">
            <text:p><text:span text:style-name="T2">∇InG</text:span><text:span text:style-name="T1">a</text:span></text:p>
          </table:table-cell>
          <table:table-cell table:style-name="ce3" office:value-type="string" calcext:value-type="string">
            <text:p><text:span text:style-name="T2">∇ForG</text:span>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236" table:number-matrix-columns-spanned="1" table:number-matrix-rows-spanned="4" table:formula="of:=MMULT(TRANSPOSE(['CFN Forward'.C17:.F21]);[.J17:.J21])+MMULT(TRANSPOSE(['CFN Forward'.C24:.F28]); [.K17:.K21])+MMULT(TRANSPOSE(['CFN Forward'.C31:.F35]);[.L17:.L21])" office:value-type="float" office:value="0.123115982135397" calcext:value-type="float">
            <text:p>0.123</text:p>
          </table:table-cell>
          <table:table-cell/>
          <table:table-cell table:style-name="ce242" table:number-matrix-columns-spanned="4" table:number-matrix-rows-spanned="5" table:formula="of:=MMULT([.J17:.J21];TRANSPOSE(['CFN Forward'.A17:.A20]))" office:value-type="float" office:value="0.0443249933636305" calcext:value-type="float">
            <text:p>0.044</text:p>
          </table:table-cell>
          <table:table-cell table:style-name="ce246" office:value-type="float" office:value="0.0498656175340843" calcext:value-type="float">
            <text:p>0.050</text:p>
          </table:table-cell>
          <table:table-cell table:style-name="ce246" office:value-type="float" office:value="0.0498656175340843" calcext:value-type="float">
            <text:p>0.050</text:p>
          </table:table-cell>
          <table:table-cell table:style-name="ce249" office:value-type="float" office:value="-0.0554062417045382" calcext:value-type="float">
            <text:p>-0.055</text:p>
          </table:table-cell>
          <table:table-cell table:style-name="ce239"/>
          <table:table-cell table:style-name="ce236" table:number-matrix-columns-spanned="1" table:number-matrix-rows-spanned="5" table:formula="of:=[.J17:.J21]" office:value-type="float" office:value="-0.0554062417045382" calcext:value-type="float">
            <text:p>-0.055</text:p>
          </table:table-cell>
          <table:table-cell table:style-name="ce239"/>
          <table:table-cell table:style-name="ce245" table:number-matrix-columns-spanned="1" table:number-matrix-rows-spanned="5" table:formula="of:=['CFN Forward'.L17:.L21]*[.J24:.J28]*[.M17:.M21]" office:value-type="float" office:value="-0.0554062417045382" calcext:value-type="float">
            <text:p>-0.055</text:p>
          </table:table-cell>
          <table:table-cell table:style-name="ce236" table:number-matrix-columns-spanned="1" table:number-matrix-rows-spanned="5" table:formula="of:=['CFN Forward'.H2:.H6]*[.K24:.K28]*[.M17:.M21]" office:value-type="float" office:value="0.00653806245400721" calcext:value-type="float">
            <text:p>0.007</text:p>
          </table:table-cell>
          <table:table-cell table:style-name="ce236" table:number-matrix-columns-spanned="1" table:number-matrix-rows-spanned="5" table:formula="of:=['CFN Forward'.J17:.J21]*[.L24:.L28]*[.M17:.M21]" office:value-type="float" office:value="-0.161340766348258" calcext:value-type="float">
            <text:p>-0.161</text:p>
          </table:table-cell>
          <table:table-cell table:style-name="ce236" table:number-matrix-columns-spanned="1" table:number-matrix-rows-spanned="5" table:formula="of:=['CFN Forward'.M17:.M21]-[.O17:.O21]+[.Q17:.Q21]" office:value-type="float" office:value="-0.409930046616126" calcext:value-type="float">
            <text:p>-0.410</text:p>
          </table:table-cell>
          <table:table-cell table:style-name="ce1"/>
          <table:table-cell table:style-name="ce192" office:value-type="float" office:value="0.57" calcext:value-type="float">
            <text:p>0.57</text:p>
          </table:table-cell>
          <table:table-cell table:style-name="ce222"/>
          <table:table-cell table:style-name="ce233" table:number-matrix-columns-spanned="1" table:number-matrix-rows-spanned="5" table:formula="of:=[.K46:.K50]*[.M24:.M28]*[.M39:.M43]+MMULT(TRANSPOSE(['CFN Forward'.J2:.N6]);[.J39:.J43])+MMULT(TRANSPOSE(['CFN Forward'.J9:.N13]);[.K39:.K43])" office:value-type="float" office:value="-0.148213478673429" calcext:value-type="float">
            <text:p>-0.15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57"/>
          <table:table-cell table:style-name="ce71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37" office:value-type="float" office:value="0.625240506180253" calcext:value-type="float">
            <text:p>0.625</text:p>
          </table:table-cell>
          <table:table-cell/>
          <table:table-cell table:style-name="ce243" office:value-type="float" office:value="-0.00581423669567305" calcext:value-type="float">
            <text:p>-0.006</text:p>
          </table:table-cell>
          <table:table-cell table:style-name="ce240" office:value-type="float" office:value="-0.00654101628263218" calcext:value-type="float">
            <text:p>-0.007</text:p>
          </table:table-cell>
          <table:table-cell table:style-name="ce240" office:value-type="float" office:value="-0.00654101628263218" calcext:value-type="float">
            <text:p>-0.007</text:p>
          </table:table-cell>
          <table:table-cell table:style-name="ce250" office:value-type="float" office:value="0.00726779586959131" calcext:value-type="float">
            <text:p>0.007</text:p>
          </table:table-cell>
          <table:table-cell table:style-name="ce239"/>
          <table:table-cell table:style-name="ce237" office:value-type="float" office:value="0.00726779586959131" calcext:value-type="float">
            <text:p>0.007</text:p>
          </table:table-cell>
          <table:table-cell table:style-name="ce239"/>
          <table:table-cell table:style-name="ce243" office:value-type="float" office:value="0.00726779586959131" calcext:value-type="float">
            <text:p>0.007</text:p>
          </table:table-cell>
          <table:table-cell table:style-name="ce237" office:value-type="float" office:value="-0.011383822538345" calcext:value-type="float">
            <text:p>-0.011</text:p>
          </table:table-cell>
          <table:table-cell table:style-name="ce237" office:value-type="float" office:value="-0.0962275483225749" calcext:value-type="float">
            <text:p>-0.096</text:p>
          </table:table-cell>
          <table:table-cell table:style-name="ce237" office:value-type="float" office:value="-0.389177051196354" calcext:value-type="float">
            <text:p>-0.389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222"/>
          <table:table-cell table:style-name="ce234" office:value-type="float" office:value="0.350001171017318" calcext:value-type="float">
            <text:p>0.35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57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37" office:value-type="float" office:value="-0.466663500201379" calcext:value-type="float">
            <text:p>-0.467</text:p>
          </table:table-cell>
          <table:table-cell/>
          <table:table-cell table:style-name="ce243" office:value-type="float" office:value="-0.150638533776387" calcext:value-type="float">
            <text:p>-0.151</text:p>
          </table:table-cell>
          <table:table-cell table:style-name="ce240" office:value-type="float" office:value="-0.169468350498435" calcext:value-type="float">
            <text:p>-0.169</text:p>
          </table:table-cell>
          <table:table-cell table:style-name="ce240" office:value-type="float" office:value="-0.169468350498435" calcext:value-type="float">
            <text:p>-0.169</text:p>
          </table:table-cell>
          <table:table-cell table:style-name="ce250" office:value-type="float" office:value="0.188298167220483" calcext:value-type="float">
            <text:p>0.188</text:p>
          </table:table-cell>
          <table:table-cell table:style-name="ce239"/>
          <table:table-cell table:style-name="ce237" office:value-type="float" office:value="0.188298167220483" calcext:value-type="float">
            <text:p>0.188</text:p>
          </table:table-cell>
          <table:table-cell table:style-name="ce239"/>
          <table:table-cell table:style-name="ce243" office:value-type="float" office:value="0.188298167220483" calcext:value-type="float">
            <text:p>0.188</text:p>
          </table:table-cell>
          <table:table-cell table:style-name="ce237" office:value-type="float" office:value="-0.0133858432275929" calcext:value-type="float">
            <text:p>-0.013</text:p>
          </table:table-cell>
          <table:table-cell table:style-name="ce237" office:value-type="float" office:value="0.230660141821333" calcext:value-type="float">
            <text:p>0.231</text:p>
          </table:table-cell>
          <table:table-cell table:style-name="ce237" office:value-type="float" office:value="0.99889124613554" calcext:value-type="float">
            <text:p>0.999</text:p>
          </table:table-cell>
          <table:table-cell table:style-name="ce1"/>
          <table:table-cell table:style-name="ce193" office:value-type="float" office:value="-0.15" calcext:value-type="float">
            <text:p>-0.15</text:p>
          </table:table-cell>
          <table:table-cell table:style-name="ce222"/>
          <table:table-cell table:style-name="ce234" office:value-type="float" office:value="0.44422224793867" calcext:value-type="float">
            <text:p>0.44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57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38" office:value-type="float" office:value="0.103988449095196" calcext:value-type="float">
            <text:p>0.104</text:p>
          </table:table-cell>
          <table:table-cell/>
          <table:table-cell table:style-name="ce243" office:value-type="float" office:value="0.228510679458551" calcext:value-type="float">
            <text:p>0.229</text:p>
          </table:table-cell>
          <table:table-cell table:style-name="ce240" office:value-type="float" office:value="0.25707451439087" calcext:value-type="float">
            <text:p>0.257</text:p>
          </table:table-cell>
          <table:table-cell table:style-name="ce240" office:value-type="float" office:value="0.25707451439087" calcext:value-type="float">
            <text:p>0.257</text:p>
          </table:table-cell>
          <table:table-cell table:style-name="ce250" office:value-type="float" office:value="-0.285638349323189" calcext:value-type="float">
            <text:p>-0.286</text:p>
          </table:table-cell>
          <table:table-cell table:style-name="ce239"/>
          <table:table-cell table:style-name="ce237" office:value-type="float" office:value="-0.285638349323189" calcext:value-type="float">
            <text:p>-0.286</text:p>
          </table:table-cell>
          <table:table-cell table:style-name="ce239"/>
          <table:table-cell table:style-name="ce243" office:value-type="float" office:value="-0.285638349323189" calcext:value-type="float">
            <text:p>-0.286</text:p>
          </table:table-cell>
          <table:table-cell table:style-name="ce237" office:value-type="float" office:value="0.350765989993077" calcext:value-type="float">
            <text:p>0.351</text:p>
          </table:table-cell>
          <table:table-cell table:style-name="ce237" office:value-type="float" office:value="-0.447519490940423" calcext:value-type="float">
            <text:p>-0.448</text:p>
          </table:table-cell>
          <table:table-cell table:style-name="ce237" office:value-type="float" office:value="-2.2315255065659" calcext:value-type="float">
            <text:p>-2.232</text:p>
          </table:table-cell>
          <table:table-cell table:style-name="ce1"/>
          <table:table-cell table:style-name="ce193" office:value-type="float" office:value="1.64" calcext:value-type="float">
            <text:p>1.64</text:p>
          </table:table-cell>
          <table:table-cell/>
          <table:table-cell table:style-name="ce202" office:value-type="float" office:value="-0.821416454094277" calcext:value-type="float">
            <text:p>-0.8214164541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39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244" office:value-type="float" office:value="-0.218330362800655" calcext:value-type="float">
            <text:p>-0.218</text:p>
          </table:table-cell>
          <table:table-cell table:style-name="ce247" office:value-type="float" office:value="-0.245621658150737" calcext:value-type="float">
            <text:p>-0.246</text:p>
          </table:table-cell>
          <table:table-cell table:style-name="ce247" office:value-type="float" office:value="-0.245621658150737" calcext:value-type="float">
            <text:p>-0.246</text:p>
          </table:table-cell>
          <table:table-cell table:style-name="ce251" office:value-type="float" office:value="0.272912953500819" calcext:value-type="float">
            <text:p>0.273</text:p>
          </table:table-cell>
          <table:table-cell table:style-name="ce239"/>
          <table:table-cell table:style-name="ce252" office:value-type="float" office:value="0.272912953500819" calcext:value-type="float">
            <text:p>0.273</text:p>
          </table:table-cell>
          <table:table-cell table:style-name="ce239"/>
          <table:table-cell table:style-name="ce244" office:value-type="float" office:value="0.272912953500819" calcext:value-type="float">
            <text:p>0.273</text:p>
          </table:table-cell>
          <table:table-cell table:style-name="ce252" office:value-type="float" office:value="0.215401994201237" calcext:value-type="float">
            <text:p>0.215</text:p>
          </table:table-cell>
          <table:table-cell table:style-name="ce252" office:value-type="float" office:value="-0.25798682010531" calcext:value-type="float">
            <text:p>-0.258</text:p>
          </table:table-cell>
          <table:table-cell table:style-name="ce252" office:value-type="float" office:value="-1.36433398972756" calcext:value-type="float">
            <text:p>-1.364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203" office:value-type="float" office:value="-0.225656620421094" calcext:value-type="float">
            <text:p>-0.2256566204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39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69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3">
          <table:table-cell table:number-columns-repeated="2"/>
          <table:table-cell table:style-name="ce212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215"/>
          <table:table-cell table:style-name="ce21"/>
          <table:table-cell table:style-name="ce21" office:value-type="string" calcext:value-type="string">
            <text:p><text:span text:style-name="T2">∇</text:span>B<text:span text:style-name="T1">for</text:span></text:p>
          </table:table-cell>
          <table:table-cell table:style-name="ce21"/>
          <table:table-cell table:style-name="ce180" office:value-type="string" calcext:value-type="string">
            <text:p>σ’(InG)</text:p>
          </table:table-cell>
          <table:table-cell table:style-name="ce180" office:value-type="string" calcext:value-type="string">
            <text:p>σ’(ForG)</text:p>
          </table:table-cell>
          <table:table-cell table:style-name="ce180" office:value-type="string" calcext:value-type="string">
            <text:p>tanh’(C)</text:p>
          </table:table-cell>
          <table:table-cell table:style-name="ce66" office:value-type="string" calcext:value-type="string">
            <text:p>tanh’(O)</text:p>
          </table:table-cell>
          <table:table-cell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242" table:number-matrix-columns-spanned="4" table:number-matrix-rows-spanned="5" table:formula="of:=MMULT([.K17:.K21];TRANSPOSE(['CFN Forward'.A17:.A20]))" office:value-type="float" office:value="-0.00523044996320577" calcext:value-type="float">
            <text:p>-0.005</text:p>
          </table:table-cell>
          <table:table-cell table:style-name="ce246" office:value-type="float" office:value="-0.00588425620860649" calcext:value-type="float">
            <text:p>-0.006</text:p>
          </table:table-cell>
          <table:table-cell table:style-name="ce246" office:value-type="float" office:value="-0.00588425620860649" calcext:value-type="float">
            <text:p>-0.006</text:p>
          </table:table-cell>
          <table:table-cell table:style-name="ce249" office:value-type="float" office:value="0.00653806245400721" calcext:value-type="float">
            <text:p>0.007</text:p>
          </table:table-cell>
          <table:table-cell table:style-name="ce239"/>
          <table:table-cell table:style-name="ce236" table:number-matrix-columns-spanned="1" table:number-matrix-rows-spanned="5" table:formula="of:=[.K17:.K21]" office:value-type="float" office:value="0.00653806245400721" calcext:value-type="float">
            <text:p>0.007</text:p>
          </table:table-cell>
          <table:table-cell/>
          <table:table-cell table:style-name="ce218" table:number-matrix-columns-spanned="1" table:number-matrix-rows-spanned="5" table:formula="of:=['CFN Forward'.J17:.J21]*(1-['CFN Forward'.J17:.J21])" office:value-type="float" office:value="0.200216660078034" calcext:value-type="float">
            <text:p>0.200</text:p>
          </table:table-cell>
          <table:table-cell table:style-name="ce224" table:number-matrix-columns-spanned="1" table:number-matrix-rows-spanned="5" table:formula="of:=['CFN Forward'.K17:.K21]*(1-['CFN Forward'.K17:.K21])" office:value-type="float" office:value="0.080806531411352" calcext:value-type="float">
            <text:p>0.08</text:p>
          </table:table-cell>
          <table:table-cell table:style-name="ce227" table:number-matrix-columns-spanned="1" table:number-matrix-rows-spanned="5" table:formula="of:=1-['CFN Forward'.L17:.L21]^2" office:value-type="float" office:value="0.544280664085386" calcext:value-type="float">
            <text:p>0.54</text:p>
          </table:table-cell>
          <table:table-cell table:style-name="ce268" table:number-matrix-columns-spanned="1" table:number-matrix-rows-spanned="5" table:formula="of:=1-TANH(['CFN Forward'.M17:.M21])^2" office:value-type="float" office:value="0.910673933671443" calcext:value-type="float">
            <text:p>0.911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3" office:value-type="float" office:value="0.00910705803067599" calcext:value-type="float">
            <text:p>0.009</text:p>
          </table:table-cell>
          <table:table-cell table:style-name="ce240" office:value-type="float" office:value="0.0102454402845105" calcext:value-type="float">
            <text:p>0.010</text:p>
          </table:table-cell>
          <table:table-cell table:style-name="ce240" office:value-type="float" office:value="0.0102454402845105" calcext:value-type="float">
            <text:p>0.010</text:p>
          </table:table-cell>
          <table:table-cell table:style-name="ce250" office:value-type="float" office:value="-0.011383822538345" calcext:value-type="float">
            <text:p>-0.011</text:p>
          </table:table-cell>
          <table:table-cell table:style-name="ce239"/>
          <table:table-cell table:style-name="ce237" office:value-type="float" office:value="-0.011383822538345" calcext:value-type="float">
            <text:p>-0.011</text:p>
          </table:table-cell>
          <table:table-cell/>
          <table:table-cell table:style-name="ce219" office:value-type="float" office:value="0.187369879547521" calcext:value-type="float">
            <text:p>0.187</text:p>
          </table:table-cell>
          <table:table-cell table:style-name="ce225" office:value-type="float" office:value="0.148199946284788" calcext:value-type="float">
            <text:p>0.15</text:p>
          </table:table-cell>
          <table:table-cell table:style-name="ce228" office:value-type="float" office:value="0.99006629084744" calcext:value-type="float">
            <text:p>0.99</text:p>
          </table:table-cell>
          <table:table-cell table:style-name="ce269" office:value-type="float" office:value="0.999882898268241" calcext:value-type="float">
            <text:p>1.000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3" office:value-type="float" office:value="0.0107086745820743" calcext:value-type="float">
            <text:p>0.011</text:p>
          </table:table-cell>
          <table:table-cell table:style-name="ce240" office:value-type="float" office:value="0.0120472589048336" calcext:value-type="float">
            <text:p>0.012</text:p>
          </table:table-cell>
          <table:table-cell table:style-name="ce240" office:value-type="float" office:value="0.0120472589048336" calcext:value-type="float">
            <text:p>0.012</text:p>
          </table:table-cell>
          <table:table-cell table:style-name="ce250" office:value-type="float" office:value="-0.0133858432275929" calcext:value-type="float">
            <text:p>-0.013</text:p>
          </table:table-cell>
          <table:table-cell table:style-name="ce239"/>
          <table:table-cell table:style-name="ce237" office:value-type="float" office:value="-0.0133858432275929" calcext:value-type="float">
            <text:p>-0.013</text:p>
          </table:table-cell>
          <table:table-cell/>
          <table:table-cell table:style-name="ce219" office:value-type="float" office:value="0.24751657271186" calcext:value-type="float">
            <text:p>0.248</text:p>
          </table:table-cell>
          <table:table-cell table:style-name="ce225" office:value-type="float" office:value="0.0460011023696418" calcext:value-type="float">
            <text:p>0.05</text:p>
          </table:table-cell>
          <table:table-cell table:style-name="ce228" office:value-type="float" office:value="0.419974341614026" calcext:value-type="float">
            <text:p>0.42</text:p>
          </table:table-cell>
          <table:table-cell table:style-name="ce269" office:value-type="float" office:value="0.852592506871099" calcext:value-type="float">
            <text:p>0.853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3" office:value-type="float" office:value="-0.280612791994462" calcext:value-type="float">
            <text:p>-0.281</text:p>
          </table:table-cell>
          <table:table-cell table:style-name="ce240" office:value-type="float" office:value="-0.315689390993769" calcext:value-type="float">
            <text:p>-0.316</text:p>
          </table:table-cell>
          <table:table-cell table:style-name="ce240" office:value-type="float" office:value="-0.315689390993769" calcext:value-type="float">
            <text:p>-0.316</text:p>
          </table:table-cell>
          <table:table-cell table:style-name="ce250" office:value-type="float" office:value="0.350765989993077" calcext:value-type="float">
            <text:p>0.351</text:p>
          </table:table-cell>
          <table:table-cell table:style-name="ce239"/>
          <table:table-cell table:style-name="ce237" office:value-type="float" office:value="0.350765989993077" calcext:value-type="float">
            <text:p>0.351</text:p>
          </table:table-cell>
          <table:table-cell/>
          <table:table-cell table:style-name="ce219" office:value-type="float" office:value="0.14725508245934" calcext:value-type="float">
            <text:p>0.147</text:p>
          </table:table-cell>
          <table:table-cell table:style-name="ce225" office:value-type="float" office:value="0.219443116677423" calcext:value-type="float">
            <text:p>0.22</text:p>
          </table:table-cell>
          <table:table-cell table:style-name="ce228" office:value-type="float" office:value="0.244405596820271" calcext:value-type="float">
            <text:p>0.24</text:p>
          </table:table-cell>
          <table:table-cell table:style-name="ce269" office:value-type="float" office:value="0.948957953739781" calcext:value-type="float">
            <text:p>0.949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4" office:value-type="float" office:value="-0.17232159536099" calcext:value-type="float">
            <text:p>-0.172</text:p>
          </table:table-cell>
          <table:table-cell table:style-name="ce247" office:value-type="float" office:value="-0.193861794781114" calcext:value-type="float">
            <text:p>-0.194</text:p>
          </table:table-cell>
          <table:table-cell table:style-name="ce247" office:value-type="float" office:value="-0.193861794781114" calcext:value-type="float">
            <text:p>-0.194</text:p>
          </table:table-cell>
          <table:table-cell table:style-name="ce251" office:value-type="float" office:value="0.215401994201237" calcext:value-type="float">
            <text:p>0.215</text:p>
          </table:table-cell>
          <table:table-cell table:style-name="ce239"/>
          <table:table-cell table:style-name="ce252" office:value-type="float" office:value="0.215401994201237" calcext:value-type="float">
            <text:p>0.215</text:p>
          </table:table-cell>
          <table:table-cell/>
          <table:table-cell table:style-name="ce220" office:value-type="float" office:value="0.24877899058367" calcext:value-type="float">
            <text:p>0.249</text:p>
          </table:table-cell>
          <table:table-cell table:style-name="ce226" office:value-type="float" office:value="0.237758959911129" calcext:value-type="float">
            <text:p>0.24</text:p>
          </table:table-cell>
          <table:table-cell table:style-name="ce229" office:value-type="float" office:value="0.353483670728246" calcext:value-type="float">
            <text:p>0.35</text:p>
          </table:table-cell>
          <table:table-cell table:style-name="ce270" office:value-type="float" office:value="0.643433795789057" calcext:value-type="float">
            <text:p>0.643</text:p>
          </table:table-cell>
          <table:table-cell/>
          <table:table-cell table:style-name="ce69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39" table:number-columns-repeated="5"/>
          <table:table-cell table:style-name="ce246"/>
          <table:table-cell table:number-columns-repeated="8"/>
          <table:table-cell table:style-name="ce101"/>
          <table:table-cell table:number-columns-repeated="1001"/>
        </table:table-row>
        <table:table-row table:style-name="ro1">
          <table:table-cell table:number-columns-repeated="2"/>
          <table:table-cell table:style-name="ce241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248"/>
          <table:table-cell table:style-name="ce248"/>
          <table:table-cell table:style-name="ce240"/>
          <table:table-cell table:number-columns-repeated="1010"/>
        </table:table-row>
        <table:table-row table:style-name="ro2">
          <table:table-cell table:number-columns-repeated="2"/>
          <table:table-cell table:style-name="ce245" table:number-matrix-columns-spanned="4" table:number-matrix-rows-spanned="5" table:formula="of:=MMULT([.L17:.L21];TRANSPOSE(['CFN Forward'.A17:.A20]))" office:value-type="float" office:value="0.129072613078606" calcext:value-type="float">
            <text:p>0.129</text:p>
          </table:table-cell>
          <table:table-cell table:style-name="ce246" office:value-type="float" office:value="0.145206689713432" calcext:value-type="float">
            <text:p>0.145</text:p>
          </table:table-cell>
          <table:table-cell table:style-name="ce246" office:value-type="float" office:value="0.145206689713432" calcext:value-type="float">
            <text:p>0.145</text:p>
          </table:table-cell>
          <table:table-cell table:style-name="ce249" office:value-type="float" office:value="-0.161340766348258" calcext:value-type="float">
            <text:p>-0.161</text:p>
          </table:table-cell>
          <table:table-cell table:style-name="ce239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43" office:value-type="float" office:value="0.0769820386580599" calcext:value-type="float">
            <text:p>0.077</text:p>
          </table:table-cell>
          <table:table-cell table:style-name="ce240" office:value-type="float" office:value="0.0866047934903174" calcext:value-type="float">
            <text:p>0.087</text:p>
          </table:table-cell>
          <table:table-cell table:style-name="ce240" office:value-type="float" office:value="0.0866047934903174" calcext:value-type="float">
            <text:p>0.087</text:p>
          </table:table-cell>
          <table:table-cell table:style-name="ce250" office:value-type="float" office:value="-0.0962275483225749" calcext:value-type="float">
            <text:p>-0.096</text:p>
          </table:table-cell>
          <table:table-cell table:style-name="ce239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43" office:value-type="float" office:value="-0.184528113457067" calcext:value-type="float">
            <text:p>-0.185</text:p>
          </table:table-cell>
          <table:table-cell table:style-name="ce240" office:value-type="float" office:value="-0.2075941276392" calcext:value-type="float">
            <text:p>-0.208</text:p>
          </table:table-cell>
          <table:table-cell table:style-name="ce240" office:value-type="float" office:value="-0.2075941276392" calcext:value-type="float">
            <text:p>-0.208</text:p>
          </table:table-cell>
          <table:table-cell table:style-name="ce250" office:value-type="float" office:value="0.230660141821333" calcext:value-type="float">
            <text:p>0.231</text:p>
          </table:table-cell>
          <table:table-cell table:style-name="ce239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43" office:value-type="float" office:value="0.358015592752339" calcext:value-type="float">
            <text:p>0.358</text:p>
          </table:table-cell>
          <table:table-cell table:style-name="ce240" office:value-type="float" office:value="0.402767541846381" calcext:value-type="float">
            <text:p>0.403</text:p>
          </table:table-cell>
          <table:table-cell table:style-name="ce240" office:value-type="float" office:value="0.402767541846381" calcext:value-type="float">
            <text:p>0.403</text:p>
          </table:table-cell>
          <table:table-cell table:style-name="ce250" office:value-type="float" office:value="-0.447519490940423" calcext:value-type="float">
            <text:p>-0.448</text:p>
          </table:table-cell>
          <table:table-cell table:style-name="ce239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44" office:value-type="float" office:value="0.206389456084248" calcext:value-type="float">
            <text:p>0.206</text:p>
          </table:table-cell>
          <table:table-cell table:style-name="ce247" office:value-type="float" office:value="0.232188138094779" calcext:value-type="float">
            <text:p>0.232</text:p>
          </table:table-cell>
          <table:table-cell table:style-name="ce247" office:value-type="float" office:value="0.232188138094779" calcext:value-type="float">
            <text:p>0.232</text:p>
          </table:table-cell>
          <table:table-cell table:style-name="ce251" office:value-type="float" office:value="-0.25798682010531" calcext:value-type="float">
            <text:p>-0.258</text:p>
          </table:table-cell>
          <table:table-cell table:style-name="ce239" table:number-columns-repeated="2"/>
          <table:table-cell table:number-columns-repeated="1010"/>
        </table:table-row>
        <table:table-row table:style-name="ro2" table:number-rows-repeated="2">
          <table:table-cell table:number-columns-repeated="1018"/>
        </table:table-row>
        <table:table-row table:style-name="ro5">
          <table:table-cell table:number-columns-repeated="9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4" office:value-type="float" office:value="-0" calcext:value-type="float">
            <text:p>0</text:p>
          </table:table-cell>
          <table:table-cell table:style-name="ce1"/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ce5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5" office:value-type="float" office:value="0.2" calcext:value-type="float">
            <text:p>0.2</text:p>
          </table:table-cell>
          <table:table-cell table:style-name="ce1"/>
          <table:table-cell table:style-name="ce5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-0.5" calcext:value-type="float">
            <text:p>-0.5</text:p>
          </table:table-cell>
          <table:table-cell table:style-name="ce1"/>
          <table:table-cell table:style-name="ce5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6" office:value-type="float" office:value="1" calcext:value-type="float">
            <text:p>1</text:p>
          </table:table-cell>
          <table:table-cell table:style-name="ce1"/>
          <table:table-cell table:style-name="ce6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6">
          <table:table-cell table:number-columns-repeated="9"/>
          <table:table-cell table:style-name="ce3" office:value-type="string" calcext:value-type="string">
            <text:p><text:span text:style-name="T2">InG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ForG</text:span><text:span text:style-name="T4">a</text:span><text:span text:style-name="T3">t+1</text:span></text:p>
          </table:table-cell>
          <table:table-cell table:style-name="ce3"/>
          <table:table-cell table:number-columns-repeated="1006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table table:name="RAN Forwar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8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number-columns-repeated="4" table:default-cell-style-name="Default"/>
        <table:table-column table:style-name="co2" table:default-cell-style-name="Default"/>
        <table:table-column table:style-name="co3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6">
          <table:table-cell table:style-name="ce1" table:formula="of:=ROUND(RAND() * 20 - 10) / 10" office:value-type="float" office:value="0.3" calcext:value-type="float">
            <text:p>0.3</text:p>
          </table:table-cell>
          <table:table-cell/>
          <table:table-cell table:style-name="ce103" office:value-type="string" calcext:value-type="string">
            <text:p>ε<text:span text:style-name="T1">rel</text:span></text:p>
          </table:table-cell>
          <table:table-cell table:style-name="ce110" office:value-type="float" office:value="0.01" calcext:value-type="float">
            <text:p>0.01</text:p>
          </table:table-cell>
          <table:table-cell table:number-columns-repeated="2"/>
          <table:table-cell table:style-name="ce3" office:value-type="string" calcext:value-type="string">
            <text:p>H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style-name="ce3"/>
          <table:table-cell table:style-name="ce8" office:value-type="string" calcext:value-type="string">
            <text:p>O<text:span text:style-name="T3">t-1</text:span><text:span text:style-name="T1">relevance</text:span></text:p>
          </table:table-cell>
          <table:table-cell/>
          <table:table-cell table:style-name="ce8" office:value-type="string" calcext:value-type="string">
            <text:p>O<text:span text:style-name="T3">t-1</text:span><text:span text:style-name="T1">relevance,in</text:span></text:p>
          </table:table-cell>
          <table:table-cell table:style-name="ce8" office:value-type="string" calcext:value-type="string">
            <text:p>O<text:span text:style-name="T3">t-1</text:span><text:span text:style-name="T1">relevance,for</text:span></text:p>
          </table:table-cell>
          <table:table-cell table:number-columns-repeated="2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4" office:value-type="float" office:value="-0.2" calcext:value-type="float">
            <text:p>-0.2</text:p>
          </table:table-cell>
          <table:table-cell table:style-name="ce17" table:number-matrix-columns-spanned="1" table:number-matrix-rows-spanned="5" table:formula="of:=TANH([.G2:.G6])" office:value-type="float" office:value="-0.197375320224904" calcext:value-type="float">
            <text:p>-0.19738</text:p>
          </table:table-cell>
          <table:table-cell table:style-name="ce3"/>
          <table:table-cell table:style-name="ce149" table:number-matrix-columns-spanned="1" table:number-matrix-rows-spanned="5" table:formula="of:=[.L2:.L6]+[.M2:.M6]+[.R25:.R29]*[.P25:.P29]/2" office:value-type="float" office:value="0.155782022585604" calcext:value-type="float">
            <text:p>0.15578</text:p>
          </table:table-cell>
          <table:table-cell/>
          <table:table-cell table:style-name="ce292" table:number-matrix-columns-spanned="1" table:number-matrix-rows-spanned="5" table:formula="of:=TRANSPOSE([.X14:.AB14])" office:value-type="float" office:value="0.169030282209089" calcext:value-type="float">
            <text:p>0.16903</text:p>
          </table:table-cell>
          <table:table-cell table:style-name="ce292" table:number-matrix-columns-spanned="1" table:number-matrix-rows-spanned="5" table:formula="of:=TRANSPOSE([.X22:.AB22])" office:value-type="float" office:value="0.0210924876688477" calcext:value-type="float">
            <text:p>0.02109</text:p>
          </table:table-cell>
          <table:table-cell table:number-columns-repeated="2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5" office:value-type="float" office:value="0.2" calcext:value-type="float">
            <text:p>0.2</text:p>
          </table:table-cell>
          <table:table-cell table:style-name="ce18" office:value-type="float" office:value="0.197375320224904" calcext:value-type="float">
            <text:p>0.19738</text:p>
          </table:table-cell>
          <table:table-cell table:style-name="ce3"/>
          <table:table-cell table:style-name="ce150" office:value-type="float" office:value="0.373694012037483" calcext:value-type="float">
            <text:p>0.37369</text:p>
          </table:table-cell>
          <table:table-cell/>
          <table:table-cell table:style-name="ce293" office:value-type="float" office:value="0.169973349078999" calcext:value-type="float">
            <text:p>0.16997</text:p>
          </table:table-cell>
          <table:table-cell table:style-name="ce293" office:value-type="float" office:value="0.00956488488034715" calcext:value-type="float">
            <text:p>0.00956</text:p>
          </table:table-cell>
          <table:table-cell table:number-columns-repeated="2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5" office:value-type="float" office:value="-0.3" calcext:value-type="float">
            <text:p>-0.3</text:p>
          </table:table-cell>
          <table:table-cell table:style-name="ce18" office:value-type="float" office:value="-0.291312612451591" calcext:value-type="float">
            <text:p>-0.29131</text:p>
          </table:table-cell>
          <table:table-cell table:style-name="ce3"/>
          <table:table-cell table:style-name="ce150" office:value-type="float" office:value="-0.40348092654597" calcext:value-type="float">
            <text:p>-0.40348</text:p>
          </table:table-cell>
          <table:table-cell/>
          <table:table-cell table:style-name="ce293" office:value-type="float" office:value="-0.334776857953225" calcext:value-type="float">
            <text:p>-0.33478</text:p>
          </table:table-cell>
          <table:table-cell table:style-name="ce293" office:value-type="float" office:value="-0.00472789403507649" calcext:value-type="float">
            <text:p>-0.00473</text:p>
          </table:table-cell>
          <table:table-cell table:number-columns-repeated="2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5" office:value-type="float" office:value="-0.9" calcext:value-type="float">
            <text:p>-0.9</text:p>
          </table:table-cell>
          <table:table-cell table:style-name="ce18" office:value-type="float" office:value="-0.716297870199024" calcext:value-type="float">
            <text:p>-0.71630</text:p>
          </table:table-cell>
          <table:table-cell table:style-name="ce3"/>
          <table:table-cell table:style-name="ce150" office:value-type="float" office:value="0.452452793533059" calcext:value-type="float">
            <text:p>0.45245</text:p>
          </table:table-cell>
          <table:table-cell/>
          <table:table-cell table:style-name="ce293" office:value-type="float" office:value="0.522651610367628" calcext:value-type="float">
            <text:p>0.52265</text:p>
          </table:table-cell>
          <table:table-cell table:style-name="ce293" office:value-type="float" office:value="-0.0117914132268946" calcext:value-type="float">
            <text:p>-0.01179</text:p>
          </table:table-cell>
          <table:table-cell table:number-columns-repeated="2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6" office:value-type="float" office:value="-0.8" calcext:value-type="float">
            <text:p>-0.8</text:p>
          </table:table-cell>
          <table:table-cell table:style-name="ce19" office:value-type="float" office:value="-0.664036770267849" calcext:value-type="float">
            <text:p>-0.66404</text:p>
          </table:table-cell>
          <table:table-cell table:style-name="ce3"/>
          <table:table-cell table:style-name="ce151" office:value-type="float" office:value="-0.0524787505923362" calcext:value-type="float">
            <text:p>-0.05248</text:p>
          </table:table-cell>
          <table:table-cell/>
          <table:table-cell table:style-name="ce294" office:value-type="float" office:value="-0.0929384795209678" calcext:value-type="float">
            <text:p>-0.09294</text:p>
          </table:table-cell>
          <table:table-cell table:style-name="ce294" office:value-type="float" office:value="0.0110396768215216" calcext:value-type="float">
            <text:p>0.01104</text:p>
          </table:table-cell>
          <table:table-cell table:number-columns-repeated="2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style-name="ce1"/>
          <table:table-cell/>
          <table:table-cell table:style-name="ce103"/>
          <table:table-cell table:style-name="ce110"/>
          <table:table-cell table:number-columns-repeated="2"/>
          <table:table-cell table:style-name="ce3" table:number-columns-repeated="4"/>
          <table:table-cell table:number-columns-repeated="5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1">
          <table:table-cell table:number-columns-repeated="8"/>
          <table:table-cell table:style-name="ce3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/>
          <table:table-cell table:style-name="ce29" office:value-type="string" calcext:value-type="string" table:number-columns-spanned="5" table:number-rows-spanned="1">
            <text:p>Contributions<text:span text:style-name="T1">in,rec</text:span></text:p>
          </table:table-cell>
          <table:covered-table-cell table:number-columns-repeated="4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/>
          <table:table-cell/>
          <table:table-cell table:style-name="ce8" office:value-type="string" calcext:value-type="string">
            <text:p>O<text:span text:style-name="T1">relevance,in,rec</text:span>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/>
          <table:table-cell table:style-name="ce273" table:number-matrix-columns-spanned="5" table:number-matrix-rows-spanned="1" table:formula="of:=[.J9:.N9]*TRANSPOSE([.G$2:.G$6])+([.H39]/2)/5" office:value-type="float" office:value="0.04" calcext:value-type="float">
            <text:p>0.04000</text:p>
          </table:table-cell>
          <table:table-cell table:style-name="ce145" office:value-type="float" office:value="0.2" calcext:value-type="float">
            <text:p>0.20000</text:p>
          </table:table-cell>
          <table:table-cell table:style-name="ce145" office:value-type="float" office:value="-0.2" calcext:value-type="float">
            <text:p>-0.20000</text:p>
          </table:table-cell>
          <table:table-cell table:style-name="ce145" office:value-type="float" office:value="0.94" calcext:value-type="float">
            <text:p>0.94000</text:p>
          </table:table-cell>
          <table:table-cell table:style-name="ce282" office:value-type="float" office:value="0.6" calcext:value-type="float">
            <text:p>0.60000</text:p>
          </table:table-cell>
          <table:table-cell table:style-name="ce68" table:formula="of:=SUM([.P9:.T9])" office:value-type="float" office:value="1.58" calcext:value-type="float">
            <text:p>1.58</text:p>
          </table:table-cell>
          <table:table-cell table:style-name="ce65" table:number-matrix-columns-spanned="1" table:number-matrix-rows-spanned="5" table:formula="of:=IF([.U9:.U13] &lt;&gt; 0; SIGN([.U9:.U13]); 1)*[.$D$1]" office:value-type="float" office:value="0.01" calcext:value-type="float">
            <text:p>0.01</text:p>
          </table:table-cell>
          <table:table-cell/>
          <table:table-cell table:style-name="ce318" table:number-matrix-columns-spanned="5" table:number-matrix-rows-spanned="5" table:formula="of:=[.AD9:.AD13]*([.P9:.T13]+[.V9:.V13]/5)/([.U9:.U13]+[.V9:.V13])" office:value-type="float" office:value="0.00579852398836193" calcext:value-type="float">
            <text:p>0.00580</text:p>
          </table:table-cell>
          <table:table-cell table:style-name="ce322" office:value-type="float" office:value="0.0278881391821217" calcext:value-type="float">
            <text:p>0.02789</text:p>
          </table:table-cell>
          <table:table-cell table:style-name="ce322" office:value-type="float" office:value="-0.0273358988022777" calcext:value-type="float">
            <text:p>-0.02734</text:p>
          </table:table-cell>
          <table:table-cell table:style-name="ce322" office:value-type="float" office:value="0.13005260945326" calcext:value-type="float">
            <text:p>0.13005</text:p>
          </table:table-cell>
          <table:table-cell table:style-name="ce324" office:value-type="float" office:value="0.083112177166521" calcext:value-type="float">
            <text:p>0.08311</text:p>
          </table:table-cell>
          <table:table-cell/>
          <table:table-cell table:style-name="ce311" table:number-matrix-columns-spanned="1" table:number-matrix-rows-spanned="5" table:formula="of:=[.R46:.R50]*[.T46:.T50]" office:value-type="float" office:value="0.219515550987987" calcext:value-type="float">
            <text:p>0.21952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/>
          <table:table-cell table:style-name="ce274" table:number-matrix-columns-spanned="5" table:number-matrix-rows-spanned="1" table:formula="of:=[.J10:.N10]*TRANSPOSE([.G$2:.G$6])+([.H40]/2)/5" office:value-type="float" office:value="0.14" calcext:value-type="float">
            <text:p>0.14000</text:p>
          </table:table-cell>
          <table:table-cell table:style-name="ce271" office:value-type="float" office:value="-0.16" calcext:value-type="float">
            <text:p>-0.16000</text:p>
          </table:table-cell>
          <table:table-cell table:style-name="ce271" office:value-type="float" office:value="-0.06" calcext:value-type="float">
            <text:p>-0.06000</text:p>
          </table:table-cell>
          <table:table-cell table:style-name="ce271" office:value-type="float" office:value="0.63" calcext:value-type="float">
            <text:p>0.63000</text:p>
          </table:table-cell>
          <table:table-cell table:style-name="ce283" office:value-type="float" office:value="-0.56" calcext:value-type="float">
            <text:p>-0.56000</text:p>
          </table:table-cell>
          <table:table-cell table:style-name="ce68" table:formula="of:=SUM([.P10:.T10])" office:value-type="float" office:value="-0.00999999999999995" calcext:value-type="float">
            <text:p>-0.01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319" office:value-type="float" office:value="0.00877939011809654" calcext:value-type="float">
            <text:p>0.00878</text:p>
          </table:table-cell>
          <table:table-cell table:style-name="ce128" office:value-type="float" office:value="-0.0103062405734177" calcext:value-type="float">
            <text:p>-0.01031</text:p>
          </table:table-cell>
          <table:table-cell table:style-name="ce128" office:value-type="float" office:value="-0.00394436367624627" calcext:value-type="float">
            <text:p>-0.00394</text:p>
          </table:table-cell>
          <table:table-cell table:style-name="ce128" office:value-type="float" office:value="0.0399525869142364" calcext:value-type="float">
            <text:p>0.03995</text:p>
          </table:table-cell>
          <table:table-cell table:style-name="ce325" office:value-type="float" office:value="-0.0357537481621033" calcext:value-type="float">
            <text:p>-0.03575</text:p>
          </table:table-cell>
          <table:table-cell/>
          <table:table-cell table:style-name="ce150" office:value-type="float" office:value="-0.00127237537943428" calcext:value-type="float">
            <text:p>-0.00127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/>
          <table:table-cell table:style-name="ce274" table:number-matrix-columns-spanned="5" table:number-matrix-rows-spanned="1" table:formula="of:=[.J11:.N11]*TRANSPOSE([.G$2:.G$6])+([.H41]/2)/5" office:value-type="float" office:value="0.15" calcext:value-type="float">
            <text:p>0.15000</text:p>
          </table:table-cell>
          <table:table-cell table:style-name="ce271" office:value-type="float" office:value="0.15" calcext:value-type="float">
            <text:p>0.15000</text:p>
          </table:table-cell>
          <table:table-cell table:style-name="ce271" office:value-type="float" office:value="-0.24" calcext:value-type="float">
            <text:p>-0.24000</text:p>
          </table:table-cell>
          <table:table-cell table:style-name="ce271" office:value-type="float" office:value="0.42" calcext:value-type="float">
            <text:p>0.42000</text:p>
          </table:table-cell>
          <table:table-cell table:style-name="ce283" office:value-type="float" office:value="-0.43" calcext:value-type="float">
            <text:p>-0.43000</text:p>
          </table:table-cell>
          <table:table-cell table:style-name="ce68" table:formula="of:=SUM([.P11:.T11])" office:value-type="float" office:value="0.0499999999999999" calcext:value-type="float">
            <text:p>0.05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19" office:value-type="float" office:value="0.108796890420802" calcext:value-type="float">
            <text:p>0.10880</text:p>
          </table:table-cell>
          <table:table-cell table:style-name="ce128" office:value-type="float" office:value="0.108796890420802" calcext:value-type="float">
            <text:p>0.10880</text:p>
          </table:table-cell>
          <table:table-cell table:style-name="ce128" office:value-type="float" office:value="-0.170353025790466" calcext:value-type="float">
            <text:p>-0.17035</text:p>
          </table:table-cell>
          <table:table-cell table:style-name="ce128" office:value-type="float" office:value="0.302054524720911" calcext:value-type="float">
            <text:p>0.30205</text:p>
          </table:table-cell>
          <table:table-cell table:style-name="ce325" office:value-type="float" office:value="-0.306349138816469" calcext:value-type="float">
            <text:p>-0.30635</text:p>
          </table:table-cell>
          <table:table-cell/>
          <table:table-cell table:style-name="ce150" office:value-type="float" office:value="0.0429461409555797" calcext:value-type="float">
            <text:p>0.04295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/>
          <table:table-cell table:style-name="ce274" table:number-matrix-columns-spanned="5" table:number-matrix-rows-spanned="1" table:formula="of:=[.J12:.N12]*TRANSPOSE([.G$2:.G$6])+([.H42]/2)/5" office:value-type="float" office:value="0.08" calcext:value-type="float">
            <text:p>0.08000</text:p>
          </table:table-cell>
          <table:table-cell table:style-name="ce271" office:value-type="float" office:value="0.06" calcext:value-type="float">
            <text:p>0.06000</text:p>
          </table:table-cell>
          <table:table-cell table:style-name="ce271" office:value-type="float" office:value="-0.07" calcext:value-type="float">
            <text:p>-0.07000</text:p>
          </table:table-cell>
          <table:table-cell table:style-name="ce271" office:value-type="float" office:value="0.26" calcext:value-type="float">
            <text:p>0.26000</text:p>
          </table:table-cell>
          <table:table-cell table:style-name="ce283" office:value-type="float" office:value="0.72" calcext:value-type="float">
            <text:p>0.72000</text:p>
          </table:table-cell>
          <table:table-cell table:style-name="ce68" table:formula="of:=SUM([.P12:.T12])" office:value-type="float" office:value="1.05" calcext:value-type="float">
            <text:p>1.05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19" office:value-type="float" office:value="0.00844976229257611" calcext:value-type="float">
            <text:p>0.00845</text:p>
          </table:table-cell>
          <table:table-cell table:style-name="ce128" office:value-type="float" office:value="0.00638884466024047" calcext:value-type="float">
            <text:p>0.00639</text:p>
          </table:table-cell>
          <table:table-cell table:style-name="ce128" office:value-type="float" office:value="-0.00700711994994116" calcext:value-type="float">
            <text:p>-0.00701</text:p>
          </table:table-cell>
          <table:table-cell table:style-name="ce128" office:value-type="float" office:value="0.0269980209835968" calcext:value-type="float">
            <text:p>0.02700</text:p>
          </table:table-cell>
          <table:table-cell table:style-name="ce325" office:value-type="float" office:value="0.0743991265273165" calcext:value-type="float">
            <text:p>0.07440</text:p>
          </table:table-cell>
          <table:table-cell/>
          <table:table-cell table:style-name="ce150" office:value-type="float" office:value="0.109228634513789" calcext:value-type="float">
            <text:p>0.10923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/>
          <table:table-cell table:style-name="ce275" table:number-matrix-columns-spanned="5" table:number-matrix-rows-spanned="1" table:formula="of:=[.J13:.N13]*TRANSPOSE([.G$2:.G$6])+([.H43]/2)/5" office:value-type="float" office:value="0.08" calcext:value-type="float">
            <text:p>0.08000</text:p>
          </table:table-cell>
          <table:table-cell table:style-name="ce146" office:value-type="float" office:value="0.08" calcext:value-type="float">
            <text:p>0.08000</text:p>
          </table:table-cell>
          <table:table-cell table:style-name="ce146" office:value-type="float" office:value="-0.28" calcext:value-type="float">
            <text:p>-0.28000</text:p>
          </table:table-cell>
          <table:table-cell table:style-name="ce146" office:value-type="float" office:value="0.05" calcext:value-type="float">
            <text:p>0.05000</text:p>
          </table:table-cell>
          <table:table-cell table:style-name="ce284" office:value-type="float" office:value="0.2" calcext:value-type="float">
            <text:p>0.20000</text:p>
          </table:table-cell>
          <table:table-cell table:style-name="ce68" table:formula="of:=SUM([.P13:.T13])" office:value-type="float" office:value="0.13" calcext:value-type="float">
            <text:p>0.13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20" office:value-type="float" office:value="0.037205715389252" calcext:value-type="float">
            <text:p>0.03721</text:p>
          </table:table-cell>
          <table:table-cell table:style-name="ce323" office:value-type="float" office:value="0.037205715389252" calcext:value-type="float">
            <text:p>0.03721</text:p>
          </table:table-cell>
          <table:table-cell table:style-name="ce323" office:value-type="float" office:value="-0.126136449734293" calcext:value-type="float">
            <text:p>-0.12614</text:p>
          </table:table-cell>
          <table:table-cell table:style-name="ce323" office:value-type="float" office:value="0.0235938682956232" calcext:value-type="float">
            <text:p>0.02359</text:p>
          </table:table-cell>
          <table:table-cell table:style-name="ce326" office:value-type="float" office:value="0.0916531037637672" calcext:value-type="float">
            <text:p>0.09165</text:p>
          </table:table-cell>
          <table:table-cell/>
          <table:table-cell table:style-name="ce151" office:value-type="float" office:value="0.063521953103601" calcext:value-type="float">
            <text:p>0.06352</text:p>
          </table:table-cell>
          <table:table-cell table:number-columns-repeated="990"/>
        </table:table-row>
        <table:table-row table:style-name="ro2">
          <table:table-cell table:number-columns-repeated="15"/>
          <table:table-cell table:style-name="ce68" table:formula="of:=SUM([.P9:.P13])" office:value-type="float" office:value="0.49" calcext:value-type="float">
            <text:p>0.49</text:p>
          </table:table-cell>
          <table:table-cell table:style-name="ce68" table:formula="of:=SUM([.Q9:.Q13])" office:value-type="float" office:value="0.33" calcext:value-type="float">
            <text:p>0.33</text:p>
          </table:table-cell>
          <table:table-cell table:style-name="ce68" table:formula="of:=SUM([.R9:.R13])" office:value-type="float" office:value="-0.85" calcext:value-type="float">
            <text:p>-0.85</text:p>
          </table:table-cell>
          <table:table-cell table:style-name="ce68" table:formula="of:=SUM([.S9:.S13])" office:value-type="float" office:value="2.3" calcext:value-type="float">
            <text:p>2.3</text:p>
          </table:table-cell>
          <table:table-cell table:style-name="ce68" table:formula="of:=SUM([.T9:.T13])" office:value-type="float" office:value="0.53" calcext:value-type="float">
            <text:p>0.53</text:p>
          </table:table-cell>
          <table:table-cell table:number-columns-repeated="3"/>
          <table:table-cell table:style-name="ce321" table:formula="of:=SUM([.X9:.X13])" office:value-type="float" office:value="0.169030282209089" calcext:value-type="float">
            <text:p>0.16903</text:p>
          </table:table-cell>
          <table:table-cell table:style-name="ce321" table:formula="of:=SUM([.Y9:.Y13])" office:value-type="float" office:value="0.169973349078999" calcext:value-type="float">
            <text:p>0.16997</text:p>
          </table:table-cell>
          <table:table-cell table:style-name="ce321" table:formula="of:=SUM([.Z9:.Z13])" office:value-type="float" office:value="-0.334776857953225" calcext:value-type="float">
            <text:p>-0.33478</text:p>
          </table:table-cell>
          <table:table-cell table:style-name="ce321" table:formula="of:=SUM([.AA9:.AA13])" office:value-type="float" office:value="0.522651610367628" calcext:value-type="float">
            <text:p>0.52265</text:p>
          </table:table-cell>
          <table:table-cell table:style-name="ce321" table:formula="of:=SUM([.AB9:.AB13])" office:value-type="float" office:value="-0.0929384795209678" calcext:value-type="float">
            <text:p>-0.09294</text:p>
          </table:table-cell>
          <table:table-cell table:number-columns-repeated="992"/>
        </table:table-row>
        <table:table-row table:style-name="ro2">
          <table:table-cell table:number-columns-repeated="15"/>
          <table:table-cell table:style-name="ce68" table:number-columns-repeated="5"/>
          <table:table-cell table:number-columns-repeated="1000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/>
          <table:table-cell table:style-name="ce29" office:value-type="string" calcext:value-type="string" table:number-columns-spanned="5" table:number-rows-spanned="1">
            <text:p>Contributions<text:span text:style-name="T1">for,rec</text:span></text:p>
          </table:table-cell>
          <table:covered-table-cell table:number-columns-repeated="4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/>
          <table:table-cell/>
          <table:table-cell table:style-name="ce8" office:value-type="string" calcext:value-type="string">
            <text:p>O<text:span text:style-name="T1">relevance,for,rec</text:span></text:p>
          </table:table-cell>
          <table:table-cell table:number-columns-repeated="990"/>
        </table:table-row>
        <table:table-row table:style-name="ro2"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/>
          <table:table-cell table:style-name="ce273" table:number-matrix-columns-spanned="5" table:number-matrix-rows-spanned="1" table:formula="of:=[.J17:.N17]*TRANSPOSE([.G$2:.G$6])+([.H54]/2)/5" office:value-type="float" office:value="0.07" calcext:value-type="float">
            <text:p>0.07000</text:p>
          </table:table-cell>
          <table:table-cell table:style-name="ce145" office:value-type="float" office:value="-0.03" calcext:value-type="float">
            <text:p>-0.03000</text:p>
          </table:table-cell>
          <table:table-cell table:style-name="ce145" office:value-type="float" office:value="0.39" calcext:value-type="float">
            <text:p>0.39000</text:p>
          </table:table-cell>
          <table:table-cell table:style-name="ce145" office:value-type="float" office:value="0.18" calcext:value-type="float">
            <text:p>0.18000</text:p>
          </table:table-cell>
          <table:table-cell table:style-name="ce282" office:value-type="float" office:value="0.41" calcext:value-type="float">
            <text:p>0.41000</text:p>
          </table:table-cell>
          <table:table-cell table:style-name="ce68" table:formula="of:=SUM([.P17:.T17])" office:value-type="float" office:value="1.02" calcext:value-type="float">
            <text:p>1.02</text:p>
          </table:table-cell>
          <table:table-cell table:style-name="ce65" table:number-matrix-columns-spanned="1" table:number-matrix-rows-spanned="5" table:formula="of:=IF([.U17:.U21] &lt;&gt; 0; SIGN([.U17:.U21]); 1)*[.$D$1]" office:value-type="float" office:value="0.01" calcext:value-type="float">
            <text:p>0.01</text:p>
          </table:table-cell>
          <table:table-cell/>
          <table:table-cell table:style-name="ce318" table:number-matrix-columns-spanned="5" table:number-matrix-rows-spanned="5" table:formula="of:=[.AD17:.AD21]*([.P17:.T21]+[.V17:.V21]/5)/([.U17:.U21]+[.V17:.V21])" office:value-type="float" office:value="-0.00105150906570997" calcext:value-type="float">
            <text:p>-0.00105</text:p>
          </table:table-cell>
          <table:table-cell table:style-name="ce322" office:value-type="float" office:value="0.000408920192220544" calcext:value-type="float">
            <text:p>0.00041</text:p>
          </table:table-cell>
          <table:table-cell table:style-name="ce322" office:value-type="float" office:value="-0.0057248826910876" calcext:value-type="float">
            <text:p>-0.00572</text:p>
          </table:table-cell>
          <table:table-cell table:style-name="ce322" office:value-type="float" office:value="-0.00265798124943353" calcext:value-type="float">
            <text:p>-0.00266</text:p>
          </table:table-cell>
          <table:table-cell table:style-name="ce324" office:value-type="float" office:value="-0.00601696854267371" calcext:value-type="float">
            <text:p>-0.00602</text:p>
          </table:table-cell>
          <table:table-cell/>
          <table:table-cell table:style-name="ce311" table:number-matrix-columns-spanned="1" table:number-matrix-rows-spanned="5" table:formula="of:=[.R61:.R65]*[.T61:.T65]" office:value-type="float" office:value="-0.0150424213566843" calcext:value-type="float">
            <text:p>-0.01504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I<text:span text:style-name="T1">relevance</text:span>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/>
          <table:table-cell table:style-name="ce307" table:number-matrix-columns-spanned="5" table:number-matrix-rows-spanned="1" table:formula="of:=[.J18:.N18]*TRANSPOSE([.G$2:.G$6])+([.H55]/2)/5" office:value-type="float" office:value="-0.08" calcext:value-type="float">
            <text:p>-0.08000</text:p>
          </table:table-cell>
          <table:table-cell table:style-name="ce312" office:value-type="float" office:value="-0.16" calcext:value-type="float">
            <text:p>-0.16000</text:p>
          </table:table-cell>
          <table:table-cell table:style-name="ce312" office:value-type="float" office:value="0.02" calcext:value-type="float">
            <text:p>0.02000</text:p>
          </table:table-cell>
          <table:table-cell table:style-name="ce312" office:value-type="float" office:value="-0.7" calcext:value-type="float">
            <text:p>-0.70000</text:p>
          </table:table-cell>
          <table:table-cell table:style-name="ce317" office:value-type="float" office:value="-0.22" calcext:value-type="float">
            <text:p>-0.22000</text:p>
          </table:table-cell>
          <table:table-cell table:style-name="ce68" table:formula="of:=SUM([.P18:.T18])" office:value-type="float" office:value="-1.14" calcext:value-type="float">
            <text:p>-1.14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319" office:value-type="float" office:value="0.0104286533202267" calcext:value-type="float">
            <text:p>0.01043</text:p>
          </table:table-cell>
          <table:table-cell table:style-name="ce128" office:value-type="float" office:value="0.0206029492423991" calcext:value-type="float">
            <text:p>0.02060</text:p>
          </table:table-cell>
          <table:table-cell table:style-name="ce128" office:value-type="float" office:value="-0.00228921658248879" calcext:value-type="float">
            <text:p>-0.00229</text:p>
          </table:table-cell>
          <table:table-cell table:style-name="ce128" office:value-type="float" office:value="0.0892794467170627" calcext:value-type="float">
            <text:p>0.08928</text:p>
          </table:table-cell>
          <table:table-cell table:style-name="ce325" office:value-type="float" office:value="0.0282336711840284" calcext:value-type="float">
            <text:p>0.02823</text:p>
          </table:table-cell>
          <table:table-cell/>
          <table:table-cell table:style-name="ce150" office:value-type="float" office:value="0.146255503881228" calcext:value-type="float">
            <text:p>0.14626</text:p>
          </table:table-cell>
          <table:table-cell table:number-columns-repeated="990"/>
        </table:table-row>
        <table:table-row table:style-name="ro2">
          <table:table-cell table:style-name="ce149" table:number-matrix-columns-spanned="1" table:number-matrix-rows-spanned="4" table:formula="of:=[.A46:.A49]+[.A61:.A64]+[.A76:.A79]" office:value-type="float" office:value="-0.736989703888469" calcext:value-type="float">
            <text:p>-0.73699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/>
          <table:table-cell table:style-name="ce274" table:number-matrix-columns-spanned="5" table:number-matrix-rows-spanned="1" table:formula="of:=[.J19:.N19]*TRANSPOSE([.G$2:.G$6])+([.H56]/2)/5" office:value-type="float" office:value="-0.03" calcext:value-type="float">
            <text:p>-0.03000</text:p>
          </table:table-cell>
          <table:table-cell table:style-name="ce271" office:value-type="float" office:value="-0.27" calcext:value-type="float">
            <text:p>-0.27000</text:p>
          </table:table-cell>
          <table:table-cell table:style-name="ce271" office:value-type="float" office:value="-0.18" calcext:value-type="float">
            <text:p>-0.18000</text:p>
          </table:table-cell>
          <table:table-cell table:style-name="ce271" office:value-type="float" office:value="-0.99" calcext:value-type="float">
            <text:p>-0.99000</text:p>
          </table:table-cell>
          <table:table-cell table:style-name="ce283" office:value-type="float" office:value="0.07" calcext:value-type="float">
            <text:p>0.07000</text:p>
          </table:table-cell>
          <table:table-cell table:style-name="ce68" table:formula="of:=SUM([.P19:.T19])" office:value-type="float" office:value="-1.4" calcext:value-type="float">
            <text:p>-1.4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319" office:value-type="float" office:value="-0.000682266848860922" calcext:value-type="float">
            <text:p>-0.00068</text:p>
          </table:table-cell>
          <table:table-cell table:style-name="ce128" office:value-type="float" office:value="-0.00579926821531784" calcext:value-type="float">
            <text:p>-0.00580</text:p>
          </table:table-cell>
          <table:table-cell table:style-name="ce128" office:value-type="float" office:value="-0.00388039270289649" calcext:value-type="float">
            <text:p>-0.00388</text:p>
          </table:table-cell>
          <table:table-cell table:style-name="ce128" office:value-type="float" office:value="-0.0211502723146886" calcext:value-type="float">
            <text:p>-0.02115</text:p>
          </table:table-cell>
          <table:table-cell table:style-name="ce325" office:value-type="float" office:value="0.00144981705382946" calcext:value-type="float">
            <text:p>0.00145</text:p>
          </table:table-cell>
          <table:table-cell/>
          <table:table-cell table:style-name="ce150" office:value-type="float" office:value="-0.0300623830279344" calcext:value-type="float">
            <text:p>-0.03006</text:p>
          </table:table-cell>
          <table:table-cell table:number-columns-repeated="990"/>
        </table:table-row>
        <table:table-row table:style-name="ro2">
          <table:table-cell table:style-name="ce150" office:value-type="float" office:value="0.217605460588501" calcext:value-type="float">
            <text:p>0.21761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/>
          <table:table-cell table:style-name="ce274" table:number-matrix-columns-spanned="5" table:number-matrix-rows-spanned="1" table:formula="of:=[.J20:.N20]*TRANSPOSE([.G$2:.G$6])+([.H57]/2)/5" office:value-type="float" office:value="-0.12" calcext:value-type="float">
            <text:p>-0.12000</text:p>
          </table:table-cell>
          <table:table-cell table:style-name="ce271" office:value-type="float" office:value="0.06" calcext:value-type="float">
            <text:p>0.06000</text:p>
          </table:table-cell>
          <table:table-cell table:style-name="ce271" office:value-type="float" office:value="-0.07" calcext:value-type="float">
            <text:p>-0.07000</text:p>
          </table:table-cell>
          <table:table-cell table:style-name="ce271" office:value-type="float" office:value="0.38" calcext:value-type="float">
            <text:p>0.38000</text:p>
          </table:table-cell>
          <table:table-cell table:style-name="ce283" office:value-type="float" office:value="0.5" calcext:value-type="float">
            <text:p>0.50000</text:p>
          </table:table-cell>
          <table:table-cell table:style-name="ce68" table:formula="of:=SUM([.P20:.T20])" office:value-type="float" office:value="0.75" calcext:value-type="float">
            <text:p>0.75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19" office:value-type="float" office:value="0.00925233923792271" calcext:value-type="float">
            <text:p>0.00925</text:p>
          </table:table-cell>
          <table:table-cell table:style-name="ce128" office:value-type="float" office:value="-0.00486139858263736" calcext:value-type="float">
            <text:p>-0.00486</text:p>
          </table:table-cell>
          <table:table-cell table:style-name="ce128" office:value-type="float" office:value="0.00533185650998936" calcext:value-type="float">
            <text:p>0.00533</text:p>
          </table:table-cell>
          <table:table-cell table:style-name="ce128" office:value-type="float" office:value="-0.0299524880414108" calcext:value-type="float">
            <text:p>-0.02995</text:p>
          </table:table-cell>
          <table:table-cell table:style-name="ce325" office:value-type="float" office:value="-0.0393616465884508" calcext:value-type="float">
            <text:p>-0.03936</text:p>
          </table:table-cell>
          <table:table-cell/>
          <table:table-cell table:style-name="ce150" office:value-type="float" office:value="-0.0595913374645869" calcext:value-type="float">
            <text:p>-0.05959</text:p>
          </table:table-cell>
          <table:table-cell table:number-columns-repeated="990"/>
        </table:table-row>
        <table:table-row table:style-name="ro2">
          <table:table-cell table:style-name="ce150" office:value-type="float" office:value="-0.138614850821351" calcext:value-type="float">
            <text:p>-0.13861</text:p>
          </table:table-cell>
          <table:table-cell table:number-columns-repeated="8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/>
          <table:table-cell table:style-name="ce275" table:number-matrix-columns-spanned="5" table:number-matrix-rows-spanned="1" table:formula="of:=[.J21:.N21]*TRANSPOSE([.G$2:.G$6])+([.H58]/2)/5" office:value-type="float" office:value="-0.05" calcext:value-type="float">
            <text:p>-0.05000</text:p>
          </table:table-cell>
          <table:table-cell table:style-name="ce146" office:value-type="float" office:value="0.01" calcext:value-type="float">
            <text:p>0.01000</text:p>
          </table:table-cell>
          <table:table-cell table:style-name="ce146" office:value-type="float" office:value="-0.03" calcext:value-type="float">
            <text:p>-0.03000</text:p>
          </table:table-cell>
          <table:table-cell table:style-name="ce146" office:value-type="float" office:value="0.72" calcext:value-type="float">
            <text:p>0.72000</text:p>
          </table:table-cell>
          <table:table-cell table:style-name="ce284" office:value-type="float" office:value="-0.41" calcext:value-type="float">
            <text:p>-0.41000</text:p>
          </table:table-cell>
          <table:table-cell table:style-name="ce68" table:formula="of:=SUM([.P21:.T21])" office:value-type="float" office:value="0.24" calcext:value-type="float">
            <text:p>0.24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20" office:value-type="float" office:value="0.00314527102526921" calcext:value-type="float">
            <text:p>0.00315</text:p>
          </table:table-cell>
          <table:table-cell table:style-name="ce323" office:value-type="float" office:value="-0.000786317756317303" calcext:value-type="float">
            <text:p>-0.00079</text:p>
          </table:table-cell>
          <table:table-cell table:style-name="ce323" office:value-type="float" office:value="0.00183474143140704" calcext:value-type="float">
            <text:p>0.00183</text:p>
          </table:table-cell>
          <table:table-cell table:style-name="ce323" office:value-type="float" office:value="-0.0473101183384244" calcext:value-type="float">
            <text:p>-0.04731</text:p>
          </table:table-cell>
          <table:table-cell table:style-name="ce326" office:value-type="float" office:value="0.0267348037147883" calcext:value-type="float">
            <text:p>0.02673</text:p>
          </table:table-cell>
          <table:table-cell/>
          <table:table-cell table:style-name="ce151" office:value-type="float" office:value="-0.0163816199232771" calcext:value-type="float">
            <text:p>-0.01638</text:p>
          </table:table-cell>
          <table:table-cell table:number-columns-repeated="990"/>
        </table:table-row>
        <table:table-row table:style-name="ro2">
          <table:table-cell table:style-name="ce151" office:value-type="float" office:value="1.13202994310348" calcext:value-type="float">
            <text:p>1.13203</text:p>
          </table:table-cell>
          <table:table-cell table:number-columns-repeated="5"/>
          <table:table-cell table:style-name="ce1"/>
          <table:table-cell table:number-columns-repeated="8"/>
          <table:table-cell table:style-name="ce68" table:formula="of:=SUM([.P17:.P21])" office:value-type="float" office:value="-0.21" calcext:value-type="float">
            <text:p>-0.21</text:p>
          </table:table-cell>
          <table:table-cell table:style-name="ce68" table:formula="of:=SUM([.Q17:.Q21])" office:value-type="float" office:value="-0.39" calcext:value-type="float">
            <text:p>-0.39</text:p>
          </table:table-cell>
          <table:table-cell table:style-name="ce68" table:formula="of:=SUM([.R17:.R21])" office:value-type="float" office:value="0.13" calcext:value-type="float">
            <text:p>0.13</text:p>
          </table:table-cell>
          <table:table-cell table:style-name="ce68" table:formula="of:=SUM([.S17:.S21])" office:value-type="float" office:value="-0.41" calcext:value-type="float">
            <text:p>-0.41</text:p>
          </table:table-cell>
          <table:table-cell table:style-name="ce68" table:formula="of:=SUM([.T17:.T21])" office:value-type="float" office:value="0.35" calcext:value-type="float">
            <text:p>0.35</text:p>
          </table:table-cell>
          <table:table-cell table:number-columns-repeated="3"/>
          <table:table-cell table:style-name="ce321" table:formula="of:=SUM([.X17:.X21])" office:value-type="float" office:value="0.0210924876688477" calcext:value-type="float">
            <text:p>0.02109</text:p>
          </table:table-cell>
          <table:table-cell table:style-name="ce321" table:formula="of:=SUM([.Y17:.Y21])" office:value-type="float" office:value="0.00956488488034715" calcext:value-type="float">
            <text:p>0.00956</text:p>
          </table:table-cell>
          <table:table-cell table:style-name="ce321" table:formula="of:=SUM([.Z17:.Z21])" office:value-type="float" office:value="-0.00472789403507649" calcext:value-type="float">
            <text:p>-0.00473</text:p>
          </table:table-cell>
          <table:table-cell table:style-name="ce321" table:formula="of:=SUM([.AA17:.AA21])" office:value-type="float" office:value="-0.0117914132268946" calcext:value-type="float">
            <text:p>-0.01179</text:p>
          </table:table-cell>
          <table:table-cell table:style-name="ce321" table:formula="of:=SUM([.AB17:.AB21])" office:value-type="float" office:value="0.0110396768215216" calcext:value-type="float">
            <text:p>0.01104</text:p>
          </table:table-cell>
          <table:table-cell table:number-columns-repeated="992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number-columns-repeated="6"/>
          <table:table-cell table:style-name="ce3"/>
          <table:table-cell table:style-name="ce194" office:value-type="string" calcext:value-type="string">
            <text:p>σ(In)</text:p>
          </table:table-cell>
          <table:table-cell table:style-name="ce3" office:value-type="string" calcext:value-type="string">
            <text:p><text:span text:style-name="T2">σ(For</text:span>)</text:p>
          </table:table-cell>
          <table:table-cell table:style-name="ce295" office:value-type="string" calcext:value-type="string">
            <text:p>C</text:p>
          </table:table-cell>
          <table:table-cell table:style-name="ce3" office:value-type="string" calcext:value-type="string">
            <text:p>O</text:p>
          </table:table-cell>
          <table:table-cell table:style-name="ce295" office:value-type="string" calcext:value-type="string">
            <text:p>tanh(O)</text:p>
          </table:table-cell>
          <table:table-cell table:style-name="ce40"/>
          <table:table-cell table:style-name="ce8" office:value-type="string" calcext:value-type="string">
            <text:p>O<text:span text:style-name="T1">relevance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style-name="ce40"/>
          <table:table-cell table:style-name="ce3" table:number-columns-repeated="10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 table:number-columns-repeated="8"/>
          <table:table-cell table:style-name="ce277" table:number-matrix-columns-spanned="1" table:number-matrix-rows-spanned="5" table:formula="of:=1/(1+EXP(-([.J32:.J36])))" office:value-type="float" office:value="0.72312180512439" calcext:value-type="float">
            <text:p>0.72312</text:p>
          </table:table-cell>
          <table:table-cell table:style-name="ce17" table:number-matrix-columns-spanned="1" table:number-matrix-rows-spanned="5" table:formula="of:=1/(1+EXP(-([.K32:.K36])))" office:value-type="float" office:value="0.911331336745267" calcext:value-type="float">
            <text:p>0.91133</text:p>
          </table:table-cell>
          <table:table-cell table:style-name="ce296" table:number-matrix-columns-spanned="1" table:number-matrix-rows-spanned="5" table:formula="of:=MMULT([.C69:.F73];[.A25:.A28])+[.H69:.H73]" office:value-type="float" office:value="1.02" calcext:value-type="float">
            <text:p>1.02000</text:p>
          </table:table-cell>
          <table:table-cell table:style-name="ce17" table:number-matrix-columns-spanned="1" table:number-matrix-rows-spanned="5" table:formula="of:=[.M32:.M36]+[.N32:.N36]" office:value-type="float" office:value="0.555317973877824" calcext:value-type="float">
            <text:p>0.55532</text:p>
          </table:table-cell>
          <table:table-cell table:style-name="ce303" table:number-matrix-columns-spanned="1" table:number-matrix-rows-spanned="5" table:formula="of:=TANH([.M25:.M29])" office:value-type="float" office:value="0.504495305496177" calcext:value-type="float">
            <text:p>0.50450</text:p>
          </table:table-cell>
          <table:table-cell table:style-name="ce40"/>
          <table:table-cell table:style-name="ce308" table:number-matrix-columns-spanned="1" table:number-matrix-rows-spanned="5" table:formula="of:=1/5" office:value-type="float" office:value="0.2" calcext:value-type="float">
            <text:p>0.2</text:p>
          </table:table-cell>
          <table:table-cell table:style-name="ce313" table:number-matrix-columns-spanned="1" table:number-matrix-rows-spanned="5" table:formula="of:=([.M32:.M36]+[.P32:.P36]/2)/([.M25:.M29]+[.P32:.P36])" office:value-type="percentage" office:value="1.34340747292333" calcext:value-type="percentage">
            <text:p>134%</text:p>
          </table:table-cell>
          <table:table-cell table:style-name="ce313" table:number-matrix-columns-spanned="1" table:number-matrix-rows-spanned="5" table:formula="of:=([.N32:.N36]+[.P32:.P36]/2)/([.M25:.M29]+[.P32:.P36])" office:value-type="percentage" office:value="-0.343407472923329" calcext:value-type="percentage">
            <text:p>-34%</text:p>
          </table:table-cell>
          <table:table-cell table:style-name="ce40"/>
          <table:table-cell/>
          <table:table-cell table:style-name="ce40"/>
          <table:table-cell/>
          <table:table-cell table:style-name="ce100" table:number-columns-repeated="7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 table:number-columns-repeated="8"/>
          <table:table-cell table:style-name="ce167" office:value-type="float" office:value="0.249739894404882" calcext:value-type="float">
            <text:p>0.24974</text:p>
          </table:table-cell>
          <table:table-cell table:style-name="ce18" office:value-type="float" office:value="0.180938793152142" calcext:value-type="float">
            <text:p>0.18094</text:p>
          </table:table-cell>
          <table:table-cell table:style-name="ce297" office:value-type="float" office:value="-0.1" calcext:value-type="float">
            <text:p>-0.10000</text:p>
          </table:table-cell>
          <table:table-cell table:style-name="ce18" office:value-type="float" office:value="0.0112137691899402" calcext:value-type="float">
            <text:p>0.01121</text:p>
          </table:table-cell>
          <table:table-cell table:style-name="ce304" office:value-type="float" office:value="0.0112132991749168" calcext:value-type="float">
            <text:p>0.01121</text:p>
          </table:table-cell>
          <table:table-cell table:style-name="ce40"/>
          <table:table-cell table:style-name="ce309" office:value-type="float" office:value="0.2" calcext:value-type="float">
            <text:p>0.2</text:p>
          </table:table-cell>
          <table:table-cell table:style-name="ce314" office:value-type="percentage" office:value="-0.941557780781369" calcext:value-type="percentage">
            <text:p>-94%</text:p>
          </table:table-cell>
          <table:table-cell table:style-name="ce314" office:value-type="percentage" office:value="1.94155778078137" calcext:value-type="percentage">
            <text:p>194%</text:p>
          </table:table-cell>
          <table:table-cell table:style-name="ce40"/>
          <table:table-cell/>
          <table:table-cell table:style-name="ce40"/>
          <table:table-cell/>
          <table:table-cell table:style-name="ce100" table:number-columns-repeated="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 table:number-columns-repeated="8"/>
          <table:table-cell table:style-name="ce167" office:value-type="float" office:value="0.549833997312478" calcext:value-type="float">
            <text:p>0.54983</text:p>
          </table:table-cell>
          <table:table-cell table:style-name="ce18" office:value-type="float" office:value="0.0483376287199052" calcext:value-type="float">
            <text:p>0.04834</text:p>
          </table:table-cell>
          <table:table-cell table:style-name="ce297" office:value-type="float" office:value="0.1" calcext:value-type="float">
            <text:p>0.10000</text:p>
          </table:table-cell>
          <table:table-cell table:style-name="ce18" office:value-type="float" office:value="0.0404821111152763" calcext:value-type="float">
            <text:p>0.04048</text:p>
          </table:table-cell>
          <table:table-cell table:style-name="ce304" office:value-type="float" office:value="0.0404600115561625" calcext:value-type="float">
            <text:p>0.04046</text:p>
          </table:table-cell>
          <table:table-cell/>
          <table:table-cell table:style-name="ce309" office:value-type="float" office:value="0.2" calcext:value-type="float">
            <text:p>0.2</text:p>
          </table:table-cell>
          <table:table-cell table:style-name="ce314" office:value-type="percentage" office:value="1.63976174557668" calcext:value-type="percentage">
            <text:p>164%</text:p>
          </table:table-cell>
          <table:table-cell table:style-name="ce314" office:value-type="percentage" office:value="-0.639761745576682" calcext:value-type="percentage">
            <text:p>-64%</text:p>
          </table:table-cell>
          <table:table-cell table:number-columns-repeated="2"/>
          <table:table-cell table:style-name="ce40"/>
          <table:table-cell/>
          <table:table-cell table:style-name="ce100" table:number-columns-repeated="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8"/>
          <table:table-cell table:style-name="ce167" office:value-type="float" office:value="0.820538480592673" calcext:value-type="float">
            <text:p>0.82054</text:p>
          </table:table-cell>
          <table:table-cell table:style-name="ce18" office:value-type="float" office:value="0.674805272582314" calcext:value-type="float">
            <text:p>0.67481</text:p>
          </table:table-cell>
          <table:table-cell table:style-name="ce297" office:value-type="float" office:value="2.03" calcext:value-type="float">
            <text:p>2.03000</text:p>
          </table:table-cell>
          <table:table-cell table:style-name="ce18" office:value-type="float" office:value="1.05836837027904" calcext:value-type="float">
            <text:p>1.05837</text:p>
          </table:table-cell>
          <table:table-cell table:style-name="ce304" office:value-type="float" office:value="0.785038580632768" calcext:value-type="float">
            <text:p>0.78504</text:p>
          </table:table-cell>
          <table:table-cell/>
          <table:table-cell table:style-name="ce309" office:value-type="float" office:value="0.2" calcext:value-type="float">
            <text:p>0.2</text:p>
          </table:table-cell>
          <table:table-cell table:style-name="ce314" office:value-type="percentage" office:value="1.58407403607675" calcext:value-type="percentage">
            <text:p>158%</text:p>
          </table:table-cell>
          <table:table-cell table:style-name="ce314" office:value-type="percentage" office:value="-0.584074036076746" calcext:value-type="percentage">
            <text:p>-58%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9"/>
          <table:table-cell table:style-name="ce168" office:value-type="float" office:value="0.534942945158215" calcext:value-type="float">
            <text:p>0.53494</text:p>
          </table:table-cell>
          <table:table-cell table:style-name="ce19" office:value-type="float" office:value="0.389360766050778" calcext:value-type="float">
            <text:p>0.38936</text:p>
          </table:table-cell>
          <table:table-cell table:style-name="ce298" office:value-type="float" office:value="-1.41" calcext:value-type="float">
            <text:p>-1.41000</text:p>
          </table:table-cell>
          <table:table-cell table:style-name="ce19" office:value-type="float" office:value="-1.06575816551371" calcext:value-type="float">
            <text:p>-1.06576</text:p>
          </table:table-cell>
          <table:table-cell table:style-name="ce305" office:value-type="float" office:value="-0.787857745609632" calcext:value-type="float">
            <text:p>-0.78786</text:p>
          </table:table-cell>
          <table:table-cell/>
          <table:table-cell table:style-name="ce310" office:value-type="float" office:value="0.2" calcext:value-type="float">
            <text:p>0.2</text:p>
          </table:table-cell>
          <table:table-cell table:style-name="ce315" office:value-type="percentage" office:value="0.7057994789289" calcext:value-type="percentage">
            <text:p>71%</text:p>
          </table:table-cell>
          <table:table-cell table:style-name="ce315" office:value-type="percentage" office:value="0.2942005210711" calcext:value-type="percentage">
            <text:p>29%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7"/>
          <table:table-cell table:style-name="ce1"/>
          <table:table-cell/>
          <table:table-cell table:style-name="ce37" table:number-columns-repeated="4"/>
          <table:table-cell table:number-columns-repeated="1007"/>
        </table:table-row>
        <table:table-row table:style-name="ro1">
          <table:table-cell table:number-columns-repeated="7"/>
          <table:table-cell table:style-name="ce1"/>
          <table:table-cell/>
          <table:table-cell table:style-name="ce66" office:value-type="string" calcext:value-type="string">
            <text:p>In</text:p>
          </table:table-cell>
          <table:table-cell table:style-name="ce66" office:value-type="string" calcext:value-type="string">
            <text:p>For</text:p>
          </table:table-cell>
          <table:table-cell table:style-name="ce1"/>
          <table:table-cell table:style-name="ce299" office:value-type="string" calcext:value-type="string">
            <text:p>O<text:span text:style-name="T1">1</text:span></text:p>
          </table:table-cell>
          <table:table-cell table:style-name="ce299" office:value-type="string" calcext:value-type="string">
            <text:p>O<text:span text:style-name="T1">2</text:span></text:p>
          </table:table-cell>
          <table:table-cell/>
          <table:table-cell table:style-name="ce121" office:value-type="string" calcext:value-type="string">
            <text:p>Eps<text:span text:style-name="T1">2</text:span>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98" table:number-matrix-columns-spanned="1" table:number-matrix-rows-spanned="5" table:formula="of:=MMULT([.C39:.F43];[.A25:.A28])+[.H39:.H43]+MMULT([.J9:.N13];[.G2:.G6])" office:value-type="float" office:value="0.96" calcext:value-type="float">
            <text:p>0.96</text:p>
          </table:table-cell>
          <table:table-cell table:style-name="ce201" table:number-matrix-columns-spanned="1" table:number-matrix-rows-spanned="5" table:formula="of:=MMULT([.C54:.F58];[.A25:.A28])+[.H54:.H58]+MMULT([.J17:.N21];[.G2:.G6])" office:value-type="float" office:value="2.33" calcext:value-type="float">
            <text:p>2.33</text:p>
          </table:table-cell>
          <table:table-cell table:style-name="ce1"/>
          <table:table-cell table:style-name="ce17" table:number-matrix-columns-spanned="1" table:number-matrix-rows-spanned="5" table:formula="of:=[.J25:.J29]*[.L25:.L29]" office:value-type="float" office:value="0.737584241226878" calcext:value-type="float">
            <text:p>0.73758</text:p>
          </table:table-cell>
          <table:table-cell table:style-name="ce17" table:number-matrix-columns-spanned="1" table:number-matrix-rows-spanned="5" table:formula="of:=[.G2:.G6]*[.K25:.K29]" office:value-type="float" office:value="-0.182266267349053" calcext:value-type="float">
            <text:p>-0.18227</text:p>
          </table:table-cell>
          <table:table-cell/>
          <table:table-cell table:style-name="ce65" table:number-matrix-columns-spanned="1" table:number-matrix-rows-spanned="5" table:formula="of:=IF([.N32:.N36] &lt;&gt; 0; SIGN([.N32:.N36]); 1)*[.$D$1]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99" office:value-type="float" office:value="-1.1" calcext:value-type="float">
            <text:p>-1.1</text:p>
          </table:table-cell>
          <table:table-cell table:style-name="ce202" office:value-type="float" office:value="-1.51" calcext:value-type="float">
            <text:p>-1.51</text:p>
          </table:table-cell>
          <table:table-cell table:style-name="ce1"/>
          <table:table-cell table:style-name="ce18" office:value-type="float" office:value="-0.0249739894404882" calcext:value-type="float">
            <text:p>-0.02497</text:p>
          </table:table-cell>
          <table:table-cell table:style-name="ce18" office:value-type="float" office:value="0.0361877586304284" calcext:value-type="float">
            <text:p>0.03619</text:p>
          </table:table-cell>
          <table:table-cell/>
          <table:table-cell table:style-name="ce65" office:value-type="float" office:value="0.01" calcext:value-type="float">
            <text:p>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99" office:value-type="float" office:value="0.2" calcext:value-type="float">
            <text:p>0.2</text:p>
          </table:table-cell>
          <table:table-cell table:style-name="ce202" office:value-type="float" office:value="-2.98" calcext:value-type="float">
            <text:p>-2.98</text:p>
          </table:table-cell>
          <table:table-cell table:style-name="ce1"/>
          <table:table-cell table:style-name="ce18" office:value-type="float" office:value="0.0549833997312479" calcext:value-type="float">
            <text:p>0.05498</text:p>
          </table:table-cell>
          <table:table-cell table:style-name="ce18" office:value-type="float" office:value="-0.0145012886159716" calcext:value-type="float">
            <text:p>-0.01450</text:p>
          </table:table-cell>
          <table:table-cell/>
          <table:table-cell table:style-name="ce122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99" office:value-type="float" office:value="1.52" calcext:value-type="float">
            <text:p>1.52</text:p>
          </table:table-cell>
          <table:table-cell table:style-name="ce202" office:value-type="float" office:value="0.73" calcext:value-type="float">
            <text:p>0.73</text:p>
          </table:table-cell>
          <table:table-cell table:style-name="ce1"/>
          <table:table-cell table:style-name="ce18" office:value-type="float" office:value="1.66569311560313" calcext:value-type="float">
            <text:p>1.66569</text:p>
          </table:table-cell>
          <table:table-cell table:style-name="ce18" office:value-type="float" office:value="-0.607324745324082" calcext:value-type="float">
            <text:p>-0.60732</text:p>
          </table:table-cell>
          <table:table-cell/>
          <table:table-cell table:style-name="ce122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200" office:value-type="float" office:value="0.14" calcext:value-type="float">
            <text:p>0.14</text:p>
          </table:table-cell>
          <table:table-cell table:style-name="ce203" office:value-type="float" office:value="-0.45" calcext:value-type="float">
            <text:p>-0.45</text:p>
          </table:table-cell>
          <table:table-cell table:style-name="ce1"/>
          <table:table-cell table:style-name="ce19" office:value-type="float" office:value="-0.754269552673082" calcext:value-type="float">
            <text:p>-0.75427</text:p>
          </table:table-cell>
          <table:table-cell table:style-name="ce19" office:value-type="float" office:value="-0.311488612840622" calcext:value-type="float">
            <text:p>-0.31149</text:p>
          </table:table-cell>
          <table:table-cell/>
          <table:table-cell table:style-name="ce122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" table:number-columns-repeated="4"/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21"/>
          <table:table-cell table:number-columns-repeated="1011"/>
        </table:table-row>
        <table:table-row table:style-name="ro2">
          <table:table-cell table:number-columns-repeated="2"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table:style-name="ce1"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table:style-name="ce1"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table:style-name="ce1"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 table:number-columns-repeated="1012"/>
        </table:table-row>
        <table:table-row table:style-name="ro2">
          <table:table-cell table:number-columns-repeated="1020"/>
        </table:table-row>
        <table:table-row table:style-name="ro1">
          <table:table-cell table:style-name="ce8" office:value-type="string" calcext:value-type="string">
            <text:p>I<text:span text:style-name="T1">relevance,in</text:span></text:p>
          </table:table-cell>
          <table:table-cell table:style-name="ce21"/>
          <table:table-cell table:style-name="ce29" office:value-type="string" calcext:value-type="string" table:number-columns-spanned="4" table:number-rows-spanned="1">
            <text:p>Contributions<text:span text:style-name="T1">in</text:span></text:p>
          </table:table-cell>
          <table:covered-table-cell table:style-name="ce279"/>
          <table:covered-table-cell table:number-columns-repeated="2" table:style-name="ce8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 table:style-name="ce66"/>
          <table:table-cell/>
          <table:table-cell table:style-name="ce8" office:value-type="string" calcext:value-type="string">
            <text:p>O<text:span text:style-name="T1">relevance,in,in</text:span></text:p>
          </table:table-cell>
          <table:table-cell/>
          <table:table-cell table:style-name="ce8" office:value-type="string" calcext:value-type="string">
            <text:p>O<text:span text:style-name="T1">relevance,in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1000"/>
        </table:table-row>
        <table:table-row table:style-name="ro2">
          <table:table-cell table:style-name="ce149" table:number-matrix-columns-spanned="1" table:number-matrix-rows-spanned="4" table:formula="of:=TRANSPOSE([.J51:.M51])" office:value-type="float" office:value="-0.729995592720281" calcext:value-type="float">
            <text:p>-0.73000</text:p>
          </table:table-cell>
          <table:table-cell/>
          <table:table-cell table:style-name="ce273" table:number-matrix-columns-spanned="4" table:number-matrix-rows-spanned="1" table:formula="of:=[.C39:.F39]*TRANSPOSE([.A$25:.A$28])+([.H39]/2)/4" office:value-type="float" office:value="-0.35" calcext:value-type="float">
            <text:p>-0.35000</text:p>
          </table:table-cell>
          <table:table-cell table:style-name="ce145" office:value-type="float" office:value="-0.49" calcext:value-type="float">
            <text:p>-0.49000</text:p>
          </table:table-cell>
          <table:table-cell table:style-name="ce145" office:value-type="float" office:value="0.77" calcext:value-type="float">
            <text:p>0.77000</text:p>
          </table:table-cell>
          <table:table-cell table:style-name="ce282" office:value-type="float" office:value="-0.55" calcext:value-type="float">
            <text:p>-0.55000</text:p>
          </table:table-cell>
          <table:table-cell table:style-name="ce68" table:formula="of:=SUM([.C46:.F46])" office:value-type="float" office:value="-0.62" calcext:value-type="float">
            <text:p>-0.62</text:p>
          </table:table-cell>
          <table:table-cell table:style-name="ce65" table:number-matrix-columns-spanned="1" table:number-matrix-rows-spanned="5" table:formula="of:=IF([.G46:.G50] &lt;&gt; 0; SIGN([.G46:.G50]); 1)*[.$D$1]" office:value-type="float" office:value="-0.01" calcext:value-type="float">
            <text:p>-0.01</text:p>
          </table:table-cell>
          <table:table-cell/>
          <table:table-cell table:style-name="ce285" table:number-matrix-columns-spanned="4" table:number-matrix-rows-spanned="5" table:formula="of:=[.P46:.P50]*([.C46:.F50]+[.H46:.H50]/4)/([.G46:.G50]+[.H46:.H50])" office:value-type="float" office:value="-0.0476573306392352" calcext:value-type="float">
            <text:p>-0.0477</text:p>
          </table:table-cell>
          <table:table-cell table:style-name="ce289" office:value-type="float" office:value="-0.0665850647938251" calcext:value-type="float">
            <text:p>-0.0666</text:p>
          </table:table-cell>
          <table:table-cell table:style-name="ce289" office:value-type="float" office:value="0.103764542597484" calcext:value-type="float">
            <text:p>0.1038</text:p>
          </table:table-cell>
          <table:table-cell table:style-name="ce300" office:value-type="float" office:value="-0.0746969508600778" calcext:value-type="float">
            <text:p>-0.0747</text:p>
          </table:table-cell>
          <table:table-cell table:style-name="ce306"/>
          <table:table-cell/>
          <table:table-cell table:style-name="ce311" table:number-matrix-columns-spanned="1" table:number-matrix-rows-spanned="5" table:formula="of:=[.R46:.R50]*[.S46:.S50]" office:value-type="float" office:value="-0.0851748036956544" calcext:value-type="float">
            <text:p>-0.08517</text:p>
          </table:table-cell>
          <table:table-cell/>
          <table:table-cell table:style-name="ce149" table:number-matrix-columns-spanned="1" table:number-matrix-rows-spanned="5" table:formula="of:=[.Q25:.Q29]*[.P25:.P29]/2" office:value-type="float" office:value="0.134340747292333" calcext:value-type="float">
            <text:p>0.13434</text:p>
          </table:table-cell>
          <table:table-cell table:style-name="ce313" table:number-matrix-columns-spanned="1" table:number-matrix-rows-spanned="5" table:formula="of:=([.G46:.G50]+[.V9:.V13]/2)/([.J32:.J36]+[.V9:.V13])" office:value-type="percentage" office:value="-0.634020618556701" calcext:value-type="percentage">
            <text:p>-63%</text:p>
          </table:table-cell>
          <table:table-cell table:style-name="ce313" table:number-matrix-columns-spanned="1" table:number-matrix-rows-spanned="5" table:formula="of:=([.U9:.U13]+[.V9:.V13]/2)/([.J32:.J36]+[.V9:.V13])" office:value-type="percentage" office:value="1.6340206185567" calcext:value-type="percentage">
            <text:p>163%</text:p>
          </table:table-cell>
          <table:table-cell table:number-columns-repeated="1000"/>
        </table:table-row>
        <table:table-row table:style-name="ro2">
          <table:table-cell table:style-name="ce150" office:value-type="float" office:value="0.17280086456131" calcext:value-type="float">
            <text:p>0.17280</text:p>
          </table:table-cell>
          <table:table-cell/>
          <table:table-cell table:style-name="ce274" table:number-matrix-columns-spanned="4" table:number-matrix-rows-spanned="1" table:formula="of:=[.C40:.F40]*TRANSPOSE([.A$25:.A$28])+([.H40]/2)/4" office:value-type="float" office:value="-0.56" calcext:value-type="float">
            <text:p>-0.56000</text:p>
          </table:table-cell>
          <table:table-cell table:style-name="ce271" office:value-type="float" office:value="0.36" calcext:value-type="float">
            <text:p>0.36000</text:p>
          </table:table-cell>
          <table:table-cell table:style-name="ce271" office:value-type="float" office:value="-0.09" calcext:value-type="float">
            <text:p>-0.09000</text:p>
          </table:table-cell>
          <table:table-cell table:style-name="ce283" office:value-type="float" office:value="-0.8" calcext:value-type="float">
            <text:p>-0.80000</text:p>
          </table:table-cell>
          <table:table-cell table:style-name="ce68" table:formula="of:=SUM([.C47:.F47])" office:value-type="float" office:value="-1.09" calcext:value-type="float">
            <text:p>-1.09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86" office:value-type="float" office:value="-0.0474971945618366" calcext:value-type="float">
            <text:p>-0.0475</text:p>
          </table:table-cell>
          <table:table-cell table:style-name="ce290" office:value-type="float" office:value="0.0301871058770783" calcext:value-type="float">
            <text:p>0.0302</text:p>
          </table:table-cell>
          <table:table-cell table:style-name="ce290" office:value-type="float" office:value="-0.0078106497723909" calcext:value-type="float">
            <text:p>-0.0078</text:p>
          </table:table-cell>
          <table:table-cell table:style-name="ce301" office:value-type="float" office:value="-0.0677626642415535" calcext:value-type="float">
            <text:p>-0.0678</text:p>
          </table:table-cell>
          <table:table-cell table:style-name="ce160"/>
          <table:table-cell/>
          <table:table-cell table:style-name="ce150" office:value-type="float" office:value="-0.0928834026987026" calcext:value-type="float">
            <text:p>-0.09288</text:p>
          </table:table-cell>
          <table:table-cell/>
          <table:table-cell table:style-name="ce150" office:value-type="float" office:value="-0.0941557780781369" calcext:value-type="float">
            <text:p>-0.09416</text:p>
          </table:table-cell>
          <table:table-cell table:style-name="ce314" office:value-type="percentage" office:value="0.986486486486486" calcext:value-type="percentage">
            <text:p>99%</text:p>
          </table:table-cell>
          <table:table-cell table:style-name="ce314" office:value-type="percentage" office:value="0.0135135135135135" calcext:value-type="percentage">
            <text:p>1%</text:p>
          </table:table-cell>
          <table:table-cell table:number-columns-repeated="1000"/>
        </table:table-row>
        <table:table-row table:style-name="ro2">
          <table:table-cell table:style-name="ce150" office:value-type="float" office:value="0.0813062058260772" calcext:value-type="float">
            <text:p>0.08131</text:p>
          </table:table-cell>
          <table:table-cell/>
          <table:table-cell table:style-name="ce274" table:number-matrix-columns-spanned="4" table:number-matrix-rows-spanned="1" table:formula="of:=[.C41:.F41]*TRANSPOSE([.A$25:.A$28])+([.H41]/2)/4" office:value-type="float" office:value="-0.5975" calcext:value-type="float">
            <text:p>-0.59750</text:p>
          </table:table-cell>
          <table:table-cell table:style-name="ce271" office:value-type="float" office:value="0.5925" calcext:value-type="float">
            <text:p>0.59250</text:p>
          </table:table-cell>
          <table:table-cell table:style-name="ce271" office:value-type="float" office:value="-0.3075" calcext:value-type="float">
            <text:p>-0.30750</text:p>
          </table:table-cell>
          <table:table-cell table:style-name="ce283" office:value-type="float" office:value="0.4625" calcext:value-type="float">
            <text:p>0.46250</text:p>
          </table:table-cell>
          <table:table-cell table:style-name="ce68" table:formula="of:=SUM([.C48:.F48])" office:value-type="float" office:value="0.15" calcext:value-type="float">
            <text:p>0.15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6" office:value-type="float" office:value="-0.450080437457767" calcext:value-type="float">
            <text:p>-0.4501</text:p>
          </table:table-cell>
          <table:table-cell table:style-name="ce290" office:value-type="float" office:value="0.450080437457767" calcext:value-type="float">
            <text:p>0.4501</text:p>
          </table:table-cell>
          <table:table-cell table:style-name="ce290" office:value-type="float" office:value="-0.230713501553981" calcext:value-type="float">
            <text:p>-0.2307</text:p>
          </table:table-cell>
          <table:table-cell table:style-name="ce301" office:value-type="float" office:value="0.35174353515607" calcext:value-type="float">
            <text:p>0.3517</text:p>
          </table:table-cell>
          <table:table-cell table:style-name="ce160"/>
          <table:table-cell/>
          <table:table-cell table:style-name="ce150" office:value-type="float" office:value="0.121030033602088" calcext:value-type="float">
            <text:p>0.12103</text:p>
          </table:table-cell>
          <table:table-cell/>
          <table:table-cell table:style-name="ce150" office:value-type="float" office:value="0.163976174557668" calcext:value-type="float">
            <text:p>0.16398</text:p>
          </table:table-cell>
          <table:table-cell table:style-name="ce314" office:value-type="percentage" office:value="0.738095238095238" calcext:value-type="percentage">
            <text:p>74%</text:p>
          </table:table-cell>
          <table:table-cell table:style-name="ce314" office:value-type="percentage" office:value="0.261904761904762" calcext:value-type="percentage">
            <text:p>26%</text:p>
          </table:table-cell>
          <table:table-cell table:number-columns-repeated="1000"/>
        </table:table-row>
        <table:table-row table:style-name="ro2">
          <table:table-cell table:style-name="ce151" office:value-type="float" office:value="0.475097113423801" calcext:value-type="float">
            <text:p>0.47510</text:p>
          </table:table-cell>
          <table:table-cell/>
          <table:table-cell table:style-name="ce274" table:number-matrix-columns-spanned="4" table:number-matrix-rows-spanned="1" table:formula="of:=[.C42:.F42]*TRANSPOSE([.A$25:.A$28])+([.H42]/2)/4" office:value-type="float" office:value="-0.54" calcext:value-type="float">
            <text:p>-0.54000</text:p>
          </table:table-cell>
          <table:table-cell table:style-name="ce271" office:value-type="float" office:value="0.91" calcext:value-type="float">
            <text:p>0.91000</text:p>
          </table:table-cell>
          <table:table-cell table:style-name="ce271" office:value-type="float" office:value="0.1" calcext:value-type="float">
            <text:p>0.10000</text:p>
          </table:table-cell>
          <table:table-cell table:style-name="ce283" office:value-type="float" office:value="0" calcext:value-type="float">
            <text:p>0.00000</text:p>
          </table:table-cell>
          <table:table-cell table:style-name="ce68" table:formula="of:=SUM([.C49:.F49])" office:value-type="float" office:value="0.47" calcext:value-type="float">
            <text:p>0.47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6" office:value-type="float" office:value="-0.0550699758082577" calcext:value-type="float">
            <text:p>-0.0551</text:p>
          </table:table-cell>
          <table:table-cell table:style-name="ce290" office:value-type="float" office:value="0.093490889162856" calcext:value-type="float">
            <text:p>0.0935</text:p>
          </table:table-cell>
          <table:table-cell table:style-name="ce290" office:value-type="float" office:value="0.0105017163169236" calcext:value-type="float">
            <text:p>0.0105</text:p>
          </table:table-cell>
          <table:table-cell table:style-name="ce301" office:value-type="float" office:value="0.000256139422363989" calcext:value-type="float">
            <text:p>0.0003</text:p>
          </table:table-cell>
          <table:table-cell table:style-name="ce160"/>
          <table:table-cell/>
          <table:table-cell table:style-name="ce150" office:value-type="float" office:value="0.0491787690938859" calcext:value-type="float">
            <text:p>0.04918</text:p>
          </table:table-cell>
          <table:table-cell/>
          <table:table-cell table:style-name="ce150" office:value-type="float" office:value="0.158407403607675" calcext:value-type="float">
            <text:p>0.15841</text:p>
          </table:table-cell>
          <table:table-cell table:style-name="ce314" office:value-type="percentage" office:value="0.310457516339869" calcext:value-type="percentage">
            <text:p>31%</text:p>
          </table:table-cell>
          <table:table-cell table:style-name="ce314" office:value-type="percentage" office:value="0.689542483660131" calcext:value-type="percentage">
            <text:p>69%</text:p>
          </table:table-cell>
          <table:table-cell table:number-columns-repeated="1000"/>
        </table:table-row>
        <table:table-row table:style-name="ro2">
          <table:table-cell table:style-name="ce271"/>
          <table:table-cell/>
          <table:table-cell table:style-name="ce275" table:number-matrix-columns-spanned="4" table:number-matrix-rows-spanned="1" table:formula="of:=[.C43:.F43]*TRANSPOSE([.A$25:.A$28])+([.H43]/2)/4" office:value-type="float" office:value="-0.37" calcext:value-type="float">
            <text:p>-0.37000</text:p>
          </table:table-cell>
          <table:table-cell table:style-name="ce146" office:value-type="float" office:value="-0.95" calcext:value-type="float">
            <text:p>-0.95000</text:p>
          </table:table-cell>
          <table:table-cell table:style-name="ce146" office:value-type="float" office:value="0.58" calcext:value-type="float">
            <text:p>0.58000</text:p>
          </table:table-cell>
          <table:table-cell table:style-name="ce284" office:value-type="float" office:value="0.75" calcext:value-type="float">
            <text:p>0.75000</text:p>
          </table:table-cell>
          <table:table-cell table:style-name="ce68" table:formula="of:=SUM([.C50:.F50])" office:value-type="float" office:value="0.00999999999999995" calcext:value-type="float">
            <text:p>0.01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7" office:value-type="float" office:value="-0.129690654253185" calcext:value-type="float">
            <text:p>-0.1297</text:p>
          </table:table-cell>
          <table:table-cell table:style-name="ce291" office:value-type="float" office:value="-0.334372503142566" calcext:value-type="float">
            <text:p>-0.3344</text:p>
          </table:table-cell>
          <table:table-cell table:style-name="ce291" office:value-type="float" office:value="0.205564098238042" calcext:value-type="float">
            <text:p>0.2056</text:p>
          </table:table-cell>
          <table:table-cell table:style-name="ce302" office:value-type="float" office:value="0.265557053946998" calcext:value-type="float">
            <text:p>0.2656</text:p>
          </table:table-cell>
          <table:table-cell table:style-name="ce160"/>
          <table:table-cell/>
          <table:table-cell table:style-name="ce151" office:value-type="float" office:value="0.00705799478928898" calcext:value-type="float">
            <text:p>0.00706</text:p>
          </table:table-cell>
          <table:table-cell/>
          <table:table-cell table:style-name="ce151" office:value-type="float" office:value="0.07057994789289" calcext:value-type="float">
            <text:p>0.07058</text:p>
          </table:table-cell>
          <table:table-cell table:style-name="ce315" office:value-type="percentage" office:value="0.0999999999999997" calcext:value-type="percentage">
            <text:p>10%</text:p>
          </table:table-cell>
          <table:table-cell table:style-name="ce315" office:value-type="percentage" office:value="0.9" calcext:value-type="percentage">
            <text:p>90%</text:p>
          </table:table-cell>
          <table:table-cell table:number-columns-repeated="1000"/>
        </table:table-row>
        <table:table-row table:style-name="ro2">
          <table:table-cell table:style-name="ce271"/>
          <table:table-cell/>
          <table:table-cell table:style-name="ce128" table:number-columns-repeated="4"/>
          <table:table-cell table:number-columns-repeated="3"/>
          <table:table-cell table:style-name="ce288" table:formula="of:=SUM([.J46:.J50])" office:value-type="float" office:value="-0.729995592720281" calcext:value-type="float">
            <text:p>-0.7300</text:p>
          </table:table-cell>
          <table:table-cell table:style-name="ce288" table:formula="of:=SUM([.K46:.K50])" office:value-type="float" office:value="0.17280086456131" calcext:value-type="float">
            <text:p>0.1728</text:p>
          </table:table-cell>
          <table:table-cell table:style-name="ce288" table:formula="of:=SUM([.L46:.L50])" office:value-type="float" office:value="0.0813062058260772" calcext:value-type="float">
            <text:p>0.0813</text:p>
          </table:table-cell>
          <table:table-cell table:style-name="ce288" table:formula="of:=SUM([.M46:.M50])" office:value-type="float" office:value="0.475097113423801" calcext:value-type="float">
            <text:p>0.4751</text:p>
          </table:table-cell>
          <table:table-cell table:style-name="ce128"/>
          <table:table-cell table:number-columns-repeated="1006"/>
        </table:table-row>
        <table:table-row table:style-name="ro2">
          <table:table-cell table:style-name="ce271"/>
          <table:table-cell/>
          <table:table-cell table:style-name="ce79" table:number-columns-repeated="4"/>
          <table:table-cell table:number-columns-repeated="1014"/>
        </table:table-row>
        <table:table-row table:style-name="ro1">
          <table:table-cell table:style-name="ce271"/>
          <table:table-cell/>
          <table:table-cell table:style-name="ce276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80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277" office:value-type="float" office:value="0.1" calcext:value-type="float">
            <text:p>0.10000</text:p>
          </table:table-cell>
          <table:table-cell table:style-name="ce170" office:value-type="float" office:value="0.4" calcext:value-type="float">
            <text:p>0.40000</text:p>
          </table:table-cell>
          <table:table-cell table:style-name="ce170" office:value-type="float" office:value="-1" calcext:value-type="float">
            <text:p>-1.00000</text:p>
          </table:table-cell>
          <table:table-cell table:style-name="ce172" office:value-type="float" office:value="0.4" calcext:value-type="float">
            <text:p>0.40000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 table:style-name="ce21"/>
          <table:table-cell table:number-columns-repeated="1011"/>
        </table:table-row>
        <table:table-row table:style-name="ro2">
          <table:table-cell table:style-name="ce271"/>
          <table:table-cell/>
          <table:table-cell table:style-name="ce167" office:value-type="float" office:value="0.7" calcext:value-type="float">
            <text:p>0.70000</text:p>
          </table:table-cell>
          <table:table-cell table:style-name="ce20" office:value-type="float" office:value="-0.2" calcext:value-type="float">
            <text:p>-0.20000</text:p>
          </table:table-cell>
          <table:table-cell table:style-name="ce20" office:value-type="float" office:value="0.1" calcext:value-type="float">
            <text:p>0.10000</text:p>
          </table:table-cell>
          <table:table-cell table:style-name="ce173" office:value-type="float" office:value="0" calcext:value-type="float">
            <text:p>0.0000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7" office:value-type="float" office:value="0.7" calcext:value-type="float">
            <text:p>0.70000</text:p>
          </table:table-cell>
          <table:table-cell table:style-name="ce20" office:value-type="float" office:value="0.8" calcext:value-type="float">
            <text:p>0.80000</text:p>
          </table:table-cell>
          <table:table-cell table:style-name="ce20" office:value-type="float" office:value="-0.5" calcext:value-type="float">
            <text:p>-0.50000</text:p>
          </table:table-cell>
          <table:table-cell table:style-name="ce173" office:value-type="float" office:value="-0.3" calcext:value-type="float">
            <text:p>-0.30000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7" office:value-type="float" office:value="-0.9" calcext:value-type="float">
            <text:p>-0.90000</text:p>
          </table:table-cell>
          <table:table-cell table:style-name="ce20" office:value-type="float" office:value="0.9" calcext:value-type="float">
            <text:p>0.90000</text:p>
          </table:table-cell>
          <table:table-cell table:style-name="ce20" office:value-type="float" office:value="-0.3" calcext:value-type="float">
            <text:p>-0.30000</text:p>
          </table:table-cell>
          <table:table-cell table:style-name="ce173" office:value-type="float" office:value="-0.3" calcext:value-type="float">
            <text:p>-0.3000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8" office:value-type="float" office:value="-0.7" calcext:value-type="float">
            <text:p>-0.70000</text:p>
          </table:table-cell>
          <table:table-cell table:style-name="ce171" office:value-type="float" office:value="0.6" calcext:value-type="float">
            <text:p>0.60000</text:p>
          </table:table-cell>
          <table:table-cell table:style-name="ce171" office:value-type="float" office:value="-0.6" calcext:value-type="float">
            <text:p>-0.60000</text:p>
          </table:table-cell>
          <table:table-cell table:style-name="ce174" office:value-type="float" office:value="-0.8" calcext:value-type="float">
            <text:p>-0.80000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79" table:number-columns-repeated="4"/>
          <table:table-cell/>
          <table:table-cell table:style-name="ce37"/>
          <table:table-cell table:number-columns-repeated="1012"/>
        </table:table-row>
        <table:table-row table:style-name="ro1">
          <table:table-cell table:style-name="ce272" office:value-type="string" calcext:value-type="string">
            <text:p>I<text:span text:style-name="T1">relevance,for</text:span></text:p>
          </table:table-cell>
          <table:table-cell/>
          <table:table-cell table:style-name="ce278" office:value-type="string" calcext:value-type="string" table:number-columns-spanned="4" table:number-rows-spanned="1">
            <text:p>Contributions<text:span text:style-name="T1">for</text:span></text:p>
          </table:table-cell>
          <table:covered-table-cell table:style-name="ce281"/>
          <table:covered-table-cell table:number-columns-repeated="2" table:style-name="ce272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 table:number-columns-repeated="2"/>
          <table:table-cell table:style-name="ce8" office:value-type="string" calcext:value-type="string">
            <text:p>O<text:span text:style-name="T1">relevance,for,in</text:span></text:p>
          </table:table-cell>
          <table:table-cell/>
          <table:table-cell table:style-name="ce8" office:value-type="string" calcext:value-type="string">
            <text:p>O<text:span text:style-name="T1">relevance,for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1000"/>
        </table:table-row>
        <table:table-row table:style-name="ro2">
          <table:table-cell table:style-name="ce149" table:number-matrix-columns-spanned="1" table:number-matrix-rows-spanned="4" table:formula="of:=TRANSPOSE([.J66:.M66])" office:value-type="float" office:value="-0.00557452522473443" calcext:value-type="float">
            <text:p>-0.00557</text:p>
          </table:table-cell>
          <table:table-cell/>
          <table:table-cell table:style-name="ce273" table:number-matrix-columns-spanned="4" table:number-matrix-rows-spanned="1" table:formula="of:=[.C54:.F54]*TRANSPOSE([.A$25:.A$28])+([.H54]/2)/4" office:value-type="float" office:value="0.0325" calcext:value-type="float">
            <text:p>0.03250</text:p>
          </table:table-cell>
          <table:table-cell table:style-name="ce145" office:value-type="float" office:value="-0.2475" calcext:value-type="float">
            <text:p>-0.24750</text:p>
          </table:table-cell>
          <table:table-cell table:style-name="ce145" office:value-type="float" office:value="1.0125" calcext:value-type="float">
            <text:p>1.01250</text:p>
          </table:table-cell>
          <table:table-cell table:style-name="ce282" office:value-type="float" office:value="0.5125" calcext:value-type="float">
            <text:p>0.51250</text:p>
          </table:table-cell>
          <table:table-cell table:style-name="ce68" table:formula="of:=SUM([.C61:.F61])" office:value-type="float" office:value="1.31" calcext:value-type="float">
            <text:p>1.31</text:p>
          </table:table-cell>
          <table:table-cell table:style-name="ce65" table:number-matrix-columns-spanned="1" table:number-matrix-rows-spanned="5" table:formula="of:=IF([.G61:.G65] &lt;&gt; 0; SIGN([.G61:.G65]); 1)*[.$D$1]" office:value-type="float" office:value="0.01" calcext:value-type="float">
            <text:p>0.01</text:p>
          </table:table-cell>
          <table:table-cell/>
          <table:table-cell table:style-name="ce285" table:number-matrix-columns-spanned="4" table:number-matrix-rows-spanned="5" table:formula="of:=[.P61:.P65]*([.C61:.F65]+[.H61:.H65]/4)/([.G61:.G65]+[.H61:.H65])" office:value-type="float" office:value="-0.0005116980361725" calcext:value-type="float">
            <text:p>-0.0005</text:p>
          </table:table-cell>
          <table:table-cell table:style-name="ce289" office:value-type="float" office:value="0.0035818862532075" calcext:value-type="float">
            <text:p>0.0036</text:p>
          </table:table-cell>
          <table:table-cell table:style-name="ce289" office:value-type="float" office:value="-0.0148392430490025" calcext:value-type="float">
            <text:p>-0.0148</text:p>
          </table:table-cell>
          <table:table-cell table:style-name="ce300" office:value-type="float" office:value="-0.00752927110368108" calcext:value-type="float">
            <text:p>-0.0075</text:p>
          </table:table-cell>
          <table:table-cell table:number-columns-repeated="2"/>
          <table:table-cell table:style-name="ce311" table:number-matrix-columns-spanned="1" table:number-matrix-rows-spanned="5" table:formula="of:=[.R61:.R65]*[.S61:.S65]" office:value-type="float" office:value="-0.0192983259356486" calcext:value-type="float">
            <text:p>-0.01930</text:p>
          </table:table-cell>
          <table:table-cell/>
          <table:table-cell table:style-name="ce149" table:number-matrix-columns-spanned="1" table:number-matrix-rows-spanned="5" table:formula="of:=[.R25:.R29]*[.P25:.P29]/2" office:value-type="float" office:value="-0.0343407472923329" calcext:value-type="float">
            <text:p>-0.03434</text:p>
          </table:table-cell>
          <table:table-cell table:style-name="ce313" table:number-matrix-columns-spanned="1" table:number-matrix-rows-spanned="5" table:formula="of:=([.G61:.G65]+[.V17:.V21]/2)/([.K32:.K36]+[.V17:.V21])" office:value-type="percentage" office:value="0.561965811965812" calcext:value-type="percentage">
            <text:p>56%</text:p>
          </table:table-cell>
          <table:table-cell table:style-name="ce313" table:number-matrix-columns-spanned="1" table:number-matrix-rows-spanned="5" table:formula="of:=([.U17:.U21]+[.V17:.V21]/2)/([.K32:.K36]+[.V17:.V21])" office:value-type="percentage" office:value="0.438034188034188" calcext:value-type="percentage">
            <text:p>44%</text:p>
          </table:table-cell>
          <table:table-cell table:number-columns-repeated="1000"/>
        </table:table-row>
        <table:table-row table:style-name="ro2">
          <table:table-cell table:style-name="ce150" office:value-type="float" office:value="0.034181551902494" calcext:value-type="float">
            <text:p>0.03418</text:p>
          </table:table-cell>
          <table:table-cell/>
          <table:table-cell table:style-name="ce274" table:number-matrix-columns-spanned="4" table:number-matrix-rows-spanned="1" table:formula="of:=[.C55:.F55]*TRANSPOSE([.A$25:.A$28])+([.H55]/2)/4" office:value-type="float" office:value="-0.535" calcext:value-type="float">
            <text:p>-0.53500</text:p>
          </table:table-cell>
          <table:table-cell table:style-name="ce271" office:value-type="float" office:value="0.205" calcext:value-type="float">
            <text:p>0.20500</text:p>
          </table:table-cell>
          <table:table-cell table:style-name="ce271" office:value-type="float" office:value="-0.065" calcext:value-type="float">
            <text:p>-0.06500</text:p>
          </table:table-cell>
          <table:table-cell table:style-name="ce283" office:value-type="float" office:value="0.025" calcext:value-type="float">
            <text:p>0.02500</text:p>
          </table:table-cell>
          <table:table-cell table:style-name="ce68" table:formula="of:=SUM([.C62:.F62])" office:value-type="float" office:value="-0.37" calcext:value-type="float">
            <text:p>-0.37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86" office:value-type="float" office:value="0.067753677317996" calcext:value-type="float">
            <text:p>0.0678</text:p>
          </table:table-cell>
          <table:table-cell table:style-name="ce290" office:value-type="float" office:value="-0.0255258040128264" calcext:value-type="float">
            <text:p>-0.0255</text:p>
          </table:table-cell>
          <table:table-cell table:style-name="ce290" office:value-type="float" office:value="0.0085086013376088" calcext:value-type="float">
            <text:p>0.0085</text:p>
          </table:table-cell>
          <table:table-cell table:style-name="ce301" office:value-type="float" office:value="-0.0028362004458696" calcext:value-type="float">
            <text:p>-0.0028</text:p>
          </table:table-cell>
          <table:table-cell table:number-columns-repeated="2"/>
          <table:table-cell table:style-name="ce150" office:value-type="float" office:value="0.0479002741969088" calcext:value-type="float">
            <text:p>0.04790</text:p>
          </table:table-cell>
          <table:table-cell/>
          <table:table-cell table:style-name="ce150" office:value-type="float" office:value="0.194155778078137" calcext:value-type="float">
            <text:p>0.19416</text:p>
          </table:table-cell>
          <table:table-cell table:style-name="ce314" office:value-type="percentage" office:value="0.246710526315789" calcext:value-type="percentage">
            <text:p>25%</text:p>
          </table:table-cell>
          <table:table-cell table:style-name="ce314" office:value-type="percentage" office:value="0.75328947368421" calcext:value-type="percentage">
            <text:p>75%</text:p>
          </table:table-cell>
          <table:table-cell table:number-columns-repeated="1000"/>
        </table:table-row>
        <table:table-row table:style-name="ro2">
          <table:table-cell table:style-name="ce150" office:value-type="float" office:value="-0.0385367962419955" calcext:value-type="float">
            <text:p>-0.03854</text:p>
          </table:table-cell>
          <table:table-cell/>
          <table:table-cell table:style-name="ce274" table:number-matrix-columns-spanned="4" table:number-matrix-rows-spanned="1" table:formula="of:=[.C56:.F56]*TRANSPOSE([.A$25:.A$28])+([.H56]/2)/4" office:value-type="float" office:value="-0.6725" calcext:value-type="float">
            <text:p>-0.67250</text:p>
          </table:table-cell>
          <table:table-cell table:style-name="ce271" office:value-type="float" office:value="-0.8325" calcext:value-type="float">
            <text:p>-0.83250</text:p>
          </table:table-cell>
          <table:table-cell table:style-name="ce271" office:value-type="float" office:value="0.3375" calcext:value-type="float">
            <text:p>0.33750</text:p>
          </table:table-cell>
          <table:table-cell table:style-name="ce283" office:value-type="float" office:value="-0.4125" calcext:value-type="float">
            <text:p>-0.41250</text:p>
          </table:table-cell>
          <table:table-cell table:style-name="ce68" table:formula="of:=SUM([.C63:.F63])" office:value-type="float" office:value="-1.58" calcext:value-type="float">
            <text:p>-1.58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286" office:value-type="float" office:value="-0.0143973643286606" calcext:value-type="float">
            <text:p>-0.0144</text:p>
          </table:table-cell>
          <table:table-cell table:style-name="ce290" office:value-type="float" office:value="-0.017810072910269" calcext:value-type="float">
            <text:p>-0.0178</text:p>
          </table:table-cell>
          <table:table-cell table:style-name="ce290" office:value-type="float" office:value="0.00714535859274266" calcext:value-type="float">
            <text:p>0.0071</text:p>
          </table:table-cell>
          <table:table-cell table:style-name="ce301" office:value-type="float" office:value="-0.00885171288354687" calcext:value-type="float">
            <text:p>-0.0089</text:p>
          </table:table-cell>
          <table:table-cell table:number-columns-repeated="2"/>
          <table:table-cell table:style-name="ce150" office:value-type="float" office:value="-0.0339137915297338" calcext:value-type="float">
            <text:p>-0.03391</text:p>
          </table:table-cell>
          <table:table-cell/>
          <table:table-cell table:style-name="ce150" office:value-type="float" office:value="-0.0639761745576682" calcext:value-type="float">
            <text:p>-0.06398</text:p>
          </table:table-cell>
          <table:table-cell table:style-name="ce314" office:value-type="percentage" office:value="0.530100334448161" calcext:value-type="percentage">
            <text:p>53%</text:p>
          </table:table-cell>
          <table:table-cell table:style-name="ce314" office:value-type="percentage" office:value="0.469899665551839" calcext:value-type="percentage">
            <text:p>47%</text:p>
          </table:table-cell>
          <table:table-cell table:number-columns-repeated="1000"/>
        </table:table-row>
        <table:table-row table:style-name="ro2">
          <table:table-cell table:style-name="ce151" office:value-type="float" office:value="0.0516035321830617" calcext:value-type="float">
            <text:p>0.05160</text:p>
          </table:table-cell>
          <table:table-cell/>
          <table:table-cell table:style-name="ce274" table:number-matrix-columns-spanned="4" table:number-matrix-rows-spanned="1" table:formula="of:=[.C57:.F57]*TRANSPOSE([.A$25:.A$28])+([.H57]/2)/4" office:value-type="float" office:value="0.745" calcext:value-type="float">
            <text:p>0.74500</text:p>
          </table:table-cell>
          <table:table-cell table:style-name="ce271" office:value-type="float" office:value="-0.785" calcext:value-type="float">
            <text:p>-0.78500</text:p>
          </table:table-cell>
          <table:table-cell table:style-name="ce271" office:value-type="float" office:value="0.295" calcext:value-type="float">
            <text:p>0.29500</text:p>
          </table:table-cell>
          <table:table-cell table:style-name="ce283" office:value-type="float" office:value="-0.275" calcext:value-type="float">
            <text:p>-0.27500</text:p>
          </table:table-cell>
          <table:table-cell table:style-name="ce68" table:formula="of:=SUM([.C64:.F64])" office:value-type="float" office:value="-0.0199999999999998" calcext:value-type="float">
            <text:p>-0.02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286" office:value-type="float" office:value="-0.0293023629585798" calcext:value-type="float">
            <text:p>-0.0293</text:p>
          </table:table-cell>
          <table:table-cell table:style-name="ce290" office:value-type="float" office:value="0.0310782637439482" calcext:value-type="float">
            <text:p>0.0311</text:p>
          </table:table-cell>
          <table:table-cell table:style-name="ce290" office:value-type="float" office:value="-0.0115433551048951" calcext:value-type="float">
            <text:p>-0.0115</text:p>
          </table:table-cell>
          <table:table-cell table:style-name="ce301" office:value-type="float" office:value="0.0109513881764389" calcext:value-type="float">
            <text:p>0.0110</text:p>
          </table:table-cell>
          <table:table-cell table:number-columns-repeated="2"/>
          <table:table-cell table:style-name="ce150" office:value-type="float" office:value="0.00118393385691231" calcext:value-type="float">
            <text:p>0.00118</text:p>
          </table:table-cell>
          <table:table-cell/>
          <table:table-cell table:style-name="ce150" office:value-type="float" office:value="-0.0584074036076746" calcext:value-type="float">
            <text:p>-0.05841</text:p>
          </table:table-cell>
          <table:table-cell table:style-name="ce314" office:value-type="percentage" office:value="-0.02027027027027" calcext:value-type="percentage">
            <text:p>-2%</text:p>
          </table:table-cell>
          <table:table-cell table:style-name="ce314" office:value-type="percentage" office:value="1.02027027027027" calcext:value-type="percentage">
            <text:p>102%</text:p>
          </table:table-cell>
          <table:table-cell table:number-columns-repeated="1000"/>
        </table:table-row>
        <table:table-row table:style-name="ro2">
          <table:table-cell table:style-name="ce271"/>
          <table:table-cell/>
          <table:table-cell table:style-name="ce275" table:number-matrix-columns-spanned="4" table:number-matrix-rows-spanned="1" table:formula="of:=[.C58:.F58]*TRANSPOSE([.A$25:.A$28])+([.H58]/2)/4" office:value-type="float" office:value="0.4475" calcext:value-type="float">
            <text:p>0.44750</text:p>
          </table:table-cell>
          <table:table-cell table:style-name="ce146" office:value-type="float" office:value="-0.6525" calcext:value-type="float">
            <text:p>-0.65250</text:p>
          </table:table-cell>
          <table:table-cell table:style-name="ce146" office:value-type="float" office:value="0.4275" calcext:value-type="float">
            <text:p>0.42750</text:p>
          </table:table-cell>
          <table:table-cell table:style-name="ce284" office:value-type="float" office:value="-0.9125" calcext:value-type="float">
            <text:p>-0.91250</text:p>
          </table:table-cell>
          <table:table-cell table:style-name="ce68" table:formula="of:=SUM([.C65:.F65])" office:value-type="float" office:value="-0.69" calcext:value-type="float">
            <text:p>-0.69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287" office:value-type="float" office:value="-0.0291167772193175" calcext:value-type="float">
            <text:p>-0.0291</text:p>
          </table:table-cell>
          <table:table-cell table:style-name="ce291" office:value-type="float" office:value="0.0428572788284337" calcext:value-type="float">
            <text:p>0.0429</text:p>
          </table:table-cell>
          <table:table-cell table:style-name="ce291" office:value-type="float" office:value="-0.0278081580184493" calcext:value-type="float">
            <text:p>-0.0278</text:p>
          </table:table-cell>
          <table:table-cell table:style-name="ce302" office:value-type="float" office:value="0.0598693284397203" calcext:value-type="float">
            <text:p>0.0599</text:p>
          </table:table-cell>
          <table:table-cell table:number-columns-repeated="2"/>
          <table:table-cell table:style-name="ce151" office:value-type="float" office:value="0.0458016720303871" calcext:value-type="float">
            <text:p>0.04580</text:p>
          </table:table-cell>
          <table:table-cell/>
          <table:table-cell table:style-name="ce151" office:value-type="float" office:value="0.02942005210711" calcext:value-type="float">
            <text:p>0.02942</text:p>
          </table:table-cell>
          <table:table-cell table:style-name="ce315" office:value-type="percentage" office:value="1.55681818181818" calcext:value-type="percentage">
            <text:p>156%</text:p>
          </table:table-cell>
          <table:table-cell table:style-name="ce315" office:value-type="percentage" office:value="-0.556818181818182" calcext:value-type="percentage">
            <text:p>-56%</text:p>
          </table:table-cell>
          <table:table-cell table:number-columns-repeated="1000"/>
        </table:table-row>
        <table:table-row table:style-name="ro2">
          <table:table-cell table:style-name="ce271"/>
          <table:table-cell/>
          <table:table-cell table:style-name="ce128" table:number-columns-repeated="4"/>
          <table:table-cell table:number-columns-repeated="3"/>
          <table:table-cell table:style-name="ce288" table:formula="of:=SUM([.J61:.J65])" office:value-type="float" office:value="-0.00557452522473443" calcext:value-type="float">
            <text:p>-0.0056</text:p>
          </table:table-cell>
          <table:table-cell table:style-name="ce288" table:formula="of:=SUM([.K61:.K65])" office:value-type="float" office:value="0.034181551902494" calcext:value-type="float">
            <text:p>0.0342</text:p>
          </table:table-cell>
          <table:table-cell table:style-name="ce288" table:formula="of:=SUM([.L61:.L65])" office:value-type="float" office:value="-0.0385367962419955" calcext:value-type="float">
            <text:p>-0.0385</text:p>
          </table:table-cell>
          <table:table-cell table:style-name="ce288" table:formula="of:=SUM([.M61:.M65])" office:value-type="float" office:value="0.0516035321830617" calcext:value-type="float">
            <text:p>0.0516</text:p>
          </table:table-cell>
          <table:table-cell table:number-columns-repeated="4"/>
          <table:table-cell table:style-name="ce1"/>
          <table:table-cell table:number-columns-repeated="1002"/>
        </table:table-row>
        <table:table-row table:style-name="ro2">
          <table:table-cell table:style-name="ce271"/>
          <table:table-cell/>
          <table:table-cell table:style-name="ce79" table:number-columns-repeated="4"/>
          <table:table-cell table:number-columns-repeated="11"/>
          <table:table-cell table:style-name="ce1"/>
          <table:table-cell table:number-columns-repeated="1002"/>
        </table:table-row>
        <table:table-row table:style-name="ro3">
          <table:table-cell table:style-name="ce271"/>
          <table:table-cell/>
          <table:table-cell table:style-name="ce276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80"/>
          <table:table-cell table:style-name="ce21"/>
          <table:table-cell table:style-name="ce21" office:value-type="string" calcext:value-type="string">
            <text:p>B<text:span text:style-name="T1">c</text:span>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277" office:value-type="float" office:value="-1" calcext:value-type="float">
            <text:p>-1.00000</text:p>
          </table:table-cell>
          <table:table-cell table:style-name="ce170" office:value-type="float" office:value="0.2" calcext:value-type="float">
            <text:p>0.20000</text:p>
          </table:table-cell>
          <table:table-cell table:style-name="ce170" office:value-type="float" office:value="-0" calcext:value-type="float">
            <text:p>0.00000</text:p>
          </table:table-cell>
          <table:table-cell table:style-name="ce172" office:value-type="float" office:value="0.2" calcext:value-type="float">
            <text:p>0.20000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7" office:value-type="float" office:value="-0.7" calcext:value-type="float">
            <text:p>-0.70000</text:p>
          </table:table-cell>
          <table:table-cell table:style-name="ce20" office:value-type="float" office:value="0.7" calcext:value-type="float">
            <text:p>0.70000</text:p>
          </table:table-cell>
          <table:table-cell table:style-name="ce20" office:value-type="float" office:value="-0.3" calcext:value-type="float">
            <text:p>-0.30000</text:p>
          </table:table-cell>
          <table:table-cell table:style-name="ce173" office:value-type="float" office:value="-0.3" calcext:value-type="float">
            <text:p>-0.30000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7" office:value-type="float" office:value="0.3" calcext:value-type="float">
            <text:p>0.30000</text:p>
          </table:table-cell>
          <table:table-cell table:style-name="ce20" office:value-type="float" office:value="-0.6" calcext:value-type="float">
            <text:p>-0.60000</text:p>
          </table:table-cell>
          <table:table-cell table:style-name="ce20" office:value-type="float" office:value="0" calcext:value-type="float">
            <text:p>0.00000</text:p>
          </table:table-cell>
          <table:table-cell table:style-name="ce173" office:value-type="float" office:value="0.7" calcext:value-type="float">
            <text:p>0.70000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7" office:value-type="float" office:value="-1" calcext:value-type="float">
            <text:p>-1.00000</text:p>
          </table:table-cell>
          <table:table-cell table:style-name="ce20" office:value-type="float" office:value="-0.6" calcext:value-type="float">
            <text:p>-0.60000</text:p>
          </table:table-cell>
          <table:table-cell table:style-name="ce20" office:value-type="float" office:value="0.9" calcext:value-type="float">
            <text:p>0.90000</text:p>
          </table:table-cell>
          <table:table-cell table:style-name="ce173" office:value-type="float" office:value="0.8" calcext:value-type="float">
            <text:p>0.80000</text:p>
          </table:table-cell>
          <table:table-cell/>
          <table:table-cell table:style-name="ce5" office:value-type="float" office:value="0.7" calcext:value-type="float">
            <text:p>0.7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8" office:value-type="float" office:value="0.5" calcext:value-type="float">
            <text:p>0.50000</text:p>
          </table:table-cell>
          <table:table-cell table:style-name="ce171" office:value-type="float" office:value="0.8" calcext:value-type="float">
            <text:p>0.80000</text:p>
          </table:table-cell>
          <table:table-cell table:style-name="ce171" office:value-type="float" office:value="-0.9" calcext:value-type="float">
            <text:p>-0.90000</text:p>
          </table:table-cell>
          <table:table-cell table:style-name="ce174" office:value-type="float" office:value="-0.8" calcext:value-type="float">
            <text:p>-0.80000</text:p>
          </table:table-cell>
          <table:table-cell/>
          <table:table-cell table:style-name="ce6" office:value-type="float" office:value="-0.3" calcext:value-type="float">
            <text:p>-0.3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79" table:number-columns-repeated="4"/>
          <table:table-cell table:number-columns-repeated="1014"/>
        </table:table-row>
        <table:table-row table:style-name="ro1">
          <table:table-cell table:style-name="ce272" office:value-type="string" calcext:value-type="string">
            <text:p>I<text:span text:style-name="T1">relevance,c</text:span></text:p>
          </table:table-cell>
          <table:table-cell/>
          <table:table-cell table:style-name="ce278" office:value-type="string" calcext:value-type="string" table:number-columns-spanned="4" table:number-rows-spanned="1">
            <text:p>Contributions<text:span text:style-name="T1">c</text:span></text:p>
          </table:table-cell>
          <table:covered-table-cell table:style-name="ce281"/>
          <table:covered-table-cell table:number-columns-repeated="2" table:style-name="ce272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 table:number-columns-repeated="2"/>
          <table:table-cell table:style-name="ce8" office:value-type="string" calcext:value-type="string">
            <text:p>O<text:span text:style-name="T1">relevance,c</text:span></text:p>
          </table:table-cell>
          <table:table-cell table:number-columns-repeated="2"/>
          <table:table-cell table:style-name="ce8" table:number-columns-repeated="2"/>
          <table:table-cell table:number-columns-repeated="1000"/>
        </table:table-row>
        <table:table-row table:style-name="ro2">
          <table:table-cell table:style-name="ce149" table:number-matrix-columns-spanned="1" table:number-matrix-rows-spanned="4" table:formula="of:=TRANSPOSE([.J81:.M81])" office:value-type="float" office:value="-0.00141958594345384" calcext:value-type="float">
            <text:p>-0.00142</text:p>
          </table:table-cell>
          <table:table-cell/>
          <table:table-cell table:style-name="ce273" table:number-matrix-columns-spanned="4" table:number-matrix-rows-spanned="1" table:formula="of:=[.C69:.F69]*TRANSPOSE([.A$25:.A$28])+[.H69]/4" office:value-type="float" office:value="0.85" calcext:value-type="float">
            <text:p>0.85000</text:p>
          </table:table-cell>
          <table:table-cell table:style-name="ce145" office:value-type="float" office:value="-0.13" calcext:value-type="float">
            <text:p>-0.13000</text:p>
          </table:table-cell>
          <table:table-cell table:style-name="ce145" office:value-type="float" office:value="0.05" calcext:value-type="float">
            <text:p>0.05000</text:p>
          </table:table-cell>
          <table:table-cell table:style-name="ce282" office:value-type="float" office:value="0.25" calcext:value-type="float">
            <text:p>0.25000</text:p>
          </table:table-cell>
          <table:table-cell table:style-name="ce68" table:formula="of:=SUM([.C76:.F76])" office:value-type="float" office:value="1.02" calcext:value-type="float">
            <text:p>1.02</text:p>
          </table:table-cell>
          <table:table-cell table:style-name="ce65" table:number-matrix-columns-spanned="1" table:number-matrix-rows-spanned="5" table:formula="of:=IF([.G76:.G80] &lt;&gt; 0; SIGN([.G76:.G80]); 1)*[.$D$1]" office:value-type="float" office:value="0.01" calcext:value-type="float">
            <text:p>0.01</text:p>
          </table:table-cell>
          <table:table-cell/>
          <table:table-cell table:style-name="ce285" table:number-matrix-columns-spanned="4" table:number-matrix-rows-spanned="5" table:formula="of:=[.P76:.P80]*([.C76:.F80]+[.H76:.H80]/4)/([.G76:.G80]+[.H76:.H80])" office:value-type="float" office:value="0.111189793268654" calcext:value-type="float">
            <text:p>0.1112</text:p>
          </table:table-cell>
          <table:table-cell table:style-name="ce289" office:value-type="float" office:value="-0.0166295585240509" calcext:value-type="float">
            <text:p>-0.0166</text:p>
          </table:table-cell>
          <table:table-cell table:style-name="ce289" office:value-type="float" office:value="0.0068474652746092" calcext:value-type="float">
            <text:p>0.0068</text:p>
          </table:table-cell>
          <table:table-cell table:style-name="ce300" office:value-type="float" office:value="0.0329330472731204" calcext:value-type="float">
            <text:p>0.0329</text:p>
          </table:table-cell>
          <table:table-cell table:number-columns-repeated="2"/>
          <table:table-cell table:style-name="ce311" table:number-matrix-columns-spanned="1" table:number-matrix-rows-spanned="5" table:formula="of:=[.Q25:.Q29]*[.P25:.P29]/2" office:value-type="float" office:value="0.134340747292333" calcext:value-type="float">
            <text:p>0.13434</text:p>
          </table:table-cell>
          <table:table-cell table:number-columns-repeated="2"/>
          <table:table-cell table:style-name="ce316" table:number-columns-repeated="2"/>
          <table:table-cell table:number-columns-repeated="1000"/>
        </table:table-row>
        <table:table-row table:style-name="ro2">
          <table:table-cell table:style-name="ce150" office:value-type="float" office:value="0.0106230441246973" calcext:value-type="float">
            <text:p>0.01062</text:p>
          </table:table-cell>
          <table:table-cell/>
          <table:table-cell table:style-name="ce274" table:number-matrix-columns-spanned="4" table:number-matrix-rows-spanned="1" table:formula="of:=[.C70:.F70]*TRANSPOSE([.A$25:.A$28])+[.H70]/4" office:value-type="float" office:value="0.56" calcext:value-type="float">
            <text:p>0.56000</text:p>
          </table:table-cell>
          <table:table-cell table:style-name="ce43" office:value-type="float" office:value="-0.63" calcext:value-type="float">
            <text:p>-0.63000</text:p>
          </table:table-cell>
          <table:table-cell table:style-name="ce43" office:value-type="float" office:value="0.27" calcext:value-type="float">
            <text:p>0.27000</text:p>
          </table:table-cell>
          <table:table-cell table:style-name="ce283" office:value-type="float" office:value="-0.3" calcext:value-type="float">
            <text:p>-0.30000</text:p>
          </table:table-cell>
          <table:table-cell table:style-name="ce68" table:formula="of:=SUM([.C77:.F77])" office:value-type="float" office:value="-0.1" calcext:value-type="float">
            <text:p>-0.1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86" office:value-type="float" office:value="0.477198602532375" calcext:value-type="float">
            <text:p>0.4772</text:p>
          </table:table-cell>
          <table:table-cell table:style-name="ce290" office:value-type="float" office:value="-0.541395723949287" calcext:value-type="float">
            <text:p>-0.5414</text:p>
          </table:table-cell>
          <table:table-cell table:style-name="ce290" office:value-type="float" office:value="0.228969733053651" calcext:value-type="float">
            <text:p>0.2290</text:p>
          </table:table-cell>
          <table:table-cell table:style-name="ce301" office:value-type="float" office:value="-0.258928389714876" calcext:value-type="float">
            <text:p>-0.2589</text:p>
          </table:table-cell>
          <table:table-cell table:number-columns-repeated="2"/>
          <table:table-cell table:style-name="ce150" office:value-type="float" office:value="-0.0941557780781369" calcext:value-type="float">
            <text:p>-0.09416</text:p>
          </table:table-cell>
          <table:table-cell table:number-columns-repeated="2"/>
          <table:table-cell table:style-name="ce316" table:number-columns-repeated="2"/>
          <table:table-cell table:number-columns-repeated="1000"/>
        </table:table-row>
        <table:table-row table:style-name="ro2">
          <table:table-cell table:style-name="ce150" office:value-type="float" office:value="-0.181384260405433" calcext:value-type="float">
            <text:p>-0.18138</text:p>
          </table:table-cell>
          <table:table-cell/>
          <table:table-cell table:style-name="ce274" table:number-matrix-columns-spanned="4" table:number-matrix-rows-spanned="1" table:formula="of:=[.C71:.F71]*TRANSPOSE([.A$25:.A$28])+[.H71]/4" office:value-type="float" office:value="-0.465" calcext:value-type="float">
            <text:p>-0.46500</text:p>
          </table:table-cell>
          <table:table-cell table:style-name="ce43" office:value-type="float" office:value="0.315" calcext:value-type="float">
            <text:p>0.31500</text:p>
          </table:table-cell>
          <table:table-cell table:style-name="ce43" office:value-type="float" office:value="-0.225" calcext:value-type="float">
            <text:p>-0.22500</text:p>
          </table:table-cell>
          <table:table-cell table:style-name="ce283" office:value-type="float" office:value="0.475" calcext:value-type="float">
            <text:p>0.47500</text:p>
          </table:table-cell>
          <table:table-cell table:style-name="ce68" table:formula="of:=SUM([.C78:.F78])" office:value-type="float" office:value="0.1" calcext:value-type="float">
            <text:p>0.1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6" office:value-type="float" office:value="-0.689445279390195" calcext:value-type="float">
            <text:p>-0.6894</text:p>
          </table:table-cell>
          <table:table-cell table:style-name="ce290" office:value-type="float" office:value="0.473294867473269" calcext:value-type="float">
            <text:p>0.4733</text:p>
          </table:table-cell>
          <table:table-cell table:style-name="ce290" office:value-type="float" office:value="-0.331679080355283" calcext:value-type="float">
            <text:p>-0.3317</text:p>
          </table:table-cell>
          <table:table-cell table:style-name="ce301" office:value-type="float" office:value="0.711805666829877" calcext:value-type="float">
            <text:p>0.7118</text:p>
          </table:table-cell>
          <table:table-cell table:number-columns-repeated="2"/>
          <table:table-cell table:style-name="ce150" office:value-type="float" office:value="0.163976174557668" calcext:value-type="float">
            <text:p>0.16398</text:p>
          </table:table-cell>
          <table:table-cell table:number-columns-repeated="2"/>
          <table:table-cell table:style-name="ce316" table:number-columns-repeated="2"/>
          <table:table-cell table:number-columns-repeated="1000"/>
        </table:table-row>
        <table:table-row table:style-name="ro2">
          <table:table-cell table:style-name="ce151" office:value-type="float" office:value="0.605329297496618" calcext:value-type="float">
            <text:p>0.60533</text:p>
          </table:table-cell>
          <table:table-cell/>
          <table:table-cell table:style-name="ce274" table:number-matrix-columns-spanned="4" table:number-matrix-rows-spanned="1" table:formula="of:=[.C72:.F72]*TRANSPOSE([.A$25:.A$28])+[.H72]/4" office:value-type="float" office:value="0.975" calcext:value-type="float">
            <text:p>0.97500</text:p>
          </table:table-cell>
          <table:table-cell table:style-name="ce43" office:value-type="float" office:value="0.715" calcext:value-type="float">
            <text:p>0.71500</text:p>
          </table:table-cell>
          <table:table-cell table:style-name="ce43" office:value-type="float" office:value="-0.635" calcext:value-type="float">
            <text:p>-0.63500</text:p>
          </table:table-cell>
          <table:table-cell table:style-name="ce283" office:value-type="float" office:value="0.975" calcext:value-type="float">
            <text:p>0.97500</text:p>
          </table:table-cell>
          <table:table-cell table:style-name="ce68" table:formula="of:=SUM([.C79:.F79])" office:value-type="float" office:value="2.03" calcext:value-type="float">
            <text:p>2.03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6" office:value-type="float" office:value="0.0759035475620108" calcext:value-type="float">
            <text:p>0.0759</text:p>
          </table:table-cell>
          <table:table-cell table:style-name="ce290" office:value-type="float" office:value="0.0557143686708366" calcext:value-type="float">
            <text:p>0.0557</text:p>
          </table:table-cell>
          <table:table-cell table:style-name="ce290" office:value-type="float" office:value="-0.0491140601871834" calcext:value-type="float">
            <text:p>-0.0491</text:p>
          </table:table-cell>
          <table:table-cell table:style-name="ce301" office:value-type="float" office:value="0.0759035475620108" calcext:value-type="float">
            <text:p>0.0759</text:p>
          </table:table-cell>
          <table:table-cell table:number-columns-repeated="2"/>
          <table:table-cell table:style-name="ce150" office:value-type="float" office:value="0.158407403607675" calcext:value-type="float">
            <text:p>0.15841</text:p>
          </table:table-cell>
          <table:table-cell table:number-columns-repeated="2"/>
          <table:table-cell table:style-name="ce316" table:number-columns-repeated="2"/>
          <table:table-cell table:number-columns-repeated="1000"/>
        </table:table-row>
        <table:table-row table:style-name="ro2">
          <table:table-cell table:number-columns-repeated="2"/>
          <table:table-cell table:style-name="ce275" table:number-matrix-columns-spanned="4" table:number-matrix-rows-spanned="1" table:formula="of:=[.C73:.F73]*TRANSPOSE([.A$25:.A$28])+[.H73]/4" office:value-type="float" office:value="-0.475" calcext:value-type="float">
            <text:p>-0.47500</text:p>
          </table:table-cell>
          <table:table-cell table:style-name="ce146" office:value-type="float" office:value="-0.795" calcext:value-type="float">
            <text:p>-0.79500</text:p>
          </table:table-cell>
          <table:table-cell table:style-name="ce146" office:value-type="float" office:value="0.735" calcext:value-type="float">
            <text:p>0.73500</text:p>
          </table:table-cell>
          <table:table-cell table:style-name="ce284" office:value-type="float" office:value="-0.875" calcext:value-type="float">
            <text:p>-0.87500</text:p>
          </table:table-cell>
          <table:table-cell table:style-name="ce68" table:formula="of:=SUM([.C80:.F80])" office:value-type="float" office:value="-1.41" calcext:value-type="float">
            <text:p>-1.41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287" office:value-type="float" office:value="0.0237337500837007" calcext:value-type="float">
            <text:p>0.0237</text:p>
          </table:table-cell>
          <table:table-cell table:style-name="ce291" office:value-type="float" office:value="0.0396390904539294" calcext:value-type="float">
            <text:p>0.0396</text:p>
          </table:table-cell>
          <table:table-cell table:style-name="ce291" office:value-type="float" office:value="-0.0364083181912267" calcext:value-type="float">
            <text:p>-0.0364</text:p>
          </table:table-cell>
          <table:table-cell table:style-name="ce302" office:value-type="float" office:value="0.0436154255464866" calcext:value-type="float">
            <text:p>0.0436</text:p>
          </table:table-cell>
          <table:table-cell table:number-columns-repeated="2"/>
          <table:table-cell table:style-name="ce151" office:value-type="float" office:value="0.07057994789289" calcext:value-type="float">
            <text:p>0.07058</text:p>
          </table:table-cell>
          <table:table-cell table:number-columns-repeated="2"/>
          <table:table-cell table:style-name="ce316" table:number-columns-repeated="2"/>
          <table:table-cell table:number-columns-repeated="1000"/>
        </table:table-row>
        <table:table-row table:style-name="ro2">
          <table:table-cell table:number-columns-repeated="2"/>
          <table:table-cell table:style-name="ce128" table:number-columns-repeated="4"/>
          <table:table-cell table:number-columns-repeated="3"/>
          <table:table-cell table:style-name="ce288" table:formula="of:=SUM([.J76:.J80])" office:value-type="float" office:value="-0.00141958594345384" calcext:value-type="float">
            <text:p>-0.0014</text:p>
          </table:table-cell>
          <table:table-cell table:style-name="ce288" table:formula="of:=SUM([.K76:.K80])" office:value-type="float" office:value="0.0106230441246973" calcext:value-type="float">
            <text:p>0.0106</text:p>
          </table:table-cell>
          <table:table-cell table:style-name="ce288" table:formula="of:=SUM([.L76:.L80])" office:value-type="float" office:value="-0.181384260405433" calcext:value-type="float">
            <text:p>-0.1814</text:p>
          </table:table-cell>
          <table:table-cell table:style-name="ce288" table:formula="of:=SUM([.M76:.M80])" office:value-type="float" office:value="0.605329297496618" calcext:value-type="float">
            <text:p>0.6053</text:p>
          </table:table-cell>
          <table:table-cell table:number-columns-repeated="1007"/>
        </table:table-row>
      </table:table>
      <table:table table:name="RAN Backwar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6" calcext:value-type="float">
            <text:p>0.6</text:p>
          </table:table-cell>
          <table:table-cell table:number-columns-repeated="5"/>
          <table:table-cell table:style-name="ce3"/>
          <table:table-cell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66" table:number-matrix-columns-spanned="5" table:number-matrix-rows-spanned="5" table:formula="of:=MMULT([.J17:.J21];TRANSPOSE(['RAN Forward'.G2:.G6]))" office:value-type="float" office:value="0.00812116366885425" calcext:value-type="float">
            <text:p>0.00812</text:p>
          </table:table-cell>
          <table:table-cell table:style-name="ce177" office:value-type="float" office:value="-0.00812116366885425" calcext:value-type="float">
            <text:p>-0.00812</text:p>
          </table:table-cell>
          <table:table-cell table:style-name="ce177" office:value-type="float" office:value="0.0121817455032814" calcext:value-type="float">
            <text:p>0.01218</text:p>
          </table:table-cell>
          <table:table-cell table:style-name="ce177" office:value-type="float" office:value="0.0365452365098441" calcext:value-type="float">
            <text:p>0.03655</text:p>
          </table:table-cell>
          <table:table-cell table:style-name="ce184" office:value-type="float" office:value="0.032484654675417" calcext:value-type="float">
            <text:p>0.0324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75" office:value-type="float" office:value="-0.0014565902367373" calcext:value-type="float">
            <text:p>-0.00146</text:p>
          </table:table-cell>
          <table:table-cell table:style-name="ce178" office:value-type="float" office:value="0.0014565902367373" calcext:value-type="float">
            <text:p>0.00146</text:p>
          </table:table-cell>
          <table:table-cell table:style-name="ce178" office:value-type="float" office:value="-0.00218488535510595" calcext:value-type="float">
            <text:p>-0.00218</text:p>
          </table:table-cell>
          <table:table-cell table:style-name="ce178" office:value-type="float" office:value="-0.00655465606531786" calcext:value-type="float">
            <text:p>-0.00655</text:p>
          </table:table-cell>
          <table:table-cell table:style-name="ce185" office:value-type="float" office:value="-0.00582636094694921" calcext:value-type="float">
            <text:p>-0.0058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75" office:value-type="float" office:value="-0.00292142932647267" calcext:value-type="float">
            <text:p>-0.00292</text:p>
          </table:table-cell>
          <table:table-cell table:style-name="ce178" office:value-type="float" office:value="0.00292142932647267" calcext:value-type="float">
            <text:p>0.00292</text:p>
          </table:table-cell>
          <table:table-cell table:style-name="ce178" office:value-type="float" office:value="-0.004382143989709" calcext:value-type="float">
            <text:p>-0.00438</text:p>
          </table:table-cell>
          <table:table-cell table:style-name="ce178" office:value-type="float" office:value="-0.013146431969127" calcext:value-type="float">
            <text:p>-0.01315</text:p>
          </table:table-cell>
          <table:table-cell table:style-name="ce185" office:value-type="float" office:value="-0.0116857173058907" calcext:value-type="float">
            <text:p>-0.0116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75" office:value-type="float" office:value="0.070431042554548" calcext:value-type="float">
            <text:p>0.07043</text:p>
          </table:table-cell>
          <table:table-cell table:style-name="ce178" office:value-type="float" office:value="-0.070431042554548" calcext:value-type="float">
            <text:p>-0.07043</text:p>
          </table:table-cell>
          <table:table-cell table:style-name="ce178" office:value-type="float" office:value="0.105646563831822" calcext:value-type="float">
            <text:p>0.10565</text:p>
          </table:table-cell>
          <table:table-cell table:style-name="ce178" office:value-type="float" office:value="0.316939691495466" calcext:value-type="float">
            <text:p>0.31694</text:p>
          </table:table-cell>
          <table:table-cell table:style-name="ce185" office:value-type="float" office:value="0.281724170218192" calcext:value-type="float">
            <text:p>0.2817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76" office:value-type="float" office:value="-0.0462673100615589" calcext:value-type="float">
            <text:p>-0.04627</text:p>
          </table:table-cell>
          <table:table-cell table:style-name="ce179" office:value-type="float" office:value="0.0462673100615589" calcext:value-type="float">
            <text:p>0.04627</text:p>
          </table:table-cell>
          <table:table-cell table:style-name="ce179" office:value-type="float" office:value="-0.0694009650923383" calcext:value-type="float">
            <text:p>-0.06940</text:p>
          </table:table-cell>
          <table:table-cell table:style-name="ce179" office:value-type="float" office:value="-0.208202895277015" calcext:value-type="float">
            <text:p>-0.20820</text:p>
          </table:table-cell>
          <table:table-cell table:style-name="ce186" office:value-type="float" office:value="-0.185069240246235" calcext:value-type="float">
            <text:p>-0.18507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79" table:number-columns-repeated="5"/>
          <table:table-cell table:number-columns-repeated="1004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276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 table:style-name="ce79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66" table:number-matrix-columns-spanned="5" table:number-matrix-rows-spanned="5" table:formula="of:=MMULT([.K17:.K21];TRANSPOSE(['RAN Forward'.G2:.G6]))" office:value-type="float" office:value="-0.000634245203859596" calcext:value-type="float">
            <text:p>-0.00063</text:p>
          </table:table-cell>
          <table:table-cell table:style-name="ce177" office:value-type="float" office:value="0.000634245203859596" calcext:value-type="float">
            <text:p>0.00063</text:p>
          </table:table-cell>
          <table:table-cell table:style-name="ce177" office:value-type="float" office:value="-0.000951367805789394" calcext:value-type="float">
            <text:p>-0.00095</text:p>
          </table:table-cell>
          <table:table-cell table:style-name="ce177" office:value-type="float" office:value="-0.00285410341736818" calcext:value-type="float">
            <text:p>-0.00285</text:p>
          </table:table-cell>
          <table:table-cell table:style-name="ce184" office:value-type="float" office:value="-0.00253698081543838" calcext:value-type="float">
            <text:p>-0.0025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75" office:value-type="float" office:value="0.00227393743252489" calcext:value-type="float">
            <text:p>0.00227</text:p>
          </table:table-cell>
          <table:table-cell table:style-name="ce178" office:value-type="float" office:value="-0.00227393743252489" calcext:value-type="float">
            <text:p>-0.00227</text:p>
          </table:table-cell>
          <table:table-cell table:style-name="ce178" office:value-type="float" office:value="0.00341090614878734" calcext:value-type="float">
            <text:p>0.00341</text:p>
          </table:table-cell>
          <table:table-cell table:style-name="ce178" office:value-type="float" office:value="0.010232718446362" calcext:value-type="float">
            <text:p>0.01023</text:p>
          </table:table-cell>
          <table:table-cell table:style-name="ce185" office:value-type="float" office:value="0.00909574973009956" calcext:value-type="float">
            <text:p>0.0091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75" office:value-type="float" office:value="0.00158168002103878" calcext:value-type="float">
            <text:p>0.00158</text:p>
          </table:table-cell>
          <table:table-cell table:style-name="ce178" office:value-type="float" office:value="-0.00158168002103878" calcext:value-type="float">
            <text:p>-0.00158</text:p>
          </table:table-cell>
          <table:table-cell table:style-name="ce178" office:value-type="float" office:value="0.00237252003155818" calcext:value-type="float">
            <text:p>0.00237</text:p>
          </table:table-cell>
          <table:table-cell table:style-name="ce178" office:value-type="float" office:value="0.00711756009467453" calcext:value-type="float">
            <text:p>0.00712</text:p>
          </table:table-cell>
          <table:table-cell table:style-name="ce185" office:value-type="float" office:value="0.00632672008415514" calcext:value-type="float">
            <text:p>0.0063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75" office:value-type="float" office:value="-0.037035090355861" calcext:value-type="float">
            <text:p>-0.03704</text:p>
          </table:table-cell>
          <table:table-cell table:style-name="ce178" office:value-type="float" office:value="0.037035090355861" calcext:value-type="float">
            <text:p>0.03704</text:p>
          </table:table-cell>
          <table:table-cell table:style-name="ce178" office:value-type="float" office:value="-0.0555526355337915" calcext:value-type="float">
            <text:p>-0.05555</text:p>
          </table:table-cell>
          <table:table-cell table:style-name="ce178" office:value-type="float" office:value="-0.166657906601374" calcext:value-type="float">
            <text:p>-0.16666</text:p>
          </table:table-cell>
          <table:table-cell table:style-name="ce185" office:value-type="float" office:value="-0.148140361423444" calcext:value-type="float">
            <text:p>-0.14814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76" office:value-type="float" office:value="-0.0208243022001865" calcext:value-type="float">
            <text:p>-0.02082</text:p>
          </table:table-cell>
          <table:table-cell table:style-name="ce179" office:value-type="float" office:value="0.0208243022001865" calcext:value-type="float">
            <text:p>0.02082</text:p>
          </table:table-cell>
          <table:table-cell table:style-name="ce179" office:value-type="float" office:value="-0.0312364533002797" calcext:value-type="float">
            <text:p>-0.03124</text:p>
          </table:table-cell>
          <table:table-cell table:style-name="ce179" office:value-type="float" office:value="-0.0937093599008392" calcext:value-type="float">
            <text:p>-0.09371</text:p>
          </table:table-cell>
          <table:table-cell table:style-name="ce186" office:value-type="float" office:value="-0.0832972088007459" calcext:value-type="float">
            <text:p>-0.08330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2">
          <table:table-cell table:number-columns-repeated="1018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in</text:span></text:p>
          </table:table-cell>
          <table:table-cell table:style-name="ce3"/>
          <table:table-cell table:style-name="ce3" office:value-type="string" calcext:value-type="string">
            <text:p><text:span text:style-name="T2">∇InG</text:span><text:span text:style-name="T1">a</text:span></text:p>
          </table:table-cell>
          <table:table-cell table:style-name="ce3" office:value-type="string" calcext:value-type="string">
            <text:p><text:span text:style-name="T2">∇ForG</text:span>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17" table:number-matrix-columns-spanned="1" table:number-matrix-rows-spanned="4" table:formula="of:=MMULT(TRANSPOSE(['RAN Forward'.C39:.F43]);[.J17:.J21])+MMULT(TRANSPOSE(['RAN Forward'.C54:.F58]); [.K17:.K21])+MMULT(TRANSPOSE(['RAN Forward'.C69:.F73]);[.L17:.L21])" office:value-type="float" office:value="0.652434440886165" calcext:value-type="float">
            <text:p>0.65243</text:p>
          </table:table-cell>
          <table:table-cell table:style-name="ce79"/>
          <table:table-cell table:style-name="ce166" table:number-matrix-columns-spanned="4" table:number-matrix-rows-spanned="5" table:formula="of:=MMULT([.J17:.J21];TRANSPOSE(['RAN Forward'.A25:.A28]))" office:value-type="float" office:value="0.032484654675417" calcext:value-type="float">
            <text:p>0.03248</text:p>
          </table:table-cell>
          <table:table-cell table:style-name="ce170" office:value-type="float" office:value="0.0365452365098441" calcext:value-type="float">
            <text:p>0.03655</text:p>
          </table:table-cell>
          <table:table-cell table:style-name="ce170" office:value-type="float" office:value="0.0365452365098441" calcext:value-type="float">
            <text:p>0.03655</text:p>
          </table:table-cell>
          <table:table-cell table:style-name="ce172" office:value-type="float" office:value="-0.0406058183442713" calcext:value-type="float">
            <text:p>-0.04061</text:p>
          </table:table-cell>
          <table:table-cell table:style-name="ce79"/>
          <table:table-cell table:style-name="ce17" table:number-matrix-columns-spanned="1" table:number-matrix-rows-spanned="5" table:formula="of:=[.J17:.J21]" office:value-type="float" office:value="-0.0406058183442713" calcext:value-type="float">
            <text:p>-0.04061</text:p>
          </table:table-cell>
          <table:table-cell table:style-name="ce79"/>
          <table:table-cell table:style-name="ce277" table:number-matrix-columns-spanned="1" table:number-matrix-rows-spanned="5" table:formula="of:=['RAN Forward'.L25:.L29]*[.J24:.J28]*[.M17:.M21]" office:value-type="float" office:value="-0.0406058183442713" calcext:value-type="float">
            <text:p>-0.04061</text:p>
          </table:table-cell>
          <table:table-cell table:style-name="ce17" table:number-matrix-columns-spanned="1" table:number-matrix-rows-spanned="5" table:formula="of:=['RAN Forward'.H2:.H6]*[.K24:.K28]*[.M17:.M21]" office:value-type="float" office:value="0.00317122601929798" calcext:value-type="float">
            <text:p>0.00317</text:p>
          </table:table-cell>
          <table:table-cell table:style-name="ce17" table:number-matrix-columns-spanned="1" table:number-matrix-rows-spanned="5" table:formula="of:=['RAN Forward'.J25:.J29]*[.M17:.M21]" office:value-type="float" office:value="-0.143780285210259" calcext:value-type="float">
            <text:p>-0.14378</text:p>
          </table:table-cell>
          <table:table-cell table:style-name="ce17" table:number-matrix-columns-spanned="1" table:number-matrix-rows-spanned="5" table:formula="of:=(['RAN Forward'.N25:.N29]-[.O17:.O21])*[.M24:.M28]+[.Q17:.Q21]" office:value-type="float" office:value="-0.19883273356074" calcext:value-type="float">
            <text:p>-0.19883</text:p>
          </table:table-cell>
          <table:table-cell table:style-name="ce1"/>
          <table:table-cell table:style-name="ce192" office:value-type="float" office:value="0.57" calcext:value-type="float">
            <text:p>0.57</text:p>
          </table:table-cell>
          <table:table-cell table:style-name="ce222"/>
          <table:table-cell table:style-name="ce233" table:number-matrix-columns-spanned="1" table:number-matrix-rows-spanned="5" table:formula="of:=[.K46:.K50]*[.M39:.M43]+MMULT(TRANSPOSE(['RAN Forward'.J9:.N13]);[.J39:.J43])+MMULT(TRANSPOSE(['RAN Forward'.J17:.N21]);[.K39:.K43])" office:value-type="float" office:value="-0.15" calcext:value-type="float">
            <text:p>-0.15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57"/>
          <table:table-cell table:style-name="ce71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" office:value-type="float" office:value="0.743477181429878" calcext:value-type="float">
            <text:p>0.74348</text:p>
          </table:table-cell>
          <table:table-cell table:style-name="ce79"/>
          <table:table-cell table:style-name="ce167" office:value-type="float" office:value="-0.00582636094694921" calcext:value-type="float">
            <text:p>-0.00583</text:p>
          </table:table-cell>
          <table:table-cell table:style-name="ce20" office:value-type="float" office:value="-0.00655465606531786" calcext:value-type="float">
            <text:p>-0.00655</text:p>
          </table:table-cell>
          <table:table-cell table:style-name="ce20" office:value-type="float" office:value="-0.00655465606531786" calcext:value-type="float">
            <text:p>-0.00655</text:p>
          </table:table-cell>
          <table:table-cell table:style-name="ce173" office:value-type="float" office:value="0.00728295118368651" calcext:value-type="float">
            <text:p>0.00728</text:p>
          </table:table-cell>
          <table:table-cell table:style-name="ce79"/>
          <table:table-cell table:style-name="ce18" office:value-type="float" office:value="0.00728295118368651" calcext:value-type="float">
            <text:p>0.00728</text:p>
          </table:table-cell>
          <table:table-cell table:style-name="ce79"/>
          <table:table-cell table:style-name="ce167" office:value-type="float" office:value="0.00728295118368651" calcext:value-type="float">
            <text:p>0.00728</text:p>
          </table:table-cell>
          <table:table-cell table:style-name="ce18" office:value-type="float" office:value="-0.0113696871626245" calcext:value-type="float">
            <text:p>-0.01137</text:p>
          </table:table-cell>
          <table:table-cell table:style-name="ce18" office:value-type="float" office:value="-0.0970723503672044" calcext:value-type="float">
            <text:p>-0.09707</text:p>
          </table:table-cell>
          <table:table-cell table:style-name="ce18" office:value-type="float" office:value="-0.388693807204984" calcext:value-type="float">
            <text:p>-0.38869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222"/>
          <table:table-cell table:style-name="ce234" office:value-type="float" office:value="0.35" calcext:value-type="float">
            <text:p>0.35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57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" office:value-type="float" office:value="-0.766065361295007" calcext:value-type="float">
            <text:p>-0.76607</text:p>
          </table:table-cell>
          <table:table-cell table:style-name="ce79"/>
          <table:table-cell table:style-name="ce167" office:value-type="float" office:value="-0.0116857173058907" calcext:value-type="float">
            <text:p>-0.01169</text:p>
          </table:table-cell>
          <table:table-cell table:style-name="ce20" office:value-type="float" office:value="-0.013146431969127" calcext:value-type="float">
            <text:p>-0.01315</text:p>
          </table:table-cell>
          <table:table-cell table:style-name="ce20" office:value-type="float" office:value="-0.013146431969127" calcext:value-type="float">
            <text:p>-0.01315</text:p>
          </table:table-cell>
          <table:table-cell table:style-name="ce173" office:value-type="float" office:value="0.0146071466323633" calcext:value-type="float">
            <text:p>0.01461</text:p>
          </table:table-cell>
          <table:table-cell table:style-name="ce79"/>
          <table:table-cell table:style-name="ce18" office:value-type="float" office:value="0.0146071466323633" calcext:value-type="float">
            <text:p>0.01461</text:p>
          </table:table-cell>
          <table:table-cell table:style-name="ce79"/>
          <table:table-cell table:style-name="ce167" office:value-type="float" office:value="0.0146071466323633" calcext:value-type="float">
            <text:p>0.01461</text:p>
          </table:table-cell>
          <table:table-cell table:style-name="ce18" office:value-type="float" office:value="-0.00790840010519392" calcext:value-type="float">
            <text:p>-0.00791</text:p>
          </table:table-cell>
          <table:table-cell table:style-name="ce18" office:value-type="float" office:value="0.324483558179819" calcext:value-type="float">
            <text:p>0.32448</text:p>
          </table:table-cell>
          <table:table-cell table:style-name="ce18" office:value-type="float" office:value="0.590148226129805" calcext:value-type="float">
            <text:p>0.59015</text:p>
          </table:table-cell>
          <table:table-cell table:style-name="ce1"/>
          <table:table-cell table:style-name="ce193" office:value-type="float" office:value="-0.15" calcext:value-type="float">
            <text:p>-0.15</text:p>
          </table:table-cell>
          <table:table-cell table:style-name="ce222"/>
          <table:table-cell table:style-name="ce234" office:value-type="float" office:value="0.4" calcext:value-type="float">
            <text:p>0.40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57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65" office:value-type="float" office:value="-0.152661041896099" calcext:value-type="float">
            <text:p>-0.15266</text:p>
          </table:table-cell>
          <table:table-cell table:style-name="ce79"/>
          <table:table-cell table:style-name="ce167" office:value-type="float" office:value="0.281724170218192" calcext:value-type="float">
            <text:p>0.28172</text:p>
          </table:table-cell>
          <table:table-cell table:style-name="ce20" office:value-type="float" office:value="0.316939691495466" calcext:value-type="float">
            <text:p>0.31694</text:p>
          </table:table-cell>
          <table:table-cell table:style-name="ce20" office:value-type="float" office:value="0.316939691495466" calcext:value-type="float">
            <text:p>0.31694</text:p>
          </table:table-cell>
          <table:table-cell table:style-name="ce173" office:value-type="float" office:value="-0.35215521277274" calcext:value-type="float">
            <text:p>-0.35216</text:p>
          </table:table-cell>
          <table:table-cell table:style-name="ce79"/>
          <table:table-cell table:style-name="ce18" office:value-type="float" office:value="-0.35215521277274" calcext:value-type="float">
            <text:p>-0.35216</text:p>
          </table:table-cell>
          <table:table-cell table:style-name="ce79"/>
          <table:table-cell table:style-name="ce167" office:value-type="float" office:value="-0.35215521277274" calcext:value-type="float">
            <text:p>-0.35216</text:p>
          </table:table-cell>
          <table:table-cell table:style-name="ce18" office:value-type="float" office:value="0.185175451779305" calcext:value-type="float">
            <text:p>0.18518</text:p>
          </table:table-cell>
          <table:table-cell table:style-name="ce18" office:value-type="float" office:value="-0.966644408479266" calcext:value-type="float">
            <text:p>-0.96664</text:p>
          </table:table-cell>
          <table:table-cell table:style-name="ce18" office:value-type="float" office:value="-1.17806103106957" calcext:value-type="float">
            <text:p>-1.17806</text:p>
          </table:table-cell>
          <table:table-cell table:style-name="ce1"/>
          <table:table-cell table:style-name="ce193" office:value-type="float" office:value="1.64" calcext:value-type="float">
            <text:p>1.64</text:p>
          </table:table-cell>
          <table:table-cell/>
          <table:table-cell table:style-name="ce202" office:value-type="float" office:value="-0.85" calcext:value-type="float">
            <text:p>-0.85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39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style-name="ce79" table:number-columns-repeated="2"/>
          <table:table-cell table:style-name="ce168" office:value-type="float" office:value="-0.185069240246235" calcext:value-type="float">
            <text:p>-0.18507</text:p>
          </table:table-cell>
          <table:table-cell table:style-name="ce171" office:value-type="float" office:value="-0.208202895277015" calcext:value-type="float">
            <text:p>-0.20820</text:p>
          </table:table-cell>
          <table:table-cell table:style-name="ce171" office:value-type="float" office:value="-0.208202895277015" calcext:value-type="float">
            <text:p>-0.20820</text:p>
          </table:table-cell>
          <table:table-cell table:style-name="ce174" office:value-type="float" office:value="0.231336550307794" calcext:value-type="float">
            <text:p>0.23134</text:p>
          </table:table-cell>
          <table:table-cell table:style-name="ce79"/>
          <table:table-cell table:style-name="ce19" office:value-type="float" office:value="0.231336550307794" calcext:value-type="float">
            <text:p>0.23134</text:p>
          </table:table-cell>
          <table:table-cell table:style-name="ce79"/>
          <table:table-cell table:style-name="ce168" office:value-type="float" office:value="0.231336550307794" calcext:value-type="float">
            <text:p>0.23134</text:p>
          </table:table-cell>
          <table:table-cell table:style-name="ce19" office:value-type="float" office:value="0.104121511000932" calcext:value-type="float">
            <text:p>0.10412</text:p>
          </table:table-cell>
          <table:table-cell table:style-name="ce19" office:value-type="float" office:value="-0.352792143861608" calcext:value-type="float">
            <text:p>-0.35279</text:p>
          </table:table-cell>
          <table:table-cell table:style-name="ce19" office:value-type="float" office:value="-0.659494899511696" calcext:value-type="float">
            <text:p>-0.65949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203" office:value-type="float" office:value="-0.19" calcext:value-type="float">
            <text:p>-0.19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39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69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212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215"/>
          <table:table-cell table:style-name="ce21"/>
          <table:table-cell table:style-name="ce21" office:value-type="string" calcext:value-type="string">
            <text:p><text:span text:style-name="T2">∇</text:span>B<text:span text:style-name="T1">for</text:span></text:p>
          </table:table-cell>
          <table:table-cell table:style-name="ce21"/>
          <table:table-cell table:style-name="ce180" office:value-type="string" calcext:value-type="string">
            <text:p>σ’(InG)</text:p>
          </table:table-cell>
          <table:table-cell table:style-name="ce180" office:value-type="string" calcext:value-type="string">
            <text:p>σ’(ForG)</text:p>
          </table:table-cell>
          <table:table-cell table:style-name="ce180"/>
          <table:table-cell table:style-name="ce66" office:value-type="string" calcext:value-type="string">
            <text:p>tanh’(O)</text:p>
          </table:table-cell>
          <table:table-cell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166" table:number-matrix-columns-spanned="4" table:number-matrix-rows-spanned="5" table:formula="of:=MMULT([.K17:.K21];TRANSPOSE(['RAN Forward'.A25:.A28]))" office:value-type="float" office:value="-0.00253698081543838" calcext:value-type="float">
            <text:p>-0.00254</text:p>
          </table:table-cell>
          <table:table-cell table:style-name="ce170" office:value-type="float" office:value="-0.00285410341736818" calcext:value-type="float">
            <text:p>-0.00285</text:p>
          </table:table-cell>
          <table:table-cell table:style-name="ce170" office:value-type="float" office:value="-0.00285410341736818" calcext:value-type="float">
            <text:p>-0.00285</text:p>
          </table:table-cell>
          <table:table-cell table:style-name="ce172" office:value-type="float" office:value="0.00317122601929798" calcext:value-type="float">
            <text:p>0.00317</text:p>
          </table:table-cell>
          <table:table-cell table:style-name="ce79"/>
          <table:table-cell table:style-name="ce17" table:number-matrix-columns-spanned="1" table:number-matrix-rows-spanned="5" table:formula="of:=[.K17:.K21]" office:value-type="float" office:value="0.00317122601929798" calcext:value-type="float">
            <text:p>0.00317</text:p>
          </table:table-cell>
          <table:table-cell/>
          <table:table-cell table:style-name="ce327" table:number-matrix-columns-spanned="1" table:number-matrix-rows-spanned="5" table:formula="of:=['RAN Forward'.J25:.J29]*(1-['RAN Forward'.J25:.J29])" office:value-type="float" office:value="0.200216660078034" calcext:value-type="float">
            <text:p>0.20022</text:p>
          </table:table-cell>
          <table:table-cell table:style-name="ce330" table:number-matrix-columns-spanned="1" table:number-matrix-rows-spanned="5" table:formula="of:=['RAN Forward'.K25:.K29]*(1-['RAN Forward'.K25:.K29])" office:value-type="float" office:value="0.080806531411352" calcext:value-type="float">
            <text:p>0.08081</text:p>
          </table:table-cell>
          <table:table-cell table:style-name="ce65"/>
          <table:table-cell table:style-name="ce333" table:number-matrix-columns-spanned="1" table:number-matrix-rows-spanned="5" table:formula="of:=1-['RAN Forward'.N25:.N29]^2" office:value-type="float" office:value="0.745484486732319" calcext:value-type="float">
            <text:p>0.74548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67" office:value-type="float" office:value="0.00909574973009956" calcext:value-type="float">
            <text:p>0.00910</text:p>
          </table:table-cell>
          <table:table-cell table:style-name="ce20" office:value-type="float" office:value="0.010232718446362" calcext:value-type="float">
            <text:p>0.01023</text:p>
          </table:table-cell>
          <table:table-cell table:style-name="ce20" office:value-type="float" office:value="0.010232718446362" calcext:value-type="float">
            <text:p>0.01023</text:p>
          </table:table-cell>
          <table:table-cell table:style-name="ce173" office:value-type="float" office:value="-0.0113696871626245" calcext:value-type="float">
            <text:p>-0.01137</text:p>
          </table:table-cell>
          <table:table-cell table:style-name="ce79"/>
          <table:table-cell table:style-name="ce18" office:value-type="float" office:value="-0.0113696871626245" calcext:value-type="float">
            <text:p>-0.01137</text:p>
          </table:table-cell>
          <table:table-cell/>
          <table:table-cell table:style-name="ce328" office:value-type="float" office:value="0.187369879547521" calcext:value-type="float">
            <text:p>0.18737</text:p>
          </table:table-cell>
          <table:table-cell table:style-name="ce331" office:value-type="float" office:value="0.148199946284788" calcext:value-type="float">
            <text:p>0.14820</text:p>
          </table:table-cell>
          <table:table-cell table:style-name="ce65"/>
          <table:table-cell table:style-name="ce189" office:value-type="float" office:value="0.999874261921614" calcext:value-type="float">
            <text:p>0.99987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67" office:value-type="float" office:value="0.00632672008415514" calcext:value-type="float">
            <text:p>0.00633</text:p>
          </table:table-cell>
          <table:table-cell table:style-name="ce20" office:value-type="float" office:value="0.00711756009467453" calcext:value-type="float">
            <text:p>0.00712</text:p>
          </table:table-cell>
          <table:table-cell table:style-name="ce20" office:value-type="float" office:value="0.00711756009467453" calcext:value-type="float">
            <text:p>0.00712</text:p>
          </table:table-cell>
          <table:table-cell table:style-name="ce173" office:value-type="float" office:value="-0.00790840010519392" calcext:value-type="float">
            <text:p>-0.00791</text:p>
          </table:table-cell>
          <table:table-cell table:style-name="ce79"/>
          <table:table-cell table:style-name="ce18" office:value-type="float" office:value="-0.00790840010519392" calcext:value-type="float">
            <text:p>-0.00791</text:p>
          </table:table-cell>
          <table:table-cell/>
          <table:table-cell table:style-name="ce328" office:value-type="float" office:value="0.24751657271186" calcext:value-type="float">
            <text:p>0.24752</text:p>
          </table:table-cell>
          <table:table-cell table:style-name="ce331" office:value-type="float" office:value="0.0460011023696418" calcext:value-type="float">
            <text:p>0.04600</text:p>
          </table:table-cell>
          <table:table-cell table:style-name="ce65"/>
          <table:table-cell table:style-name="ce189" office:value-type="float" office:value="0.998362987464875" calcext:value-type="float">
            <text:p>0.99836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67" office:value-type="float" office:value="-0.148140361423444" calcext:value-type="float">
            <text:p>-0.14814</text:p>
          </table:table-cell>
          <table:table-cell table:style-name="ce20" office:value-type="float" office:value="-0.166657906601374" calcext:value-type="float">
            <text:p>-0.16666</text:p>
          </table:table-cell>
          <table:table-cell table:style-name="ce20" office:value-type="float" office:value="-0.166657906601374" calcext:value-type="float">
            <text:p>-0.16666</text:p>
          </table:table-cell>
          <table:table-cell table:style-name="ce173" office:value-type="float" office:value="0.185175451779305" calcext:value-type="float">
            <text:p>0.18518</text:p>
          </table:table-cell>
          <table:table-cell table:style-name="ce79"/>
          <table:table-cell table:style-name="ce18" office:value-type="float" office:value="0.185175451779305" calcext:value-type="float">
            <text:p>0.18518</text:p>
          </table:table-cell>
          <table:table-cell/>
          <table:table-cell table:style-name="ce328" office:value-type="float" office:value="0.14725508245934" calcext:value-type="float">
            <text:p>0.14726</text:p>
          </table:table-cell>
          <table:table-cell table:style-name="ce331" office:value-type="float" office:value="0.219443116677423" calcext:value-type="float">
            <text:p>0.21944</text:p>
          </table:table-cell>
          <table:table-cell table:style-name="ce65"/>
          <table:table-cell table:style-name="ce189" office:value-type="float" office:value="0.383714426918089" calcext:value-type="float">
            <text:p>0.38371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68" office:value-type="float" office:value="-0.0832972088007459" calcext:value-type="float">
            <text:p>-0.08330</text:p>
          </table:table-cell>
          <table:table-cell table:style-name="ce171" office:value-type="float" office:value="-0.0937093599008392" calcext:value-type="float">
            <text:p>-0.09371</text:p>
          </table:table-cell>
          <table:table-cell table:style-name="ce171" office:value-type="float" office:value="-0.0937093599008392" calcext:value-type="float">
            <text:p>-0.09371</text:p>
          </table:table-cell>
          <table:table-cell table:style-name="ce174" office:value-type="float" office:value="0.104121511000932" calcext:value-type="float">
            <text:p>0.10412</text:p>
          </table:table-cell>
          <table:table-cell table:style-name="ce79"/>
          <table:table-cell table:style-name="ce19" office:value-type="float" office:value="0.104121511000932" calcext:value-type="float">
            <text:p>0.10412</text:p>
          </table:table-cell>
          <table:table-cell/>
          <table:table-cell table:style-name="ce329" office:value-type="float" office:value="0.24877899058367" calcext:value-type="float">
            <text:p>0.24878</text:p>
          </table:table-cell>
          <table:table-cell table:style-name="ce332" office:value-type="float" office:value="0.237758959911129" calcext:value-type="float">
            <text:p>0.23776</text:p>
          </table:table-cell>
          <table:table-cell table:style-name="ce65"/>
          <table:table-cell table:style-name="ce190" office:value-type="float" office:value="0.379280172682908" calcext:value-type="float">
            <text:p>0.37928</text:p>
          </table:table-cell>
          <table:table-cell/>
          <table:table-cell table:style-name="ce69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79" table:number-columns-repeated="5"/>
          <table:table-cell table:style-name="ce170"/>
          <table:table-cell table:number-columns-repeated="8"/>
          <table:table-cell table:style-name="ce101"/>
          <table:table-cell table:number-columns-repeated="1001"/>
        </table:table-row>
        <table:table-row table:style-name="ro1">
          <table:table-cell table:number-columns-repeated="2"/>
          <table:table-cell table:style-name="ce276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280"/>
          <table:table-cell table:style-name="ce280"/>
          <table:table-cell table:style-name="ce280" office:value-type="string" calcext:value-type="string">
            <text:p><text:span text:style-name="T2">∇</text:span>B<text:span text:style-name="T1">c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77" table:number-matrix-columns-spanned="4" table:number-matrix-rows-spanned="5" table:formula="of:=MMULT([.L17:.L21];TRANSPOSE(['RAN Forward'.A25:.A28]))" office:value-type="float" office:value="0.115024228168207" calcext:value-type="float">
            <text:p>0.11502</text:p>
          </table:table-cell>
          <table:table-cell table:style-name="ce170" office:value-type="float" office:value="0.129402256689233" calcext:value-type="float">
            <text:p>0.12940</text:p>
          </table:table-cell>
          <table:table-cell table:style-name="ce170" office:value-type="float" office:value="0.129402256689233" calcext:value-type="float">
            <text:p>0.12940</text:p>
          </table:table-cell>
          <table:table-cell table:style-name="ce172" office:value-type="float" office:value="-0.143780285210259" calcext:value-type="float">
            <text:p>-0.14378</text:p>
          </table:table-cell>
          <table:table-cell table:style-name="ce79"/>
          <table:table-cell table:style-name="ce17" table:number-matrix-columns-spanned="1" table:number-matrix-rows-spanned="5" table:formula="of:=[.L17:.L21]" office:value-type="float" office:value="-0.143780285210259" calcext:value-type="float">
            <text:p>-0.14378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7" office:value-type="float" office:value="0.0776578802937636" calcext:value-type="float">
            <text:p>0.07766</text:p>
          </table:table-cell>
          <table:table-cell table:style-name="ce20" office:value-type="float" office:value="0.087365115330484" calcext:value-type="float">
            <text:p>0.08737</text:p>
          </table:table-cell>
          <table:table-cell table:style-name="ce20" office:value-type="float" office:value="0.087365115330484" calcext:value-type="float">
            <text:p>0.08737</text:p>
          </table:table-cell>
          <table:table-cell table:style-name="ce173" office:value-type="float" office:value="-0.0970723503672044" calcext:value-type="float">
            <text:p>-0.09707</text:p>
          </table:table-cell>
          <table:table-cell table:style-name="ce79"/>
          <table:table-cell table:style-name="ce18" office:value-type="float" office:value="-0.0970723503672044" calcext:value-type="float">
            <text:p>-0.09707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7" office:value-type="float" office:value="-0.259586846543855" calcext:value-type="float">
            <text:p>-0.25959</text:p>
          </table:table-cell>
          <table:table-cell table:style-name="ce20" office:value-type="float" office:value="-0.292035202361837" calcext:value-type="float">
            <text:p>-0.29204</text:p>
          </table:table-cell>
          <table:table-cell table:style-name="ce20" office:value-type="float" office:value="-0.292035202361837" calcext:value-type="float">
            <text:p>-0.29204</text:p>
          </table:table-cell>
          <table:table-cell table:style-name="ce173" office:value-type="float" office:value="0.324483558179819" calcext:value-type="float">
            <text:p>0.32448</text:p>
          </table:table-cell>
          <table:table-cell table:style-name="ce79"/>
          <table:table-cell table:style-name="ce18" office:value-type="float" office:value="0.324483558179819" calcext:value-type="float">
            <text:p>0.32448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7" office:value-type="float" office:value="0.773315526783413" calcext:value-type="float">
            <text:p>0.77332</text:p>
          </table:table-cell>
          <table:table-cell table:style-name="ce20" office:value-type="float" office:value="0.869979967631339" calcext:value-type="float">
            <text:p>0.86998</text:p>
          </table:table-cell>
          <table:table-cell table:style-name="ce20" office:value-type="float" office:value="0.869979967631339" calcext:value-type="float">
            <text:p>0.86998</text:p>
          </table:table-cell>
          <table:table-cell table:style-name="ce173" office:value-type="float" office:value="-0.966644408479266" calcext:value-type="float">
            <text:p>-0.96664</text:p>
          </table:table-cell>
          <table:table-cell table:style-name="ce79"/>
          <table:table-cell table:style-name="ce18" office:value-type="float" office:value="-0.966644408479266" calcext:value-type="float">
            <text:p>-0.96664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8" office:value-type="float" office:value="0.282233715089286" calcext:value-type="float">
            <text:p>0.28223</text:p>
          </table:table-cell>
          <table:table-cell table:style-name="ce171" office:value-type="float" office:value="0.317512929475447" calcext:value-type="float">
            <text:p>0.31751</text:p>
          </table:table-cell>
          <table:table-cell table:style-name="ce171" office:value-type="float" office:value="0.317512929475447" calcext:value-type="float">
            <text:p>0.31751</text:p>
          </table:table-cell>
          <table:table-cell table:style-name="ce174" office:value-type="float" office:value="-0.352792143861608" calcext:value-type="float">
            <text:p>-0.35279</text:p>
          </table:table-cell>
          <table:table-cell table:style-name="ce79"/>
          <table:table-cell table:style-name="ce19" office:value-type="float" office:value="-0.352792143861608" calcext:value-type="float">
            <text:p>-0.35279</text:p>
          </table:table-cell>
          <table:table-cell table:number-columns-repeated="1010"/>
        </table:table-row>
        <table:table-row table:style-name="ro2" table:number-rows-repeated="2">
          <table:table-cell table:number-columns-repeated="1018"/>
        </table:table-row>
        <table:table-row table:style-name="ro5">
          <table:table-cell table:number-columns-repeated="9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4" office:value-type="float" office:value="-0" calcext:value-type="float">
            <text:p>0</text:p>
          </table:table-cell>
          <table:table-cell table:style-name="ce1"/>
          <table:table-cell table:style-name="ce4" office:value-type="float" office:value="0.1" calcext:value-type="float">
            <text:p>0.1</text:p>
          </table:table-cell>
          <table:table-cell table:number-columns-repeated="5"/>
          <table:table-cell table:style-name="ce1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ce5" office:value-type="float" office:value="0.1" calcext:value-type="float">
            <text:p>0.1</text:p>
          </table:table-cell>
          <table:table-cell table:number-columns-repeated="5"/>
          <table:table-cell table:style-name="ce1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5" office:value-type="float" office:value="0.2" calcext:value-type="float">
            <text:p>0.2</text:p>
          </table:table-cell>
          <table:table-cell table:style-name="ce1"/>
          <table:table-cell table:style-name="ce5" office:value-type="float" office:value="-0.5" calcext:value-type="float">
            <text:p>-0.5</text:p>
          </table:table-cell>
          <table:table-cell table:number-columns-repeated="5"/>
          <table:table-cell table:style-name="ce1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-0.5" calcext:value-type="float">
            <text:p>-0.5</text:p>
          </table:table-cell>
          <table:table-cell table:style-name="ce1"/>
          <table:table-cell table:style-name="ce5" office:value-type="float" office:value="0.7" calcext:value-type="float">
            <text:p>0.7</text:p>
          </table:table-cell>
          <table:table-cell table:number-columns-repeated="5"/>
          <table:table-cell table:style-name="ce1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6" office:value-type="float" office:value="1" calcext:value-type="float">
            <text:p>1</text:p>
          </table:table-cell>
          <table:table-cell table:style-name="ce1"/>
          <table:table-cell table:style-name="ce6" office:value-type="float" office:value="0.2" calcext:value-type="float">
            <text:p>0.2</text:p>
          </table:table-cell>
          <table:table-cell table:number-columns-repeated="5"/>
          <table:table-cell table:style-name="ce1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 table:number-columns-repeated="3"/>
          <table:table-cell table:number-columns-repeated="1006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 table:number-columns-repeated="1004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table table:name="DeltaRNN Forward" table:style-name="ta1">
        <table:table-column table:style-name="co2" table:number-columns-repeated="2" table:default-cell-style-name="Default"/>
        <table:table-column table:style-name="co13" table:number-columns-repeated="4" table:default-cell-style-name="ce104"/>
        <table:table-column table:style-name="co2" table:default-cell-style-name="Default"/>
        <table:table-column table:style-name="co8" table:number-columns-repeated="3" table:default-cell-style-name="Default"/>
        <table:table-column table:style-name="co1" table:default-cell-style-name="Default"/>
        <table:table-column table:style-name="co43" table:default-cell-style-name="Default"/>
        <table:table-column table:style-name="co2" table:default-cell-style-name="Default"/>
        <table:table-column table:style-name="co12" table:number-columns-repeated="2" table:default-cell-style-name="Default"/>
        <table:table-column table:style-name="co44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7" table:number-columns-repeated="993" table:default-cell-style-name="Default"/>
        <table:table-row table:style-name="ro3">
          <table:table-cell table:style-name="ce1" table:formula="of:=ROUND(RAND() * 20 - 10) / 10" office:value-type="float" office:value="0.8" calcext:value-type="float">
            <text:p>0.8</text:p>
          </table:table-cell>
          <table:table-cell/>
          <table:table-cell table:style-name="ce103" office:value-type="string" calcext:value-type="string">
            <text:p>ε<text:span text:style-name="T1">rel</text:span></text:p>
          </table:table-cell>
          <table:table-cell table:style-name="ce110" office:value-type="float" office:value="0.01" calcext:value-type="float">
            <text:p>0.01</text:p>
          </table:table-cell>
          <table:table-cell table:number-columns-repeated="3"/>
          <table:table-cell table:style-name="ce3"/>
          <table:table-cell/>
          <table:table-cell table:style-name="ce3" office:value-type="string" calcext:value-type="string">
            <text:p>O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4" office:value-type="float" office:value="-0.2" calcext:value-type="float">
            <text:p>-0.2</text:p>
          </table:table-cell>
          <table:table-cell table:style-name="ce236" table:number-matrix-columns-spanned="1" table:number-matrix-rows-spanned="5" table:formula="of:=TANH([.J2:.J6])" office:value-type="float" office:value="-0.197375320224904" calcext:value-type="float">
            <text:p>-0.197</text:p>
          </table:table-cell>
          <table:table-cell table:number-columns-repeated="2"/>
          <table:table-cell table:style-name="ce43"/>
          <table:table-cell table:number-columns-repeated="2"/>
          <table:table-cell table:style-name="ce152" table:number-columns-repeated="2"/>
          <table:table-cell table:number-columns-repeated="1003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5" office:value-type="float" office:value="0.2" calcext:value-type="float">
            <text:p>0.2</text:p>
          </table:table-cell>
          <table:table-cell table:style-name="ce237" office:value-type="float" office:value="0.197375320224904" calcext:value-type="float">
            <text:p>0.197</text:p>
          </table:table-cell>
          <table:table-cell table:number-columns-repeated="2"/>
          <table:table-cell table:style-name="ce43"/>
          <table:table-cell table:number-columns-repeated="1007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5" office:value-type="float" office:value="-0.3" calcext:value-type="float">
            <text:p>-0.3</text:p>
          </table:table-cell>
          <table:table-cell table:style-name="ce237" office:value-type="float" office:value="-0.291312612451591" calcext:value-type="float">
            <text:p>-0.291</text:p>
          </table:table-cell>
          <table:table-cell table:number-columns-repeated="2"/>
          <table:table-cell table:style-name="ce43"/>
          <table:table-cell table:number-columns-repeated="1007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5" office:value-type="float" office:value="-0.9" calcext:value-type="float">
            <text:p>-0.9</text:p>
          </table:table-cell>
          <table:table-cell table:style-name="ce237" office:value-type="float" office:value="-0.716297870199024" calcext:value-type="float">
            <text:p>-0.716</text:p>
          </table:table-cell>
          <table:table-cell table:number-columns-repeated="2"/>
          <table:table-cell table:style-name="ce43"/>
          <table:table-cell table:number-columns-repeated="1007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6" office:value-type="float" office:value="-0.8" calcext:value-type="float">
            <text:p>-0.8</text:p>
          </table:table-cell>
          <table:table-cell table:style-name="ce252" office:value-type="float" office:value="-0.664036770267849" calcext:value-type="float">
            <text:p>-0.664</text:p>
          </table:table-cell>
          <table:table-cell table:number-columns-repeated="2"/>
          <table:table-cell table:style-name="ce43"/>
          <table:table-cell table:number-columns-repeated="1007"/>
        </table:table-row>
        <table:table-row table:style-name="ro2">
          <table:table-cell table:number-columns-repeated="1021"/>
        </table:table-row>
        <table:table-row table:style-name="ro3">
          <table:table-cell table:number-columns-repeated="7"/>
          <table:table-cell table:style-name="ce3" office:value-type="string" calcext:value-type="string" table:number-columns-spanned="5" table:number-rows-spanned="1">
            <text:p>W<text:span text:style-name="T1">rec</text:span></text:p>
          </table:table-cell>
          <table:covered-table-cell table:number-columns-repeated="4" table:style-name="ce123"/>
          <table:table-cell table:style-name="ce3"/>
          <table:table-cell table:style-name="ce114"/>
          <table:table-cell table:style-name="ce109"/>
          <table:table-cell table:style-name="ce115" table:number-columns-repeated="2"/>
          <table:table-cell table:style-name="ce29"/>
          <table:table-cell table:style-name="ce119"/>
          <table:table-cell table:style-name="ce121"/>
          <table:table-cell/>
          <table:table-cell table:style-name="ce66" table:number-columns-spanned="5" table:number-rows-spanned="1"/>
          <table:covered-table-cell table:number-columns-repeated="4" table:style-name="ce66"/>
          <table:table-cell table:style-name="ce3"/>
          <table:table-cell table:style-name="ce8"/>
          <table:table-cell table:style-name="ce3" table:number-columns-repeated="983"/>
          <table:table-cell table:style-name="ce123" table:number-columns-repeated="10"/>
        </table:table-row>
        <table:table-row table:style-name="ro2">
          <table:table-cell table:number-columns-repeated="7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style-name="ce40"/>
          <table:table-cell table:style-name="ce43" table:number-columns-repeated="4"/>
          <table:table-cell table:style-name="ce343"/>
          <table:table-cell table:style-name="ce120"/>
          <table:table-cell table:style-name="ce65"/>
          <table:table-cell/>
          <table:table-cell table:style-name="ce306" table:number-columns-repeated="5"/>
          <table:table-cell/>
          <table:table-cell table:style-name="ce43"/>
          <table:table-cell table:number-columns-repeated="993"/>
        </table:table-row>
        <table:table-row table:style-name="ro2">
          <table:table-cell table:number-columns-repeated="7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style-name="ce40"/>
          <table:table-cell table:style-name="ce43" table:number-columns-repeated="4"/>
          <table:table-cell table:style-name="ce343"/>
          <table:table-cell table:style-name="ce120"/>
          <table:table-cell table:style-name="ce65"/>
          <table:table-cell/>
          <table:table-cell table:style-name="ce160" table:number-columns-repeated="5"/>
          <table:table-cell/>
          <table:table-cell table:style-name="ce43"/>
          <table:table-cell table:number-columns-repeated="993"/>
        </table:table-row>
        <table:table-row table:style-name="ro2">
          <table:table-cell table:number-columns-repeated="7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style-name="ce40"/>
          <table:table-cell table:style-name="ce43" table:number-columns-repeated="4"/>
          <table:table-cell table:style-name="ce343"/>
          <table:table-cell table:style-name="ce120"/>
          <table:table-cell table:style-name="ce122"/>
          <table:table-cell/>
          <table:table-cell table:style-name="ce160" table:number-columns-repeated="5"/>
          <table:table-cell/>
          <table:table-cell table:style-name="ce43"/>
          <table:table-cell table:number-columns-repeated="993"/>
        </table:table-row>
        <table:table-row table:style-name="ro2">
          <table:table-cell table:number-columns-repeated="7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/>
          <table:table-cell table:style-name="ce43" table:number-columns-repeated="4"/>
          <table:table-cell table:style-name="ce343"/>
          <table:table-cell table:style-name="ce120"/>
          <table:table-cell table:style-name="ce122"/>
          <table:table-cell/>
          <table:table-cell table:style-name="ce160" table:number-columns-repeated="5"/>
          <table:table-cell/>
          <table:table-cell table:style-name="ce43"/>
          <table:table-cell table:number-columns-repeated="993"/>
        </table:table-row>
        <table:table-row table:style-name="ro2">
          <table:table-cell table:number-columns-repeated="7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/>
          <table:table-cell table:style-name="ce43" table:number-columns-repeated="4"/>
          <table:table-cell table:style-name="ce343"/>
          <table:table-cell table:style-name="ce120"/>
          <table:table-cell table:style-name="ce122"/>
          <table:table-cell/>
          <table:table-cell table:style-name="ce160" table:number-columns-repeated="5"/>
          <table:table-cell/>
          <table:table-cell table:style-name="ce43"/>
          <table:table-cell table:number-columns-repeated="993"/>
        </table:table-row>
        <table:table-row table:style-name="ro2">
          <table:table-cell table:number-columns-repeated="7"/>
          <table:table-cell table:style-name="ce37"/>
          <table:table-cell/>
          <table:table-cell table:style-name="ce37"/>
          <table:table-cell table:number-columns-repeated="11"/>
          <table:table-cell table:style-name="ce128" table:number-columns-repeated="5"/>
          <table:table-cell table:number-columns-repeated="995"/>
        </table:table-row>
        <table:table-row table:style-name="ro2">
          <table:table-cell table:number-columns-repeated="7"/>
          <table:table-cell table:style-name="ce1"/>
          <table:table-cell/>
          <table:table-cell table:style-name="ce1"/>
          <table:table-cell table:number-columns-repeated="3"/>
          <table:table-cell table:style-name="ce128" table:number-columns-repeated="5"/>
          <table:table-cell table:number-columns-repeated="1003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105" office:value-type="string" calcext:value-type="string" table:number-columns-spanned="4" table:number-rows-spanned="1">
            <text:p>W</text:p>
          </table:table-cell>
          <table:covered-table-cell table:number-columns-repeated="3" table:style-name="ce105"/>
          <table:table-cell table:style-name="ce3"/>
          <table:table-cell table:style-name="ce3" office:value-type="string" calcext:value-type="string">
            <text:p>B<text:span text:style-name="T1">p</text:span></text:p>
          </table:table-cell>
          <table:table-cell table:style-name="ce3" office:value-type="string" calcext:value-type="string">
            <text:p>B<text:span text:style-name="T1">c</text:span></text:p>
          </table:table-cell>
          <table:table-cell table:style-name="ce334" office:value-type="string" calcext:value-type="string">
            <text:p>α</text:p>
          </table:table-cell>
          <table:table-cell table:style-name="ce334" office:value-type="string" calcext:value-type="string">
            <text:p>β<text:span text:style-name="T1">1</text:span></text:p>
          </table:table-cell>
          <table:table-cell table:style-name="ce334" office:value-type="string" calcext:value-type="string">
            <text:p>β<text:span text:style-name="T1">2</text:span></text:p>
          </table:table-cell>
          <table:table-cell/>
          <table:table-cell table:style-name="ce21" office:value-type="string" calcext:value-type="string">
            <text:p>sigmoid(p)</text:p>
          </table:table-cell>
          <table:table-cell table:style-name="ce21" office:value-type="string" calcext:value-type="string">
            <text:p>tanh(c)</text:p>
          </table:table-cell>
          <table:table-cell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  <table:table-cell table:number-columns-repeated="1003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106" office:value-type="float" office:value="0.5" calcext:value-type="float">
            <text:p>0.5</text:p>
          </table:table-cell>
          <table:table-cell table:style-name="ce111" office:value-type="float" office:value="0.6" calcext:value-type="float">
            <text:p>0.6</text:p>
          </table:table-cell>
          <table:table-cell table:style-name="ce111" office:value-type="float" office:value="-0.8" calcext:value-type="float">
            <text:p>-0.8</text:p>
          </table:table-cell>
          <table:table-cell table:style-name="ce116" office:value-type="float" office:value="-0.6" calcext:value-type="float">
            <text:p>-0.6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-0.5" calcext:value-type="float">
            <text:p>-0.5</text:p>
          </table:table-cell>
          <table:table-cell table:style-name="ce4" office:value-type="float" office:value="-0.3" calcext:value-type="float">
            <text:p>-0.3</text:p>
          </table:table-cell>
          <table:table-cell table:style-name="ce4" office:value-type="float" office:value="-0.4" calcext:value-type="float">
            <text:p>-0.4</text:p>
          </table:table-cell>
          <table:table-cell/>
          <table:table-cell table:style-name="ce97" table:number-matrix-columns-spanned="1" table:number-matrix-rows-spanned="5" table:formula="of:=1/(1+EXP(-([.N24:.N28])))" office:value-type="float" office:value="0.519989340155582" calcext:value-type="float">
            <text:p>0.519989</text:p>
          </table:table-cell>
          <table:table-cell table:style-name="ce97" table:number-matrix-columns-spanned="1" table:number-matrix-rows-spanned="5" table:formula="of:=TANH([.O24:.O28])" office:value-type="float" office:value="0.576403353469071" calcext:value-type="float">
            <text:p>0.576403</text:p>
          </table:table-cell>
          <table:table-cell/>
          <table:table-cell table:style-name="ce73" table:number-matrix-columns-spanned="1" table:number-matrix-rows-spanned="5" table:formula="of:=[.N17:.N21]*[.O17:.O21]+(1-[.N17:.N21])*[.K2:.K6]" office:value-type="float" office:value="0.204981341735687" calcext:value-type="float">
            <text:p>0.204981</text:p>
          </table:table-cell>
          <table:table-cell table:style-name="ce73" table:number-matrix-columns-spanned="1" table:number-matrix-rows-spanned="5" table:formula="of:=TANH([.Q17:.Q21])" office:value-type="float" office:value="0.202157862022166" calcext:value-type="float">
            <text:p>0.202158</text:p>
          </table:table-cell>
          <table:table-cell table:number-columns-repeated="1003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7" office:value-type="float" office:value="0.7" calcext:value-type="float">
            <text:p>0.7</text:p>
          </table:table-cell>
          <table:table-cell table:style-name="ce112" office:value-type="float" office:value="-0.4" calcext:value-type="float">
            <text:p>-0.4</text:p>
          </table:table-cell>
          <table:table-cell table:style-name="ce112" office:value-type="float" office:value="0.1" calcext:value-type="float">
            <text:p>0.1</text:p>
          </table:table-cell>
          <table:table-cell table:style-name="ce117" office:value-type="float" office:value="-0.8" calcext:value-type="float">
            <text:p>-0.8</text:p>
          </table:table-cell>
          <table:table-cell/>
          <table:table-cell table:style-name="ce5" office:value-type="float" office:value="-0.5" calcext:value-type="float">
            <text:p>-0.5</text:p>
          </table:table-cell>
          <table:table-cell table:style-name="ce5" office:value-type="float" office:value="-0" calcext:value-type="float">
            <text:p>0</text:p>
          </table:table-cell>
          <table:table-cell table:style-name="ce5" office:value-type="float" office:value="-0.3" calcext:value-type="float">
            <text:p>-0.3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-0.2" calcext:value-type="float">
            <text:p>-0.2</text:p>
          </table:table-cell>
          <table:table-cell/>
          <table:table-cell table:style-name="ce74" office:value-type="float" office:value="0.169383896934019" calcext:value-type="float">
            <text:p>0.169384</text:p>
          </table:table-cell>
          <table:table-cell table:style-name="ce74" office:value-type="float" office:value="0.405939556033043" calcext:value-type="float">
            <text:p>0.405940</text:p>
          </table:table-cell>
          <table:table-cell/>
          <table:table-cell table:style-name="ce74" office:value-type="float" office:value="0.232702743247152" calcext:value-type="float">
            <text:p>0.232703</text:p>
          </table:table-cell>
          <table:table-cell table:style-name="ce74" office:value-type="float" office:value="0.228591443548562" calcext:value-type="float">
            <text:p>0.228591</text:p>
          </table:table-cell>
          <table:table-cell table:number-columns-repeated="1003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7" office:value-type="float" office:value="0.7" calcext:value-type="float">
            <text:p>0.7</text:p>
          </table:table-cell>
          <table:table-cell table:style-name="ce112" office:value-type="float" office:value="-0.7" calcext:value-type="float">
            <text:p>-0.7</text:p>
          </table:table-cell>
          <table:table-cell table:style-name="ce112" office:value-type="float" office:value="0.3" calcext:value-type="float">
            <text:p>0.3</text:p>
          </table:table-cell>
          <table:table-cell table:style-name="ce117" office:value-type="float" office:value="0.5" calcext:value-type="float">
            <text:p>0.5</text:p>
          </table:table-cell>
          <table:table-cell/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-0.3" calcext:value-type="float">
            <text:p>-0.3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74" office:value-type="float" office:value="0.668187772168166" calcext:value-type="float">
            <text:p>0.668188</text:p>
          </table:table-cell>
          <table:table-cell table:style-name="ce74" office:value-type="float" office:value="-0.222741465849447" calcext:value-type="float">
            <text:p>-0.222741</text:p>
          </table:table-cell>
          <table:table-cell/>
          <table:table-cell table:style-name="ce74" office:value-type="float" office:value="-0.245494210768488" calcext:value-type="float">
            <text:p>-0.245494</text:p>
          </table:table-cell>
          <table:table-cell table:style-name="ce74" office:value-type="float" office:value="-0.240678503079463" calcext:value-type="float">
            <text:p>-0.240679</text:p>
          </table:table-cell>
          <table:table-cell table:number-columns-repeated="1003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107" office:value-type="float" office:value="0.8" calcext:value-type="float">
            <text:p>0.8</text:p>
          </table:table-cell>
          <table:table-cell table:style-name="ce112" office:value-type="float" office:value="-0.9" calcext:value-type="float">
            <text:p>-0.9</text:p>
          </table:table-cell>
          <table:table-cell table:style-name="ce112" office:value-type="float" office:value="0" calcext:value-type="float">
            <text:p>0.0</text:p>
          </table:table-cell>
          <table:table-cell table:style-name="ce117" office:value-type="float" office:value="-0.1" calcext:value-type="float">
            <text:p>-0.1</text:p>
          </table:table-cell>
          <table:table-cell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-0.8" calcext:value-type="float">
            <text:p>-0.8</text:p>
          </table:table-cell>
          <table:table-cell/>
          <table:table-cell table:style-name="ce74" office:value-type="float" office:value="0.325194727417686" calcext:value-type="float">
            <text:p>0.325195</text:p>
          </table:table-cell>
          <table:table-cell table:style-name="ce74" office:value-type="float" office:value="0.361820061328025" calcext:value-type="float">
            <text:p>0.361820</text:p>
          </table:table-cell>
          <table:table-cell/>
          <table:table-cell table:style-name="ce74" office:value-type="float" office:value="-0.365699603331966" calcext:value-type="float">
            <text:p>-0.365700</text:p>
          </table:table-cell>
          <table:table-cell table:style-name="ce74" office:value-type="float" office:value="-0.350224487443536" calcext:value-type="float">
            <text:p>-0.350224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108" office:value-type="float" office:value="0.4" calcext:value-type="float">
            <text:p>0.4</text:p>
          </table:table-cell>
          <table:table-cell table:style-name="ce113" office:value-type="float" office:value="1" calcext:value-type="float">
            <text:p>1.0</text:p>
          </table:table-cell>
          <table:table-cell table:style-name="ce113" office:value-type="float" office:value="-0.7" calcext:value-type="float">
            <text:p>-0.7</text:p>
          </table:table-cell>
          <table:table-cell table:style-name="ce118" office:value-type="float" office:value="0.8" calcext:value-type="float">
            <text:p>0.8</text:p>
          </table:table-cell>
          <table:table-cell/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1" calcext:value-type="float">
            <text:p>0.1</text:p>
          </table:table-cell>
          <table:table-cell/>
          <table:table-cell table:style-name="ce75" office:value-type="float" office:value="0.60108787884837" calcext:value-type="float">
            <text:p>0.601088</text:p>
          </table:table-cell>
          <table:table-cell table:style-name="ce75" office:value-type="float" office:value="-0.422530447035883" calcext:value-type="float">
            <text:p>-0.422530</text:p>
          </table:table-cell>
          <table:table-cell/>
          <table:table-cell table:style-name="ce75" office:value-type="float" office:value="-0.518870246707878" calcext:value-type="float">
            <text:p>-0.518870</text:p>
          </table:table-cell>
          <table:table-cell table:style-name="ce75" office:value-type="float" office:value="-0.476827595071492" calcext:value-type="float">
            <text:p>-0.476828</text:p>
          </table:table-cell>
          <table:table-cell table:number-columns-repeated="1003"/>
        </table:table-row>
        <table:table-row table:style-name="ro2">
          <table:table-cell table:number-columns-repeated="1021"/>
        </table:table-row>
        <table:table-row table:style-name="ro1">
          <table:table-cell table:style-name="ce8" table:number-columns-repeated="2"/>
          <table:table-cell table:style-name="ce109"/>
          <table:table-cell table:style-name="ce114"/>
          <table:table-cell table:style-name="ce115" table:number-columns-repeated="2"/>
          <table:table-cell table:style-name="ce119"/>
          <table:table-cell table:style-name="ce121"/>
          <table:table-cell/>
          <table:table-cell table:style-name="ce124"/>
          <table:table-cell table:style-name="ce336" office:value-type="string" calcext:value-type="string">
            <text:p>δ<text:span text:style-name="T1">1</text:span></text:p>
          </table:table-cell>
          <table:table-cell table:style-name="ce336" office:value-type="string" calcext:value-type="string">
            <text:p>δ<text:span text:style-name="T1">2</text:span></text:p>
          </table:table-cell>
          <table:table-cell/>
          <table:table-cell table:style-name="ce21" office:value-type="string" calcext:value-type="string">
            <text:p>p</text:p>
          </table:table-cell>
          <table:table-cell table:style-name="ce21" office:value-type="string" calcext:value-type="string">
            <text:p>c</text:p>
          </table:table-cell>
          <table:table-cell table:number-columns-repeated="2"/>
          <table:table-cell table:style-name="ce8"/>
          <table:table-cell table:number-columns-repeated="1003"/>
        </table:table-row>
        <table:table-row table:style-name="ro2">
          <table:table-cell table:style-name="ce43"/>
          <table:table-cell table:style-name="ce102"/>
          <table:table-cell table:style-name="ce43" table:number-columns-repeated="4"/>
          <table:table-cell table:style-name="ce120"/>
          <table:table-cell table:style-name="ce65"/>
          <table:table-cell/>
          <table:table-cell table:style-name="ce335"/>
          <table:table-cell table:style-name="ce337" table:number-matrix-columns-spanned="1" table:number-matrix-rows-spanned="5" table:formula="of:=[.K17:.K21]*MMULT([.C17:.F21];[.A17:.A20])+[.L17:.L21]*MMULT([.H9:.L13];[.K2:.K6])" office:value-type="float" office:value="-0.196389510242068" calcext:value-type="float">
            <text:p>-0.196</text:p>
          </table:table-cell>
          <table:table-cell table:style-name="ce340" table:number-matrix-columns-spanned="1" table:number-matrix-rows-spanned="5" table:formula="of:=[.J17:.J21]*MMULT([.C17:.F21];[.A17:.A20])*MMULT([.H9:.L13];[.K2:.K6])" office:value-type="float" office:value="0.45344924799812" calcext:value-type="float">
            <text:p>0.453</text:p>
          </table:table-cell>
          <table:table-cell table:style-name="ce335"/>
          <table:table-cell table:style-name="ce73" table:number-matrix-columns-spanned="1" table:number-matrix-rows-spanned="5" table:formula="of:=MMULT([.C17:.F21];[.A17:.A20])+[.H17:.H21]" office:value-type="float" office:value="0.0799999999999999" calcext:value-type="float">
            <text:p>0.080000</text:p>
          </table:table-cell>
          <table:table-cell table:style-name="ce4" table:number-matrix-columns-spanned="1" table:number-matrix-rows-spanned="5" table:formula="of:=[.K24:.K28]+[.L24:.L28]+[.I17:.I21]" office:value-type="float" office:value="0.657059737756052" calcext:value-type="float">
            <text:p>0.6570597378</text:p>
          </table:table-cell>
          <table:table-cell table:style-name="ce335"/>
          <table:table-cell/>
          <table:table-cell table:style-name="ce43"/>
          <table:table-cell table:number-columns-repeated="1003"/>
        </table:table-row>
        <table:table-row table:style-name="ro2">
          <table:table-cell table:style-name="ce43"/>
          <table:table-cell table:style-name="ce102"/>
          <table:table-cell table:style-name="ce43" table:number-columns-repeated="3"/>
          <table:table-cell table:style-name="ce1"/>
          <table:table-cell table:style-name="ce120"/>
          <table:table-cell table:style-name="ce65"/>
          <table:table-cell/>
          <table:table-cell table:style-name="ce130"/>
          <table:table-cell table:style-name="ce338" office:value-type="float" office:value="0.444283456912197" calcext:value-type="float">
            <text:p>0.444</text:p>
          </table:table-cell>
          <table:table-cell table:style-name="ce341" office:value-type="float" office:value="-0.0135434520514423" calcext:value-type="float">
            <text:p>-0.014</text:p>
          </table:table-cell>
          <table:table-cell table:style-name="ce130"/>
          <table:table-cell table:style-name="ce74" office:value-type="float" office:value="-1.59" calcext:value-type="float">
            <text:p>-1.590000</text:p>
          </table:table-cell>
          <table:table-cell table:style-name="ce5" office:value-type="float" office:value="0.430740004860755" calcext:value-type="float">
            <text:p>0.4307400049</text:p>
          </table:table-cell>
          <table:table-cell table:style-name="ce130"/>
          <table:table-cell/>
          <table:table-cell table:style-name="ce43"/>
          <table:table-cell table:number-columns-repeated="1003"/>
        </table:table-row>
        <table:table-row table:style-name="ro2">
          <table:table-cell table:style-name="ce43"/>
          <table:table-cell table:style-name="ce102"/>
          <table:table-cell table:style-name="ce43" table:number-columns-repeated="3"/>
          <table:table-cell table:style-name="ce1"/>
          <table:table-cell table:style-name="ce120"/>
          <table:table-cell table:style-name="ce122"/>
          <table:table-cell/>
          <table:table-cell table:style-name="ce130"/>
          <table:table-cell table:style-name="ce338" office:value-type="float" office:value="0.0574872976543013" calcext:value-type="float">
            <text:p>0.057</text:p>
          </table:table-cell>
          <table:table-cell table:style-name="ce341" office:value-type="float" office:value="0.0159738567888871" calcext:value-type="float">
            <text:p>0.016</text:p>
          </table:table-cell>
          <table:table-cell table:style-name="ce130"/>
          <table:table-cell table:style-name="ce74" office:value-type="float" office:value="0.7" calcext:value-type="float">
            <text:p>0.700000</text:p>
          </table:table-cell>
          <table:table-cell table:style-name="ce5" office:value-type="float" office:value="-0.226538845556812" calcext:value-type="float">
            <text:p>-0.2265388456</text:p>
          </table:table-cell>
          <table:table-cell table:style-name="ce130"/>
          <table:table-cell/>
          <table:table-cell table:style-name="ce43"/>
          <table:table-cell table:number-columns-repeated="1003"/>
        </table:table-row>
        <table:table-row table:style-name="ro2">
          <table:table-cell table:style-name="ce43"/>
          <table:table-cell table:style-name="ce102"/>
          <table:table-cell table:style-name="ce43" table:number-columns-repeated="3"/>
          <table:table-cell table:style-name="ce1"/>
          <table:table-cell table:style-name="ce120"/>
          <table:table-cell table:style-name="ce122"/>
          <table:table-cell/>
          <table:table-cell table:style-name="ce130"/>
          <table:table-cell table:style-name="ce338" office:value-type="float" office:value="-0.435276121604639" calcext:value-type="float">
            <text:p>-0.435</text:p>
          </table:table-cell>
          <table:table-cell table:style-name="ce341" office:value-type="float" office:value="0.0142546642561623" calcext:value-type="float">
            <text:p>0.014</text:p>
          </table:table-cell>
          <table:table-cell table:style-name="ce130"/>
          <table:table-cell table:style-name="ce74" office:value-type="float" office:value="-0.73" calcext:value-type="float">
            <text:p>-0.730000</text:p>
          </table:table-cell>
          <table:table-cell table:style-name="ce5" office:value-type="float" office:value="0.378978542651524" calcext:value-type="float">
            <text:p>0.3789785427</text:p>
          </table:table-cell>
          <table:table-cell table:style-name="ce130"/>
          <table:table-cell/>
          <table:table-cell table:style-name="ce43"/>
          <table:table-cell table:number-columns-repeated="1003"/>
        </table:table-row>
        <table:table-row table:style-name="ro2">
          <table:table-cell table:style-name="ce102" table:number-columns-repeated="2"/>
          <table:table-cell table:style-name="ce43" table:number-columns-repeated="3"/>
          <table:table-cell table:style-name="ce1"/>
          <table:table-cell table:style-name="ce120"/>
          <table:table-cell table:style-name="ce122"/>
          <table:table-cell/>
          <table:table-cell table:style-name="ce130"/>
          <table:table-cell table:style-name="ce339" office:value-type="float" office:value="-0.0565358887591131" calcext:value-type="float">
            <text:p>-0.057</text:p>
          </table:table-cell>
          <table:table-cell table:style-name="ce342" office:value-type="float" office:value="0.00576746336058625" calcext:value-type="float">
            <text:p>0.006</text:p>
          </table:table-cell>
          <table:table-cell table:style-name="ce130"/>
          <table:table-cell table:style-name="ce75" office:value-type="float" office:value="0.41" calcext:value-type="float">
            <text:p>0.410000</text:p>
          </table:table-cell>
          <table:table-cell table:style-name="ce6" office:value-type="float" office:value="-0.450768425398527" calcext:value-type="float">
            <text:p>-0.4507684254</text:p>
          </table:table-cell>
          <table:table-cell table:style-name="ce130"/>
          <table:table-cell/>
          <table:table-cell table:style-name="ce43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1"/>
          <table:table-cell table:number-columns-repeated="3"/>
          <table:table-cell table:style-name="ce128"/>
          <table:table-cell table:number-columns-repeated="2"/>
          <table:table-cell table:style-name="ce128"/>
          <table:table-cell table:number-columns-repeated="2"/>
          <table:table-cell table:style-name="ce128" table:number-columns-repeated="3"/>
          <table:table-cell table:number-columns-repeated="1003"/>
        </table:table-row>
        <table:table-row table:style-name="ro2">
          <table:table-cell table:number-columns-repeated="1021"/>
        </table:table-row>
        <table:table-row table:style-name="ro2" table:number-rows-repeated="3">
          <table:table-cell/>
          <table:table-cell table:style-name="ce20"/>
          <table:table-cell table:style-name="Default" table:number-columns-repeated="4"/>
          <table:table-cell/>
          <table:table-cell table:style-name="ce20" table:number-columns-repeated="2"/>
          <table:table-cell table:number-columns-repeated="3"/>
          <table:table-cell table:style-name="ce79"/>
          <table:table-cell table:number-columns-repeated="1008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/>
          <table:table-cell table:style-name="ce33" table:number-columns-repeated="2"/>
          <table:table-cell table:number-columns-repeated="1012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 table:number-columns-repeated="1015"/>
        </table:table-row>
        <table:table-row table:style-name="ro2" table:number-rows-repeated="2"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 table:number-rows-repeated="1048538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DeltaRNN Backward" table:style-name="ta1">
        <table:table-column table:style-name="co12" table:default-cell-style-name="Default"/>
        <table:table-column table:style-name="co2" table:default-cell-style-name="Default"/>
        <table:table-column table:style-name="co12" table:number-columns-repeated="4" table:default-cell-style-name="Default"/>
        <table:table-column table:style-name="co2" table:default-cell-style-name="Default"/>
        <table:table-column table:style-name="co12" table:number-columns-repeated="2" table:default-cell-style-name="Default"/>
        <table:table-column table:style-name="co36" table:default-cell-style-name="Default"/>
        <table:table-column table:style-name="co12" table:default-cell-style-name="Default"/>
        <table:table-column table:style-name="co36" table:default-cell-style-name="Default"/>
        <table:table-column table:style-name="co20" table:default-cell-style-name="Default"/>
        <table:table-column table:style-name="co12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7" table:number-columns-repeated="993" table:default-cell-style-name="Default"/>
        <table:table-row table:style-name="ro3">
          <table:table-cell table:style-name="ce1" table:formula="of:=ROUND(RAND() * 20 - 10) / 10" office:value-type="float" office:value="-0.3" calcext:value-type="float">
            <text:p>-0.3</text:p>
          </table:table-cell>
          <table:table-cell table:number-columns-repeated="5"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rec</text:span></text:p>
          </table:table-cell>
          <table:covered-table-cell table:number-columns-repeated="4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0" table:number-matrix-columns-spanned="5" table:number-matrix-rows-spanned="5" table:formula="of:=MMULT([.O9:.O13]*(['DeltaRNN Forward'.J17:.J21]*MMULT(['DeltaRNN Forward'.C17:.F21];['DeltaRNN Forward'.A17:.A20])+['DeltaRNN Forward'.L17:.L21]);TRANSPOSE(['DeltaRNN Forward'.K2:.K6]))" office:value-type="float" office:value="0.000110065290225677" calcext:value-type="float">
            <text:p>0.000110</text:p>
          </table:table-cell>
          <table:table-cell table:style-name="ce88" office:value-type="float" office:value="-0.000110065290225677" calcext:value-type="float">
            <text:p>-0.000110</text:p>
          </table:table-cell>
          <table:table-cell table:style-name="ce88" office:value-type="float" office:value="0.000162448918128919" calcext:value-type="float">
            <text:p>0.000162</text:p>
          </table:table-cell>
          <table:table-cell table:style-name="ce88" office:value-type="float" office:value="0.000399439670986496" calcext:value-type="float">
            <text:p>0.000399</text:p>
          </table:table-cell>
          <table:table-cell table:style-name="ce94" office:value-type="float" office:value="0.000370296548508551" calcext:value-type="float">
            <text:p>0.000370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3" office:value-type="float" office:value="0.000828158944582171" calcext:value-type="float">
            <text:p>0.000828</text:p>
          </table:table-cell>
          <table:table-cell table:style-name="ce89" office:value-type="float" office:value="-0.000828158944582171" calcext:value-type="float">
            <text:p>-0.000828</text:p>
          </table:table-cell>
          <table:table-cell table:style-name="ce89" office:value-type="float" office:value="0.00122230654469101" calcext:value-type="float">
            <text:p>0.001222</text:p>
          </table:table-cell>
          <table:table-cell table:style-name="ce89" office:value-type="float" office:value="0.00300548461436078" calcext:value-type="float">
            <text:p>0.003005</text:p>
          </table:table-cell>
          <table:table-cell table:style-name="ce95" office:value-type="float" office:value="0.00278620442617723" calcext:value-type="float">
            <text:p>0.002786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3" office:value-type="float" office:value="0.024104098361564" calcext:value-type="float">
            <text:p>0.024104</text:p>
          </table:table-cell>
          <table:table-cell table:style-name="ce89" office:value-type="float" office:value="-0.024104098361564" calcext:value-type="float">
            <text:p>-0.024104</text:p>
          </table:table-cell>
          <table:table-cell table:style-name="ce89" office:value-type="float" office:value="0.0355760175917441" calcext:value-type="float">
            <text:p>0.035576</text:p>
          </table:table-cell>
          <table:table-cell table:style-name="ce89" office:value-type="float" office:value="0.0874765614048517" calcext:value-type="float">
            <text:p>0.087477</text:p>
          </table:table-cell>
          <table:table-cell table:style-name="ce95" office:value-type="float" office:value="0.0810942705906345" calcext:value-type="float">
            <text:p>0.081094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3" office:value-type="float" office:value="-0.03621882509159" calcext:value-type="float">
            <text:p>-0.036219</text:p>
          </table:table-cell>
          <table:table-cell table:style-name="ce89" office:value-type="float" office:value="0.03621882509159" calcext:value-type="float">
            <text:p>0.036219</text:p>
          </table:table-cell>
          <table:table-cell table:style-name="ce89" office:value-type="float" office:value="-0.0534565342077" calcext:value-type="float">
            <text:p>-0.053457</text:p>
          </table:table-cell>
          <table:table-cell table:style-name="ce89" office:value-type="float" office:value="-0.131442306184254" calcext:value-type="float">
            <text:p>-0.131442</text:p>
          </table:table-cell>
          <table:table-cell table:style-name="ce95" office:value-type="float" office:value="-0.121852274181547" calcext:value-type="float">
            <text:p>-0.121852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4" office:value-type="float" office:value="0.00878721202770167" calcext:value-type="float">
            <text:p>0.008787</text:p>
          </table:table-cell>
          <table:table-cell table:style-name="ce90" office:value-type="float" office:value="-0.00878721202770167" calcext:value-type="float">
            <text:p>-0.008787</text:p>
          </table:table-cell>
          <table:table-cell table:style-name="ce90" office:value-type="float" office:value="0.0129693301525184" calcext:value-type="float">
            <text:p>0.012969</text:p>
          </table:table-cell>
          <table:table-cell table:style-name="ce90" office:value-type="float" office:value="0.0318898089855298" calcext:value-type="float">
            <text:p>0.031890</text:p>
          </table:table-cell>
          <table:table-cell table:style-name="ce96" office:value-type="float" office:value="0.029563128195992" calcext:value-type="float">
            <text:p>0.029563</text:p>
          </table:table-cell>
          <table:table-cell table:number-columns-repeated="1001"/>
        </table:table-row>
        <table:table-row table:style-name="ro2">
          <table:table-cell table:number-columns-repeated="9"/>
          <table:table-cell table:style-name="ce169" table:number-columns-repeated="2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p</text:span></text:p>
          </table:table-cell>
          <table:table-cell table:style-name="ce3" office:value-type="string" calcext:value-type="string">
            <text:p><text:span text:style-name="T2">∇</text:span>B<text:span text:style-name="T1">c</text:span></text:p>
          </table:table-cell>
          <table:table-cell table:style-name="ce194" office:value-type="string" calcext:value-type="string">
            <text:p><text:span text:style-name="T2">∇</text:span>α</text:p>
          </table:table-cell>
          <table:table-cell table:style-name="ce3" office:value-type="string" calcext:value-type="string">
            <text:p><text:span text:style-name="T2">∇β</text:span><text:span text:style-name="T1">1</text:span></text:p>
          </table:table-cell>
          <table:table-cell table:style-name="ce3" office:value-type="string" calcext:value-type="string">
            <text:p><text:span text:style-name="T2">∇β</text:span><text:span text:style-name="T1">2</text:span></text:p>
          </table:table-cell>
          <table:table-cell table:style-name="ce3"/>
          <table:table-cell table:style-name="ce3" office:value-type="string" calcext:value-type="string">
            <text:p><text:span text:style-name="T2">∇</text:span>p</text:p>
          </table:table-cell>
          <table:table-cell table:style-name="ce3" office:value-type="string" calcext:value-type="string">
            <text:p><text:span text:style-name="T2">∇</text:span>c</text:p>
          </table:table-cell>
          <table:table-cell table:style-name="ce3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993"/>
        </table:table-row>
        <table:table-row table:style-name="ro2">
          <table:table-cell table:style-name="ce73" table:number-matrix-columns-spanned="1" table:number-matrix-rows-spanned="4" table:formula="of:=MMULT(TRANSPOSE(['DeltaRNN Forward'.C17:.F21]);[.N9:.N13]+[.O9:.O13]*(['DeltaRNN Forward'.J17:.J21]*MMULT(['DeltaRNN Forward'.H9:.L13];['DeltaRNN Forward'.K2:.K6])+['DeltaRNN Forward'.K17:.K21]))" office:value-type="float" office:value="-0.0465169964527821" calcext:value-type="float">
            <text:p>-0.046517</text:p>
          </table:table-cell>
          <table:table-cell table:style-name="ce76"/>
          <table:table-cell table:style-name="ce80" table:number-matrix-columns-spanned="4" table:number-matrix-rows-spanned="5" table:formula="of:=MMULT(([.N9:.N13]+[.O9:.O13]*(['DeltaRNN Forward'.J17:.J21]*MMULT(['DeltaRNN Forward'.H9:.L13];['DeltaRNN Forward'.K2:.K6])+['DeltaRNN Forward'.K17:.K21])); TRANSPOSE(['DeltaRNN Forward'.A17:.A20]))" office:value-type="float" office:value="-0.0132391701762193" calcext:value-type="float">
            <text:p>-0.013239</text:p>
          </table:table-cell>
          <table:table-cell table:style-name="ce85" office:value-type="float" office:value="-0.0148940664482467" calcext:value-type="float">
            <text:p>-0.014894</text:p>
          </table:table-cell>
          <table:table-cell table:style-name="ce85" office:value-type="float" office:value="-0.0148940664482467" calcext:value-type="float">
            <text:p>-0.014894</text:p>
          </table:table-cell>
          <table:table-cell table:style-name="ce91" office:value-type="float" office:value="0.0165489627202741" calcext:value-type="float">
            <text:p>0.016549</text:p>
          </table:table-cell>
          <table:table-cell table:style-name="ce76"/>
          <table:table-cell table:style-name="ce73" table:number-matrix-columns-spanned="1" table:number-matrix-rows-spanned="5" table:formula="of:=[.N9:.N13]" office:value-type="float" office:value="-0.0310173942374799" calcext:value-type="float">
            <text:p>-0.031017</text:p>
          </table:table-cell>
          <table:table-cell table:style-name="ce73" table:number-matrix-columns-spanned="1" table:number-matrix-rows-spanned="5" table:formula="of:=[.O9:.O13]" office:value-type="float" office:value="-0.0557644644225325" calcext:value-type="float">
            <text:p>-0.055764</text:p>
          </table:table-cell>
          <table:table-cell table:style-name="ce73" table:number-matrix-columns-spanned="1" table:number-matrix-rows-spanned="5" table:formula="of:=[.O9:.O13]*MMULT(['DeltaRNN Forward'.H9:.L13];['DeltaRNN Forward'.K2:.K6])*MMULT(['DeltaRNN Forward'.C17:.F21];['DeltaRNN Forward'.A17:.A20])" office:value-type="float" office:value="0.0505727089148305" calcext:value-type="float">
            <text:p>0.050573</text:p>
          </table:table-cell>
          <table:table-cell table:style-name="ce73" table:number-matrix-columns-spanned="1" table:number-matrix-rows-spanned="5" table:formula="of:=[.O9:.O13]*MMULT(['DeltaRNN Forward'.C17:.F21];['DeltaRNN Forward'.A17:.A20])" office:value-type="float" office:value="0.0457268608264767" calcext:value-type="float">
            <text:p>0.045727</text:p>
          </table:table-cell>
          <table:table-cell table:style-name="ce73" table:number-matrix-columns-spanned="1" table:number-matrix-rows-spanned="5" table:formula="of:=[.O9:.O13]*MMULT(['DeltaRNN Forward'.H9:.L13];['DeltaRNN Forward'.K2:.K6])" office:value-type="float" office:value="-0.0616740352619885" calcext:value-type="float">
            <text:p>-0.061674</text:p>
          </table:table-cell>
          <table:table-cell/>
          <table:table-cell table:style-name="ce73" table:number-matrix-columns-spanned="1" table:number-matrix-rows-spanned="5" table:formula="of:=[.P9:.P13]*(['DeltaRNN Forward'.O17:.O21]-['DeltaRNN Forward'.K2:.K6])*[.N16:.N20]" office:value-type="float" office:value="-0.0310173942374799" calcext:value-type="float">
            <text:p>-0.031017</text:p>
          </table:table-cell>
          <table:table-cell table:style-name="ce73" table:number-matrix-columns-spanned="1" table:number-matrix-rows-spanned="5" table:formula="of:=[.P9:.P13]*['DeltaRNN Forward'.N17:.N21]*[.O16:.O20]" office:value-type="float" office:value="-0.0557644644225325" calcext:value-type="float">
            <text:p>-0.055764</text:p>
          </table:table-cell>
          <table:table-cell table:style-name="ce73" table:number-matrix-columns-spanned="1" table:number-matrix-rows-spanned="5" table:formula="of:=(['DeltaRNN Forward'.R17:.R21]-[.R9:.R13]+[.T9:.T13])*[.P16:.P20]" office:value-type="float" office:value="-0.160599145974242" calcext:value-type="float">
            <text:p>-0.160599</text:p>
          </table:table-cell>
          <table:table-cell table:style-name="ce1"/>
          <table:table-cell table:style-name="ce192" office:value-type="float" office:value="0.57" calcext:value-type="float">
            <text:p>0.57</text:p>
          </table:table-cell>
          <table:table-cell/>
          <table:table-cell table:style-name="ce233" table:number-matrix-columns-spanned="1" table:number-matrix-rows-spanned="5" table:formula="of:=MMULT(TRANSPOSE(['DeltaRNN Forward'.H9:.L13]);[.P32:.P36]*(['DeltaRNN Forward'.J17:.J21]*[.N32:.N36]+['DeltaRNN Forward'.L17:.L21]))+[.P25:.P29]*(1-[.O32:.O36])" office:value-type="float" office:value="0.2004" calcext:value-type="float">
            <text:p>0.20</text:p>
          </table:table-cell>
          <table:table-cell table:number-columns-repeated="993"/>
        </table:table-row>
        <table:table-row table:style-name="ro2">
          <table:table-cell table:style-name="ce74" office:value-type="float" office:value="0.213223250160511" calcext:value-type="float">
            <text:p>0.213223</text:p>
          </table:table-cell>
          <table:table-cell table:style-name="ce76"/>
          <table:table-cell table:style-name="ce81" office:value-type="float" office:value="-0.00476169844651811" calcext:value-type="float">
            <text:p>-0.004762</text:p>
          </table:table-cell>
          <table:table-cell table:style-name="ce86" office:value-type="float" office:value="-0.00535691075233288" calcext:value-type="float">
            <text:p>-0.005357</text:p>
          </table:table-cell>
          <table:table-cell table:style-name="ce86" office:value-type="float" office:value="-0.00535691075233288" calcext:value-type="float">
            <text:p>-0.005357</text:p>
          </table:table-cell>
          <table:table-cell table:style-name="ce92" office:value-type="float" office:value="0.00595212305814764" calcext:value-type="float">
            <text:p>0.005952</text:p>
          </table:table-cell>
          <table:table-cell table:style-name="ce76"/>
          <table:table-cell table:style-name="ce74" office:value-type="float" office:value="-0.0068526733067143" calcext:value-type="float">
            <text:p>-0.006853</text:p>
          </table:table-cell>
          <table:table-cell table:style-name="ce74" office:value-type="float" office:value="-0.0330382570834222" calcext:value-type="float">
            <text:p>-0.033038</text:p>
          </table:table-cell>
          <table:table-cell table:style-name="ce74" office:value-type="float" office:value="-0.00149150683557518" calcext:value-type="float">
            <text:p>-0.001492</text:p>
          </table:table-cell>
          <table:table-cell table:style-name="ce74" office:value-type="float" office:value="0.0360117002209302" calcext:value-type="float">
            <text:p>0.036012</text:p>
          </table:table-cell>
          <table:table-cell table:style-name="ce74" office:value-type="float" office:value="0.0013683548950231" calcext:value-type="float">
            <text:p>0.001368</text:p>
          </table:table-cell>
          <table:table-cell/>
          <table:table-cell table:style-name="ce74" office:value-type="float" office:value="-0.0068526733067143" calcext:value-type="float">
            <text:p>-0.006853</text:p>
          </table:table-cell>
          <table:table-cell table:style-name="ce74" office:value-type="float" office:value="-0.0330382570834222" calcext:value-type="float">
            <text:p>-0.033038</text:p>
          </table:table-cell>
          <table:table-cell table:style-name="ce74" office:value-type="float" office:value="-0.233532711899339" calcext:value-type="float">
            <text:p>-0.233533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/>
          <table:table-cell table:style-name="ce234" office:value-type="float" office:value="0.275" calcext:value-type="float">
            <text:p>0.28</text:p>
          </table:table-cell>
          <table:table-cell table:number-columns-repeated="993"/>
        </table:table-row>
        <table:table-row table:style-name="ro2">
          <table:table-cell table:style-name="ce74" office:value-type="float" office:value="-0.0675367872298113" calcext:value-type="float">
            <text:p>-0.067537</text:p>
          </table:table-cell>
          <table:table-cell table:style-name="ce76"/>
          <table:table-cell table:style-name="ce81" office:value-type="float" office:value="-0.0289342968931083" calcext:value-type="float">
            <text:p>-0.028934</text:p>
          </table:table-cell>
          <table:table-cell table:style-name="ce86" office:value-type="float" office:value="-0.0325510840047468" calcext:value-type="float">
            <text:p>-0.032551</text:p>
          </table:table-cell>
          <table:table-cell table:style-name="ce86" office:value-type="float" office:value="-0.0325510840047468" calcext:value-type="float">
            <text:p>-0.032551</text:p>
          </table:table-cell>
          <table:table-cell table:style-name="ce92" office:value-type="float" office:value="0.0361678711163854" calcext:value-type="float">
            <text:p>0.036168</text:p>
          </table:table-cell>
          <table:table-cell table:style-name="ce76"/>
          <table:table-cell table:style-name="ce74" office:value-type="float" office:value="-0.00268228674680923" calcext:value-type="float">
            <text:p>-0.002682</text:p>
          </table:table-cell>
          <table:table-cell table:style-name="ce74" office:value-type="float" office:value="-0.112039598885305" calcext:value-type="float">
            <text:p>-0.112040</text:p>
          </table:table-cell>
          <table:table-cell table:style-name="ce74" office:value-type="float" office:value="-0.00596568169092739" calcext:value-type="float">
            <text:p>-0.005966</text:p>
          </table:table-cell>
          <table:table-cell table:style-name="ce74" office:value-type="float" office:value="-0.0336118796655915" calcext:value-type="float">
            <text:p>-0.033612</text:p>
          </table:table-cell>
          <table:table-cell table:style-name="ce74" office:value-type="float" office:value="-0.0198856056364246" calcext:value-type="float">
            <text:p>-0.019886</text:p>
          </table:table-cell>
          <table:table-cell/>
          <table:table-cell table:style-name="ce74" office:value-type="float" office:value="-0.00268228674680923" calcext:value-type="float">
            <text:p>-0.002682</text:p>
          </table:table-cell>
          <table:table-cell table:style-name="ce74" office:value-type="float" office:value="-0.112039598885305" calcext:value-type="float">
            <text:p>-0.112040</text:p>
          </table:table-cell>
          <table:table-cell table:style-name="ce74" office:value-type="float" office:value="-0.176430181945643" calcext:value-type="float">
            <text:p>-0.176430</text:p>
          </table:table-cell>
          <table:table-cell table:style-name="ce1"/>
          <table:table-cell table:style-name="ce193" office:value-type="float" office:value="-0.15" calcext:value-type="float">
            <text:p>-0.15</text:p>
          </table:table-cell>
          <table:table-cell/>
          <table:table-cell table:style-name="ce234" office:value-type="float" office:value="-0.0965999999999999" calcext:value-type="float">
            <text:p>-0.10</text:p>
          </table:table-cell>
          <table:table-cell table:number-columns-repeated="993"/>
        </table:table-row>
        <table:table-row table:style-name="ro2">
          <table:table-cell table:style-name="ce99" office:value-type="float" office:value="0.0937583109680739" calcext:value-type="float">
            <text:p>0.093758</text:p>
          </table:table-cell>
          <table:table-cell table:style-name="ce76"/>
          <table:table-cell table:style-name="ce81" office:value-type="float" office:value="0.121843011274705" calcext:value-type="float">
            <text:p>0.121843</text:p>
          </table:table-cell>
          <table:table-cell table:style-name="ce86" office:value-type="float" office:value="0.137073387684043" calcext:value-type="float">
            <text:p>0.137073</text:p>
          </table:table-cell>
          <table:table-cell table:style-name="ce86" office:value-type="float" office:value="0.137073387684043" calcext:value-type="float">
            <text:p>0.137073</text:p>
          </table:table-cell>
          <table:table-cell table:style-name="ce92" office:value-type="float" office:value="-0.152303764093381" calcext:value-type="float">
            <text:p>-0.152304</text:p>
          </table:table-cell>
          <table:table-cell table:style-name="ce76"/>
          <table:table-cell table:style-name="ce74" office:value-type="float" office:value="-0.198978462724211" calcext:value-type="float">
            <text:p>-0.198978</text:p>
          </table:table-cell>
          <table:table-cell table:style-name="ce74" office:value-type="float" office:value="-0.237697278920441" calcext:value-type="float">
            <text:p>-0.237697</text:p>
          </table:table-cell>
          <table:table-cell table:style-name="ce74" office:value-type="float" office:value="-0.00847073726403566" calcext:value-type="float">
            <text:p>-0.008471</text:p>
          </table:table-cell>
          <table:table-cell table:style-name="ce74" office:value-type="float" office:value="-0.0166388095244309" calcext:value-type="float">
            <text:p>-0.016639</text:p>
          </table:table-cell>
          <table:table-cell table:style-name="ce74" office:value-type="float" office:value="-0.121010532343367" calcext:value-type="float">
            <text:p>-0.121011</text:p>
          </table:table-cell>
          <table:table-cell/>
          <table:table-cell table:style-name="ce74" office:value-type="float" office:value="-0.198978462724211" calcext:value-type="float">
            <text:p>-0.198978</text:p>
          </table:table-cell>
          <table:table-cell table:style-name="ce74" office:value-type="float" office:value="-0.237697278920441" calcext:value-type="float">
            <text:p>-0.237697</text:p>
          </table:table-cell>
          <table:table-cell table:style-name="ce74" office:value-type="float" office:value="-0.841042300009845" calcext:value-type="float">
            <text:p>-0.841042</text:p>
          </table:table-cell>
          <table:table-cell table:style-name="ce1"/>
          <table:table-cell table:style-name="ce193" office:value-type="float" office:value="1.64" calcext:value-type="float">
            <text:p>1.64</text:p>
          </table:table-cell>
          <table:table-cell/>
          <table:table-cell table:style-name="ce182" office:value-type="float" office:value="1.0316" calcext:value-type="float">
            <text:p>1.03</text:p>
          </table:table-cell>
          <table:table-cell table:number-columns-repeated="993"/>
        </table:table-row>
        <table:table-row table:style-name="ro2">
          <table:table-cell table:style-name="ce76" table:number-columns-repeated="2"/>
          <table:table-cell table:style-name="ce82" office:value-type="float" office:value="-0.0751350750792256" calcext:value-type="float">
            <text:p>-0.075135</text:p>
          </table:table-cell>
          <table:table-cell table:style-name="ce87" office:value-type="float" office:value="-0.0845269594641288" calcext:value-type="float">
            <text:p>-0.084527</text:p>
          </table:table-cell>
          <table:table-cell table:style-name="ce87" office:value-type="float" office:value="-0.0845269594641288" calcext:value-type="float">
            <text:p>-0.084527</text:p>
          </table:table-cell>
          <table:table-cell table:style-name="ce93" office:value-type="float" office:value="0.093918843849032" calcext:value-type="float">
            <text:p>0.093919</text:p>
          </table:table-cell>
          <table:table-cell table:style-name="ce76"/>
          <table:table-cell table:style-name="ce75" office:value-type="float" office:value="-0.0431507118962105" calcext:value-type="float">
            <text:p>-0.043151</text:p>
          </table:table-cell>
          <table:table-cell table:style-name="ce75" office:value-type="float" office:value="-0.367936512645292" calcext:value-type="float">
            <text:p>-0.367937</text:p>
          </table:table-cell>
          <table:table-cell table:style-name="ce75" office:value-type="float" office:value="-0.021220603557036" calcext:value-type="float">
            <text:p>-0.021221</text:p>
          </table:table-cell>
          <table:table-cell table:style-name="ce75" office:value-type="float" office:value="-0.0772666676555113" calcext:value-type="float">
            <text:p>-0.077267</text:p>
          </table:table-cell>
          <table:table-cell table:style-name="ce75" office:value-type="float" office:value="-0.101050493128743" calcext:value-type="float">
            <text:p>-0.101050</text:p>
          </table:table-cell>
          <table:table-cell/>
          <table:table-cell table:style-name="ce75" office:value-type="float" office:value="-0.0431507118962105" calcext:value-type="float">
            <text:p>-0.043151</text:p>
          </table:table-cell>
          <table:table-cell table:style-name="ce75" office:value-type="float" office:value="-0.367936512645292" calcext:value-type="float">
            <text:p>-0.367937</text:p>
          </table:table-cell>
          <table:table-cell table:style-name="ce75" office:value-type="float" office:value="-0.745150943681679" calcext:value-type="float">
            <text:p>-0.745151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183" office:value-type="float" office:value="-0.0376" calcext:value-type="float">
            <text:p>-0.04</text:p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9" table:number-columns-repeated="4"/>
          <table:table-cell/>
          <table:table-cell table:style-name="ce37"/>
          <table:table-cell table:number-columns-repeated="7"/>
          <table:table-cell table:style-name="ce37"/>
          <table:table-cell table:number-columns-repeated="997"/>
        </table:table-row>
        <table:table-row table:style-name="ro2">
          <table:table-cell table:number-columns-repeated="13"/>
          <table:table-cell table:style-name="ce180" office:value-type="string" calcext:value-type="string">
            <text:p>sigm’(p)</text:p>
          </table:table-cell>
          <table:table-cell table:style-name="ce180" office:value-type="string" calcext:value-type="string">
            <text:p>tanh’(c)</text:p>
          </table:table-cell>
          <table:table-cell table:style-name="ce180" office:value-type="string" calcext:value-type="string">
            <text:p>tanh’(O)</text:p>
          </table:table-cell>
          <table:table-cell/>
          <table:table-cell table:style-name="ce66"/>
          <table:table-cell table:number-columns-repeated="995"/>
        </table:table-row>
        <table:table-row table:style-name="ro2">
          <table:table-cell table:style-name="ce104"/>
          <table:table-cell table:number-columns-repeated="12"/>
          <table:table-cell table:style-name="ce344" table:number-matrix-columns-spanned="1" table:number-matrix-rows-spanned="5" table:formula="of:=['DeltaRNN Forward'.N17:.N21]*(1-['DeltaRNN Forward'.N17:.N21])" office:value-type="float" office:value="0.249600426280144" calcext:value-type="float">
            <text:p>0.249600</text:p>
          </table:table-cell>
          <table:table-cell table:style-name="ce344" table:number-matrix-columns-spanned="1" table:number-matrix-rows-spanned="5" table:formula="of:=1-['DeltaRNN Forward'.O17:.O21]^2" office:value-type="float" office:value="0.66775917410961" calcext:value-type="float">
            <text:p>0.667759</text:p>
          </table:table-cell>
          <table:table-cell table:style-name="ce347" table:number-matrix-columns-spanned="1" table:number-matrix-rows-spanned="5" table:formula="of:=1-['DeltaRNN Forward'.R17:.R21]^2" office:value-type="float" office:value="0.959132198822627" calcext:value-type="float">
            <text:p>0.959132</text:p>
          </table:table-cell>
          <table:table-cell/>
          <table:table-cell table:style-name="ce66"/>
          <table:table-cell table:number-columns-repeated="995"/>
        </table:table-row>
        <table:table-row table:style-name="ro2">
          <table:table-cell table:style-name="ce104"/>
          <table:table-cell table:number-columns-repeated="12"/>
          <table:table-cell table:style-name="ce345" office:value-type="float" office:value="0.140692992393464" calcext:value-type="float">
            <text:p>0.140693</text:p>
          </table:table-cell>
          <table:table-cell table:style-name="ce345" office:value-type="float" office:value="0.835213076847696" calcext:value-type="float">
            <text:p>0.835213</text:p>
          </table:table-cell>
          <table:table-cell table:style-name="ce348" office:value-type="float" office:value="0.947745951936385" calcext:value-type="float">
            <text:p>0.947746</text:p>
          </table:table-cell>
          <table:table-cell/>
          <table:table-cell table:style-name="ce66"/>
          <table:table-cell table:number-columns-repeated="995"/>
        </table:table-row>
        <table:table-row table:style-name="ro2">
          <table:table-cell table:style-name="ce104"/>
          <table:table-cell table:number-columns-repeated="3"/>
          <table:table-cell table:style-name="ce1"/>
          <table:table-cell table:number-columns-repeated="8"/>
          <table:table-cell table:style-name="ce345" office:value-type="float" office:value="0.221712873293109" calcext:value-type="float">
            <text:p>0.221713</text:p>
          </table:table-cell>
          <table:table-cell table:style-name="ce345" office:value-type="float" office:value="0.95038623939124" calcext:value-type="float">
            <text:p>0.950386</text:p>
          </table:table-cell>
          <table:table-cell table:style-name="ce348" office:value-type="float" office:value="0.942073858155429" calcext:value-type="float">
            <text:p>0.942074</text:p>
          </table:table-cell>
          <table:table-cell/>
          <table:table-cell table:style-name="ce66"/>
          <table:table-cell table:number-columns-repeated="995"/>
        </table:table-row>
        <table:table-row table:style-name="ro2">
          <table:table-cell table:style-name="ce104"/>
          <table:table-cell table:number-columns-repeated="3"/>
          <table:table-cell table:style-name="ce1"/>
          <table:table-cell table:number-columns-repeated="8"/>
          <table:table-cell table:style-name="ce345" office:value-type="float" office:value="0.219443116677423" calcext:value-type="float">
            <text:p>0.219443</text:p>
          </table:table-cell>
          <table:table-cell table:style-name="ce345" office:value-type="float" office:value="0.869086243220584" calcext:value-type="float">
            <text:p>0.869086</text:p>
          </table:table-cell>
          <table:table-cell table:style-name="ce348" office:value-type="float" office:value="0.877342808394912" calcext:value-type="float">
            <text:p>0.877343</text:p>
          </table:table-cell>
          <table:table-cell/>
          <table:table-cell table:style-name="ce66"/>
          <table:table-cell table:number-columns-repeated="995"/>
        </table:table-row>
        <table:table-row table:style-name="ro2">
          <table:table-cell table:style-name="ce104"/>
          <table:table-cell table:number-columns-repeated="3"/>
          <table:table-cell table:style-name="ce1"/>
          <table:table-cell table:number-columns-repeated="8"/>
          <table:table-cell table:style-name="ce346" office:value-type="float" office:value="0.239781240749937" calcext:value-type="float">
            <text:p>0.239781</text:p>
          </table:table-cell>
          <table:table-cell table:style-name="ce346" office:value-type="float" office:value="0.821468021327657" calcext:value-type="float">
            <text:p>0.821468</text:p>
          </table:table-cell>
          <table:table-cell table:style-name="ce349" office:value-type="float" office:value="0.772635444578337" calcext:value-type="float">
            <text:p>0.772635</text:p>
          </table:table-cell>
          <table:table-cell/>
          <table:table-cell table:style-name="ce69"/>
          <table:table-cell table:number-columns-repeated="995"/>
        </table:table-row>
        <table:table-row table:style-name="ro2">
          <table:table-cell table:number-columns-repeated="4"/>
          <table:table-cell table:style-name="ce1"/>
          <table:table-cell table:number-columns-repeated="3"/>
          <table:table-cell table:style-name="ce334" table:number-columns-repeated="3"/>
          <table:table-cell table:number-columns-repeated="1002"/>
        </table:table-row>
        <table:table-row table:style-name="ro2">
          <table:table-cell table:number-columns-repeated="4"/>
          <table:table-cell table:style-name="ce1"/>
          <table:table-cell table:number-columns-repeated="1008"/>
        </table:table-row>
        <table:table-row table:style-name="ro2">
          <table:table-cell table:number-columns-repeated="17"/>
          <table:table-cell table:style-name="ce1"/>
          <table:table-cell table:number-columns-repeated="995"/>
        </table:table-row>
        <table:table-row table:style-name="ro4">
          <table:table-cell table:number-columns-repeated="15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/>
          <table:table-cell table:style-name="ce1"/>
          <table:table-cell table:number-columns-repeated="995"/>
        </table:table-row>
        <table:table-row table:style-name="ro2">
          <table:table-cell table:number-columns-repeated="15"/>
          <table:table-cell table:style-name="ce4" office:value-type="float" office:value="0.1" calcext:value-type="float">
            <text:p>0.1</text:p>
          </table:table-cell>
          <table:table-cell table:number-columns-repeated="997"/>
        </table:table-row>
        <table:table-row table:style-name="ro2">
          <table:table-cell table:number-columns-repeated="15"/>
          <table:table-cell table:style-name="ce5" office:value-type="float" office:value="0.1" calcext:value-type="float">
            <text:p>0.1</text:p>
          </table:table-cell>
          <table:table-cell table:number-columns-repeated="997"/>
        </table:table-row>
        <table:table-row table:style-name="ro2">
          <table:table-cell table:number-columns-repeated="15"/>
          <table:table-cell table:style-name="ce5" office:value-type="float" office:value="-0.5" calcext:value-type="float">
            <text:p>-0.5</text:p>
          </table:table-cell>
          <table:table-cell table:number-columns-repeated="997"/>
        </table:table-row>
        <table:table-row table:style-name="ro2">
          <table:table-cell table:number-columns-repeated="15"/>
          <table:table-cell table:style-name="ce5" office:value-type="float" office:value="0.7" calcext:value-type="float">
            <text:p>0.7</text:p>
          </table:table-cell>
          <table:table-cell table:number-columns-repeated="997"/>
        </table:table-row>
        <table:table-row table:style-name="ro2">
          <table:table-cell table:number-columns-repeated="15"/>
          <table:table-cell table:style-name="ce6" office:value-type="float" office:value="0.2" calcext:value-type="float">
            <text:p>0.2</text:p>
          </table:table-cell>
          <table:table-cell table:number-columns-repeated="997"/>
        </table:table-row>
        <table:table-row table:style-name="ro2">
          <table:table-cell table:number-columns-repeated="9"/>
          <table:table-cell table:style-name="ce3"/>
          <table:table-cell table:number-columns-repeated="1003"/>
        </table:table-row>
        <table:table-row table:style-name="ro2">
          <table:table-cell table:number-columns-repeated="9"/>
          <table:table-cell table:style-name="ce1"/>
          <table:table-cell table:number-columns-repeated="2"/>
          <table:table-cell table:style-name="ce1"/>
          <table:table-cell table:style-name="ce3" table:number-columns-repeated="3"/>
          <table:table-cell table:number-columns-repeated="997"/>
        </table:table-row>
        <table:table-row table:style-name="ro2">
          <table:table-cell table:number-columns-repeated="9"/>
          <table:table-cell table:style-name="ce1"/>
          <table:table-cell/>
          <table:table-cell table:style-name="ce1" table:number-columns-repeated="2"/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-0.2" calcext:value-type="float">
            <text:p>-0.2</text:p>
          </table:table-cell>
          <table:table-cell table:style-name="ce4" office:value-type="float" office:value="-0.4" calcext:value-type="float">
            <text:p>-0.4</text:p>
          </table:table-cell>
          <table:table-cell table:number-columns-repeated="997"/>
        </table:table-row>
        <table:table-row table:style-name="ro2">
          <table:table-cell table:number-columns-repeated="9"/>
          <table:table-cell table:style-name="ce1"/>
          <table:table-cell/>
          <table:table-cell table:style-name="ce1" table:number-columns-repeated="2"/>
          <table:table-cell table:style-name="ce5" office:value-type="float" office:value="-0.7" calcext:value-type="float">
            <text:p>-0.7</text:p>
          </table:table-cell>
          <table:table-cell table:style-name="ce5" office:value-type="float" office:value="-0.1" calcext:value-type="float">
            <text:p>-0.1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997"/>
        </table:table-row>
        <table:table-row table:style-name="ro2">
          <table:table-cell table:number-columns-repeated="9"/>
          <table:table-cell table:style-name="ce1"/>
          <table:table-cell/>
          <table:table-cell table:style-name="ce1" table:number-columns-repeated="2"/>
          <table:table-cell table:style-name="ce5" office:value-type="float" office:value="-0.2" calcext:value-type="float">
            <text:p>-0.2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997"/>
        </table:table-row>
        <table:table-row table:style-name="ro2">
          <table:table-cell table:number-columns-repeated="9"/>
          <table:table-cell table:style-name="ce1"/>
          <table:table-cell/>
          <table:table-cell table:style-name="ce1" table:number-columns-repeated="2"/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3" calcext:value-type="float">
            <text:p>0.3</text:p>
          </table:table-cell>
          <table:table-cell table:number-columns-repeated="997"/>
        </table:table-row>
        <table:table-row table:style-name="ro2">
          <table:table-cell table:number-columns-repeated="13"/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number-columns-repeated="1013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/>
          <table:table-cell table:number-columns-repeated="1000"/>
        </table:table-row>
        <table:table-row table:style-name="ro2" table:number-rows-repeated="3">
          <table:table-cell table:number-columns-repeated="10"/>
          <table:table-cell table:style-name="ce1"/>
          <table:table-cell/>
          <table:table-cell table:style-name="ce1"/>
          <table:table-cell table:number-columns-repeated="1000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/>
          <table:table-cell table:number-columns-repeated="1000"/>
        </table:table-row>
        <table:table-row table:style-name="ro2" table:number-rows-repeated="2">
          <table:table-cell table:number-columns-repeated="1013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1002"/>
        </table:table-row>
        <table:table-row table:style-name="ro2" table:number-rows-repeated="3">
          <table:table-cell table:number-columns-repeated="10"/>
          <table:table-cell table:style-name="ce1"/>
          <table:table-cell table:number-columns-repeated="1002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 style:data-style-name="N2" text:time-value="11:11:05.3647063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5:18:48.571935456</meta:creation-date>
    <dc:date>2017-07-20T11:11:21.379695223</dc:date>
    <meta:editing-duration>P2DT14H59M41S</meta:editing-duration>
    <meta:editing-cycles>227</meta:editing-cycles>
    <meta:generator>LibreOffice/5.1.6.2$Linux_X86_64 LibreOffice_project/10m0$Build-2</meta:generator>
    <meta:document-statistic meta:table-count="14" meta:cell-count="3399" meta:object-count="0"/>
  </office:meta>
</office:document-meta>
</file>